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76pt"/>
    </style:style>
    <style:style style:name="co14" style:family="table-column">
      <style:table-column-properties fo:break-before="auto" style:column-width="91.25pt"/>
    </style:style>
    <style:style style:name="co15" style:family="table-column">
      <style:table-column-properties fo:break-before="auto" style:column-width="91.96pt"/>
    </style:style>
    <style:style style:name="co11" style:family="table-column">
      <style:table-column-properties fo:break-before="auto" style:column-width="21.06pt"/>
    </style:style>
    <style:style style:name="co16" style:family="table-column">
      <style:table-column-properties fo:break-before="auto" style:column-width="130.71pt"/>
    </style:style>
    <style:style style:name="co17" style:family="table-column">
      <style:table-column-properties fo:break-before="auto" style:column-width="20.3pt"/>
    </style:style>
    <style:style style:name="co18" style:family="table-column">
      <style:table-column-properties fo:break-before="auto" style:column-width="124.5pt"/>
    </style:style>
    <style:style style:name="co19" style:family="table-column">
      <style:table-column-properties fo:break-before="auto" style:column-width="129.91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text-position="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.mat</text:p>
          </table:table-cell>
          <table:table-cell table:formula="of:=CONCATENATE([.D1];[.E1])" office:value-type="string" office:string-value="test_A_GT_IMG_1.mat" calcext:value-type="string">
            <text:p>test_A_GT_IMG_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.mat</text:p>
          </table:table-cell>
          <table:table-cell table:formula="of:=CONCATENATE([.D2];[.E2])" office:value-type="string" office:string-value="test_A_GT_IMG_10.mat" calcext:value-type="string">
            <text:p>test_A_GT_IMG_1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0.mat</text:p>
          </table:table-cell>
          <table:table-cell table:formula="of:=CONCATENATE([.D3];[.E3])" office:value-type="string" office:string-value="test_A_GT_IMG_100.mat" calcext:value-type="string">
            <text:p>test_A_GT_IMG_10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1.mat</text:p>
          </table:table-cell>
          <table:table-cell table:formula="of:=CONCATENATE([.D4];[.E4])" office:value-type="string" office:string-value="test_A_GT_IMG_101.mat" calcext:value-type="string">
            <text:p>test_A_GT_IMG_10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2.mat</text:p>
          </table:table-cell>
          <table:table-cell table:formula="of:=CONCATENATE([.D5];[.E5])" office:value-type="string" office:string-value="test_A_GT_IMG_102.mat" calcext:value-type="string">
            <text:p>test_A_GT_IMG_10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3.mat</text:p>
          </table:table-cell>
          <table:table-cell table:formula="of:=CONCATENATE([.D6];[.E6])" office:value-type="string" office:string-value="test_A_GT_IMG_103.mat" calcext:value-type="string">
            <text:p>test_A_GT_IMG_10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4.mat</text:p>
          </table:table-cell>
          <table:table-cell table:formula="of:=CONCATENATE([.D7];[.E7])" office:value-type="string" office:string-value="test_A_GT_IMG_104.mat" calcext:value-type="string">
            <text:p>test_A_GT_IMG_10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5.mat</text:p>
          </table:table-cell>
          <table:table-cell table:formula="of:=CONCATENATE([.D8];[.E8])" office:value-type="string" office:string-value="test_A_GT_IMG_105.mat" calcext:value-type="string">
            <text:p>test_A_GT_IMG_10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6.mat</text:p>
          </table:table-cell>
          <table:table-cell table:formula="of:=CONCATENATE([.D9];[.E9])" office:value-type="string" office:string-value="test_A_GT_IMG_106.mat" calcext:value-type="string">
            <text:p>test_A_GT_IMG_10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7.mat</text:p>
          </table:table-cell>
          <table:table-cell table:formula="of:=CONCATENATE([.D10];[.E10])" office:value-type="string" office:string-value="test_A_GT_IMG_107.mat" calcext:value-type="string">
            <text:p>test_A_GT_IMG_10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8.mat</text:p>
          </table:table-cell>
          <table:table-cell table:formula="of:=CONCATENATE([.D11];[.E11])" office:value-type="string" office:string-value="test_A_GT_IMG_108.mat" calcext:value-type="string">
            <text:p>test_A_GT_IMG_10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09.mat</text:p>
          </table:table-cell>
          <table:table-cell table:formula="of:=CONCATENATE([.D12];[.E12])" office:value-type="string" office:string-value="test_A_GT_IMG_109.mat" calcext:value-type="string">
            <text:p>test_A_GT_IMG_10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.mat</text:p>
          </table:table-cell>
          <table:table-cell table:formula="of:=CONCATENATE([.D13];[.E13])" office:value-type="string" office:string-value="test_A_GT_IMG_11.mat" calcext:value-type="string">
            <text:p>test_A_GT_IMG_1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0.mat</text:p>
          </table:table-cell>
          <table:table-cell table:formula="of:=CONCATENATE([.D14];[.E14])" office:value-type="string" office:string-value="test_A_GT_IMG_110.mat" calcext:value-type="string">
            <text:p>test_A_GT_IMG_11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1.mat</text:p>
          </table:table-cell>
          <table:table-cell table:formula="of:=CONCATENATE([.D15];[.E15])" office:value-type="string" office:string-value="test_A_GT_IMG_111.mat" calcext:value-type="string">
            <text:p>test_A_GT_IMG_11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2.mat</text:p>
          </table:table-cell>
          <table:table-cell table:formula="of:=CONCATENATE([.D16];[.E16])" office:value-type="string" office:string-value="test_A_GT_IMG_112.mat" calcext:value-type="string">
            <text:p>test_A_GT_IMG_11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3.mat</text:p>
          </table:table-cell>
          <table:table-cell table:formula="of:=CONCATENATE([.D17];[.E17])" office:value-type="string" office:string-value="test_A_GT_IMG_113.mat" calcext:value-type="string">
            <text:p>test_A_GT_IMG_11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4.mat</text:p>
          </table:table-cell>
          <table:table-cell table:formula="of:=CONCATENATE([.D18];[.E18])" office:value-type="string" office:string-value="test_A_GT_IMG_114.mat" calcext:value-type="string">
            <text:p>test_A_GT_IMG_11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5.mat</text:p>
          </table:table-cell>
          <table:table-cell table:formula="of:=CONCATENATE([.D19];[.E19])" office:value-type="string" office:string-value="test_A_GT_IMG_115.mat" calcext:value-type="string">
            <text:p>test_A_GT_IMG_11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6.mat</text:p>
          </table:table-cell>
          <table:table-cell table:formula="of:=CONCATENATE([.D20];[.E20])" office:value-type="string" office:string-value="test_A_GT_IMG_116.mat" calcext:value-type="string">
            <text:p>test_A_GT_IMG_11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7.mat</text:p>
          </table:table-cell>
          <table:table-cell table:formula="of:=CONCATENATE([.D21];[.E21])" office:value-type="string" office:string-value="test_A_GT_IMG_117.mat" calcext:value-type="string">
            <text:p>test_A_GT_IMG_11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8.mat</text:p>
          </table:table-cell>
          <table:table-cell table:formula="of:=CONCATENATE([.D22];[.E22])" office:value-type="string" office:string-value="test_A_GT_IMG_118.mat" calcext:value-type="string">
            <text:p>test_A_GT_IMG_11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19.mat</text:p>
          </table:table-cell>
          <table:table-cell table:formula="of:=CONCATENATE([.D23];[.E23])" office:value-type="string" office:string-value="test_A_GT_IMG_119.mat" calcext:value-type="string">
            <text:p>test_A_GT_IMG_11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.mat</text:p>
          </table:table-cell>
          <table:table-cell table:formula="of:=CONCATENATE([.D24];[.E24])" office:value-type="string" office:string-value="test_A_GT_IMG_12.mat" calcext:value-type="string">
            <text:p>test_A_GT_IMG_1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0.mat</text:p>
          </table:table-cell>
          <table:table-cell table:formula="of:=CONCATENATE([.D25];[.E25])" office:value-type="string" office:string-value="test_A_GT_IMG_120.mat" calcext:value-type="string">
            <text:p>test_A_GT_IMG_12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1.mat</text:p>
          </table:table-cell>
          <table:table-cell table:formula="of:=CONCATENATE([.D26];[.E26])" office:value-type="string" office:string-value="test_A_GT_IMG_121.mat" calcext:value-type="string">
            <text:p>test_A_GT_IMG_12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2.mat</text:p>
          </table:table-cell>
          <table:table-cell table:formula="of:=CONCATENATE([.D27];[.E27])" office:value-type="string" office:string-value="test_A_GT_IMG_122.mat" calcext:value-type="string">
            <text:p>test_A_GT_IMG_12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3.mat</text:p>
          </table:table-cell>
          <table:table-cell table:formula="of:=CONCATENATE([.D28];[.E28])" office:value-type="string" office:string-value="test_A_GT_IMG_123.mat" calcext:value-type="string">
            <text:p>test_A_GT_IMG_12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4.mat</text:p>
          </table:table-cell>
          <table:table-cell table:formula="of:=CONCATENATE([.D29];[.E29])" office:value-type="string" office:string-value="test_A_GT_IMG_124.mat" calcext:value-type="string">
            <text:p>test_A_GT_IMG_12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5.mat</text:p>
          </table:table-cell>
          <table:table-cell table:formula="of:=CONCATENATE([.D30];[.E30])" office:value-type="string" office:string-value="test_A_GT_IMG_125.mat" calcext:value-type="string">
            <text:p>test_A_GT_IMG_12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6.mat</text:p>
          </table:table-cell>
          <table:table-cell table:formula="of:=CONCATENATE([.D31];[.E31])" office:value-type="string" office:string-value="test_A_GT_IMG_126.mat" calcext:value-type="string">
            <text:p>test_A_GT_IMG_12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7.mat</text:p>
          </table:table-cell>
          <table:table-cell table:formula="of:=CONCATENATE([.D32];[.E32])" office:value-type="string" office:string-value="test_A_GT_IMG_127.mat" calcext:value-type="string">
            <text:p>test_A_GT_IMG_12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8.mat</text:p>
          </table:table-cell>
          <table:table-cell table:formula="of:=CONCATENATE([.D33];[.E33])" office:value-type="string" office:string-value="test_A_GT_IMG_128.mat" calcext:value-type="string">
            <text:p>test_A_GT_IMG_12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29.mat</text:p>
          </table:table-cell>
          <table:table-cell table:formula="of:=CONCATENATE([.D34];[.E34])" office:value-type="string" office:string-value="test_A_GT_IMG_129.mat" calcext:value-type="string">
            <text:p>test_A_GT_IMG_12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.mat</text:p>
          </table:table-cell>
          <table:table-cell table:formula="of:=CONCATENATE([.D35];[.E35])" office:value-type="string" office:string-value="test_A_GT_IMG_13.mat" calcext:value-type="string">
            <text:p>test_A_GT_IMG_1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0.mat</text:p>
          </table:table-cell>
          <table:table-cell table:formula="of:=CONCATENATE([.D36];[.E36])" office:value-type="string" office:string-value="test_A_GT_IMG_130.mat" calcext:value-type="string">
            <text:p>test_A_GT_IMG_13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1.mat</text:p>
          </table:table-cell>
          <table:table-cell table:formula="of:=CONCATENATE([.D37];[.E37])" office:value-type="string" office:string-value="test_A_GT_IMG_131.mat" calcext:value-type="string">
            <text:p>test_A_GT_IMG_13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2.mat</text:p>
          </table:table-cell>
          <table:table-cell table:formula="of:=CONCATENATE([.D38];[.E38])" office:value-type="string" office:string-value="test_A_GT_IMG_132.mat" calcext:value-type="string">
            <text:p>test_A_GT_IMG_13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3.mat</text:p>
          </table:table-cell>
          <table:table-cell table:formula="of:=CONCATENATE([.D39];[.E39])" office:value-type="string" office:string-value="test_A_GT_IMG_133.mat" calcext:value-type="string">
            <text:p>test_A_GT_IMG_13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4.mat</text:p>
          </table:table-cell>
          <table:table-cell table:formula="of:=CONCATENATE([.D40];[.E40])" office:value-type="string" office:string-value="test_A_GT_IMG_134.mat" calcext:value-type="string">
            <text:p>test_A_GT_IMG_13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5.mat</text:p>
          </table:table-cell>
          <table:table-cell table:formula="of:=CONCATENATE([.D41];[.E41])" office:value-type="string" office:string-value="test_A_GT_IMG_135.mat" calcext:value-type="string">
            <text:p>test_A_GT_IMG_13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6.mat</text:p>
          </table:table-cell>
          <table:table-cell table:formula="of:=CONCATENATE([.D42];[.E42])" office:value-type="string" office:string-value="test_A_GT_IMG_136.mat" calcext:value-type="string">
            <text:p>test_A_GT_IMG_13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7.mat</text:p>
          </table:table-cell>
          <table:table-cell table:formula="of:=CONCATENATE([.D43];[.E43])" office:value-type="string" office:string-value="test_A_GT_IMG_137.mat" calcext:value-type="string">
            <text:p>test_A_GT_IMG_13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8.mat</text:p>
          </table:table-cell>
          <table:table-cell table:formula="of:=CONCATENATE([.D44];[.E44])" office:value-type="string" office:string-value="test_A_GT_IMG_138.mat" calcext:value-type="string">
            <text:p>test_A_GT_IMG_13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39.mat</text:p>
          </table:table-cell>
          <table:table-cell table:formula="of:=CONCATENATE([.D45];[.E45])" office:value-type="string" office:string-value="test_A_GT_IMG_139.mat" calcext:value-type="string">
            <text:p>test_A_GT_IMG_13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.mat</text:p>
          </table:table-cell>
          <table:table-cell table:formula="of:=CONCATENATE([.D46];[.E46])" office:value-type="string" office:string-value="test_A_GT_IMG_14.mat" calcext:value-type="string">
            <text:p>test_A_GT_IMG_1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0.mat</text:p>
          </table:table-cell>
          <table:table-cell table:formula="of:=CONCATENATE([.D47];[.E47])" office:value-type="string" office:string-value="test_A_GT_IMG_140.mat" calcext:value-type="string">
            <text:p>test_A_GT_IMG_14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1.mat</text:p>
          </table:table-cell>
          <table:table-cell table:formula="of:=CONCATENATE([.D48];[.E48])" office:value-type="string" office:string-value="test_A_GT_IMG_141.mat" calcext:value-type="string">
            <text:p>test_A_GT_IMG_14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2.mat</text:p>
          </table:table-cell>
          <table:table-cell table:formula="of:=CONCATENATE([.D49];[.E49])" office:value-type="string" office:string-value="test_A_GT_IMG_142.mat" calcext:value-type="string">
            <text:p>test_A_GT_IMG_14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3.mat</text:p>
          </table:table-cell>
          <table:table-cell table:formula="of:=CONCATENATE([.D50];[.E50])" office:value-type="string" office:string-value="test_A_GT_IMG_143.mat" calcext:value-type="string">
            <text:p>test_A_GT_IMG_14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4.mat</text:p>
          </table:table-cell>
          <table:table-cell table:formula="of:=CONCATENATE([.D51];[.E51])" office:value-type="string" office:string-value="test_A_GT_IMG_144.mat" calcext:value-type="string">
            <text:p>test_A_GT_IMG_14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5.mat</text:p>
          </table:table-cell>
          <table:table-cell table:formula="of:=CONCATENATE([.D52];[.E52])" office:value-type="string" office:string-value="test_A_GT_IMG_145.mat" calcext:value-type="string">
            <text:p>test_A_GT_IMG_14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6.mat</text:p>
          </table:table-cell>
          <table:table-cell table:formula="of:=CONCATENATE([.D53];[.E53])" office:value-type="string" office:string-value="test_A_GT_IMG_146.mat" calcext:value-type="string">
            <text:p>test_A_GT_IMG_14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7.mat</text:p>
          </table:table-cell>
          <table:table-cell table:formula="of:=CONCATENATE([.D54];[.E54])" office:value-type="string" office:string-value="test_A_GT_IMG_147.mat" calcext:value-type="string">
            <text:p>test_A_GT_IMG_14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8.mat</text:p>
          </table:table-cell>
          <table:table-cell table:formula="of:=CONCATENATE([.D55];[.E55])" office:value-type="string" office:string-value="test_A_GT_IMG_148.mat" calcext:value-type="string">
            <text:p>test_A_GT_IMG_14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49.mat</text:p>
          </table:table-cell>
          <table:table-cell table:formula="of:=CONCATENATE([.D56];[.E56])" office:value-type="string" office:string-value="test_A_GT_IMG_149.mat" calcext:value-type="string">
            <text:p>test_A_GT_IMG_14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.mat</text:p>
          </table:table-cell>
          <table:table-cell table:formula="of:=CONCATENATE([.D57];[.E57])" office:value-type="string" office:string-value="test_A_GT_IMG_15.mat" calcext:value-type="string">
            <text:p>test_A_GT_IMG_1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0.mat</text:p>
          </table:table-cell>
          <table:table-cell table:formula="of:=CONCATENATE([.D58];[.E58])" office:value-type="string" office:string-value="test_A_GT_IMG_150.mat" calcext:value-type="string">
            <text:p>test_A_GT_IMG_15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1.mat</text:p>
          </table:table-cell>
          <table:table-cell table:formula="of:=CONCATENATE([.D59];[.E59])" office:value-type="string" office:string-value="test_A_GT_IMG_151.mat" calcext:value-type="string">
            <text:p>test_A_GT_IMG_15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2.mat</text:p>
          </table:table-cell>
          <table:table-cell table:formula="of:=CONCATENATE([.D60];[.E60])" office:value-type="string" office:string-value="test_A_GT_IMG_152.mat" calcext:value-type="string">
            <text:p>test_A_GT_IMG_15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3.mat</text:p>
          </table:table-cell>
          <table:table-cell table:formula="of:=CONCATENATE([.D61];[.E61])" office:value-type="string" office:string-value="test_A_GT_IMG_153.mat" calcext:value-type="string">
            <text:p>test_A_GT_IMG_15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4.mat</text:p>
          </table:table-cell>
          <table:table-cell table:formula="of:=CONCATENATE([.D62];[.E62])" office:value-type="string" office:string-value="test_A_GT_IMG_154.mat" calcext:value-type="string">
            <text:p>test_A_GT_IMG_15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5.mat</text:p>
          </table:table-cell>
          <table:table-cell table:formula="of:=CONCATENATE([.D63];[.E63])" office:value-type="string" office:string-value="test_A_GT_IMG_155.mat" calcext:value-type="string">
            <text:p>test_A_GT_IMG_15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6.mat</text:p>
          </table:table-cell>
          <table:table-cell table:formula="of:=CONCATENATE([.D64];[.E64])" office:value-type="string" office:string-value="test_A_GT_IMG_156.mat" calcext:value-type="string">
            <text:p>test_A_GT_IMG_15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7.mat</text:p>
          </table:table-cell>
          <table:table-cell table:formula="of:=CONCATENATE([.D65];[.E65])" office:value-type="string" office:string-value="test_A_GT_IMG_157.mat" calcext:value-type="string">
            <text:p>test_A_GT_IMG_15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8.mat</text:p>
          </table:table-cell>
          <table:table-cell table:formula="of:=CONCATENATE([.D66];[.E66])" office:value-type="string" office:string-value="test_A_GT_IMG_158.mat" calcext:value-type="string">
            <text:p>test_A_GT_IMG_15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59.mat</text:p>
          </table:table-cell>
          <table:table-cell table:formula="of:=CONCATENATE([.D67];[.E67])" office:value-type="string" office:string-value="test_A_GT_IMG_159.mat" calcext:value-type="string">
            <text:p>test_A_GT_IMG_15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.mat</text:p>
          </table:table-cell>
          <table:table-cell table:formula="of:=CONCATENATE([.D68];[.E68])" office:value-type="string" office:string-value="test_A_GT_IMG_16.mat" calcext:value-type="string">
            <text:p>test_A_GT_IMG_1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0.mat</text:p>
          </table:table-cell>
          <table:table-cell table:formula="of:=CONCATENATE([.D69];[.E69])" office:value-type="string" office:string-value="test_A_GT_IMG_160.mat" calcext:value-type="string">
            <text:p>test_A_GT_IMG_16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1.mat</text:p>
          </table:table-cell>
          <table:table-cell table:formula="of:=CONCATENATE([.D70];[.E70])" office:value-type="string" office:string-value="test_A_GT_IMG_161.mat" calcext:value-type="string">
            <text:p>test_A_GT_IMG_16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2.mat</text:p>
          </table:table-cell>
          <table:table-cell table:formula="of:=CONCATENATE([.D71];[.E71])" office:value-type="string" office:string-value="test_A_GT_IMG_162.mat" calcext:value-type="string">
            <text:p>test_A_GT_IMG_16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3.mat</text:p>
          </table:table-cell>
          <table:table-cell table:formula="of:=CONCATENATE([.D72];[.E72])" office:value-type="string" office:string-value="test_A_GT_IMG_163.mat" calcext:value-type="string">
            <text:p>test_A_GT_IMG_16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4.mat</text:p>
          </table:table-cell>
          <table:table-cell table:formula="of:=CONCATENATE([.D73];[.E73])" office:value-type="string" office:string-value="test_A_GT_IMG_164.mat" calcext:value-type="string">
            <text:p>test_A_GT_IMG_16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5.mat</text:p>
          </table:table-cell>
          <table:table-cell table:formula="of:=CONCATENATE([.D74];[.E74])" office:value-type="string" office:string-value="test_A_GT_IMG_165.mat" calcext:value-type="string">
            <text:p>test_A_GT_IMG_16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6.mat</text:p>
          </table:table-cell>
          <table:table-cell table:formula="of:=CONCATENATE([.D75];[.E75])" office:value-type="string" office:string-value="test_A_GT_IMG_166.mat" calcext:value-type="string">
            <text:p>test_A_GT_IMG_16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7.mat</text:p>
          </table:table-cell>
          <table:table-cell table:formula="of:=CONCATENATE([.D76];[.E76])" office:value-type="string" office:string-value="test_A_GT_IMG_167.mat" calcext:value-type="string">
            <text:p>test_A_GT_IMG_16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8.mat</text:p>
          </table:table-cell>
          <table:table-cell table:formula="of:=CONCATENATE([.D77];[.E77])" office:value-type="string" office:string-value="test_A_GT_IMG_168.mat" calcext:value-type="string">
            <text:p>test_A_GT_IMG_16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69.mat</text:p>
          </table:table-cell>
          <table:table-cell table:formula="of:=CONCATENATE([.D78];[.E78])" office:value-type="string" office:string-value="test_A_GT_IMG_169.mat" calcext:value-type="string">
            <text:p>test_A_GT_IMG_16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.mat</text:p>
          </table:table-cell>
          <table:table-cell table:formula="of:=CONCATENATE([.D79];[.E79])" office:value-type="string" office:string-value="test_A_GT_IMG_17.mat" calcext:value-type="string">
            <text:p>test_A_GT_IMG_1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0.mat</text:p>
          </table:table-cell>
          <table:table-cell table:formula="of:=CONCATENATE([.D80];[.E80])" office:value-type="string" office:string-value="test_A_GT_IMG_170.mat" calcext:value-type="string">
            <text:p>test_A_GT_IMG_17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1.mat</text:p>
          </table:table-cell>
          <table:table-cell table:formula="of:=CONCATENATE([.D81];[.E81])" office:value-type="string" office:string-value="test_A_GT_IMG_171.mat" calcext:value-type="string">
            <text:p>test_A_GT_IMG_17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2.mat</text:p>
          </table:table-cell>
          <table:table-cell table:formula="of:=CONCATENATE([.D82];[.E82])" office:value-type="string" office:string-value="test_A_GT_IMG_172.mat" calcext:value-type="string">
            <text:p>test_A_GT_IMG_17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3.mat</text:p>
          </table:table-cell>
          <table:table-cell table:formula="of:=CONCATENATE([.D83];[.E83])" office:value-type="string" office:string-value="test_A_GT_IMG_173.mat" calcext:value-type="string">
            <text:p>test_A_GT_IMG_17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4.mat</text:p>
          </table:table-cell>
          <table:table-cell table:formula="of:=CONCATENATE([.D84];[.E84])" office:value-type="string" office:string-value="test_A_GT_IMG_174.mat" calcext:value-type="string">
            <text:p>test_A_GT_IMG_17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5.mat</text:p>
          </table:table-cell>
          <table:table-cell table:formula="of:=CONCATENATE([.D85];[.E85])" office:value-type="string" office:string-value="test_A_GT_IMG_175.mat" calcext:value-type="string">
            <text:p>test_A_GT_IMG_17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6.mat</text:p>
          </table:table-cell>
          <table:table-cell table:formula="of:=CONCATENATE([.D86];[.E86])" office:value-type="string" office:string-value="test_A_GT_IMG_176.mat" calcext:value-type="string">
            <text:p>test_A_GT_IMG_17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7.mat</text:p>
          </table:table-cell>
          <table:table-cell table:formula="of:=CONCATENATE([.D87];[.E87])" office:value-type="string" office:string-value="test_A_GT_IMG_177.mat" calcext:value-type="string">
            <text:p>test_A_GT_IMG_17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8.mat</text:p>
          </table:table-cell>
          <table:table-cell table:formula="of:=CONCATENATE([.D88];[.E88])" office:value-type="string" office:string-value="test_A_GT_IMG_178.mat" calcext:value-type="string">
            <text:p>test_A_GT_IMG_17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79.mat</text:p>
          </table:table-cell>
          <table:table-cell table:formula="of:=CONCATENATE([.D89];[.E89])" office:value-type="string" office:string-value="test_A_GT_IMG_179.mat" calcext:value-type="string">
            <text:p>test_A_GT_IMG_17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8.mat</text:p>
          </table:table-cell>
          <table:table-cell table:formula="of:=CONCATENATE([.D90];[.E90])" office:value-type="string" office:string-value="test_A_GT_IMG_18.mat" calcext:value-type="string">
            <text:p>test_A_GT_IMG_1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80.mat</text:p>
          </table:table-cell>
          <table:table-cell table:formula="of:=CONCATENATE([.D91];[.E91])" office:value-type="string" office:string-value="test_A_GT_IMG_180.mat" calcext:value-type="string">
            <text:p>test_A_GT_IMG_18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81.mat</text:p>
          </table:table-cell>
          <table:table-cell table:formula="of:=CONCATENATE([.D92];[.E92])" office:value-type="string" office:string-value="test_A_GT_IMG_181.mat" calcext:value-type="string">
            <text:p>test_A_GT_IMG_18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82.mat</text:p>
          </table:table-cell>
          <table:table-cell table:formula="of:=CONCATENATE([.D93];[.E93])" office:value-type="string" office:string-value="test_A_GT_IMG_182.mat" calcext:value-type="string">
            <text:p>test_A_GT_IMG_18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19.mat</text:p>
          </table:table-cell>
          <table:table-cell table:formula="of:=CONCATENATE([.D94];[.E94])" office:value-type="string" office:string-value="test_A_GT_IMG_19.mat" calcext:value-type="string">
            <text:p>test_A_GT_IMG_1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.mat</text:p>
          </table:table-cell>
          <table:table-cell table:formula="of:=CONCATENATE([.D95];[.E95])" office:value-type="string" office:string-value="test_A_GT_IMG_2.mat" calcext:value-type="string">
            <text:p>test_A_GT_IMG_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0.mat</text:p>
          </table:table-cell>
          <table:table-cell table:formula="of:=CONCATENATE([.D96];[.E96])" office:value-type="string" office:string-value="test_A_GT_IMG_20.mat" calcext:value-type="string">
            <text:p>test_A_GT_IMG_2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1.mat</text:p>
          </table:table-cell>
          <table:table-cell table:formula="of:=CONCATENATE([.D97];[.E97])" office:value-type="string" office:string-value="test_A_GT_IMG_21.mat" calcext:value-type="string">
            <text:p>test_A_GT_IMG_2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2.mat</text:p>
          </table:table-cell>
          <table:table-cell table:formula="of:=CONCATENATE([.D98];[.E98])" office:value-type="string" office:string-value="test_A_GT_IMG_22.mat" calcext:value-type="string">
            <text:p>test_A_GT_IMG_2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3.mat</text:p>
          </table:table-cell>
          <table:table-cell table:formula="of:=CONCATENATE([.D99];[.E99])" office:value-type="string" office:string-value="test_A_GT_IMG_23.mat" calcext:value-type="string">
            <text:p>test_A_GT_IMG_2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4.mat</text:p>
          </table:table-cell>
          <table:table-cell table:formula="of:=CONCATENATE([.D100];[.E100])" office:value-type="string" office:string-value="test_A_GT_IMG_24.mat" calcext:value-type="string">
            <text:p>test_A_GT_IMG_2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5.mat</text:p>
          </table:table-cell>
          <table:table-cell table:formula="of:=CONCATENATE([.D101];[.E101])" office:value-type="string" office:string-value="test_A_GT_IMG_25.mat" calcext:value-type="string">
            <text:p>test_A_GT_IMG_2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6.mat</text:p>
          </table:table-cell>
          <table:table-cell table:formula="of:=CONCATENATE([.D102];[.E102])" office:value-type="string" office:string-value="test_A_GT_IMG_26.mat" calcext:value-type="string">
            <text:p>test_A_GT_IMG_2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7.mat</text:p>
          </table:table-cell>
          <table:table-cell table:formula="of:=CONCATENATE([.D103];[.E103])" office:value-type="string" office:string-value="test_A_GT_IMG_27.mat" calcext:value-type="string">
            <text:p>test_A_GT_IMG_2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8.mat</text:p>
          </table:table-cell>
          <table:table-cell table:formula="of:=CONCATENATE([.D104];[.E104])" office:value-type="string" office:string-value="test_A_GT_IMG_28.mat" calcext:value-type="string">
            <text:p>test_A_GT_IMG_2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29.mat</text:p>
          </table:table-cell>
          <table:table-cell table:formula="of:=CONCATENATE([.D105];[.E105])" office:value-type="string" office:string-value="test_A_GT_IMG_29.mat" calcext:value-type="string">
            <text:p>test_A_GT_IMG_2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.mat</text:p>
          </table:table-cell>
          <table:table-cell table:formula="of:=CONCATENATE([.D106];[.E106])" office:value-type="string" office:string-value="test_A_GT_IMG_3.mat" calcext:value-type="string">
            <text:p>test_A_GT_IMG_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0.mat</text:p>
          </table:table-cell>
          <table:table-cell table:formula="of:=CONCATENATE([.D107];[.E107])" office:value-type="string" office:string-value="test_A_GT_IMG_30.mat" calcext:value-type="string">
            <text:p>test_A_GT_IMG_3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1.mat</text:p>
          </table:table-cell>
          <table:table-cell table:formula="of:=CONCATENATE([.D108];[.E108])" office:value-type="string" office:string-value="test_A_GT_IMG_31.mat" calcext:value-type="string">
            <text:p>test_A_GT_IMG_3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2.mat</text:p>
          </table:table-cell>
          <table:table-cell table:formula="of:=CONCATENATE([.D109];[.E109])" office:value-type="string" office:string-value="test_A_GT_IMG_32.mat" calcext:value-type="string">
            <text:p>test_A_GT_IMG_3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3.mat</text:p>
          </table:table-cell>
          <table:table-cell table:formula="of:=CONCATENATE([.D110];[.E110])" office:value-type="string" office:string-value="test_A_GT_IMG_33.mat" calcext:value-type="string">
            <text:p>test_A_GT_IMG_3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4.mat</text:p>
          </table:table-cell>
          <table:table-cell table:formula="of:=CONCATENATE([.D111];[.E111])" office:value-type="string" office:string-value="test_A_GT_IMG_34.mat" calcext:value-type="string">
            <text:p>test_A_GT_IMG_3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5.mat</text:p>
          </table:table-cell>
          <table:table-cell table:formula="of:=CONCATENATE([.D112];[.E112])" office:value-type="string" office:string-value="test_A_GT_IMG_35.mat" calcext:value-type="string">
            <text:p>test_A_GT_IMG_3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6.mat</text:p>
          </table:table-cell>
          <table:table-cell table:formula="of:=CONCATENATE([.D113];[.E113])" office:value-type="string" office:string-value="test_A_GT_IMG_36.mat" calcext:value-type="string">
            <text:p>test_A_GT_IMG_3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7.mat</text:p>
          </table:table-cell>
          <table:table-cell table:formula="of:=CONCATENATE([.D114];[.E114])" office:value-type="string" office:string-value="test_A_GT_IMG_37.mat" calcext:value-type="string">
            <text:p>test_A_GT_IMG_3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8.mat</text:p>
          </table:table-cell>
          <table:table-cell table:formula="of:=CONCATENATE([.D115];[.E115])" office:value-type="string" office:string-value="test_A_GT_IMG_38.mat" calcext:value-type="string">
            <text:p>test_A_GT_IMG_3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39.mat</text:p>
          </table:table-cell>
          <table:table-cell table:formula="of:=CONCATENATE([.D116];[.E116])" office:value-type="string" office:string-value="test_A_GT_IMG_39.mat" calcext:value-type="string">
            <text:p>test_A_GT_IMG_3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.mat</text:p>
          </table:table-cell>
          <table:table-cell table:formula="of:=CONCATENATE([.D117];[.E117])" office:value-type="string" office:string-value="test_A_GT_IMG_4.mat" calcext:value-type="string">
            <text:p>test_A_GT_IMG_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0.mat</text:p>
          </table:table-cell>
          <table:table-cell table:formula="of:=CONCATENATE([.D118];[.E118])" office:value-type="string" office:string-value="test_A_GT_IMG_40.mat" calcext:value-type="string">
            <text:p>test_A_GT_IMG_4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1.mat</text:p>
          </table:table-cell>
          <table:table-cell table:formula="of:=CONCATENATE([.D119];[.E119])" office:value-type="string" office:string-value="test_A_GT_IMG_41.mat" calcext:value-type="string">
            <text:p>test_A_GT_IMG_4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2.mat</text:p>
          </table:table-cell>
          <table:table-cell table:formula="of:=CONCATENATE([.D120];[.E120])" office:value-type="string" office:string-value="test_A_GT_IMG_42.mat" calcext:value-type="string">
            <text:p>test_A_GT_IMG_4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3.mat</text:p>
          </table:table-cell>
          <table:table-cell table:formula="of:=CONCATENATE([.D121];[.E121])" office:value-type="string" office:string-value="test_A_GT_IMG_43.mat" calcext:value-type="string">
            <text:p>test_A_GT_IMG_4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4.mat</text:p>
          </table:table-cell>
          <table:table-cell table:formula="of:=CONCATENATE([.D122];[.E122])" office:value-type="string" office:string-value="test_A_GT_IMG_44.mat" calcext:value-type="string">
            <text:p>test_A_GT_IMG_4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5.mat</text:p>
          </table:table-cell>
          <table:table-cell table:formula="of:=CONCATENATE([.D123];[.E123])" office:value-type="string" office:string-value="test_A_GT_IMG_45.mat" calcext:value-type="string">
            <text:p>test_A_GT_IMG_4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6.mat</text:p>
          </table:table-cell>
          <table:table-cell table:formula="of:=CONCATENATE([.D124];[.E124])" office:value-type="string" office:string-value="test_A_GT_IMG_46.mat" calcext:value-type="string">
            <text:p>test_A_GT_IMG_4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7.mat</text:p>
          </table:table-cell>
          <table:table-cell table:formula="of:=CONCATENATE([.D125];[.E125])" office:value-type="string" office:string-value="test_A_GT_IMG_47.mat" calcext:value-type="string">
            <text:p>test_A_GT_IMG_4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8.mat</text:p>
          </table:table-cell>
          <table:table-cell table:formula="of:=CONCATENATE([.D126];[.E126])" office:value-type="string" office:string-value="test_A_GT_IMG_48.mat" calcext:value-type="string">
            <text:p>test_A_GT_IMG_4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49.mat</text:p>
          </table:table-cell>
          <table:table-cell table:formula="of:=CONCATENATE([.D127];[.E127])" office:value-type="string" office:string-value="test_A_GT_IMG_49.mat" calcext:value-type="string">
            <text:p>test_A_GT_IMG_4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.mat</text:p>
          </table:table-cell>
          <table:table-cell table:formula="of:=CONCATENATE([.D128];[.E128])" office:value-type="string" office:string-value="test_A_GT_IMG_5.mat" calcext:value-type="string">
            <text:p>test_A_GT_IMG_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0.mat</text:p>
          </table:table-cell>
          <table:table-cell table:formula="of:=CONCATENATE([.D129];[.E129])" office:value-type="string" office:string-value="test_A_GT_IMG_50.mat" calcext:value-type="string">
            <text:p>test_A_GT_IMG_5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1.mat</text:p>
          </table:table-cell>
          <table:table-cell table:formula="of:=CONCATENATE([.D130];[.E130])" office:value-type="string" office:string-value="test_A_GT_IMG_51.mat" calcext:value-type="string">
            <text:p>test_A_GT_IMG_5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2.mat</text:p>
          </table:table-cell>
          <table:table-cell table:formula="of:=CONCATENATE([.D131];[.E131])" office:value-type="string" office:string-value="test_A_GT_IMG_52.mat" calcext:value-type="string">
            <text:p>test_A_GT_IMG_5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3.mat</text:p>
          </table:table-cell>
          <table:table-cell table:formula="of:=CONCATENATE([.D132];[.E132])" office:value-type="string" office:string-value="test_A_GT_IMG_53.mat" calcext:value-type="string">
            <text:p>test_A_GT_IMG_5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4.mat</text:p>
          </table:table-cell>
          <table:table-cell table:formula="of:=CONCATENATE([.D133];[.E133])" office:value-type="string" office:string-value="test_A_GT_IMG_54.mat" calcext:value-type="string">
            <text:p>test_A_GT_IMG_5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5.mat</text:p>
          </table:table-cell>
          <table:table-cell table:formula="of:=CONCATENATE([.D134];[.E134])" office:value-type="string" office:string-value="test_A_GT_IMG_55.mat" calcext:value-type="string">
            <text:p>test_A_GT_IMG_5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6.mat</text:p>
          </table:table-cell>
          <table:table-cell table:formula="of:=CONCATENATE([.D135];[.E135])" office:value-type="string" office:string-value="test_A_GT_IMG_56.mat" calcext:value-type="string">
            <text:p>test_A_GT_IMG_5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7.mat</text:p>
          </table:table-cell>
          <table:table-cell table:formula="of:=CONCATENATE([.D136];[.E136])" office:value-type="string" office:string-value="test_A_GT_IMG_57.mat" calcext:value-type="string">
            <text:p>test_A_GT_IMG_5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8.mat</text:p>
          </table:table-cell>
          <table:table-cell table:formula="of:=CONCATENATE([.D137];[.E137])" office:value-type="string" office:string-value="test_A_GT_IMG_58.mat" calcext:value-type="string">
            <text:p>test_A_GT_IMG_5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59.mat</text:p>
          </table:table-cell>
          <table:table-cell table:formula="of:=CONCATENATE([.D138];[.E138])" office:value-type="string" office:string-value="test_A_GT_IMG_59.mat" calcext:value-type="string">
            <text:p>test_A_GT_IMG_5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.mat</text:p>
          </table:table-cell>
          <table:table-cell table:formula="of:=CONCATENATE([.D139];[.E139])" office:value-type="string" office:string-value="test_A_GT_IMG_6.mat" calcext:value-type="string">
            <text:p>test_A_GT_IMG_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0.mat</text:p>
          </table:table-cell>
          <table:table-cell table:formula="of:=CONCATENATE([.D140];[.E140])" office:value-type="string" office:string-value="test_A_GT_IMG_60.mat" calcext:value-type="string">
            <text:p>test_A_GT_IMG_6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1.mat</text:p>
          </table:table-cell>
          <table:table-cell table:formula="of:=CONCATENATE([.D141];[.E141])" office:value-type="string" office:string-value="test_A_GT_IMG_61.mat" calcext:value-type="string">
            <text:p>test_A_GT_IMG_6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2.mat</text:p>
          </table:table-cell>
          <table:table-cell table:formula="of:=CONCATENATE([.D142];[.E142])" office:value-type="string" office:string-value="test_A_GT_IMG_62.mat" calcext:value-type="string">
            <text:p>test_A_GT_IMG_6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3.mat</text:p>
          </table:table-cell>
          <table:table-cell table:formula="of:=CONCATENATE([.D143];[.E143])" office:value-type="string" office:string-value="test_A_GT_IMG_63.mat" calcext:value-type="string">
            <text:p>test_A_GT_IMG_6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4.mat</text:p>
          </table:table-cell>
          <table:table-cell table:formula="of:=CONCATENATE([.D144];[.E144])" office:value-type="string" office:string-value="test_A_GT_IMG_64.mat" calcext:value-type="string">
            <text:p>test_A_GT_IMG_6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5.mat</text:p>
          </table:table-cell>
          <table:table-cell table:formula="of:=CONCATENATE([.D145];[.E145])" office:value-type="string" office:string-value="test_A_GT_IMG_65.mat" calcext:value-type="string">
            <text:p>test_A_GT_IMG_6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6.mat</text:p>
          </table:table-cell>
          <table:table-cell table:formula="of:=CONCATENATE([.D146];[.E146])" office:value-type="string" office:string-value="test_A_GT_IMG_66.mat" calcext:value-type="string">
            <text:p>test_A_GT_IMG_6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7.mat</text:p>
          </table:table-cell>
          <table:table-cell table:formula="of:=CONCATENATE([.D147];[.E147])" office:value-type="string" office:string-value="test_A_GT_IMG_67.mat" calcext:value-type="string">
            <text:p>test_A_GT_IMG_6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8.mat</text:p>
          </table:table-cell>
          <table:table-cell table:formula="of:=CONCATENATE([.D148];[.E148])" office:value-type="string" office:string-value="test_A_GT_IMG_68.mat" calcext:value-type="string">
            <text:p>test_A_GT_IMG_6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69.mat</text:p>
          </table:table-cell>
          <table:table-cell table:formula="of:=CONCATENATE([.D149];[.E149])" office:value-type="string" office:string-value="test_A_GT_IMG_69.mat" calcext:value-type="string">
            <text:p>test_A_GT_IMG_6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.mat</text:p>
          </table:table-cell>
          <table:table-cell table:formula="of:=CONCATENATE([.D150];[.E150])" office:value-type="string" office:string-value="test_A_GT_IMG_7.mat" calcext:value-type="string">
            <text:p>test_A_GT_IMG_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0.mat</text:p>
          </table:table-cell>
          <table:table-cell table:formula="of:=CONCATENATE([.D151];[.E151])" office:value-type="string" office:string-value="test_A_GT_IMG_70.mat" calcext:value-type="string">
            <text:p>test_A_GT_IMG_7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1.mat</text:p>
          </table:table-cell>
          <table:table-cell table:formula="of:=CONCATENATE([.D152];[.E152])" office:value-type="string" office:string-value="test_A_GT_IMG_71.mat" calcext:value-type="string">
            <text:p>test_A_GT_IMG_7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2.mat</text:p>
          </table:table-cell>
          <table:table-cell table:formula="of:=CONCATENATE([.D153];[.E153])" office:value-type="string" office:string-value="test_A_GT_IMG_72.mat" calcext:value-type="string">
            <text:p>test_A_GT_IMG_7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3.mat</text:p>
          </table:table-cell>
          <table:table-cell table:formula="of:=CONCATENATE([.D154];[.E154])" office:value-type="string" office:string-value="test_A_GT_IMG_73.mat" calcext:value-type="string">
            <text:p>test_A_GT_IMG_7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4.mat</text:p>
          </table:table-cell>
          <table:table-cell table:formula="of:=CONCATENATE([.D155];[.E155])" office:value-type="string" office:string-value="test_A_GT_IMG_74.mat" calcext:value-type="string">
            <text:p>test_A_GT_IMG_7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5.mat</text:p>
          </table:table-cell>
          <table:table-cell table:formula="of:=CONCATENATE([.D156];[.E156])" office:value-type="string" office:string-value="test_A_GT_IMG_75.mat" calcext:value-type="string">
            <text:p>test_A_GT_IMG_7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6.mat</text:p>
          </table:table-cell>
          <table:table-cell table:formula="of:=CONCATENATE([.D157];[.E157])" office:value-type="string" office:string-value="test_A_GT_IMG_76.mat" calcext:value-type="string">
            <text:p>test_A_GT_IMG_7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7.mat</text:p>
          </table:table-cell>
          <table:table-cell table:formula="of:=CONCATENATE([.D158];[.E158])" office:value-type="string" office:string-value="test_A_GT_IMG_77.mat" calcext:value-type="string">
            <text:p>test_A_GT_IMG_7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8.mat</text:p>
          </table:table-cell>
          <table:table-cell table:formula="of:=CONCATENATE([.D159];[.E159])" office:value-type="string" office:string-value="test_A_GT_IMG_78.mat" calcext:value-type="string">
            <text:p>test_A_GT_IMG_7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79.mat</text:p>
          </table:table-cell>
          <table:table-cell table:formula="of:=CONCATENATE([.D160];[.E160])" office:value-type="string" office:string-value="test_A_GT_IMG_79.mat" calcext:value-type="string">
            <text:p>test_A_GT_IMG_7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.mat</text:p>
          </table:table-cell>
          <table:table-cell table:formula="of:=CONCATENATE([.D161];[.E161])" office:value-type="string" office:string-value="test_A_GT_IMG_8.mat" calcext:value-type="string">
            <text:p>test_A_GT_IMG_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0.mat</text:p>
          </table:table-cell>
          <table:table-cell table:formula="of:=CONCATENATE([.D162];[.E162])" office:value-type="string" office:string-value="test_A_GT_IMG_80.mat" calcext:value-type="string">
            <text:p>test_A_GT_IMG_8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1.mat</text:p>
          </table:table-cell>
          <table:table-cell table:formula="of:=CONCATENATE([.D163];[.E163])" office:value-type="string" office:string-value="test_A_GT_IMG_81.mat" calcext:value-type="string">
            <text:p>test_A_GT_IMG_8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2.mat</text:p>
          </table:table-cell>
          <table:table-cell table:formula="of:=CONCATENATE([.D164];[.E164])" office:value-type="string" office:string-value="test_A_GT_IMG_82.mat" calcext:value-type="string">
            <text:p>test_A_GT_IMG_8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3.mat</text:p>
          </table:table-cell>
          <table:table-cell table:formula="of:=CONCATENATE([.D165];[.E165])" office:value-type="string" office:string-value="test_A_GT_IMG_83.mat" calcext:value-type="string">
            <text:p>test_A_GT_IMG_8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4.mat</text:p>
          </table:table-cell>
          <table:table-cell table:formula="of:=CONCATENATE([.D166];[.E166])" office:value-type="string" office:string-value="test_A_GT_IMG_84.mat" calcext:value-type="string">
            <text:p>test_A_GT_IMG_8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5.mat</text:p>
          </table:table-cell>
          <table:table-cell table:formula="of:=CONCATENATE([.D167];[.E167])" office:value-type="string" office:string-value="test_A_GT_IMG_85.mat" calcext:value-type="string">
            <text:p>test_A_GT_IMG_8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6.mat</text:p>
          </table:table-cell>
          <table:table-cell table:formula="of:=CONCATENATE([.D168];[.E168])" office:value-type="string" office:string-value="test_A_GT_IMG_86.mat" calcext:value-type="string">
            <text:p>test_A_GT_IMG_8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7.mat</text:p>
          </table:table-cell>
          <table:table-cell table:formula="of:=CONCATENATE([.D169];[.E169])" office:value-type="string" office:string-value="test_A_GT_IMG_87.mat" calcext:value-type="string">
            <text:p>test_A_GT_IMG_8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8.mat</text:p>
          </table:table-cell>
          <table:table-cell table:formula="of:=CONCATENATE([.D170];[.E170])" office:value-type="string" office:string-value="test_A_GT_IMG_88.mat" calcext:value-type="string">
            <text:p>test_A_GT_IMG_8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89.mat</text:p>
          </table:table-cell>
          <table:table-cell table:formula="of:=CONCATENATE([.D171];[.E171])" office:value-type="string" office:string-value="test_A_GT_IMG_89.mat" calcext:value-type="string">
            <text:p>test_A_GT_IMG_8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.mat</text:p>
          </table:table-cell>
          <table:table-cell table:formula="of:=CONCATENATE([.D172];[.E172])" office:value-type="string" office:string-value="test_A_GT_IMG_9.mat" calcext:value-type="string">
            <text:p>test_A_GT_IMG_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0.mat</text:p>
          </table:table-cell>
          <table:table-cell table:formula="of:=CONCATENATE([.D173];[.E173])" office:value-type="string" office:string-value="test_A_GT_IMG_90.mat" calcext:value-type="string">
            <text:p>test_A_GT_IMG_90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1.mat</text:p>
          </table:table-cell>
          <table:table-cell table:formula="of:=CONCATENATE([.D174];[.E174])" office:value-type="string" office:string-value="test_A_GT_IMG_91.mat" calcext:value-type="string">
            <text:p>test_A_GT_IMG_91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2.mat</text:p>
          </table:table-cell>
          <table:table-cell table:formula="of:=CONCATENATE([.D175];[.E175])" office:value-type="string" office:string-value="test_A_GT_IMG_92.mat" calcext:value-type="string">
            <text:p>test_A_GT_IMG_92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3.mat</text:p>
          </table:table-cell>
          <table:table-cell table:formula="of:=CONCATENATE([.D176];[.E176])" office:value-type="string" office:string-value="test_A_GT_IMG_93.mat" calcext:value-type="string">
            <text:p>test_A_GT_IMG_93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4.mat</text:p>
          </table:table-cell>
          <table:table-cell table:formula="of:=CONCATENATE([.D177];[.E177])" office:value-type="string" office:string-value="test_A_GT_IMG_94.mat" calcext:value-type="string">
            <text:p>test_A_GT_IMG_94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5.mat</text:p>
          </table:table-cell>
          <table:table-cell table:formula="of:=CONCATENATE([.D178];[.E178])" office:value-type="string" office:string-value="test_A_GT_IMG_95.mat" calcext:value-type="string">
            <text:p>test_A_GT_IMG_95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6.mat</text:p>
          </table:table-cell>
          <table:table-cell table:formula="of:=CONCATENATE([.D179];[.E179])" office:value-type="string" office:string-value="test_A_GT_IMG_96.mat" calcext:value-type="string">
            <text:p>test_A_GT_IMG_96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7.mat</text:p>
          </table:table-cell>
          <table:table-cell table:formula="of:=CONCATENATE([.D180];[.E180])" office:value-type="string" office:string-value="test_A_GT_IMG_97.mat" calcext:value-type="string">
            <text:p>test_A_GT_IMG_97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8.mat</text:p>
          </table:table-cell>
          <table:table-cell table:formula="of:=CONCATENATE([.D181];[.E181])" office:value-type="string" office:string-value="test_A_GT_IMG_98.mat" calcext:value-type="string">
            <text:p>test_A_GT_IMG_98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est_data/ground_truth/GT_IMG_99.mat</text:p>
          </table:table-cell>
          <table:table-cell table:formula="of:=CONCATENATE([.D182];[.E182])" office:value-type="string" office:string-value="test_A_GT_IMG_99.mat" calcext:value-type="string">
            <text:p>test_A_GT_IMG_99.mat</text:p>
          </table:table-cell>
          <table:table-cell table:style-name="ce1" office:value-type="string" calcext:value-type="string">
            <text:p>test_A_</text:p>
          </table:table-cell>
          <table:table-cell office:value-type="string" calcext:value-type="string">
            <text:p>GT_IMG_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.mat</text:p>
          </table:table-cell>
          <table:table-cell table:formula="of:=CONCATENATE([.D183];[.E183])" office:value-type="string" office:string-value="train_A_GT_IMG_1.mat" calcext:value-type="string">
            <text:p>train_A_GT_IMG_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.mat</text:p>
          </table:table-cell>
          <table:table-cell table:formula="of:=CONCATENATE([.D184];[.E184])" office:value-type="string" office:string-value="train_A_GT_IMG_10.mat" calcext:value-type="string">
            <text:p>train_A_GT_IMG_1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0.mat</text:p>
          </table:table-cell>
          <table:table-cell table:formula="of:=CONCATENATE([.D185];[.E185])" office:value-type="string" office:string-value="train_A_GT_IMG_100.mat" calcext:value-type="string">
            <text:p>train_A_GT_IMG_10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1.mat</text:p>
          </table:table-cell>
          <table:table-cell table:formula="of:=CONCATENATE([.D186];[.E186])" office:value-type="string" office:string-value="train_A_GT_IMG_101.mat" calcext:value-type="string">
            <text:p>train_A_GT_IMG_10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2.mat</text:p>
          </table:table-cell>
          <table:table-cell table:formula="of:=CONCATENATE([.D187];[.E187])" office:value-type="string" office:string-value="train_A_GT_IMG_102.mat" calcext:value-type="string">
            <text:p>train_A_GT_IMG_10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3.mat</text:p>
          </table:table-cell>
          <table:table-cell table:formula="of:=CONCATENATE([.D188];[.E188])" office:value-type="string" office:string-value="train_A_GT_IMG_103.mat" calcext:value-type="string">
            <text:p>train_A_GT_IMG_10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4.mat</text:p>
          </table:table-cell>
          <table:table-cell table:formula="of:=CONCATENATE([.D189];[.E189])" office:value-type="string" office:string-value="train_A_GT_IMG_104.mat" calcext:value-type="string">
            <text:p>train_A_GT_IMG_10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5.mat</text:p>
          </table:table-cell>
          <table:table-cell table:formula="of:=CONCATENATE([.D190];[.E190])" office:value-type="string" office:string-value="train_A_GT_IMG_105.mat" calcext:value-type="string">
            <text:p>train_A_GT_IMG_10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6.mat</text:p>
          </table:table-cell>
          <table:table-cell table:formula="of:=CONCATENATE([.D191];[.E191])" office:value-type="string" office:string-value="train_A_GT_IMG_106.mat" calcext:value-type="string">
            <text:p>train_A_GT_IMG_10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7.mat</text:p>
          </table:table-cell>
          <table:table-cell table:formula="of:=CONCATENATE([.D192];[.E192])" office:value-type="string" office:string-value="train_A_GT_IMG_107.mat" calcext:value-type="string">
            <text:p>train_A_GT_IMG_10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8.mat</text:p>
          </table:table-cell>
          <table:table-cell table:formula="of:=CONCATENATE([.D193];[.E193])" office:value-type="string" office:string-value="train_A_GT_IMG_108.mat" calcext:value-type="string">
            <text:p>train_A_GT_IMG_10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09.mat</text:p>
          </table:table-cell>
          <table:table-cell table:formula="of:=CONCATENATE([.D194];[.E194])" office:value-type="string" office:string-value="train_A_GT_IMG_109.mat" calcext:value-type="string">
            <text:p>train_A_GT_IMG_10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.mat</text:p>
          </table:table-cell>
          <table:table-cell table:formula="of:=CONCATENATE([.D195];[.E195])" office:value-type="string" office:string-value="train_A_GT_IMG_11.mat" calcext:value-type="string">
            <text:p>train_A_GT_IMG_1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0.mat</text:p>
          </table:table-cell>
          <table:table-cell table:formula="of:=CONCATENATE([.D196];[.E196])" office:value-type="string" office:string-value="train_A_GT_IMG_110.mat" calcext:value-type="string">
            <text:p>train_A_GT_IMG_11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1.mat</text:p>
          </table:table-cell>
          <table:table-cell table:formula="of:=CONCATENATE([.D197];[.E197])" office:value-type="string" office:string-value="train_A_GT_IMG_111.mat" calcext:value-type="string">
            <text:p>train_A_GT_IMG_11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2.mat</text:p>
          </table:table-cell>
          <table:table-cell table:formula="of:=CONCATENATE([.D198];[.E198])" office:value-type="string" office:string-value="train_A_GT_IMG_112.mat" calcext:value-type="string">
            <text:p>train_A_GT_IMG_11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3.mat</text:p>
          </table:table-cell>
          <table:table-cell table:formula="of:=CONCATENATE([.D199];[.E199])" office:value-type="string" office:string-value="train_A_GT_IMG_113.mat" calcext:value-type="string">
            <text:p>train_A_GT_IMG_11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4.mat</text:p>
          </table:table-cell>
          <table:table-cell table:formula="of:=CONCATENATE([.D200];[.E200])" office:value-type="string" office:string-value="train_A_GT_IMG_114.mat" calcext:value-type="string">
            <text:p>train_A_GT_IMG_11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5.mat</text:p>
          </table:table-cell>
          <table:table-cell table:formula="of:=CONCATENATE([.D201];[.E201])" office:value-type="string" office:string-value="train_A_GT_IMG_115.mat" calcext:value-type="string">
            <text:p>train_A_GT_IMG_11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6.mat</text:p>
          </table:table-cell>
          <table:table-cell table:formula="of:=CONCATENATE([.D202];[.E202])" office:value-type="string" office:string-value="train_A_GT_IMG_116.mat" calcext:value-type="string">
            <text:p>train_A_GT_IMG_11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7.mat</text:p>
          </table:table-cell>
          <table:table-cell table:formula="of:=CONCATENATE([.D203];[.E203])" office:value-type="string" office:string-value="train_A_GT_IMG_117.mat" calcext:value-type="string">
            <text:p>train_A_GT_IMG_11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8.mat</text:p>
          </table:table-cell>
          <table:table-cell table:formula="of:=CONCATENATE([.D204];[.E204])" office:value-type="string" office:string-value="train_A_GT_IMG_118.mat" calcext:value-type="string">
            <text:p>train_A_GT_IMG_11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19.mat</text:p>
          </table:table-cell>
          <table:table-cell table:formula="of:=CONCATENATE([.D205];[.E205])" office:value-type="string" office:string-value="train_A_GT_IMG_119.mat" calcext:value-type="string">
            <text:p>train_A_GT_IMG_11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.mat</text:p>
          </table:table-cell>
          <table:table-cell table:formula="of:=CONCATENATE([.D206];[.E206])" office:value-type="string" office:string-value="train_A_GT_IMG_12.mat" calcext:value-type="string">
            <text:p>train_A_GT_IMG_1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0.mat</text:p>
          </table:table-cell>
          <table:table-cell table:formula="of:=CONCATENATE([.D207];[.E207])" office:value-type="string" office:string-value="train_A_GT_IMG_120.mat" calcext:value-type="string">
            <text:p>train_A_GT_IMG_12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1.mat</text:p>
          </table:table-cell>
          <table:table-cell table:formula="of:=CONCATENATE([.D208];[.E208])" office:value-type="string" office:string-value="train_A_GT_IMG_121.mat" calcext:value-type="string">
            <text:p>train_A_GT_IMG_12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2.mat</text:p>
          </table:table-cell>
          <table:table-cell table:formula="of:=CONCATENATE([.D209];[.E209])" office:value-type="string" office:string-value="train_A_GT_IMG_122.mat" calcext:value-type="string">
            <text:p>train_A_GT_IMG_12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3.mat</text:p>
          </table:table-cell>
          <table:table-cell table:formula="of:=CONCATENATE([.D210];[.E210])" office:value-type="string" office:string-value="train_A_GT_IMG_123.mat" calcext:value-type="string">
            <text:p>train_A_GT_IMG_12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4.mat</text:p>
          </table:table-cell>
          <table:table-cell table:formula="of:=CONCATENATE([.D211];[.E211])" office:value-type="string" office:string-value="train_A_GT_IMG_124.mat" calcext:value-type="string">
            <text:p>train_A_GT_IMG_12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5.mat</text:p>
          </table:table-cell>
          <table:table-cell table:formula="of:=CONCATENATE([.D212];[.E212])" office:value-type="string" office:string-value="train_A_GT_IMG_125.mat" calcext:value-type="string">
            <text:p>train_A_GT_IMG_12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6.mat</text:p>
          </table:table-cell>
          <table:table-cell table:formula="of:=CONCATENATE([.D213];[.E213])" office:value-type="string" office:string-value="train_A_GT_IMG_126.mat" calcext:value-type="string">
            <text:p>train_A_GT_IMG_12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7.mat</text:p>
          </table:table-cell>
          <table:table-cell table:formula="of:=CONCATENATE([.D214];[.E214])" office:value-type="string" office:string-value="train_A_GT_IMG_127.mat" calcext:value-type="string">
            <text:p>train_A_GT_IMG_12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8.mat</text:p>
          </table:table-cell>
          <table:table-cell table:formula="of:=CONCATENATE([.D215];[.E215])" office:value-type="string" office:string-value="train_A_GT_IMG_128.mat" calcext:value-type="string">
            <text:p>train_A_GT_IMG_12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29.mat</text:p>
          </table:table-cell>
          <table:table-cell table:formula="of:=CONCATENATE([.D216];[.E216])" office:value-type="string" office:string-value="train_A_GT_IMG_129.mat" calcext:value-type="string">
            <text:p>train_A_GT_IMG_12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.mat</text:p>
          </table:table-cell>
          <table:table-cell table:formula="of:=CONCATENATE([.D217];[.E217])" office:value-type="string" office:string-value="train_A_GT_IMG_13.mat" calcext:value-type="string">
            <text:p>train_A_GT_IMG_1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0.mat</text:p>
          </table:table-cell>
          <table:table-cell table:formula="of:=CONCATENATE([.D218];[.E218])" office:value-type="string" office:string-value="train_A_GT_IMG_130.mat" calcext:value-type="string">
            <text:p>train_A_GT_IMG_13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1.mat</text:p>
          </table:table-cell>
          <table:table-cell table:formula="of:=CONCATENATE([.D219];[.E219])" office:value-type="string" office:string-value="train_A_GT_IMG_131.mat" calcext:value-type="string">
            <text:p>train_A_GT_IMG_13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2.mat</text:p>
          </table:table-cell>
          <table:table-cell table:formula="of:=CONCATENATE([.D220];[.E220])" office:value-type="string" office:string-value="train_A_GT_IMG_132.mat" calcext:value-type="string">
            <text:p>train_A_GT_IMG_13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3.mat</text:p>
          </table:table-cell>
          <table:table-cell table:formula="of:=CONCATENATE([.D221];[.E221])" office:value-type="string" office:string-value="train_A_GT_IMG_133.mat" calcext:value-type="string">
            <text:p>train_A_GT_IMG_13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4.mat</text:p>
          </table:table-cell>
          <table:table-cell table:formula="of:=CONCATENATE([.D222];[.E222])" office:value-type="string" office:string-value="train_A_GT_IMG_134.mat" calcext:value-type="string">
            <text:p>train_A_GT_IMG_13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5.mat</text:p>
          </table:table-cell>
          <table:table-cell table:formula="of:=CONCATENATE([.D223];[.E223])" office:value-type="string" office:string-value="train_A_GT_IMG_135.mat" calcext:value-type="string">
            <text:p>train_A_GT_IMG_13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6.mat</text:p>
          </table:table-cell>
          <table:table-cell table:formula="of:=CONCATENATE([.D224];[.E224])" office:value-type="string" office:string-value="train_A_GT_IMG_136.mat" calcext:value-type="string">
            <text:p>train_A_GT_IMG_13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7.mat</text:p>
          </table:table-cell>
          <table:table-cell table:formula="of:=CONCATENATE([.D225];[.E225])" office:value-type="string" office:string-value="train_A_GT_IMG_137.mat" calcext:value-type="string">
            <text:p>train_A_GT_IMG_13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8.mat</text:p>
          </table:table-cell>
          <table:table-cell table:formula="of:=CONCATENATE([.D226];[.E226])" office:value-type="string" office:string-value="train_A_GT_IMG_138.mat" calcext:value-type="string">
            <text:p>train_A_GT_IMG_13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39.mat</text:p>
          </table:table-cell>
          <table:table-cell table:formula="of:=CONCATENATE([.D227];[.E227])" office:value-type="string" office:string-value="train_A_GT_IMG_139.mat" calcext:value-type="string">
            <text:p>train_A_GT_IMG_13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.mat</text:p>
          </table:table-cell>
          <table:table-cell table:formula="of:=CONCATENATE([.D228];[.E228])" office:value-type="string" office:string-value="train_A_GT_IMG_14.mat" calcext:value-type="string">
            <text:p>train_A_GT_IMG_1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0.mat</text:p>
          </table:table-cell>
          <table:table-cell table:formula="of:=CONCATENATE([.D229];[.E229])" office:value-type="string" office:string-value="train_A_GT_IMG_140.mat" calcext:value-type="string">
            <text:p>train_A_GT_IMG_14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1.mat</text:p>
          </table:table-cell>
          <table:table-cell table:formula="of:=CONCATENATE([.D230];[.E230])" office:value-type="string" office:string-value="train_A_GT_IMG_141.mat" calcext:value-type="string">
            <text:p>train_A_GT_IMG_14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2.mat</text:p>
          </table:table-cell>
          <table:table-cell table:formula="of:=CONCATENATE([.D231];[.E231])" office:value-type="string" office:string-value="train_A_GT_IMG_142.mat" calcext:value-type="string">
            <text:p>train_A_GT_IMG_14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3.mat</text:p>
          </table:table-cell>
          <table:table-cell table:formula="of:=CONCATENATE([.D232];[.E232])" office:value-type="string" office:string-value="train_A_GT_IMG_143.mat" calcext:value-type="string">
            <text:p>train_A_GT_IMG_14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4.mat</text:p>
          </table:table-cell>
          <table:table-cell table:formula="of:=CONCATENATE([.D233];[.E233])" office:value-type="string" office:string-value="train_A_GT_IMG_144.mat" calcext:value-type="string">
            <text:p>train_A_GT_IMG_14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5.mat</text:p>
          </table:table-cell>
          <table:table-cell table:formula="of:=CONCATENATE([.D234];[.E234])" office:value-type="string" office:string-value="train_A_GT_IMG_145.mat" calcext:value-type="string">
            <text:p>train_A_GT_IMG_14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6.mat</text:p>
          </table:table-cell>
          <table:table-cell table:formula="of:=CONCATENATE([.D235];[.E235])" office:value-type="string" office:string-value="train_A_GT_IMG_146.mat" calcext:value-type="string">
            <text:p>train_A_GT_IMG_14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7.mat</text:p>
          </table:table-cell>
          <table:table-cell table:formula="of:=CONCATENATE([.D236];[.E236])" office:value-type="string" office:string-value="train_A_GT_IMG_147.mat" calcext:value-type="string">
            <text:p>train_A_GT_IMG_14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8.mat</text:p>
          </table:table-cell>
          <table:table-cell table:formula="of:=CONCATENATE([.D237];[.E237])" office:value-type="string" office:string-value="train_A_GT_IMG_148.mat" calcext:value-type="string">
            <text:p>train_A_GT_IMG_14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49.mat</text:p>
          </table:table-cell>
          <table:table-cell table:formula="of:=CONCATENATE([.D238];[.E238])" office:value-type="string" office:string-value="train_A_GT_IMG_149.mat" calcext:value-type="string">
            <text:p>train_A_GT_IMG_14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.mat</text:p>
          </table:table-cell>
          <table:table-cell table:formula="of:=CONCATENATE([.D239];[.E239])" office:value-type="string" office:string-value="train_A_GT_IMG_15.mat" calcext:value-type="string">
            <text:p>train_A_GT_IMG_1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0.mat</text:p>
          </table:table-cell>
          <table:table-cell table:formula="of:=CONCATENATE([.D240];[.E240])" office:value-type="string" office:string-value="train_A_GT_IMG_150.mat" calcext:value-type="string">
            <text:p>train_A_GT_IMG_15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1.mat</text:p>
          </table:table-cell>
          <table:table-cell table:formula="of:=CONCATENATE([.D241];[.E241])" office:value-type="string" office:string-value="train_A_GT_IMG_151.mat" calcext:value-type="string">
            <text:p>train_A_GT_IMG_15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2.mat</text:p>
          </table:table-cell>
          <table:table-cell table:formula="of:=CONCATENATE([.D242];[.E242])" office:value-type="string" office:string-value="train_A_GT_IMG_152.mat" calcext:value-type="string">
            <text:p>train_A_GT_IMG_15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3.mat</text:p>
          </table:table-cell>
          <table:table-cell table:formula="of:=CONCATENATE([.D243];[.E243])" office:value-type="string" office:string-value="train_A_GT_IMG_153.mat" calcext:value-type="string">
            <text:p>train_A_GT_IMG_15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4.mat</text:p>
          </table:table-cell>
          <table:table-cell table:formula="of:=CONCATENATE([.D244];[.E244])" office:value-type="string" office:string-value="train_A_GT_IMG_154.mat" calcext:value-type="string">
            <text:p>train_A_GT_IMG_15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5.mat</text:p>
          </table:table-cell>
          <table:table-cell table:formula="of:=CONCATENATE([.D245];[.E245])" office:value-type="string" office:string-value="train_A_GT_IMG_155.mat" calcext:value-type="string">
            <text:p>train_A_GT_IMG_15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6.mat</text:p>
          </table:table-cell>
          <table:table-cell table:formula="of:=CONCATENATE([.D246];[.E246])" office:value-type="string" office:string-value="train_A_GT_IMG_156.mat" calcext:value-type="string">
            <text:p>train_A_GT_IMG_15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7.mat</text:p>
          </table:table-cell>
          <table:table-cell table:formula="of:=CONCATENATE([.D247];[.E247])" office:value-type="string" office:string-value="train_A_GT_IMG_157.mat" calcext:value-type="string">
            <text:p>train_A_GT_IMG_15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8.mat</text:p>
          </table:table-cell>
          <table:table-cell table:formula="of:=CONCATENATE([.D248];[.E248])" office:value-type="string" office:string-value="train_A_GT_IMG_158.mat" calcext:value-type="string">
            <text:p>train_A_GT_IMG_15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59.mat</text:p>
          </table:table-cell>
          <table:table-cell table:formula="of:=CONCATENATE([.D249];[.E249])" office:value-type="string" office:string-value="train_A_GT_IMG_159.mat" calcext:value-type="string">
            <text:p>train_A_GT_IMG_15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.mat</text:p>
          </table:table-cell>
          <table:table-cell table:formula="of:=CONCATENATE([.D250];[.E250])" office:value-type="string" office:string-value="train_A_GT_IMG_16.mat" calcext:value-type="string">
            <text:p>train_A_GT_IMG_1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0.mat</text:p>
          </table:table-cell>
          <table:table-cell table:formula="of:=CONCATENATE([.D251];[.E251])" office:value-type="string" office:string-value="train_A_GT_IMG_160.mat" calcext:value-type="string">
            <text:p>train_A_GT_IMG_16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1.mat</text:p>
          </table:table-cell>
          <table:table-cell table:formula="of:=CONCATENATE([.D252];[.E252])" office:value-type="string" office:string-value="train_A_GT_IMG_161.mat" calcext:value-type="string">
            <text:p>train_A_GT_IMG_16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2.mat</text:p>
          </table:table-cell>
          <table:table-cell table:formula="of:=CONCATENATE([.D253];[.E253])" office:value-type="string" office:string-value="train_A_GT_IMG_162.mat" calcext:value-type="string">
            <text:p>train_A_GT_IMG_16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3.mat</text:p>
          </table:table-cell>
          <table:table-cell table:formula="of:=CONCATENATE([.D254];[.E254])" office:value-type="string" office:string-value="train_A_GT_IMG_163.mat" calcext:value-type="string">
            <text:p>train_A_GT_IMG_16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4.mat</text:p>
          </table:table-cell>
          <table:table-cell table:formula="of:=CONCATENATE([.D255];[.E255])" office:value-type="string" office:string-value="train_A_GT_IMG_164.mat" calcext:value-type="string">
            <text:p>train_A_GT_IMG_16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5.mat</text:p>
          </table:table-cell>
          <table:table-cell table:formula="of:=CONCATENATE([.D256];[.E256])" office:value-type="string" office:string-value="train_A_GT_IMG_165.mat" calcext:value-type="string">
            <text:p>train_A_GT_IMG_16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6.mat</text:p>
          </table:table-cell>
          <table:table-cell table:formula="of:=CONCATENATE([.D257];[.E257])" office:value-type="string" office:string-value="train_A_GT_IMG_166.mat" calcext:value-type="string">
            <text:p>train_A_GT_IMG_16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7.mat</text:p>
          </table:table-cell>
          <table:table-cell table:formula="of:=CONCATENATE([.D258];[.E258])" office:value-type="string" office:string-value="train_A_GT_IMG_167.mat" calcext:value-type="string">
            <text:p>train_A_GT_IMG_16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8.mat</text:p>
          </table:table-cell>
          <table:table-cell table:formula="of:=CONCATENATE([.D259];[.E259])" office:value-type="string" office:string-value="train_A_GT_IMG_168.mat" calcext:value-type="string">
            <text:p>train_A_GT_IMG_16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69.mat</text:p>
          </table:table-cell>
          <table:table-cell table:formula="of:=CONCATENATE([.D260];[.E260])" office:value-type="string" office:string-value="train_A_GT_IMG_169.mat" calcext:value-type="string">
            <text:p>train_A_GT_IMG_16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.mat</text:p>
          </table:table-cell>
          <table:table-cell table:formula="of:=CONCATENATE([.D261];[.E261])" office:value-type="string" office:string-value="train_A_GT_IMG_17.mat" calcext:value-type="string">
            <text:p>train_A_GT_IMG_1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0.mat</text:p>
          </table:table-cell>
          <table:table-cell table:formula="of:=CONCATENATE([.D262];[.E262])" office:value-type="string" office:string-value="train_A_GT_IMG_170.mat" calcext:value-type="string">
            <text:p>train_A_GT_IMG_17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1.mat</text:p>
          </table:table-cell>
          <table:table-cell table:formula="of:=CONCATENATE([.D263];[.E263])" office:value-type="string" office:string-value="train_A_GT_IMG_171.mat" calcext:value-type="string">
            <text:p>train_A_GT_IMG_17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2.mat</text:p>
          </table:table-cell>
          <table:table-cell table:formula="of:=CONCATENATE([.D264];[.E264])" office:value-type="string" office:string-value="train_A_GT_IMG_172.mat" calcext:value-type="string">
            <text:p>train_A_GT_IMG_17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3.mat</text:p>
          </table:table-cell>
          <table:table-cell table:formula="of:=CONCATENATE([.D265];[.E265])" office:value-type="string" office:string-value="train_A_GT_IMG_173.mat" calcext:value-type="string">
            <text:p>train_A_GT_IMG_17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4.mat</text:p>
          </table:table-cell>
          <table:table-cell table:formula="of:=CONCATENATE([.D266];[.E266])" office:value-type="string" office:string-value="train_A_GT_IMG_174.mat" calcext:value-type="string">
            <text:p>train_A_GT_IMG_17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5.mat</text:p>
          </table:table-cell>
          <table:table-cell table:formula="of:=CONCATENATE([.D267];[.E267])" office:value-type="string" office:string-value="train_A_GT_IMG_175.mat" calcext:value-type="string">
            <text:p>train_A_GT_IMG_17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6.mat</text:p>
          </table:table-cell>
          <table:table-cell table:formula="of:=CONCATENATE([.D268];[.E268])" office:value-type="string" office:string-value="train_A_GT_IMG_176.mat" calcext:value-type="string">
            <text:p>train_A_GT_IMG_17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7.mat</text:p>
          </table:table-cell>
          <table:table-cell table:formula="of:=CONCATENATE([.D269];[.E269])" office:value-type="string" office:string-value="train_A_GT_IMG_177.mat" calcext:value-type="string">
            <text:p>train_A_GT_IMG_17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8.mat</text:p>
          </table:table-cell>
          <table:table-cell table:formula="of:=CONCATENATE([.D270];[.E270])" office:value-type="string" office:string-value="train_A_GT_IMG_178.mat" calcext:value-type="string">
            <text:p>train_A_GT_IMG_17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79.mat</text:p>
          </table:table-cell>
          <table:table-cell table:formula="of:=CONCATENATE([.D271];[.E271])" office:value-type="string" office:string-value="train_A_GT_IMG_179.mat" calcext:value-type="string">
            <text:p>train_A_GT_IMG_17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.mat</text:p>
          </table:table-cell>
          <table:table-cell table:formula="of:=CONCATENATE([.D272];[.E272])" office:value-type="string" office:string-value="train_A_GT_IMG_18.mat" calcext:value-type="string">
            <text:p>train_A_GT_IMG_1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0.mat</text:p>
          </table:table-cell>
          <table:table-cell table:formula="of:=CONCATENATE([.D273];[.E273])" office:value-type="string" office:string-value="train_A_GT_IMG_180.mat" calcext:value-type="string">
            <text:p>train_A_GT_IMG_18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1.mat</text:p>
          </table:table-cell>
          <table:table-cell table:formula="of:=CONCATENATE([.D274];[.E274])" office:value-type="string" office:string-value="train_A_GT_IMG_181.mat" calcext:value-type="string">
            <text:p>train_A_GT_IMG_18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2.mat</text:p>
          </table:table-cell>
          <table:table-cell table:formula="of:=CONCATENATE([.D275];[.E275])" office:value-type="string" office:string-value="train_A_GT_IMG_182.mat" calcext:value-type="string">
            <text:p>train_A_GT_IMG_18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3.mat</text:p>
          </table:table-cell>
          <table:table-cell table:formula="of:=CONCATENATE([.D276];[.E276])" office:value-type="string" office:string-value="train_A_GT_IMG_183.mat" calcext:value-type="string">
            <text:p>train_A_GT_IMG_18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4.mat</text:p>
          </table:table-cell>
          <table:table-cell table:formula="of:=CONCATENATE([.D277];[.E277])" office:value-type="string" office:string-value="train_A_GT_IMG_184.mat" calcext:value-type="string">
            <text:p>train_A_GT_IMG_18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5.mat</text:p>
          </table:table-cell>
          <table:table-cell table:formula="of:=CONCATENATE([.D278];[.E278])" office:value-type="string" office:string-value="train_A_GT_IMG_185.mat" calcext:value-type="string">
            <text:p>train_A_GT_IMG_18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6.mat</text:p>
          </table:table-cell>
          <table:table-cell table:formula="of:=CONCATENATE([.D279];[.E279])" office:value-type="string" office:string-value="train_A_GT_IMG_186.mat" calcext:value-type="string">
            <text:p>train_A_GT_IMG_18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7.mat</text:p>
          </table:table-cell>
          <table:table-cell table:formula="of:=CONCATENATE([.D280];[.E280])" office:value-type="string" office:string-value="train_A_GT_IMG_187.mat" calcext:value-type="string">
            <text:p>train_A_GT_IMG_18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8.mat</text:p>
          </table:table-cell>
          <table:table-cell table:formula="of:=CONCATENATE([.D281];[.E281])" office:value-type="string" office:string-value="train_A_GT_IMG_188.mat" calcext:value-type="string">
            <text:p>train_A_GT_IMG_18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89.mat</text:p>
          </table:table-cell>
          <table:table-cell table:formula="of:=CONCATENATE([.D282];[.E282])" office:value-type="string" office:string-value="train_A_GT_IMG_189.mat" calcext:value-type="string">
            <text:p>train_A_GT_IMG_18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.mat</text:p>
          </table:table-cell>
          <table:table-cell table:formula="of:=CONCATENATE([.D283];[.E283])" office:value-type="string" office:string-value="train_A_GT_IMG_19.mat" calcext:value-type="string">
            <text:p>train_A_GT_IMG_1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0.mat</text:p>
          </table:table-cell>
          <table:table-cell table:formula="of:=CONCATENATE([.D284];[.E284])" office:value-type="string" office:string-value="train_A_GT_IMG_190.mat" calcext:value-type="string">
            <text:p>train_A_GT_IMG_19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1.mat</text:p>
          </table:table-cell>
          <table:table-cell table:formula="of:=CONCATENATE([.D285];[.E285])" office:value-type="string" office:string-value="train_A_GT_IMG_191.mat" calcext:value-type="string">
            <text:p>train_A_GT_IMG_19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2.mat</text:p>
          </table:table-cell>
          <table:table-cell table:formula="of:=CONCATENATE([.D286];[.E286])" office:value-type="string" office:string-value="train_A_GT_IMG_192.mat" calcext:value-type="string">
            <text:p>train_A_GT_IMG_19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3.mat</text:p>
          </table:table-cell>
          <table:table-cell table:formula="of:=CONCATENATE([.D287];[.E287])" office:value-type="string" office:string-value="train_A_GT_IMG_193.mat" calcext:value-type="string">
            <text:p>train_A_GT_IMG_19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4.mat</text:p>
          </table:table-cell>
          <table:table-cell table:formula="of:=CONCATENATE([.D288];[.E288])" office:value-type="string" office:string-value="train_A_GT_IMG_194.mat" calcext:value-type="string">
            <text:p>train_A_GT_IMG_19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5.mat</text:p>
          </table:table-cell>
          <table:table-cell table:formula="of:=CONCATENATE([.D289];[.E289])" office:value-type="string" office:string-value="train_A_GT_IMG_195.mat" calcext:value-type="string">
            <text:p>train_A_GT_IMG_19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6.mat</text:p>
          </table:table-cell>
          <table:table-cell table:formula="of:=CONCATENATE([.D290];[.E290])" office:value-type="string" office:string-value="train_A_GT_IMG_196.mat" calcext:value-type="string">
            <text:p>train_A_GT_IMG_19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7.mat</text:p>
          </table:table-cell>
          <table:table-cell table:formula="of:=CONCATENATE([.D291];[.E291])" office:value-type="string" office:string-value="train_A_GT_IMG_197.mat" calcext:value-type="string">
            <text:p>train_A_GT_IMG_19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8.mat</text:p>
          </table:table-cell>
          <table:table-cell table:formula="of:=CONCATENATE([.D292];[.E292])" office:value-type="string" office:string-value="train_A_GT_IMG_198.mat" calcext:value-type="string">
            <text:p>train_A_GT_IMG_19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199.mat</text:p>
          </table:table-cell>
          <table:table-cell table:formula="of:=CONCATENATE([.D293];[.E293])" office:value-type="string" office:string-value="train_A_GT_IMG_199.mat" calcext:value-type="string">
            <text:p>train_A_GT_IMG_19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1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.mat</text:p>
          </table:table-cell>
          <table:table-cell table:formula="of:=CONCATENATE([.D294];[.E294])" office:value-type="string" office:string-value="train_A_GT_IMG_2.mat" calcext:value-type="string">
            <text:p>train_A_GT_IMG_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.mat</text:p>
          </table:table-cell>
          <table:table-cell table:formula="of:=CONCATENATE([.D295];[.E295])" office:value-type="string" office:string-value="train_A_GT_IMG_20.mat" calcext:value-type="string">
            <text:p>train_A_GT_IMG_2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0.mat</text:p>
          </table:table-cell>
          <table:table-cell table:formula="of:=CONCATENATE([.D296];[.E296])" office:value-type="string" office:string-value="train_A_GT_IMG_200.mat" calcext:value-type="string">
            <text:p>train_A_GT_IMG_20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1.mat</text:p>
          </table:table-cell>
          <table:table-cell table:formula="of:=CONCATENATE([.D297];[.E297])" office:value-type="string" office:string-value="train_A_GT_IMG_201.mat" calcext:value-type="string">
            <text:p>train_A_GT_IMG_20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2.mat</text:p>
          </table:table-cell>
          <table:table-cell table:formula="of:=CONCATENATE([.D298];[.E298])" office:value-type="string" office:string-value="train_A_GT_IMG_202.mat" calcext:value-type="string">
            <text:p>train_A_GT_IMG_20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3.mat</text:p>
          </table:table-cell>
          <table:table-cell table:formula="of:=CONCATENATE([.D299];[.E299])" office:value-type="string" office:string-value="train_A_GT_IMG_203.mat" calcext:value-type="string">
            <text:p>train_A_GT_IMG_20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4.mat</text:p>
          </table:table-cell>
          <table:table-cell table:formula="of:=CONCATENATE([.D300];[.E300])" office:value-type="string" office:string-value="train_A_GT_IMG_204.mat" calcext:value-type="string">
            <text:p>train_A_GT_IMG_20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5.mat</text:p>
          </table:table-cell>
          <table:table-cell table:formula="of:=CONCATENATE([.D301];[.E301])" office:value-type="string" office:string-value="train_A_GT_IMG_205.mat" calcext:value-type="string">
            <text:p>train_A_GT_IMG_20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6.mat</text:p>
          </table:table-cell>
          <table:table-cell table:formula="of:=CONCATENATE([.D302];[.E302])" office:value-type="string" office:string-value="train_A_GT_IMG_206.mat" calcext:value-type="string">
            <text:p>train_A_GT_IMG_20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7.mat</text:p>
          </table:table-cell>
          <table:table-cell table:formula="of:=CONCATENATE([.D303];[.E303])" office:value-type="string" office:string-value="train_A_GT_IMG_207.mat" calcext:value-type="string">
            <text:p>train_A_GT_IMG_20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8.mat</text:p>
          </table:table-cell>
          <table:table-cell table:formula="of:=CONCATENATE([.D304];[.E304])" office:value-type="string" office:string-value="train_A_GT_IMG_208.mat" calcext:value-type="string">
            <text:p>train_A_GT_IMG_20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09.mat</text:p>
          </table:table-cell>
          <table:table-cell table:formula="of:=CONCATENATE([.D305];[.E305])" office:value-type="string" office:string-value="train_A_GT_IMG_209.mat" calcext:value-type="string">
            <text:p>train_A_GT_IMG_20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.mat</text:p>
          </table:table-cell>
          <table:table-cell table:formula="of:=CONCATENATE([.D306];[.E306])" office:value-type="string" office:string-value="train_A_GT_IMG_21.mat" calcext:value-type="string">
            <text:p>train_A_GT_IMG_2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0.mat</text:p>
          </table:table-cell>
          <table:table-cell table:formula="of:=CONCATENATE([.D307];[.E307])" office:value-type="string" office:string-value="train_A_GT_IMG_210.mat" calcext:value-type="string">
            <text:p>train_A_GT_IMG_21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1.mat</text:p>
          </table:table-cell>
          <table:table-cell table:formula="of:=CONCATENATE([.D308];[.E308])" office:value-type="string" office:string-value="train_A_GT_IMG_211.mat" calcext:value-type="string">
            <text:p>train_A_GT_IMG_21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2.mat</text:p>
          </table:table-cell>
          <table:table-cell table:formula="of:=CONCATENATE([.D309];[.E309])" office:value-type="string" office:string-value="train_A_GT_IMG_212.mat" calcext:value-type="string">
            <text:p>train_A_GT_IMG_21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3.mat</text:p>
          </table:table-cell>
          <table:table-cell table:formula="of:=CONCATENATE([.D310];[.E310])" office:value-type="string" office:string-value="train_A_GT_IMG_213.mat" calcext:value-type="string">
            <text:p>train_A_GT_IMG_21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4.mat</text:p>
          </table:table-cell>
          <table:table-cell table:formula="of:=CONCATENATE([.D311];[.E311])" office:value-type="string" office:string-value="train_A_GT_IMG_214.mat" calcext:value-type="string">
            <text:p>train_A_GT_IMG_21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5.mat</text:p>
          </table:table-cell>
          <table:table-cell table:formula="of:=CONCATENATE([.D312];[.E312])" office:value-type="string" office:string-value="train_A_GT_IMG_215.mat" calcext:value-type="string">
            <text:p>train_A_GT_IMG_21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6.mat</text:p>
          </table:table-cell>
          <table:table-cell table:formula="of:=CONCATENATE([.D313];[.E313])" office:value-type="string" office:string-value="train_A_GT_IMG_216.mat" calcext:value-type="string">
            <text:p>train_A_GT_IMG_21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7.mat</text:p>
          </table:table-cell>
          <table:table-cell table:formula="of:=CONCATENATE([.D314];[.E314])" office:value-type="string" office:string-value="train_A_GT_IMG_217.mat" calcext:value-type="string">
            <text:p>train_A_GT_IMG_21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8.mat</text:p>
          </table:table-cell>
          <table:table-cell table:formula="of:=CONCATENATE([.D315];[.E315])" office:value-type="string" office:string-value="train_A_GT_IMG_218.mat" calcext:value-type="string">
            <text:p>train_A_GT_IMG_21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19.mat</text:p>
          </table:table-cell>
          <table:table-cell table:formula="of:=CONCATENATE([.D316];[.E316])" office:value-type="string" office:string-value="train_A_GT_IMG_219.mat" calcext:value-type="string">
            <text:p>train_A_GT_IMG_21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.mat</text:p>
          </table:table-cell>
          <table:table-cell table:formula="of:=CONCATENATE([.D317];[.E317])" office:value-type="string" office:string-value="train_A_GT_IMG_22.mat" calcext:value-type="string">
            <text:p>train_A_GT_IMG_2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0.mat</text:p>
          </table:table-cell>
          <table:table-cell table:formula="of:=CONCATENATE([.D318];[.E318])" office:value-type="string" office:string-value="train_A_GT_IMG_220.mat" calcext:value-type="string">
            <text:p>train_A_GT_IMG_22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1.mat</text:p>
          </table:table-cell>
          <table:table-cell table:formula="of:=CONCATENATE([.D319];[.E319])" office:value-type="string" office:string-value="train_A_GT_IMG_221.mat" calcext:value-type="string">
            <text:p>train_A_GT_IMG_22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2.mat</text:p>
          </table:table-cell>
          <table:table-cell table:formula="of:=CONCATENATE([.D320];[.E320])" office:value-type="string" office:string-value="train_A_GT_IMG_222.mat" calcext:value-type="string">
            <text:p>train_A_GT_IMG_22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3.mat</text:p>
          </table:table-cell>
          <table:table-cell table:formula="of:=CONCATENATE([.D321];[.E321])" office:value-type="string" office:string-value="train_A_GT_IMG_223.mat" calcext:value-type="string">
            <text:p>train_A_GT_IMG_22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4.mat</text:p>
          </table:table-cell>
          <table:table-cell table:formula="of:=CONCATENATE([.D322];[.E322])" office:value-type="string" office:string-value="train_A_GT_IMG_224.mat" calcext:value-type="string">
            <text:p>train_A_GT_IMG_22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5.mat</text:p>
          </table:table-cell>
          <table:table-cell table:formula="of:=CONCATENATE([.D323];[.E323])" office:value-type="string" office:string-value="train_A_GT_IMG_225.mat" calcext:value-type="string">
            <text:p>train_A_GT_IMG_22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6.mat</text:p>
          </table:table-cell>
          <table:table-cell table:formula="of:=CONCATENATE([.D324];[.E324])" office:value-type="string" office:string-value="train_A_GT_IMG_226.mat" calcext:value-type="string">
            <text:p>train_A_GT_IMG_22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7.mat</text:p>
          </table:table-cell>
          <table:table-cell table:formula="of:=CONCATENATE([.D325];[.E325])" office:value-type="string" office:string-value="train_A_GT_IMG_227.mat" calcext:value-type="string">
            <text:p>train_A_GT_IMG_22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8.mat</text:p>
          </table:table-cell>
          <table:table-cell table:formula="of:=CONCATENATE([.D326];[.E326])" office:value-type="string" office:string-value="train_A_GT_IMG_228.mat" calcext:value-type="string">
            <text:p>train_A_GT_IMG_22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29.mat</text:p>
          </table:table-cell>
          <table:table-cell table:formula="of:=CONCATENATE([.D327];[.E327])" office:value-type="string" office:string-value="train_A_GT_IMG_229.mat" calcext:value-type="string">
            <text:p>train_A_GT_IMG_22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.mat</text:p>
          </table:table-cell>
          <table:table-cell table:formula="of:=CONCATENATE([.D328];[.E328])" office:value-type="string" office:string-value="train_A_GT_IMG_23.mat" calcext:value-type="string">
            <text:p>train_A_GT_IMG_2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0.mat</text:p>
          </table:table-cell>
          <table:table-cell table:formula="of:=CONCATENATE([.D329];[.E329])" office:value-type="string" office:string-value="train_A_GT_IMG_230.mat" calcext:value-type="string">
            <text:p>train_A_GT_IMG_23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1.mat</text:p>
          </table:table-cell>
          <table:table-cell table:formula="of:=CONCATENATE([.D330];[.E330])" office:value-type="string" office:string-value="train_A_GT_IMG_231.mat" calcext:value-type="string">
            <text:p>train_A_GT_IMG_23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2.mat</text:p>
          </table:table-cell>
          <table:table-cell table:formula="of:=CONCATENATE([.D331];[.E331])" office:value-type="string" office:string-value="train_A_GT_IMG_232.mat" calcext:value-type="string">
            <text:p>train_A_GT_IMG_23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3.mat</text:p>
          </table:table-cell>
          <table:table-cell table:formula="of:=CONCATENATE([.D332];[.E332])" office:value-type="string" office:string-value="train_A_GT_IMG_233.mat" calcext:value-type="string">
            <text:p>train_A_GT_IMG_23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4.mat</text:p>
          </table:table-cell>
          <table:table-cell table:formula="of:=CONCATENATE([.D333];[.E333])" office:value-type="string" office:string-value="train_A_GT_IMG_234.mat" calcext:value-type="string">
            <text:p>train_A_GT_IMG_23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5.mat</text:p>
          </table:table-cell>
          <table:table-cell table:formula="of:=CONCATENATE([.D334];[.E334])" office:value-type="string" office:string-value="train_A_GT_IMG_235.mat" calcext:value-type="string">
            <text:p>train_A_GT_IMG_23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6.mat</text:p>
          </table:table-cell>
          <table:table-cell table:formula="of:=CONCATENATE([.D335];[.E335])" office:value-type="string" office:string-value="train_A_GT_IMG_236.mat" calcext:value-type="string">
            <text:p>train_A_GT_IMG_23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7.mat</text:p>
          </table:table-cell>
          <table:table-cell table:formula="of:=CONCATENATE([.D336];[.E336])" office:value-type="string" office:string-value="train_A_GT_IMG_237.mat" calcext:value-type="string">
            <text:p>train_A_GT_IMG_23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8.mat</text:p>
          </table:table-cell>
          <table:table-cell table:formula="of:=CONCATENATE([.D337];[.E337])" office:value-type="string" office:string-value="train_A_GT_IMG_238.mat" calcext:value-type="string">
            <text:p>train_A_GT_IMG_23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39.mat</text:p>
          </table:table-cell>
          <table:table-cell table:formula="of:=CONCATENATE([.D338];[.E338])" office:value-type="string" office:string-value="train_A_GT_IMG_239.mat" calcext:value-type="string">
            <text:p>train_A_GT_IMG_23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.mat</text:p>
          </table:table-cell>
          <table:table-cell table:formula="of:=CONCATENATE([.D339];[.E339])" office:value-type="string" office:string-value="train_A_GT_IMG_24.mat" calcext:value-type="string">
            <text:p>train_A_GT_IMG_2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0.mat</text:p>
          </table:table-cell>
          <table:table-cell table:formula="of:=CONCATENATE([.D340];[.E340])" office:value-type="string" office:string-value="train_A_GT_IMG_240.mat" calcext:value-type="string">
            <text:p>train_A_GT_IMG_24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1.mat</text:p>
          </table:table-cell>
          <table:table-cell table:formula="of:=CONCATENATE([.D341];[.E341])" office:value-type="string" office:string-value="train_A_GT_IMG_241.mat" calcext:value-type="string">
            <text:p>train_A_GT_IMG_24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2.mat</text:p>
          </table:table-cell>
          <table:table-cell table:formula="of:=CONCATENATE([.D342];[.E342])" office:value-type="string" office:string-value="train_A_GT_IMG_242.mat" calcext:value-type="string">
            <text:p>train_A_GT_IMG_24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3.mat</text:p>
          </table:table-cell>
          <table:table-cell table:formula="of:=CONCATENATE([.D343];[.E343])" office:value-type="string" office:string-value="train_A_GT_IMG_243.mat" calcext:value-type="string">
            <text:p>train_A_GT_IMG_24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4.mat</text:p>
          </table:table-cell>
          <table:table-cell table:formula="of:=CONCATENATE([.D344];[.E344])" office:value-type="string" office:string-value="train_A_GT_IMG_244.mat" calcext:value-type="string">
            <text:p>train_A_GT_IMG_24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5.mat</text:p>
          </table:table-cell>
          <table:table-cell table:formula="of:=CONCATENATE([.D345];[.E345])" office:value-type="string" office:string-value="train_A_GT_IMG_245.mat" calcext:value-type="string">
            <text:p>train_A_GT_IMG_24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6.mat</text:p>
          </table:table-cell>
          <table:table-cell table:formula="of:=CONCATENATE([.D346];[.E346])" office:value-type="string" office:string-value="train_A_GT_IMG_246.mat" calcext:value-type="string">
            <text:p>train_A_GT_IMG_24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7.mat</text:p>
          </table:table-cell>
          <table:table-cell table:formula="of:=CONCATENATE([.D347];[.E347])" office:value-type="string" office:string-value="train_A_GT_IMG_247.mat" calcext:value-type="string">
            <text:p>train_A_GT_IMG_24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8.mat</text:p>
          </table:table-cell>
          <table:table-cell table:formula="of:=CONCATENATE([.D348];[.E348])" office:value-type="string" office:string-value="train_A_GT_IMG_248.mat" calcext:value-type="string">
            <text:p>train_A_GT_IMG_24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49.mat</text:p>
          </table:table-cell>
          <table:table-cell table:formula="of:=CONCATENATE([.D349];[.E349])" office:value-type="string" office:string-value="train_A_GT_IMG_249.mat" calcext:value-type="string">
            <text:p>train_A_GT_IMG_24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.mat</text:p>
          </table:table-cell>
          <table:table-cell table:formula="of:=CONCATENATE([.D350];[.E350])" office:value-type="string" office:string-value="train_A_GT_IMG_25.mat" calcext:value-type="string">
            <text:p>train_A_GT_IMG_2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0.mat</text:p>
          </table:table-cell>
          <table:table-cell table:formula="of:=CONCATENATE([.D351];[.E351])" office:value-type="string" office:string-value="train_A_GT_IMG_250.mat" calcext:value-type="string">
            <text:p>train_A_GT_IMG_25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1.mat</text:p>
          </table:table-cell>
          <table:table-cell table:formula="of:=CONCATENATE([.D352];[.E352])" office:value-type="string" office:string-value="train_A_GT_IMG_251.mat" calcext:value-type="string">
            <text:p>train_A_GT_IMG_25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2.mat</text:p>
          </table:table-cell>
          <table:table-cell table:formula="of:=CONCATENATE([.D353];[.E353])" office:value-type="string" office:string-value="train_A_GT_IMG_252.mat" calcext:value-type="string">
            <text:p>train_A_GT_IMG_25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3.mat</text:p>
          </table:table-cell>
          <table:table-cell table:formula="of:=CONCATENATE([.D354];[.E354])" office:value-type="string" office:string-value="train_A_GT_IMG_253.mat" calcext:value-type="string">
            <text:p>train_A_GT_IMG_25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4.mat</text:p>
          </table:table-cell>
          <table:table-cell table:formula="of:=CONCATENATE([.D355];[.E355])" office:value-type="string" office:string-value="train_A_GT_IMG_254.mat" calcext:value-type="string">
            <text:p>train_A_GT_IMG_25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5.mat</text:p>
          </table:table-cell>
          <table:table-cell table:formula="of:=CONCATENATE([.D356];[.E356])" office:value-type="string" office:string-value="train_A_GT_IMG_255.mat" calcext:value-type="string">
            <text:p>train_A_GT_IMG_25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6.mat</text:p>
          </table:table-cell>
          <table:table-cell table:formula="of:=CONCATENATE([.D357];[.E357])" office:value-type="string" office:string-value="train_A_GT_IMG_256.mat" calcext:value-type="string">
            <text:p>train_A_GT_IMG_25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7.mat</text:p>
          </table:table-cell>
          <table:table-cell table:formula="of:=CONCATENATE([.D358];[.E358])" office:value-type="string" office:string-value="train_A_GT_IMG_257.mat" calcext:value-type="string">
            <text:p>train_A_GT_IMG_25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8.mat</text:p>
          </table:table-cell>
          <table:table-cell table:formula="of:=CONCATENATE([.D359];[.E359])" office:value-type="string" office:string-value="train_A_GT_IMG_258.mat" calcext:value-type="string">
            <text:p>train_A_GT_IMG_25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59.mat</text:p>
          </table:table-cell>
          <table:table-cell table:formula="of:=CONCATENATE([.D360];[.E360])" office:value-type="string" office:string-value="train_A_GT_IMG_259.mat" calcext:value-type="string">
            <text:p>train_A_GT_IMG_25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.mat</text:p>
          </table:table-cell>
          <table:table-cell table:formula="of:=CONCATENATE([.D361];[.E361])" office:value-type="string" office:string-value="train_A_GT_IMG_26.mat" calcext:value-type="string">
            <text:p>train_A_GT_IMG_2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0.mat</text:p>
          </table:table-cell>
          <table:table-cell table:formula="of:=CONCATENATE([.D362];[.E362])" office:value-type="string" office:string-value="train_A_GT_IMG_260.mat" calcext:value-type="string">
            <text:p>train_A_GT_IMG_26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1.mat</text:p>
          </table:table-cell>
          <table:table-cell table:formula="of:=CONCATENATE([.D363];[.E363])" office:value-type="string" office:string-value="train_A_GT_IMG_261.mat" calcext:value-type="string">
            <text:p>train_A_GT_IMG_26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2.mat</text:p>
          </table:table-cell>
          <table:table-cell table:formula="of:=CONCATENATE([.D364];[.E364])" office:value-type="string" office:string-value="train_A_GT_IMG_262.mat" calcext:value-type="string">
            <text:p>train_A_GT_IMG_26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3.mat</text:p>
          </table:table-cell>
          <table:table-cell table:formula="of:=CONCATENATE([.D365];[.E365])" office:value-type="string" office:string-value="train_A_GT_IMG_263.mat" calcext:value-type="string">
            <text:p>train_A_GT_IMG_26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4.mat</text:p>
          </table:table-cell>
          <table:table-cell table:formula="of:=CONCATENATE([.D366];[.E366])" office:value-type="string" office:string-value="train_A_GT_IMG_264.mat" calcext:value-type="string">
            <text:p>train_A_GT_IMG_26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5.mat</text:p>
          </table:table-cell>
          <table:table-cell table:formula="of:=CONCATENATE([.D367];[.E367])" office:value-type="string" office:string-value="train_A_GT_IMG_265.mat" calcext:value-type="string">
            <text:p>train_A_GT_IMG_26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6.mat</text:p>
          </table:table-cell>
          <table:table-cell table:formula="of:=CONCATENATE([.D368];[.E368])" office:value-type="string" office:string-value="train_A_GT_IMG_266.mat" calcext:value-type="string">
            <text:p>train_A_GT_IMG_26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7.mat</text:p>
          </table:table-cell>
          <table:table-cell table:formula="of:=CONCATENATE([.D369];[.E369])" office:value-type="string" office:string-value="train_A_GT_IMG_267.mat" calcext:value-type="string">
            <text:p>train_A_GT_IMG_26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8.mat</text:p>
          </table:table-cell>
          <table:table-cell table:formula="of:=CONCATENATE([.D370];[.E370])" office:value-type="string" office:string-value="train_A_GT_IMG_268.mat" calcext:value-type="string">
            <text:p>train_A_GT_IMG_26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69.mat</text:p>
          </table:table-cell>
          <table:table-cell table:formula="of:=CONCATENATE([.D371];[.E371])" office:value-type="string" office:string-value="train_A_GT_IMG_269.mat" calcext:value-type="string">
            <text:p>train_A_GT_IMG_26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.mat</text:p>
          </table:table-cell>
          <table:table-cell table:formula="of:=CONCATENATE([.D372];[.E372])" office:value-type="string" office:string-value="train_A_GT_IMG_27.mat" calcext:value-type="string">
            <text:p>train_A_GT_IMG_2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0.mat</text:p>
          </table:table-cell>
          <table:table-cell table:formula="of:=CONCATENATE([.D373];[.E373])" office:value-type="string" office:string-value="train_A_GT_IMG_270.mat" calcext:value-type="string">
            <text:p>train_A_GT_IMG_27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1.mat</text:p>
          </table:table-cell>
          <table:table-cell table:formula="of:=CONCATENATE([.D374];[.E374])" office:value-type="string" office:string-value="train_A_GT_IMG_271.mat" calcext:value-type="string">
            <text:p>train_A_GT_IMG_27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2.mat</text:p>
          </table:table-cell>
          <table:table-cell table:formula="of:=CONCATENATE([.D375];[.E375])" office:value-type="string" office:string-value="train_A_GT_IMG_272.mat" calcext:value-type="string">
            <text:p>train_A_GT_IMG_27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3.mat</text:p>
          </table:table-cell>
          <table:table-cell table:formula="of:=CONCATENATE([.D376];[.E376])" office:value-type="string" office:string-value="train_A_GT_IMG_273.mat" calcext:value-type="string">
            <text:p>train_A_GT_IMG_27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4.mat</text:p>
          </table:table-cell>
          <table:table-cell table:formula="of:=CONCATENATE([.D377];[.E377])" office:value-type="string" office:string-value="train_A_GT_IMG_274.mat" calcext:value-type="string">
            <text:p>train_A_GT_IMG_27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5.mat</text:p>
          </table:table-cell>
          <table:table-cell table:formula="of:=CONCATENATE([.D378];[.E378])" office:value-type="string" office:string-value="train_A_GT_IMG_275.mat" calcext:value-type="string">
            <text:p>train_A_GT_IMG_27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6.mat</text:p>
          </table:table-cell>
          <table:table-cell table:formula="of:=CONCATENATE([.D379];[.E379])" office:value-type="string" office:string-value="train_A_GT_IMG_276.mat" calcext:value-type="string">
            <text:p>train_A_GT_IMG_27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7.mat</text:p>
          </table:table-cell>
          <table:table-cell table:formula="of:=CONCATENATE([.D380];[.E380])" office:value-type="string" office:string-value="train_A_GT_IMG_277.mat" calcext:value-type="string">
            <text:p>train_A_GT_IMG_27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8.mat</text:p>
          </table:table-cell>
          <table:table-cell table:formula="of:=CONCATENATE([.D381];[.E381])" office:value-type="string" office:string-value="train_A_GT_IMG_278.mat" calcext:value-type="string">
            <text:p>train_A_GT_IMG_27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79.mat</text:p>
          </table:table-cell>
          <table:table-cell table:formula="of:=CONCATENATE([.D382];[.E382])" office:value-type="string" office:string-value="train_A_GT_IMG_279.mat" calcext:value-type="string">
            <text:p>train_A_GT_IMG_27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.mat</text:p>
          </table:table-cell>
          <table:table-cell table:formula="of:=CONCATENATE([.D383];[.E383])" office:value-type="string" office:string-value="train_A_GT_IMG_28.mat" calcext:value-type="string">
            <text:p>train_A_GT_IMG_2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0.mat</text:p>
          </table:table-cell>
          <table:table-cell table:formula="of:=CONCATENATE([.D384];[.E384])" office:value-type="string" office:string-value="train_A_GT_IMG_280.mat" calcext:value-type="string">
            <text:p>train_A_GT_IMG_28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1.mat</text:p>
          </table:table-cell>
          <table:table-cell table:formula="of:=CONCATENATE([.D385];[.E385])" office:value-type="string" office:string-value="train_A_GT_IMG_281.mat" calcext:value-type="string">
            <text:p>train_A_GT_IMG_28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2.mat</text:p>
          </table:table-cell>
          <table:table-cell table:formula="of:=CONCATENATE([.D386];[.E386])" office:value-type="string" office:string-value="train_A_GT_IMG_282.mat" calcext:value-type="string">
            <text:p>train_A_GT_IMG_28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3.mat</text:p>
          </table:table-cell>
          <table:table-cell table:formula="of:=CONCATENATE([.D387];[.E387])" office:value-type="string" office:string-value="train_A_GT_IMG_283.mat" calcext:value-type="string">
            <text:p>train_A_GT_IMG_28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4.mat</text:p>
          </table:table-cell>
          <table:table-cell table:formula="of:=CONCATENATE([.D388];[.E388])" office:value-type="string" office:string-value="train_A_GT_IMG_284.mat" calcext:value-type="string">
            <text:p>train_A_GT_IMG_28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5.mat</text:p>
          </table:table-cell>
          <table:table-cell table:formula="of:=CONCATENATE([.D389];[.E389])" office:value-type="string" office:string-value="train_A_GT_IMG_285.mat" calcext:value-type="string">
            <text:p>train_A_GT_IMG_28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6.mat</text:p>
          </table:table-cell>
          <table:table-cell table:formula="of:=CONCATENATE([.D390];[.E390])" office:value-type="string" office:string-value="train_A_GT_IMG_286.mat" calcext:value-type="string">
            <text:p>train_A_GT_IMG_28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7.mat</text:p>
          </table:table-cell>
          <table:table-cell table:formula="of:=CONCATENATE([.D391];[.E391])" office:value-type="string" office:string-value="train_A_GT_IMG_287.mat" calcext:value-type="string">
            <text:p>train_A_GT_IMG_28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8.mat</text:p>
          </table:table-cell>
          <table:table-cell table:formula="of:=CONCATENATE([.D392];[.E392])" office:value-type="string" office:string-value="train_A_GT_IMG_288.mat" calcext:value-type="string">
            <text:p>train_A_GT_IMG_28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89.mat</text:p>
          </table:table-cell>
          <table:table-cell table:formula="of:=CONCATENATE([.D393];[.E393])" office:value-type="string" office:string-value="train_A_GT_IMG_289.mat" calcext:value-type="string">
            <text:p>train_A_GT_IMG_28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.mat</text:p>
          </table:table-cell>
          <table:table-cell table:formula="of:=CONCATENATE([.D394];[.E394])" office:value-type="string" office:string-value="train_A_GT_IMG_29.mat" calcext:value-type="string">
            <text:p>train_A_GT_IMG_2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0.mat</text:p>
          </table:table-cell>
          <table:table-cell table:formula="of:=CONCATENATE([.D395];[.E395])" office:value-type="string" office:string-value="train_A_GT_IMG_290.mat" calcext:value-type="string">
            <text:p>train_A_GT_IMG_29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1.mat</text:p>
          </table:table-cell>
          <table:table-cell table:formula="of:=CONCATENATE([.D396];[.E396])" office:value-type="string" office:string-value="train_A_GT_IMG_291.mat" calcext:value-type="string">
            <text:p>train_A_GT_IMG_29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2.mat</text:p>
          </table:table-cell>
          <table:table-cell table:formula="of:=CONCATENATE([.D397];[.E397])" office:value-type="string" office:string-value="train_A_GT_IMG_292.mat" calcext:value-type="string">
            <text:p>train_A_GT_IMG_29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3.mat</text:p>
          </table:table-cell>
          <table:table-cell table:formula="of:=CONCATENATE([.D398];[.E398])" office:value-type="string" office:string-value="train_A_GT_IMG_293.mat" calcext:value-type="string">
            <text:p>train_A_GT_IMG_29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4.mat</text:p>
          </table:table-cell>
          <table:table-cell table:formula="of:=CONCATENATE([.D399];[.E399])" office:value-type="string" office:string-value="train_A_GT_IMG_294.mat" calcext:value-type="string">
            <text:p>train_A_GT_IMG_29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5.mat</text:p>
          </table:table-cell>
          <table:table-cell table:formula="of:=CONCATENATE([.D400];[.E400])" office:value-type="string" office:string-value="train_A_GT_IMG_295.mat" calcext:value-type="string">
            <text:p>train_A_GT_IMG_29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6.mat</text:p>
          </table:table-cell>
          <table:table-cell table:formula="of:=CONCATENATE([.D401];[.E401])" office:value-type="string" office:string-value="train_A_GT_IMG_296.mat" calcext:value-type="string">
            <text:p>train_A_GT_IMG_29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7.mat</text:p>
          </table:table-cell>
          <table:table-cell table:formula="of:=CONCATENATE([.D402];[.E402])" office:value-type="string" office:string-value="train_A_GT_IMG_297.mat" calcext:value-type="string">
            <text:p>train_A_GT_IMG_29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8.mat</text:p>
          </table:table-cell>
          <table:table-cell table:formula="of:=CONCATENATE([.D403];[.E403])" office:value-type="string" office:string-value="train_A_GT_IMG_298.mat" calcext:value-type="string">
            <text:p>train_A_GT_IMG_29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299.mat</text:p>
          </table:table-cell>
          <table:table-cell table:formula="of:=CONCATENATE([.D404];[.E404])" office:value-type="string" office:string-value="train_A_GT_IMG_299.mat" calcext:value-type="string">
            <text:p>train_A_GT_IMG_29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2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.mat</text:p>
          </table:table-cell>
          <table:table-cell table:formula="of:=CONCATENATE([.D405];[.E405])" office:value-type="string" office:string-value="train_A_GT_IMG_3.mat" calcext:value-type="string">
            <text:p>train_A_GT_IMG_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0.mat</text:p>
          </table:table-cell>
          <table:table-cell table:formula="of:=CONCATENATE([.D406];[.E406])" office:value-type="string" office:string-value="train_A_GT_IMG_30.mat" calcext:value-type="string">
            <text:p>train_A_GT_IMG_3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00.mat</text:p>
          </table:table-cell>
          <table:table-cell table:formula="of:=CONCATENATE([.D407];[.E407])" office:value-type="string" office:string-value="train_A_GT_IMG_300.mat" calcext:value-type="string">
            <text:p>train_A_GT_IMG_30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1.mat</text:p>
          </table:table-cell>
          <table:table-cell table:formula="of:=CONCATENATE([.D408];[.E408])" office:value-type="string" office:string-value="train_A_GT_IMG_31.mat" calcext:value-type="string">
            <text:p>train_A_GT_IMG_3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2.mat</text:p>
          </table:table-cell>
          <table:table-cell table:formula="of:=CONCATENATE([.D409];[.E409])" office:value-type="string" office:string-value="train_A_GT_IMG_32.mat" calcext:value-type="string">
            <text:p>train_A_GT_IMG_3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3.mat</text:p>
          </table:table-cell>
          <table:table-cell table:formula="of:=CONCATENATE([.D410];[.E410])" office:value-type="string" office:string-value="train_A_GT_IMG_33.mat" calcext:value-type="string">
            <text:p>train_A_GT_IMG_3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4.mat</text:p>
          </table:table-cell>
          <table:table-cell table:formula="of:=CONCATENATE([.D411];[.E411])" office:value-type="string" office:string-value="train_A_GT_IMG_34.mat" calcext:value-type="string">
            <text:p>train_A_GT_IMG_3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5.mat</text:p>
          </table:table-cell>
          <table:table-cell table:formula="of:=CONCATENATE([.D412];[.E412])" office:value-type="string" office:string-value="train_A_GT_IMG_35.mat" calcext:value-type="string">
            <text:p>train_A_GT_IMG_3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6.mat</text:p>
          </table:table-cell>
          <table:table-cell table:formula="of:=CONCATENATE([.D413];[.E413])" office:value-type="string" office:string-value="train_A_GT_IMG_36.mat" calcext:value-type="string">
            <text:p>train_A_GT_IMG_3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7.mat</text:p>
          </table:table-cell>
          <table:table-cell table:formula="of:=CONCATENATE([.D414];[.E414])" office:value-type="string" office:string-value="train_A_GT_IMG_37.mat" calcext:value-type="string">
            <text:p>train_A_GT_IMG_3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8.mat</text:p>
          </table:table-cell>
          <table:table-cell table:formula="of:=CONCATENATE([.D415];[.E415])" office:value-type="string" office:string-value="train_A_GT_IMG_38.mat" calcext:value-type="string">
            <text:p>train_A_GT_IMG_3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39.mat</text:p>
          </table:table-cell>
          <table:table-cell table:formula="of:=CONCATENATE([.D416];[.E416])" office:value-type="string" office:string-value="train_A_GT_IMG_39.mat" calcext:value-type="string">
            <text:p>train_A_GT_IMG_3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.mat</text:p>
          </table:table-cell>
          <table:table-cell table:formula="of:=CONCATENATE([.D417];[.E417])" office:value-type="string" office:string-value="train_A_GT_IMG_4.mat" calcext:value-type="string">
            <text:p>train_A_GT_IMG_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0.mat</text:p>
          </table:table-cell>
          <table:table-cell table:formula="of:=CONCATENATE([.D418];[.E418])" office:value-type="string" office:string-value="train_A_GT_IMG_40.mat" calcext:value-type="string">
            <text:p>train_A_GT_IMG_4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1.mat</text:p>
          </table:table-cell>
          <table:table-cell table:formula="of:=CONCATENATE([.D419];[.E419])" office:value-type="string" office:string-value="train_A_GT_IMG_41.mat" calcext:value-type="string">
            <text:p>train_A_GT_IMG_4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2.mat</text:p>
          </table:table-cell>
          <table:table-cell table:formula="of:=CONCATENATE([.D420];[.E420])" office:value-type="string" office:string-value="train_A_GT_IMG_42.mat" calcext:value-type="string">
            <text:p>train_A_GT_IMG_4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3.mat</text:p>
          </table:table-cell>
          <table:table-cell table:formula="of:=CONCATENATE([.D421];[.E421])" office:value-type="string" office:string-value="train_A_GT_IMG_43.mat" calcext:value-type="string">
            <text:p>train_A_GT_IMG_4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4.mat</text:p>
          </table:table-cell>
          <table:table-cell table:formula="of:=CONCATENATE([.D422];[.E422])" office:value-type="string" office:string-value="train_A_GT_IMG_44.mat" calcext:value-type="string">
            <text:p>train_A_GT_IMG_4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5.mat</text:p>
          </table:table-cell>
          <table:table-cell table:formula="of:=CONCATENATE([.D423];[.E423])" office:value-type="string" office:string-value="train_A_GT_IMG_45.mat" calcext:value-type="string">
            <text:p>train_A_GT_IMG_4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6.mat</text:p>
          </table:table-cell>
          <table:table-cell table:formula="of:=CONCATENATE([.D424];[.E424])" office:value-type="string" office:string-value="train_A_GT_IMG_46.mat" calcext:value-type="string">
            <text:p>train_A_GT_IMG_4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7.mat</text:p>
          </table:table-cell>
          <table:table-cell table:formula="of:=CONCATENATE([.D425];[.E425])" office:value-type="string" office:string-value="train_A_GT_IMG_47.mat" calcext:value-type="string">
            <text:p>train_A_GT_IMG_4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8.mat</text:p>
          </table:table-cell>
          <table:table-cell table:formula="of:=CONCATENATE([.D426];[.E426])" office:value-type="string" office:string-value="train_A_GT_IMG_48.mat" calcext:value-type="string">
            <text:p>train_A_GT_IMG_4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49.mat</text:p>
          </table:table-cell>
          <table:table-cell table:formula="of:=CONCATENATE([.D427];[.E427])" office:value-type="string" office:string-value="train_A_GT_IMG_49.mat" calcext:value-type="string">
            <text:p>train_A_GT_IMG_4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.mat</text:p>
          </table:table-cell>
          <table:table-cell table:formula="of:=CONCATENATE([.D428];[.E428])" office:value-type="string" office:string-value="train_A_GT_IMG_5.mat" calcext:value-type="string">
            <text:p>train_A_GT_IMG_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0.mat</text:p>
          </table:table-cell>
          <table:table-cell table:formula="of:=CONCATENATE([.D429];[.E429])" office:value-type="string" office:string-value="train_A_GT_IMG_50.mat" calcext:value-type="string">
            <text:p>train_A_GT_IMG_5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1.mat</text:p>
          </table:table-cell>
          <table:table-cell table:formula="of:=CONCATENATE([.D430];[.E430])" office:value-type="string" office:string-value="train_A_GT_IMG_51.mat" calcext:value-type="string">
            <text:p>train_A_GT_IMG_5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2.mat</text:p>
          </table:table-cell>
          <table:table-cell table:formula="of:=CONCATENATE([.D431];[.E431])" office:value-type="string" office:string-value="train_A_GT_IMG_52.mat" calcext:value-type="string">
            <text:p>train_A_GT_IMG_5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3.mat</text:p>
          </table:table-cell>
          <table:table-cell table:formula="of:=CONCATENATE([.D432];[.E432])" office:value-type="string" office:string-value="train_A_GT_IMG_53.mat" calcext:value-type="string">
            <text:p>train_A_GT_IMG_5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4.mat</text:p>
          </table:table-cell>
          <table:table-cell table:formula="of:=CONCATENATE([.D433];[.E433])" office:value-type="string" office:string-value="train_A_GT_IMG_54.mat" calcext:value-type="string">
            <text:p>train_A_GT_IMG_5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5.mat</text:p>
          </table:table-cell>
          <table:table-cell table:formula="of:=CONCATENATE([.D434];[.E434])" office:value-type="string" office:string-value="train_A_GT_IMG_55.mat" calcext:value-type="string">
            <text:p>train_A_GT_IMG_5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6.mat</text:p>
          </table:table-cell>
          <table:table-cell table:formula="of:=CONCATENATE([.D435];[.E435])" office:value-type="string" office:string-value="train_A_GT_IMG_56.mat" calcext:value-type="string">
            <text:p>train_A_GT_IMG_5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7.mat</text:p>
          </table:table-cell>
          <table:table-cell table:formula="of:=CONCATENATE([.D436];[.E436])" office:value-type="string" office:string-value="train_A_GT_IMG_57.mat" calcext:value-type="string">
            <text:p>train_A_GT_IMG_5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8.mat</text:p>
          </table:table-cell>
          <table:table-cell table:formula="of:=CONCATENATE([.D437];[.E437])" office:value-type="string" office:string-value="train_A_GT_IMG_58.mat" calcext:value-type="string">
            <text:p>train_A_GT_IMG_5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59.mat</text:p>
          </table:table-cell>
          <table:table-cell table:formula="of:=CONCATENATE([.D438];[.E438])" office:value-type="string" office:string-value="train_A_GT_IMG_59.mat" calcext:value-type="string">
            <text:p>train_A_GT_IMG_5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.mat</text:p>
          </table:table-cell>
          <table:table-cell table:formula="of:=CONCATENATE([.D439];[.E439])" office:value-type="string" office:string-value="train_A_GT_IMG_6.mat" calcext:value-type="string">
            <text:p>train_A_GT_IMG_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0.mat</text:p>
          </table:table-cell>
          <table:table-cell table:formula="of:=CONCATENATE([.D440];[.E440])" office:value-type="string" office:string-value="train_A_GT_IMG_60.mat" calcext:value-type="string">
            <text:p>train_A_GT_IMG_6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1.mat</text:p>
          </table:table-cell>
          <table:table-cell table:formula="of:=CONCATENATE([.D441];[.E441])" office:value-type="string" office:string-value="train_A_GT_IMG_61.mat" calcext:value-type="string">
            <text:p>train_A_GT_IMG_6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2.mat</text:p>
          </table:table-cell>
          <table:table-cell table:formula="of:=CONCATENATE([.D442];[.E442])" office:value-type="string" office:string-value="train_A_GT_IMG_62.mat" calcext:value-type="string">
            <text:p>train_A_GT_IMG_6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3.mat</text:p>
          </table:table-cell>
          <table:table-cell table:formula="of:=CONCATENATE([.D443];[.E443])" office:value-type="string" office:string-value="train_A_GT_IMG_63.mat" calcext:value-type="string">
            <text:p>train_A_GT_IMG_6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4.mat</text:p>
          </table:table-cell>
          <table:table-cell table:formula="of:=CONCATENATE([.D444];[.E444])" office:value-type="string" office:string-value="train_A_GT_IMG_64.mat" calcext:value-type="string">
            <text:p>train_A_GT_IMG_6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5.mat</text:p>
          </table:table-cell>
          <table:table-cell table:formula="of:=CONCATENATE([.D445];[.E445])" office:value-type="string" office:string-value="train_A_GT_IMG_65.mat" calcext:value-type="string">
            <text:p>train_A_GT_IMG_6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6.mat</text:p>
          </table:table-cell>
          <table:table-cell table:formula="of:=CONCATENATE([.D446];[.E446])" office:value-type="string" office:string-value="train_A_GT_IMG_66.mat" calcext:value-type="string">
            <text:p>train_A_GT_IMG_6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7.mat</text:p>
          </table:table-cell>
          <table:table-cell table:formula="of:=CONCATENATE([.D447];[.E447])" office:value-type="string" office:string-value="train_A_GT_IMG_67.mat" calcext:value-type="string">
            <text:p>train_A_GT_IMG_6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8.mat</text:p>
          </table:table-cell>
          <table:table-cell table:formula="of:=CONCATENATE([.D448];[.E448])" office:value-type="string" office:string-value="train_A_GT_IMG_68.mat" calcext:value-type="string">
            <text:p>train_A_GT_IMG_6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69.mat</text:p>
          </table:table-cell>
          <table:table-cell table:formula="of:=CONCATENATE([.D449];[.E449])" office:value-type="string" office:string-value="train_A_GT_IMG_69.mat" calcext:value-type="string">
            <text:p>train_A_GT_IMG_6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.mat</text:p>
          </table:table-cell>
          <table:table-cell table:formula="of:=CONCATENATE([.D450];[.E450])" office:value-type="string" office:string-value="train_A_GT_IMG_7.mat" calcext:value-type="string">
            <text:p>train_A_GT_IMG_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0.mat</text:p>
          </table:table-cell>
          <table:table-cell table:formula="of:=CONCATENATE([.D451];[.E451])" office:value-type="string" office:string-value="train_A_GT_IMG_70.mat" calcext:value-type="string">
            <text:p>train_A_GT_IMG_7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1.mat</text:p>
          </table:table-cell>
          <table:table-cell table:formula="of:=CONCATENATE([.D452];[.E452])" office:value-type="string" office:string-value="train_A_GT_IMG_71.mat" calcext:value-type="string">
            <text:p>train_A_GT_IMG_7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2.mat</text:p>
          </table:table-cell>
          <table:table-cell table:formula="of:=CONCATENATE([.D453];[.E453])" office:value-type="string" office:string-value="train_A_GT_IMG_72.mat" calcext:value-type="string">
            <text:p>train_A_GT_IMG_7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3.mat</text:p>
          </table:table-cell>
          <table:table-cell table:formula="of:=CONCATENATE([.D454];[.E454])" office:value-type="string" office:string-value="train_A_GT_IMG_73.mat" calcext:value-type="string">
            <text:p>train_A_GT_IMG_7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4.mat</text:p>
          </table:table-cell>
          <table:table-cell table:formula="of:=CONCATENATE([.D455];[.E455])" office:value-type="string" office:string-value="train_A_GT_IMG_74.mat" calcext:value-type="string">
            <text:p>train_A_GT_IMG_7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5.mat</text:p>
          </table:table-cell>
          <table:table-cell table:formula="of:=CONCATENATE([.D456];[.E456])" office:value-type="string" office:string-value="train_A_GT_IMG_75.mat" calcext:value-type="string">
            <text:p>train_A_GT_IMG_7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6.mat</text:p>
          </table:table-cell>
          <table:table-cell table:formula="of:=CONCATENATE([.D457];[.E457])" office:value-type="string" office:string-value="train_A_GT_IMG_76.mat" calcext:value-type="string">
            <text:p>train_A_GT_IMG_7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7.mat</text:p>
          </table:table-cell>
          <table:table-cell table:formula="of:=CONCATENATE([.D458];[.E458])" office:value-type="string" office:string-value="train_A_GT_IMG_77.mat" calcext:value-type="string">
            <text:p>train_A_GT_IMG_7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8.mat</text:p>
          </table:table-cell>
          <table:table-cell table:formula="of:=CONCATENATE([.D459];[.E459])" office:value-type="string" office:string-value="train_A_GT_IMG_78.mat" calcext:value-type="string">
            <text:p>train_A_GT_IMG_7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79.mat</text:p>
          </table:table-cell>
          <table:table-cell table:formula="of:=CONCATENATE([.D460];[.E460])" office:value-type="string" office:string-value="train_A_GT_IMG_79.mat" calcext:value-type="string">
            <text:p>train_A_GT_IMG_7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.mat</text:p>
          </table:table-cell>
          <table:table-cell table:formula="of:=CONCATENATE([.D461];[.E461])" office:value-type="string" office:string-value="train_A_GT_IMG_8.mat" calcext:value-type="string">
            <text:p>train_A_GT_IMG_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0.mat</text:p>
          </table:table-cell>
          <table:table-cell table:formula="of:=CONCATENATE([.D462];[.E462])" office:value-type="string" office:string-value="train_A_GT_IMG_80.mat" calcext:value-type="string">
            <text:p>train_A_GT_IMG_8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1.mat</text:p>
          </table:table-cell>
          <table:table-cell table:formula="of:=CONCATENATE([.D463];[.E463])" office:value-type="string" office:string-value="train_A_GT_IMG_81.mat" calcext:value-type="string">
            <text:p>train_A_GT_IMG_8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2.mat</text:p>
          </table:table-cell>
          <table:table-cell table:formula="of:=CONCATENATE([.D464];[.E464])" office:value-type="string" office:string-value="train_A_GT_IMG_82.mat" calcext:value-type="string">
            <text:p>train_A_GT_IMG_8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3.mat</text:p>
          </table:table-cell>
          <table:table-cell table:formula="of:=CONCATENATE([.D465];[.E465])" office:value-type="string" office:string-value="train_A_GT_IMG_83.mat" calcext:value-type="string">
            <text:p>train_A_GT_IMG_8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4.mat</text:p>
          </table:table-cell>
          <table:table-cell table:formula="of:=CONCATENATE([.D466];[.E466])" office:value-type="string" office:string-value="train_A_GT_IMG_84.mat" calcext:value-type="string">
            <text:p>train_A_GT_IMG_8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5.mat</text:p>
          </table:table-cell>
          <table:table-cell table:formula="of:=CONCATENATE([.D467];[.E467])" office:value-type="string" office:string-value="train_A_GT_IMG_85.mat" calcext:value-type="string">
            <text:p>train_A_GT_IMG_8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6.mat</text:p>
          </table:table-cell>
          <table:table-cell table:formula="of:=CONCATENATE([.D468];[.E468])" office:value-type="string" office:string-value="train_A_GT_IMG_86.mat" calcext:value-type="string">
            <text:p>train_A_GT_IMG_8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7.mat</text:p>
          </table:table-cell>
          <table:table-cell table:formula="of:=CONCATENATE([.D469];[.E469])" office:value-type="string" office:string-value="train_A_GT_IMG_87.mat" calcext:value-type="string">
            <text:p>train_A_GT_IMG_8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8.mat</text:p>
          </table:table-cell>
          <table:table-cell table:formula="of:=CONCATENATE([.D470];[.E470])" office:value-type="string" office:string-value="train_A_GT_IMG_88.mat" calcext:value-type="string">
            <text:p>train_A_GT_IMG_8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89.mat</text:p>
          </table:table-cell>
          <table:table-cell table:formula="of:=CONCATENATE([.D471];[.E471])" office:value-type="string" office:string-value="train_A_GT_IMG_89.mat" calcext:value-type="string">
            <text:p>train_A_GT_IMG_8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.mat</text:p>
          </table:table-cell>
          <table:table-cell table:formula="of:=CONCATENATE([.D472];[.E472])" office:value-type="string" office:string-value="train_A_GT_IMG_9.mat" calcext:value-type="string">
            <text:p>train_A_GT_IMG_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0.mat</text:p>
          </table:table-cell>
          <table:table-cell table:formula="of:=CONCATENATE([.D473];[.E473])" office:value-type="string" office:string-value="train_A_GT_IMG_90.mat" calcext:value-type="string">
            <text:p>train_A_GT_IMG_90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1.mat</text:p>
          </table:table-cell>
          <table:table-cell table:formula="of:=CONCATENATE([.D474];[.E474])" office:value-type="string" office:string-value="train_A_GT_IMG_91.mat" calcext:value-type="string">
            <text:p>train_A_GT_IMG_91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2.mat</text:p>
          </table:table-cell>
          <table:table-cell table:formula="of:=CONCATENATE([.D475];[.E475])" office:value-type="string" office:string-value="train_A_GT_IMG_92.mat" calcext:value-type="string">
            <text:p>train_A_GT_IMG_92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3.mat</text:p>
          </table:table-cell>
          <table:table-cell table:formula="of:=CONCATENATE([.D476];[.E476])" office:value-type="string" office:string-value="train_A_GT_IMG_93.mat" calcext:value-type="string">
            <text:p>train_A_GT_IMG_93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4.mat</text:p>
          </table:table-cell>
          <table:table-cell table:formula="of:=CONCATENATE([.D477];[.E477])" office:value-type="string" office:string-value="train_A_GT_IMG_94.mat" calcext:value-type="string">
            <text:p>train_A_GT_IMG_94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5.mat</text:p>
          </table:table-cell>
          <table:table-cell table:formula="of:=CONCATENATE([.D478];[.E478])" office:value-type="string" office:string-value="train_A_GT_IMG_95.mat" calcext:value-type="string">
            <text:p>train_A_GT_IMG_95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6.mat</text:p>
          </table:table-cell>
          <table:table-cell table:formula="of:=CONCATENATE([.D479];[.E479])" office:value-type="string" office:string-value="train_A_GT_IMG_96.mat" calcext:value-type="string">
            <text:p>train_A_GT_IMG_96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7.mat</text:p>
          </table:table-cell>
          <table:table-cell table:formula="of:=CONCATENATE([.D480];[.E480])" office:value-type="string" office:string-value="train_A_GT_IMG_97.mat" calcext:value-type="string">
            <text:p>train_A_GT_IMG_97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8.mat</text:p>
          </table:table-cell>
          <table:table-cell table:formula="of:=CONCATENATE([.D481];[.E481])" office:value-type="string" office:string-value="train_A_GT_IMG_98.mat" calcext:value-type="string">
            <text:p>train_A_GT_IMG_98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A_final/train_data/ground_truth/GT_IMG_99.mat</text:p>
          </table:table-cell>
          <table:table-cell table:formula="of:=CONCATENATE([.D482];[.E482])" office:value-type="string" office:string-value="train_A_GT_IMG_99.mat" calcext:value-type="string">
            <text:p>train_A_GT_IMG_99.mat</text:p>
          </table:table-cell>
          <table:table-cell table:style-name="ce1" office:value-type="string" calcext:value-type="string">
            <text:p>train_A_</text:p>
          </table:table-cell>
          <table:table-cell office:value-type="string" calcext:value-type="string">
            <text:p>GT_IMG_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.mat</text:p>
          </table:table-cell>
          <table:table-cell table:formula="of:=CONCATENATE([.D483];[.E483])" office:value-type="string" office:string-value="test_B_GT_IMG_1.mat" calcext:value-type="string">
            <text:p>test_B_GT_IMG_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.mat</text:p>
          </table:table-cell>
          <table:table-cell table:formula="of:=CONCATENATE([.D484];[.E484])" office:value-type="string" office:string-value="test_B_GT_IMG_10.mat" calcext:value-type="string">
            <text:p>test_B_GT_IMG_1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0.mat</text:p>
          </table:table-cell>
          <table:table-cell table:formula="of:=CONCATENATE([.D485];[.E485])" office:value-type="string" office:string-value="test_B_GT_IMG_100.mat" calcext:value-type="string">
            <text:p>test_B_GT_IMG_10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1.mat</text:p>
          </table:table-cell>
          <table:table-cell table:formula="of:=CONCATENATE([.D486];[.E486])" office:value-type="string" office:string-value="test_B_GT_IMG_101.mat" calcext:value-type="string">
            <text:p>test_B_GT_IMG_10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2.mat</text:p>
          </table:table-cell>
          <table:table-cell table:formula="of:=CONCATENATE([.D487];[.E487])" office:value-type="string" office:string-value="test_B_GT_IMG_102.mat" calcext:value-type="string">
            <text:p>test_B_GT_IMG_10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3.mat</text:p>
          </table:table-cell>
          <table:table-cell table:formula="of:=CONCATENATE([.D488];[.E488])" office:value-type="string" office:string-value="test_B_GT_IMG_103.mat" calcext:value-type="string">
            <text:p>test_B_GT_IMG_10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4.mat</text:p>
          </table:table-cell>
          <table:table-cell table:formula="of:=CONCATENATE([.D489];[.E489])" office:value-type="string" office:string-value="test_B_GT_IMG_104.mat" calcext:value-type="string">
            <text:p>test_B_GT_IMG_10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5.mat</text:p>
          </table:table-cell>
          <table:table-cell table:formula="of:=CONCATENATE([.D490];[.E490])" office:value-type="string" office:string-value="test_B_GT_IMG_105.mat" calcext:value-type="string">
            <text:p>test_B_GT_IMG_10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6.mat</text:p>
          </table:table-cell>
          <table:table-cell table:formula="of:=CONCATENATE([.D491];[.E491])" office:value-type="string" office:string-value="test_B_GT_IMG_106.mat" calcext:value-type="string">
            <text:p>test_B_GT_IMG_10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7.mat</text:p>
          </table:table-cell>
          <table:table-cell table:formula="of:=CONCATENATE([.D492];[.E492])" office:value-type="string" office:string-value="test_B_GT_IMG_107.mat" calcext:value-type="string">
            <text:p>test_B_GT_IMG_10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8.mat</text:p>
          </table:table-cell>
          <table:table-cell table:formula="of:=CONCATENATE([.D493];[.E493])" office:value-type="string" office:string-value="test_B_GT_IMG_108.mat" calcext:value-type="string">
            <text:p>test_B_GT_IMG_10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09.mat</text:p>
          </table:table-cell>
          <table:table-cell table:formula="of:=CONCATENATE([.D494];[.E494])" office:value-type="string" office:string-value="test_B_GT_IMG_109.mat" calcext:value-type="string">
            <text:p>test_B_GT_IMG_10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.mat</text:p>
          </table:table-cell>
          <table:table-cell table:formula="of:=CONCATENATE([.D495];[.E495])" office:value-type="string" office:string-value="test_B_GT_IMG_11.mat" calcext:value-type="string">
            <text:p>test_B_GT_IMG_1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0.mat</text:p>
          </table:table-cell>
          <table:table-cell table:formula="of:=CONCATENATE([.D496];[.E496])" office:value-type="string" office:string-value="test_B_GT_IMG_110.mat" calcext:value-type="string">
            <text:p>test_B_GT_IMG_11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1.mat</text:p>
          </table:table-cell>
          <table:table-cell table:formula="of:=CONCATENATE([.D497];[.E497])" office:value-type="string" office:string-value="test_B_GT_IMG_111.mat" calcext:value-type="string">
            <text:p>test_B_GT_IMG_11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2.mat</text:p>
          </table:table-cell>
          <table:table-cell table:formula="of:=CONCATENATE([.D498];[.E498])" office:value-type="string" office:string-value="test_B_GT_IMG_112.mat" calcext:value-type="string">
            <text:p>test_B_GT_IMG_11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3.mat</text:p>
          </table:table-cell>
          <table:table-cell table:formula="of:=CONCATENATE([.D499];[.E499])" office:value-type="string" office:string-value="test_B_GT_IMG_113.mat" calcext:value-type="string">
            <text:p>test_B_GT_IMG_11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4.mat</text:p>
          </table:table-cell>
          <table:table-cell table:formula="of:=CONCATENATE([.D500];[.E500])" office:value-type="string" office:string-value="test_B_GT_IMG_114.mat" calcext:value-type="string">
            <text:p>test_B_GT_IMG_11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5.mat</text:p>
          </table:table-cell>
          <table:table-cell table:formula="of:=CONCATENATE([.D501];[.E501])" office:value-type="string" office:string-value="test_B_GT_IMG_115.mat" calcext:value-type="string">
            <text:p>test_B_GT_IMG_11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6.mat</text:p>
          </table:table-cell>
          <table:table-cell table:formula="of:=CONCATENATE([.D502];[.E502])" office:value-type="string" office:string-value="test_B_GT_IMG_116.mat" calcext:value-type="string">
            <text:p>test_B_GT_IMG_11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7.mat</text:p>
          </table:table-cell>
          <table:table-cell table:formula="of:=CONCATENATE([.D503];[.E503])" office:value-type="string" office:string-value="test_B_GT_IMG_117.mat" calcext:value-type="string">
            <text:p>test_B_GT_IMG_11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8.mat</text:p>
          </table:table-cell>
          <table:table-cell table:formula="of:=CONCATENATE([.D504];[.E504])" office:value-type="string" office:string-value="test_B_GT_IMG_118.mat" calcext:value-type="string">
            <text:p>test_B_GT_IMG_11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19.mat</text:p>
          </table:table-cell>
          <table:table-cell table:formula="of:=CONCATENATE([.D505];[.E505])" office:value-type="string" office:string-value="test_B_GT_IMG_119.mat" calcext:value-type="string">
            <text:p>test_B_GT_IMG_11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.mat</text:p>
          </table:table-cell>
          <table:table-cell table:formula="of:=CONCATENATE([.D506];[.E506])" office:value-type="string" office:string-value="test_B_GT_IMG_12.mat" calcext:value-type="string">
            <text:p>test_B_GT_IMG_1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0.mat</text:p>
          </table:table-cell>
          <table:table-cell table:formula="of:=CONCATENATE([.D507];[.E507])" office:value-type="string" office:string-value="test_B_GT_IMG_120.mat" calcext:value-type="string">
            <text:p>test_B_GT_IMG_12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1.mat</text:p>
          </table:table-cell>
          <table:table-cell table:formula="of:=CONCATENATE([.D508];[.E508])" office:value-type="string" office:string-value="test_B_GT_IMG_121.mat" calcext:value-type="string">
            <text:p>test_B_GT_IMG_12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2.mat</text:p>
          </table:table-cell>
          <table:table-cell table:formula="of:=CONCATENATE([.D509];[.E509])" office:value-type="string" office:string-value="test_B_GT_IMG_122.mat" calcext:value-type="string">
            <text:p>test_B_GT_IMG_12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3.mat</text:p>
          </table:table-cell>
          <table:table-cell table:formula="of:=CONCATENATE([.D510];[.E510])" office:value-type="string" office:string-value="test_B_GT_IMG_123.mat" calcext:value-type="string">
            <text:p>test_B_GT_IMG_12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4.mat</text:p>
          </table:table-cell>
          <table:table-cell table:formula="of:=CONCATENATE([.D511];[.E511])" office:value-type="string" office:string-value="test_B_GT_IMG_124.mat" calcext:value-type="string">
            <text:p>test_B_GT_IMG_12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5.mat</text:p>
          </table:table-cell>
          <table:table-cell table:formula="of:=CONCATENATE([.D512];[.E512])" office:value-type="string" office:string-value="test_B_GT_IMG_125.mat" calcext:value-type="string">
            <text:p>test_B_GT_IMG_12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6.mat</text:p>
          </table:table-cell>
          <table:table-cell table:formula="of:=CONCATENATE([.D513];[.E513])" office:value-type="string" office:string-value="test_B_GT_IMG_126.mat" calcext:value-type="string">
            <text:p>test_B_GT_IMG_12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7.mat</text:p>
          </table:table-cell>
          <table:table-cell table:formula="of:=CONCATENATE([.D514];[.E514])" office:value-type="string" office:string-value="test_B_GT_IMG_127.mat" calcext:value-type="string">
            <text:p>test_B_GT_IMG_12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8.mat</text:p>
          </table:table-cell>
          <table:table-cell table:formula="of:=CONCATENATE([.D515];[.E515])" office:value-type="string" office:string-value="test_B_GT_IMG_128.mat" calcext:value-type="string">
            <text:p>test_B_GT_IMG_12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29.mat</text:p>
          </table:table-cell>
          <table:table-cell table:formula="of:=CONCATENATE([.D516];[.E516])" office:value-type="string" office:string-value="test_B_GT_IMG_129.mat" calcext:value-type="string">
            <text:p>test_B_GT_IMG_12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.mat</text:p>
          </table:table-cell>
          <table:table-cell table:formula="of:=CONCATENATE([.D517];[.E517])" office:value-type="string" office:string-value="test_B_GT_IMG_13.mat" calcext:value-type="string">
            <text:p>test_B_GT_IMG_1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0.mat</text:p>
          </table:table-cell>
          <table:table-cell table:formula="of:=CONCATENATE([.D518];[.E518])" office:value-type="string" office:string-value="test_B_GT_IMG_130.mat" calcext:value-type="string">
            <text:p>test_B_GT_IMG_13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1.mat</text:p>
          </table:table-cell>
          <table:table-cell table:formula="of:=CONCATENATE([.D519];[.E519])" office:value-type="string" office:string-value="test_B_GT_IMG_131.mat" calcext:value-type="string">
            <text:p>test_B_GT_IMG_13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2.mat</text:p>
          </table:table-cell>
          <table:table-cell table:formula="of:=CONCATENATE([.D520];[.E520])" office:value-type="string" office:string-value="test_B_GT_IMG_132.mat" calcext:value-type="string">
            <text:p>test_B_GT_IMG_13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3.mat</text:p>
          </table:table-cell>
          <table:table-cell table:formula="of:=CONCATENATE([.D521];[.E521])" office:value-type="string" office:string-value="test_B_GT_IMG_133.mat" calcext:value-type="string">
            <text:p>test_B_GT_IMG_13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4.mat</text:p>
          </table:table-cell>
          <table:table-cell table:formula="of:=CONCATENATE([.D522];[.E522])" office:value-type="string" office:string-value="test_B_GT_IMG_134.mat" calcext:value-type="string">
            <text:p>test_B_GT_IMG_13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5.mat</text:p>
          </table:table-cell>
          <table:table-cell table:formula="of:=CONCATENATE([.D523];[.E523])" office:value-type="string" office:string-value="test_B_GT_IMG_135.mat" calcext:value-type="string">
            <text:p>test_B_GT_IMG_13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6.mat</text:p>
          </table:table-cell>
          <table:table-cell table:formula="of:=CONCATENATE([.D524];[.E524])" office:value-type="string" office:string-value="test_B_GT_IMG_136.mat" calcext:value-type="string">
            <text:p>test_B_GT_IMG_13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7.mat</text:p>
          </table:table-cell>
          <table:table-cell table:formula="of:=CONCATENATE([.D525];[.E525])" office:value-type="string" office:string-value="test_B_GT_IMG_137.mat" calcext:value-type="string">
            <text:p>test_B_GT_IMG_13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8.mat</text:p>
          </table:table-cell>
          <table:table-cell table:formula="of:=CONCATENATE([.D526];[.E526])" office:value-type="string" office:string-value="test_B_GT_IMG_138.mat" calcext:value-type="string">
            <text:p>test_B_GT_IMG_13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39.mat</text:p>
          </table:table-cell>
          <table:table-cell table:formula="of:=CONCATENATE([.D527];[.E527])" office:value-type="string" office:string-value="test_B_GT_IMG_139.mat" calcext:value-type="string">
            <text:p>test_B_GT_IMG_13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.mat</text:p>
          </table:table-cell>
          <table:table-cell table:formula="of:=CONCATENATE([.D528];[.E528])" office:value-type="string" office:string-value="test_B_GT_IMG_14.mat" calcext:value-type="string">
            <text:p>test_B_GT_IMG_1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0.mat</text:p>
          </table:table-cell>
          <table:table-cell table:formula="of:=CONCATENATE([.D529];[.E529])" office:value-type="string" office:string-value="test_B_GT_IMG_140.mat" calcext:value-type="string">
            <text:p>test_B_GT_IMG_14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1.mat</text:p>
          </table:table-cell>
          <table:table-cell table:formula="of:=CONCATENATE([.D530];[.E530])" office:value-type="string" office:string-value="test_B_GT_IMG_141.mat" calcext:value-type="string">
            <text:p>test_B_GT_IMG_14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2.mat</text:p>
          </table:table-cell>
          <table:table-cell table:formula="of:=CONCATENATE([.D531];[.E531])" office:value-type="string" office:string-value="test_B_GT_IMG_142.mat" calcext:value-type="string">
            <text:p>test_B_GT_IMG_14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3.mat</text:p>
          </table:table-cell>
          <table:table-cell table:formula="of:=CONCATENATE([.D532];[.E532])" office:value-type="string" office:string-value="test_B_GT_IMG_143.mat" calcext:value-type="string">
            <text:p>test_B_GT_IMG_14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4.mat</text:p>
          </table:table-cell>
          <table:table-cell table:formula="of:=CONCATENATE([.D533];[.E533])" office:value-type="string" office:string-value="test_B_GT_IMG_144.mat" calcext:value-type="string">
            <text:p>test_B_GT_IMG_14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5.mat</text:p>
          </table:table-cell>
          <table:table-cell table:formula="of:=CONCATENATE([.D534];[.E534])" office:value-type="string" office:string-value="test_B_GT_IMG_145.mat" calcext:value-type="string">
            <text:p>test_B_GT_IMG_14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6.mat</text:p>
          </table:table-cell>
          <table:table-cell table:formula="of:=CONCATENATE([.D535];[.E535])" office:value-type="string" office:string-value="test_B_GT_IMG_146.mat" calcext:value-type="string">
            <text:p>test_B_GT_IMG_14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7.mat</text:p>
          </table:table-cell>
          <table:table-cell table:formula="of:=CONCATENATE([.D536];[.E536])" office:value-type="string" office:string-value="test_B_GT_IMG_147.mat" calcext:value-type="string">
            <text:p>test_B_GT_IMG_14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8.mat</text:p>
          </table:table-cell>
          <table:table-cell table:formula="of:=CONCATENATE([.D537];[.E537])" office:value-type="string" office:string-value="test_B_GT_IMG_148.mat" calcext:value-type="string">
            <text:p>test_B_GT_IMG_14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49.mat</text:p>
          </table:table-cell>
          <table:table-cell table:formula="of:=CONCATENATE([.D538];[.E538])" office:value-type="string" office:string-value="test_B_GT_IMG_149.mat" calcext:value-type="string">
            <text:p>test_B_GT_IMG_14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.mat</text:p>
          </table:table-cell>
          <table:table-cell table:formula="of:=CONCATENATE([.D539];[.E539])" office:value-type="string" office:string-value="test_B_GT_IMG_15.mat" calcext:value-type="string">
            <text:p>test_B_GT_IMG_1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0.mat</text:p>
          </table:table-cell>
          <table:table-cell table:formula="of:=CONCATENATE([.D540];[.E540])" office:value-type="string" office:string-value="test_B_GT_IMG_150.mat" calcext:value-type="string">
            <text:p>test_B_GT_IMG_15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1.mat</text:p>
          </table:table-cell>
          <table:table-cell table:formula="of:=CONCATENATE([.D541];[.E541])" office:value-type="string" office:string-value="test_B_GT_IMG_151.mat" calcext:value-type="string">
            <text:p>test_B_GT_IMG_15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2.mat</text:p>
          </table:table-cell>
          <table:table-cell table:formula="of:=CONCATENATE([.D542];[.E542])" office:value-type="string" office:string-value="test_B_GT_IMG_152.mat" calcext:value-type="string">
            <text:p>test_B_GT_IMG_15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3.mat</text:p>
          </table:table-cell>
          <table:table-cell table:formula="of:=CONCATENATE([.D543];[.E543])" office:value-type="string" office:string-value="test_B_GT_IMG_153.mat" calcext:value-type="string">
            <text:p>test_B_GT_IMG_15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4.mat</text:p>
          </table:table-cell>
          <table:table-cell table:formula="of:=CONCATENATE([.D544];[.E544])" office:value-type="string" office:string-value="test_B_GT_IMG_154.mat" calcext:value-type="string">
            <text:p>test_B_GT_IMG_15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5.mat</text:p>
          </table:table-cell>
          <table:table-cell table:formula="of:=CONCATENATE([.D545];[.E545])" office:value-type="string" office:string-value="test_B_GT_IMG_155.mat" calcext:value-type="string">
            <text:p>test_B_GT_IMG_15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6.mat</text:p>
          </table:table-cell>
          <table:table-cell table:formula="of:=CONCATENATE([.D546];[.E546])" office:value-type="string" office:string-value="test_B_GT_IMG_156.mat" calcext:value-type="string">
            <text:p>test_B_GT_IMG_15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7.mat</text:p>
          </table:table-cell>
          <table:table-cell table:formula="of:=CONCATENATE([.D547];[.E547])" office:value-type="string" office:string-value="test_B_GT_IMG_157.mat" calcext:value-type="string">
            <text:p>test_B_GT_IMG_15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8.mat</text:p>
          </table:table-cell>
          <table:table-cell table:formula="of:=CONCATENATE([.D548];[.E548])" office:value-type="string" office:string-value="test_B_GT_IMG_158.mat" calcext:value-type="string">
            <text:p>test_B_GT_IMG_15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59.mat</text:p>
          </table:table-cell>
          <table:table-cell table:formula="of:=CONCATENATE([.D549];[.E549])" office:value-type="string" office:string-value="test_B_GT_IMG_159.mat" calcext:value-type="string">
            <text:p>test_B_GT_IMG_15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.mat</text:p>
          </table:table-cell>
          <table:table-cell table:formula="of:=CONCATENATE([.D550];[.E550])" office:value-type="string" office:string-value="test_B_GT_IMG_16.mat" calcext:value-type="string">
            <text:p>test_B_GT_IMG_1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0.mat</text:p>
          </table:table-cell>
          <table:table-cell table:formula="of:=CONCATENATE([.D551];[.E551])" office:value-type="string" office:string-value="test_B_GT_IMG_160.mat" calcext:value-type="string">
            <text:p>test_B_GT_IMG_16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1.mat</text:p>
          </table:table-cell>
          <table:table-cell table:formula="of:=CONCATENATE([.D552];[.E552])" office:value-type="string" office:string-value="test_B_GT_IMG_161.mat" calcext:value-type="string">
            <text:p>test_B_GT_IMG_16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2.mat</text:p>
          </table:table-cell>
          <table:table-cell table:formula="of:=CONCATENATE([.D553];[.E553])" office:value-type="string" office:string-value="test_B_GT_IMG_162.mat" calcext:value-type="string">
            <text:p>test_B_GT_IMG_16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3.mat</text:p>
          </table:table-cell>
          <table:table-cell table:formula="of:=CONCATENATE([.D554];[.E554])" office:value-type="string" office:string-value="test_B_GT_IMG_163.mat" calcext:value-type="string">
            <text:p>test_B_GT_IMG_16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4.mat</text:p>
          </table:table-cell>
          <table:table-cell table:formula="of:=CONCATENATE([.D555];[.E555])" office:value-type="string" office:string-value="test_B_GT_IMG_164.mat" calcext:value-type="string">
            <text:p>test_B_GT_IMG_16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5.mat</text:p>
          </table:table-cell>
          <table:table-cell table:formula="of:=CONCATENATE([.D556];[.E556])" office:value-type="string" office:string-value="test_B_GT_IMG_165.mat" calcext:value-type="string">
            <text:p>test_B_GT_IMG_16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6.mat</text:p>
          </table:table-cell>
          <table:table-cell table:formula="of:=CONCATENATE([.D557];[.E557])" office:value-type="string" office:string-value="test_B_GT_IMG_166.mat" calcext:value-type="string">
            <text:p>test_B_GT_IMG_16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7.mat</text:p>
          </table:table-cell>
          <table:table-cell table:formula="of:=CONCATENATE([.D558];[.E558])" office:value-type="string" office:string-value="test_B_GT_IMG_167.mat" calcext:value-type="string">
            <text:p>test_B_GT_IMG_16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8.mat</text:p>
          </table:table-cell>
          <table:table-cell table:formula="of:=CONCATENATE([.D559];[.E559])" office:value-type="string" office:string-value="test_B_GT_IMG_168.mat" calcext:value-type="string">
            <text:p>test_B_GT_IMG_16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69.mat</text:p>
          </table:table-cell>
          <table:table-cell table:formula="of:=CONCATENATE([.D560];[.E560])" office:value-type="string" office:string-value="test_B_GT_IMG_169.mat" calcext:value-type="string">
            <text:p>test_B_GT_IMG_16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.mat</text:p>
          </table:table-cell>
          <table:table-cell table:formula="of:=CONCATENATE([.D561];[.E561])" office:value-type="string" office:string-value="test_B_GT_IMG_17.mat" calcext:value-type="string">
            <text:p>test_B_GT_IMG_1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0.mat</text:p>
          </table:table-cell>
          <table:table-cell table:formula="of:=CONCATENATE([.D562];[.E562])" office:value-type="string" office:string-value="test_B_GT_IMG_170.mat" calcext:value-type="string">
            <text:p>test_B_GT_IMG_17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1.mat</text:p>
          </table:table-cell>
          <table:table-cell table:formula="of:=CONCATENATE([.D563];[.E563])" office:value-type="string" office:string-value="test_B_GT_IMG_171.mat" calcext:value-type="string">
            <text:p>test_B_GT_IMG_17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2.mat</text:p>
          </table:table-cell>
          <table:table-cell table:formula="of:=CONCATENATE([.D564];[.E564])" office:value-type="string" office:string-value="test_B_GT_IMG_172.mat" calcext:value-type="string">
            <text:p>test_B_GT_IMG_17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3.mat</text:p>
          </table:table-cell>
          <table:table-cell table:formula="of:=CONCATENATE([.D565];[.E565])" office:value-type="string" office:string-value="test_B_GT_IMG_173.mat" calcext:value-type="string">
            <text:p>test_B_GT_IMG_17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4.mat</text:p>
          </table:table-cell>
          <table:table-cell table:formula="of:=CONCATENATE([.D566];[.E566])" office:value-type="string" office:string-value="test_B_GT_IMG_174.mat" calcext:value-type="string">
            <text:p>test_B_GT_IMG_17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5.mat</text:p>
          </table:table-cell>
          <table:table-cell table:formula="of:=CONCATENATE([.D567];[.E567])" office:value-type="string" office:string-value="test_B_GT_IMG_175.mat" calcext:value-type="string">
            <text:p>test_B_GT_IMG_17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6.mat</text:p>
          </table:table-cell>
          <table:table-cell table:formula="of:=CONCATENATE([.D568];[.E568])" office:value-type="string" office:string-value="test_B_GT_IMG_176.mat" calcext:value-type="string">
            <text:p>test_B_GT_IMG_17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7.mat</text:p>
          </table:table-cell>
          <table:table-cell table:formula="of:=CONCATENATE([.D569];[.E569])" office:value-type="string" office:string-value="test_B_GT_IMG_177.mat" calcext:value-type="string">
            <text:p>test_B_GT_IMG_17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8.mat</text:p>
          </table:table-cell>
          <table:table-cell table:formula="of:=CONCATENATE([.D570];[.E570])" office:value-type="string" office:string-value="test_B_GT_IMG_178.mat" calcext:value-type="string">
            <text:p>test_B_GT_IMG_17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79.mat</text:p>
          </table:table-cell>
          <table:table-cell table:formula="of:=CONCATENATE([.D571];[.E571])" office:value-type="string" office:string-value="test_B_GT_IMG_179.mat" calcext:value-type="string">
            <text:p>test_B_GT_IMG_17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.mat</text:p>
          </table:table-cell>
          <table:table-cell table:formula="of:=CONCATENATE([.D572];[.E572])" office:value-type="string" office:string-value="test_B_GT_IMG_18.mat" calcext:value-type="string">
            <text:p>test_B_GT_IMG_1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0.mat</text:p>
          </table:table-cell>
          <table:table-cell table:formula="of:=CONCATENATE([.D573];[.E573])" office:value-type="string" office:string-value="test_B_GT_IMG_180.mat" calcext:value-type="string">
            <text:p>test_B_GT_IMG_18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1.mat</text:p>
          </table:table-cell>
          <table:table-cell table:formula="of:=CONCATENATE([.D574];[.E574])" office:value-type="string" office:string-value="test_B_GT_IMG_181.mat" calcext:value-type="string">
            <text:p>test_B_GT_IMG_18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2.mat</text:p>
          </table:table-cell>
          <table:table-cell table:formula="of:=CONCATENATE([.D575];[.E575])" office:value-type="string" office:string-value="test_B_GT_IMG_182.mat" calcext:value-type="string">
            <text:p>test_B_GT_IMG_18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3.mat</text:p>
          </table:table-cell>
          <table:table-cell table:formula="of:=CONCATENATE([.D576];[.E576])" office:value-type="string" office:string-value="test_B_GT_IMG_183.mat" calcext:value-type="string">
            <text:p>test_B_GT_IMG_18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4.mat</text:p>
          </table:table-cell>
          <table:table-cell table:formula="of:=CONCATENATE([.D577];[.E577])" office:value-type="string" office:string-value="test_B_GT_IMG_184.mat" calcext:value-type="string">
            <text:p>test_B_GT_IMG_18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5.mat</text:p>
          </table:table-cell>
          <table:table-cell table:formula="of:=CONCATENATE([.D578];[.E578])" office:value-type="string" office:string-value="test_B_GT_IMG_185.mat" calcext:value-type="string">
            <text:p>test_B_GT_IMG_18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6.mat</text:p>
          </table:table-cell>
          <table:table-cell table:formula="of:=CONCATENATE([.D579];[.E579])" office:value-type="string" office:string-value="test_B_GT_IMG_186.mat" calcext:value-type="string">
            <text:p>test_B_GT_IMG_18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7.mat</text:p>
          </table:table-cell>
          <table:table-cell table:formula="of:=CONCATENATE([.D580];[.E580])" office:value-type="string" office:string-value="test_B_GT_IMG_187.mat" calcext:value-type="string">
            <text:p>test_B_GT_IMG_18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8.mat</text:p>
          </table:table-cell>
          <table:table-cell table:formula="of:=CONCATENATE([.D581];[.E581])" office:value-type="string" office:string-value="test_B_GT_IMG_188.mat" calcext:value-type="string">
            <text:p>test_B_GT_IMG_18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89.mat</text:p>
          </table:table-cell>
          <table:table-cell table:formula="of:=CONCATENATE([.D582];[.E582])" office:value-type="string" office:string-value="test_B_GT_IMG_189.mat" calcext:value-type="string">
            <text:p>test_B_GT_IMG_18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.mat</text:p>
          </table:table-cell>
          <table:table-cell table:formula="of:=CONCATENATE([.D583];[.E583])" office:value-type="string" office:string-value="test_B_GT_IMG_19.mat" calcext:value-type="string">
            <text:p>test_B_GT_IMG_1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0.mat</text:p>
          </table:table-cell>
          <table:table-cell table:formula="of:=CONCATENATE([.D584];[.E584])" office:value-type="string" office:string-value="test_B_GT_IMG_190.mat" calcext:value-type="string">
            <text:p>test_B_GT_IMG_19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1.mat</text:p>
          </table:table-cell>
          <table:table-cell table:formula="of:=CONCATENATE([.D585];[.E585])" office:value-type="string" office:string-value="test_B_GT_IMG_191.mat" calcext:value-type="string">
            <text:p>test_B_GT_IMG_19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2.mat</text:p>
          </table:table-cell>
          <table:table-cell table:formula="of:=CONCATENATE([.D586];[.E586])" office:value-type="string" office:string-value="test_B_GT_IMG_192.mat" calcext:value-type="string">
            <text:p>test_B_GT_IMG_19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3.mat</text:p>
          </table:table-cell>
          <table:table-cell table:formula="of:=CONCATENATE([.D587];[.E587])" office:value-type="string" office:string-value="test_B_GT_IMG_193.mat" calcext:value-type="string">
            <text:p>test_B_GT_IMG_19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4.mat</text:p>
          </table:table-cell>
          <table:table-cell table:formula="of:=CONCATENATE([.D588];[.E588])" office:value-type="string" office:string-value="test_B_GT_IMG_194.mat" calcext:value-type="string">
            <text:p>test_B_GT_IMG_19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5.mat</text:p>
          </table:table-cell>
          <table:table-cell table:formula="of:=CONCATENATE([.D589];[.E589])" office:value-type="string" office:string-value="test_B_GT_IMG_195.mat" calcext:value-type="string">
            <text:p>test_B_GT_IMG_19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6.mat</text:p>
          </table:table-cell>
          <table:table-cell table:formula="of:=CONCATENATE([.D590];[.E590])" office:value-type="string" office:string-value="test_B_GT_IMG_196.mat" calcext:value-type="string">
            <text:p>test_B_GT_IMG_19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7.mat</text:p>
          </table:table-cell>
          <table:table-cell table:formula="of:=CONCATENATE([.D591];[.E591])" office:value-type="string" office:string-value="test_B_GT_IMG_197.mat" calcext:value-type="string">
            <text:p>test_B_GT_IMG_19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8.mat</text:p>
          </table:table-cell>
          <table:table-cell table:formula="of:=CONCATENATE([.D592];[.E592])" office:value-type="string" office:string-value="test_B_GT_IMG_198.mat" calcext:value-type="string">
            <text:p>test_B_GT_IMG_19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199.mat</text:p>
          </table:table-cell>
          <table:table-cell table:formula="of:=CONCATENATE([.D593];[.E593])" office:value-type="string" office:string-value="test_B_GT_IMG_199.mat" calcext:value-type="string">
            <text:p>test_B_GT_IMG_19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1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.mat</text:p>
          </table:table-cell>
          <table:table-cell table:formula="of:=CONCATENATE([.D594];[.E594])" office:value-type="string" office:string-value="test_B_GT_IMG_2.mat" calcext:value-type="string">
            <text:p>test_B_GT_IMG_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.mat</text:p>
          </table:table-cell>
          <table:table-cell table:formula="of:=CONCATENATE([.D595];[.E595])" office:value-type="string" office:string-value="test_B_GT_IMG_20.mat" calcext:value-type="string">
            <text:p>test_B_GT_IMG_2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0.mat</text:p>
          </table:table-cell>
          <table:table-cell table:formula="of:=CONCATENATE([.D596];[.E596])" office:value-type="string" office:string-value="test_B_GT_IMG_200.mat" calcext:value-type="string">
            <text:p>test_B_GT_IMG_20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1.mat</text:p>
          </table:table-cell>
          <table:table-cell table:formula="of:=CONCATENATE([.D597];[.E597])" office:value-type="string" office:string-value="test_B_GT_IMG_201.mat" calcext:value-type="string">
            <text:p>test_B_GT_IMG_20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2.mat</text:p>
          </table:table-cell>
          <table:table-cell table:formula="of:=CONCATENATE([.D598];[.E598])" office:value-type="string" office:string-value="test_B_GT_IMG_202.mat" calcext:value-type="string">
            <text:p>test_B_GT_IMG_20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3.mat</text:p>
          </table:table-cell>
          <table:table-cell table:formula="of:=CONCATENATE([.D599];[.E599])" office:value-type="string" office:string-value="test_B_GT_IMG_203.mat" calcext:value-type="string">
            <text:p>test_B_GT_IMG_20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4.mat</text:p>
          </table:table-cell>
          <table:table-cell table:formula="of:=CONCATENATE([.D600];[.E600])" office:value-type="string" office:string-value="test_B_GT_IMG_204.mat" calcext:value-type="string">
            <text:p>test_B_GT_IMG_20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5.mat</text:p>
          </table:table-cell>
          <table:table-cell table:formula="of:=CONCATENATE([.D601];[.E601])" office:value-type="string" office:string-value="test_B_GT_IMG_205.mat" calcext:value-type="string">
            <text:p>test_B_GT_IMG_20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6.mat</text:p>
          </table:table-cell>
          <table:table-cell table:formula="of:=CONCATENATE([.D602];[.E602])" office:value-type="string" office:string-value="test_B_GT_IMG_206.mat" calcext:value-type="string">
            <text:p>test_B_GT_IMG_20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7.mat</text:p>
          </table:table-cell>
          <table:table-cell table:formula="of:=CONCATENATE([.D603];[.E603])" office:value-type="string" office:string-value="test_B_GT_IMG_207.mat" calcext:value-type="string">
            <text:p>test_B_GT_IMG_20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8.mat</text:p>
          </table:table-cell>
          <table:table-cell table:formula="of:=CONCATENATE([.D604];[.E604])" office:value-type="string" office:string-value="test_B_GT_IMG_208.mat" calcext:value-type="string">
            <text:p>test_B_GT_IMG_20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09.mat</text:p>
          </table:table-cell>
          <table:table-cell table:formula="of:=CONCATENATE([.D605];[.E605])" office:value-type="string" office:string-value="test_B_GT_IMG_209.mat" calcext:value-type="string">
            <text:p>test_B_GT_IMG_20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.mat</text:p>
          </table:table-cell>
          <table:table-cell table:formula="of:=CONCATENATE([.D606];[.E606])" office:value-type="string" office:string-value="test_B_GT_IMG_21.mat" calcext:value-type="string">
            <text:p>test_B_GT_IMG_2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0.mat</text:p>
          </table:table-cell>
          <table:table-cell table:formula="of:=CONCATENATE([.D607];[.E607])" office:value-type="string" office:string-value="test_B_GT_IMG_210.mat" calcext:value-type="string">
            <text:p>test_B_GT_IMG_21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1.mat</text:p>
          </table:table-cell>
          <table:table-cell table:formula="of:=CONCATENATE([.D608];[.E608])" office:value-type="string" office:string-value="test_B_GT_IMG_211.mat" calcext:value-type="string">
            <text:p>test_B_GT_IMG_21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2.mat</text:p>
          </table:table-cell>
          <table:table-cell table:formula="of:=CONCATENATE([.D609];[.E609])" office:value-type="string" office:string-value="test_B_GT_IMG_212.mat" calcext:value-type="string">
            <text:p>test_B_GT_IMG_21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3.mat</text:p>
          </table:table-cell>
          <table:table-cell table:formula="of:=CONCATENATE([.D610];[.E610])" office:value-type="string" office:string-value="test_B_GT_IMG_213.mat" calcext:value-type="string">
            <text:p>test_B_GT_IMG_21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4.mat</text:p>
          </table:table-cell>
          <table:table-cell table:formula="of:=CONCATENATE([.D611];[.E611])" office:value-type="string" office:string-value="test_B_GT_IMG_214.mat" calcext:value-type="string">
            <text:p>test_B_GT_IMG_21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5.mat</text:p>
          </table:table-cell>
          <table:table-cell table:formula="of:=CONCATENATE([.D612];[.E612])" office:value-type="string" office:string-value="test_B_GT_IMG_215.mat" calcext:value-type="string">
            <text:p>test_B_GT_IMG_21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6.mat</text:p>
          </table:table-cell>
          <table:table-cell table:formula="of:=CONCATENATE([.D613];[.E613])" office:value-type="string" office:string-value="test_B_GT_IMG_216.mat" calcext:value-type="string">
            <text:p>test_B_GT_IMG_21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7.mat</text:p>
          </table:table-cell>
          <table:table-cell table:formula="of:=CONCATENATE([.D614];[.E614])" office:value-type="string" office:string-value="test_B_GT_IMG_217.mat" calcext:value-type="string">
            <text:p>test_B_GT_IMG_21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8.mat</text:p>
          </table:table-cell>
          <table:table-cell table:formula="of:=CONCATENATE([.D615];[.E615])" office:value-type="string" office:string-value="test_B_GT_IMG_218.mat" calcext:value-type="string">
            <text:p>test_B_GT_IMG_21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19.mat</text:p>
          </table:table-cell>
          <table:table-cell table:formula="of:=CONCATENATE([.D616];[.E616])" office:value-type="string" office:string-value="test_B_GT_IMG_219.mat" calcext:value-type="string">
            <text:p>test_B_GT_IMG_21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.mat</text:p>
          </table:table-cell>
          <table:table-cell table:formula="of:=CONCATENATE([.D617];[.E617])" office:value-type="string" office:string-value="test_B_GT_IMG_22.mat" calcext:value-type="string">
            <text:p>test_B_GT_IMG_2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0.mat</text:p>
          </table:table-cell>
          <table:table-cell table:formula="of:=CONCATENATE([.D618];[.E618])" office:value-type="string" office:string-value="test_B_GT_IMG_220.mat" calcext:value-type="string">
            <text:p>test_B_GT_IMG_22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1.mat</text:p>
          </table:table-cell>
          <table:table-cell table:formula="of:=CONCATENATE([.D619];[.E619])" office:value-type="string" office:string-value="test_B_GT_IMG_221.mat" calcext:value-type="string">
            <text:p>test_B_GT_IMG_22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2.mat</text:p>
          </table:table-cell>
          <table:table-cell table:formula="of:=CONCATENATE([.D620];[.E620])" office:value-type="string" office:string-value="test_B_GT_IMG_222.mat" calcext:value-type="string">
            <text:p>test_B_GT_IMG_22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3.mat</text:p>
          </table:table-cell>
          <table:table-cell table:formula="of:=CONCATENATE([.D621];[.E621])" office:value-type="string" office:string-value="test_B_GT_IMG_223.mat" calcext:value-type="string">
            <text:p>test_B_GT_IMG_22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4.mat</text:p>
          </table:table-cell>
          <table:table-cell table:formula="of:=CONCATENATE([.D622];[.E622])" office:value-type="string" office:string-value="test_B_GT_IMG_224.mat" calcext:value-type="string">
            <text:p>test_B_GT_IMG_22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5.mat</text:p>
          </table:table-cell>
          <table:table-cell table:formula="of:=CONCATENATE([.D623];[.E623])" office:value-type="string" office:string-value="test_B_GT_IMG_225.mat" calcext:value-type="string">
            <text:p>test_B_GT_IMG_22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6.mat</text:p>
          </table:table-cell>
          <table:table-cell table:formula="of:=CONCATENATE([.D624];[.E624])" office:value-type="string" office:string-value="test_B_GT_IMG_226.mat" calcext:value-type="string">
            <text:p>test_B_GT_IMG_22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7.mat</text:p>
          </table:table-cell>
          <table:table-cell table:formula="of:=CONCATENATE([.D625];[.E625])" office:value-type="string" office:string-value="test_B_GT_IMG_227.mat" calcext:value-type="string">
            <text:p>test_B_GT_IMG_22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8.mat</text:p>
          </table:table-cell>
          <table:table-cell table:formula="of:=CONCATENATE([.D626];[.E626])" office:value-type="string" office:string-value="test_B_GT_IMG_228.mat" calcext:value-type="string">
            <text:p>test_B_GT_IMG_22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29.mat</text:p>
          </table:table-cell>
          <table:table-cell table:formula="of:=CONCATENATE([.D627];[.E627])" office:value-type="string" office:string-value="test_B_GT_IMG_229.mat" calcext:value-type="string">
            <text:p>test_B_GT_IMG_22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.mat</text:p>
          </table:table-cell>
          <table:table-cell table:formula="of:=CONCATENATE([.D628];[.E628])" office:value-type="string" office:string-value="test_B_GT_IMG_23.mat" calcext:value-type="string">
            <text:p>test_B_GT_IMG_2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0.mat</text:p>
          </table:table-cell>
          <table:table-cell table:formula="of:=CONCATENATE([.D629];[.E629])" office:value-type="string" office:string-value="test_B_GT_IMG_230.mat" calcext:value-type="string">
            <text:p>test_B_GT_IMG_23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1.mat</text:p>
          </table:table-cell>
          <table:table-cell table:formula="of:=CONCATENATE([.D630];[.E630])" office:value-type="string" office:string-value="test_B_GT_IMG_231.mat" calcext:value-type="string">
            <text:p>test_B_GT_IMG_23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2.mat</text:p>
          </table:table-cell>
          <table:table-cell table:formula="of:=CONCATENATE([.D631];[.E631])" office:value-type="string" office:string-value="test_B_GT_IMG_232.mat" calcext:value-type="string">
            <text:p>test_B_GT_IMG_23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3.mat</text:p>
          </table:table-cell>
          <table:table-cell table:formula="of:=CONCATENATE([.D632];[.E632])" office:value-type="string" office:string-value="test_B_GT_IMG_233.mat" calcext:value-type="string">
            <text:p>test_B_GT_IMG_23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4.mat</text:p>
          </table:table-cell>
          <table:table-cell table:formula="of:=CONCATENATE([.D633];[.E633])" office:value-type="string" office:string-value="test_B_GT_IMG_234.mat" calcext:value-type="string">
            <text:p>test_B_GT_IMG_23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5.mat</text:p>
          </table:table-cell>
          <table:table-cell table:formula="of:=CONCATENATE([.D634];[.E634])" office:value-type="string" office:string-value="test_B_GT_IMG_235.mat" calcext:value-type="string">
            <text:p>test_B_GT_IMG_23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6.mat</text:p>
          </table:table-cell>
          <table:table-cell table:formula="of:=CONCATENATE([.D635];[.E635])" office:value-type="string" office:string-value="test_B_GT_IMG_236.mat" calcext:value-type="string">
            <text:p>test_B_GT_IMG_23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7.mat</text:p>
          </table:table-cell>
          <table:table-cell table:formula="of:=CONCATENATE([.D636];[.E636])" office:value-type="string" office:string-value="test_B_GT_IMG_237.mat" calcext:value-type="string">
            <text:p>test_B_GT_IMG_23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8.mat</text:p>
          </table:table-cell>
          <table:table-cell table:formula="of:=CONCATENATE([.D637];[.E637])" office:value-type="string" office:string-value="test_B_GT_IMG_238.mat" calcext:value-type="string">
            <text:p>test_B_GT_IMG_23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39.mat</text:p>
          </table:table-cell>
          <table:table-cell table:formula="of:=CONCATENATE([.D638];[.E638])" office:value-type="string" office:string-value="test_B_GT_IMG_239.mat" calcext:value-type="string">
            <text:p>test_B_GT_IMG_23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.mat</text:p>
          </table:table-cell>
          <table:table-cell table:formula="of:=CONCATENATE([.D639];[.E639])" office:value-type="string" office:string-value="test_B_GT_IMG_24.mat" calcext:value-type="string">
            <text:p>test_B_GT_IMG_2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0.mat</text:p>
          </table:table-cell>
          <table:table-cell table:formula="of:=CONCATENATE([.D640];[.E640])" office:value-type="string" office:string-value="test_B_GT_IMG_240.mat" calcext:value-type="string">
            <text:p>test_B_GT_IMG_24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1.mat</text:p>
          </table:table-cell>
          <table:table-cell table:formula="of:=CONCATENATE([.D641];[.E641])" office:value-type="string" office:string-value="test_B_GT_IMG_241.mat" calcext:value-type="string">
            <text:p>test_B_GT_IMG_24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2.mat</text:p>
          </table:table-cell>
          <table:table-cell table:formula="of:=CONCATENATE([.D642];[.E642])" office:value-type="string" office:string-value="test_B_GT_IMG_242.mat" calcext:value-type="string">
            <text:p>test_B_GT_IMG_24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3.mat</text:p>
          </table:table-cell>
          <table:table-cell table:formula="of:=CONCATENATE([.D643];[.E643])" office:value-type="string" office:string-value="test_B_GT_IMG_243.mat" calcext:value-type="string">
            <text:p>test_B_GT_IMG_24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4.mat</text:p>
          </table:table-cell>
          <table:table-cell table:formula="of:=CONCATENATE([.D644];[.E644])" office:value-type="string" office:string-value="test_B_GT_IMG_244.mat" calcext:value-type="string">
            <text:p>test_B_GT_IMG_24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5.mat</text:p>
          </table:table-cell>
          <table:table-cell table:formula="of:=CONCATENATE([.D645];[.E645])" office:value-type="string" office:string-value="test_B_GT_IMG_245.mat" calcext:value-type="string">
            <text:p>test_B_GT_IMG_24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6.mat</text:p>
          </table:table-cell>
          <table:table-cell table:formula="of:=CONCATENATE([.D646];[.E646])" office:value-type="string" office:string-value="test_B_GT_IMG_246.mat" calcext:value-type="string">
            <text:p>test_B_GT_IMG_24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7.mat</text:p>
          </table:table-cell>
          <table:table-cell table:formula="of:=CONCATENATE([.D647];[.E647])" office:value-type="string" office:string-value="test_B_GT_IMG_247.mat" calcext:value-type="string">
            <text:p>test_B_GT_IMG_24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8.mat</text:p>
          </table:table-cell>
          <table:table-cell table:formula="of:=CONCATENATE([.D648];[.E648])" office:value-type="string" office:string-value="test_B_GT_IMG_248.mat" calcext:value-type="string">
            <text:p>test_B_GT_IMG_24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49.mat</text:p>
          </table:table-cell>
          <table:table-cell table:formula="of:=CONCATENATE([.D649];[.E649])" office:value-type="string" office:string-value="test_B_GT_IMG_249.mat" calcext:value-type="string">
            <text:p>test_B_GT_IMG_24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.mat</text:p>
          </table:table-cell>
          <table:table-cell table:formula="of:=CONCATENATE([.D650];[.E650])" office:value-type="string" office:string-value="test_B_GT_IMG_25.mat" calcext:value-type="string">
            <text:p>test_B_GT_IMG_2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0.mat</text:p>
          </table:table-cell>
          <table:table-cell table:formula="of:=CONCATENATE([.D651];[.E651])" office:value-type="string" office:string-value="test_B_GT_IMG_250.mat" calcext:value-type="string">
            <text:p>test_B_GT_IMG_25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1.mat</text:p>
          </table:table-cell>
          <table:table-cell table:formula="of:=CONCATENATE([.D652];[.E652])" office:value-type="string" office:string-value="test_B_GT_IMG_251.mat" calcext:value-type="string">
            <text:p>test_B_GT_IMG_25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2.mat</text:p>
          </table:table-cell>
          <table:table-cell table:formula="of:=CONCATENATE([.D653];[.E653])" office:value-type="string" office:string-value="test_B_GT_IMG_252.mat" calcext:value-type="string">
            <text:p>test_B_GT_IMG_25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3.mat</text:p>
          </table:table-cell>
          <table:table-cell table:formula="of:=CONCATENATE([.D654];[.E654])" office:value-type="string" office:string-value="test_B_GT_IMG_253.mat" calcext:value-type="string">
            <text:p>test_B_GT_IMG_25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4.mat</text:p>
          </table:table-cell>
          <table:table-cell table:formula="of:=CONCATENATE([.D655];[.E655])" office:value-type="string" office:string-value="test_B_GT_IMG_254.mat" calcext:value-type="string">
            <text:p>test_B_GT_IMG_25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5.mat</text:p>
          </table:table-cell>
          <table:table-cell table:formula="of:=CONCATENATE([.D656];[.E656])" office:value-type="string" office:string-value="test_B_GT_IMG_255.mat" calcext:value-type="string">
            <text:p>test_B_GT_IMG_25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6.mat</text:p>
          </table:table-cell>
          <table:table-cell table:formula="of:=CONCATENATE([.D657];[.E657])" office:value-type="string" office:string-value="test_B_GT_IMG_256.mat" calcext:value-type="string">
            <text:p>test_B_GT_IMG_25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7.mat</text:p>
          </table:table-cell>
          <table:table-cell table:formula="of:=CONCATENATE([.D658];[.E658])" office:value-type="string" office:string-value="test_B_GT_IMG_257.mat" calcext:value-type="string">
            <text:p>test_B_GT_IMG_25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8.mat</text:p>
          </table:table-cell>
          <table:table-cell table:formula="of:=CONCATENATE([.D659];[.E659])" office:value-type="string" office:string-value="test_B_GT_IMG_258.mat" calcext:value-type="string">
            <text:p>test_B_GT_IMG_25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59.mat</text:p>
          </table:table-cell>
          <table:table-cell table:formula="of:=CONCATENATE([.D660];[.E660])" office:value-type="string" office:string-value="test_B_GT_IMG_259.mat" calcext:value-type="string">
            <text:p>test_B_GT_IMG_25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.mat</text:p>
          </table:table-cell>
          <table:table-cell table:formula="of:=CONCATENATE([.D661];[.E661])" office:value-type="string" office:string-value="test_B_GT_IMG_26.mat" calcext:value-type="string">
            <text:p>test_B_GT_IMG_2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0.mat</text:p>
          </table:table-cell>
          <table:table-cell table:formula="of:=CONCATENATE([.D662];[.E662])" office:value-type="string" office:string-value="test_B_GT_IMG_260.mat" calcext:value-type="string">
            <text:p>test_B_GT_IMG_26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1.mat</text:p>
          </table:table-cell>
          <table:table-cell table:formula="of:=CONCATENATE([.D663];[.E663])" office:value-type="string" office:string-value="test_B_GT_IMG_261.mat" calcext:value-type="string">
            <text:p>test_B_GT_IMG_26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2.mat</text:p>
          </table:table-cell>
          <table:table-cell table:formula="of:=CONCATENATE([.D664];[.E664])" office:value-type="string" office:string-value="test_B_GT_IMG_262.mat" calcext:value-type="string">
            <text:p>test_B_GT_IMG_26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3.mat</text:p>
          </table:table-cell>
          <table:table-cell table:formula="of:=CONCATENATE([.D665];[.E665])" office:value-type="string" office:string-value="test_B_GT_IMG_263.mat" calcext:value-type="string">
            <text:p>test_B_GT_IMG_26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4.mat</text:p>
          </table:table-cell>
          <table:table-cell table:formula="of:=CONCATENATE([.D666];[.E666])" office:value-type="string" office:string-value="test_B_GT_IMG_264.mat" calcext:value-type="string">
            <text:p>test_B_GT_IMG_26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5.mat</text:p>
          </table:table-cell>
          <table:table-cell table:formula="of:=CONCATENATE([.D667];[.E667])" office:value-type="string" office:string-value="test_B_GT_IMG_265.mat" calcext:value-type="string">
            <text:p>test_B_GT_IMG_26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6.mat</text:p>
          </table:table-cell>
          <table:table-cell table:formula="of:=CONCATENATE([.D668];[.E668])" office:value-type="string" office:string-value="test_B_GT_IMG_266.mat" calcext:value-type="string">
            <text:p>test_B_GT_IMG_26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7.mat</text:p>
          </table:table-cell>
          <table:table-cell table:formula="of:=CONCATENATE([.D669];[.E669])" office:value-type="string" office:string-value="test_B_GT_IMG_267.mat" calcext:value-type="string">
            <text:p>test_B_GT_IMG_26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8.mat</text:p>
          </table:table-cell>
          <table:table-cell table:formula="of:=CONCATENATE([.D670];[.E670])" office:value-type="string" office:string-value="test_B_GT_IMG_268.mat" calcext:value-type="string">
            <text:p>test_B_GT_IMG_26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69.mat</text:p>
          </table:table-cell>
          <table:table-cell table:formula="of:=CONCATENATE([.D671];[.E671])" office:value-type="string" office:string-value="test_B_GT_IMG_269.mat" calcext:value-type="string">
            <text:p>test_B_GT_IMG_26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.mat</text:p>
          </table:table-cell>
          <table:table-cell table:formula="of:=CONCATENATE([.D672];[.E672])" office:value-type="string" office:string-value="test_B_GT_IMG_27.mat" calcext:value-type="string">
            <text:p>test_B_GT_IMG_2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0.mat</text:p>
          </table:table-cell>
          <table:table-cell table:formula="of:=CONCATENATE([.D673];[.E673])" office:value-type="string" office:string-value="test_B_GT_IMG_270.mat" calcext:value-type="string">
            <text:p>test_B_GT_IMG_27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1.mat</text:p>
          </table:table-cell>
          <table:table-cell table:formula="of:=CONCATENATE([.D674];[.E674])" office:value-type="string" office:string-value="test_B_GT_IMG_271.mat" calcext:value-type="string">
            <text:p>test_B_GT_IMG_27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2.mat</text:p>
          </table:table-cell>
          <table:table-cell table:formula="of:=CONCATENATE([.D675];[.E675])" office:value-type="string" office:string-value="test_B_GT_IMG_272.mat" calcext:value-type="string">
            <text:p>test_B_GT_IMG_27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3.mat</text:p>
          </table:table-cell>
          <table:table-cell table:formula="of:=CONCATENATE([.D676];[.E676])" office:value-type="string" office:string-value="test_B_GT_IMG_273.mat" calcext:value-type="string">
            <text:p>test_B_GT_IMG_27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4.mat</text:p>
          </table:table-cell>
          <table:table-cell table:formula="of:=CONCATENATE([.D677];[.E677])" office:value-type="string" office:string-value="test_B_GT_IMG_274.mat" calcext:value-type="string">
            <text:p>test_B_GT_IMG_27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5.mat</text:p>
          </table:table-cell>
          <table:table-cell table:formula="of:=CONCATENATE([.D678];[.E678])" office:value-type="string" office:string-value="test_B_GT_IMG_275.mat" calcext:value-type="string">
            <text:p>test_B_GT_IMG_27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6.mat</text:p>
          </table:table-cell>
          <table:table-cell table:formula="of:=CONCATENATE([.D679];[.E679])" office:value-type="string" office:string-value="test_B_GT_IMG_276.mat" calcext:value-type="string">
            <text:p>test_B_GT_IMG_27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7.mat</text:p>
          </table:table-cell>
          <table:table-cell table:formula="of:=CONCATENATE([.D680];[.E680])" office:value-type="string" office:string-value="test_B_GT_IMG_277.mat" calcext:value-type="string">
            <text:p>test_B_GT_IMG_27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8.mat</text:p>
          </table:table-cell>
          <table:table-cell table:formula="of:=CONCATENATE([.D681];[.E681])" office:value-type="string" office:string-value="test_B_GT_IMG_278.mat" calcext:value-type="string">
            <text:p>test_B_GT_IMG_27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79.mat</text:p>
          </table:table-cell>
          <table:table-cell table:formula="of:=CONCATENATE([.D682];[.E682])" office:value-type="string" office:string-value="test_B_GT_IMG_279.mat" calcext:value-type="string">
            <text:p>test_B_GT_IMG_27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.mat</text:p>
          </table:table-cell>
          <table:table-cell table:formula="of:=CONCATENATE([.D683];[.E683])" office:value-type="string" office:string-value="test_B_GT_IMG_28.mat" calcext:value-type="string">
            <text:p>test_B_GT_IMG_2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0.mat</text:p>
          </table:table-cell>
          <table:table-cell table:formula="of:=CONCATENATE([.D684];[.E684])" office:value-type="string" office:string-value="test_B_GT_IMG_280.mat" calcext:value-type="string">
            <text:p>test_B_GT_IMG_28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1.mat</text:p>
          </table:table-cell>
          <table:table-cell table:formula="of:=CONCATENATE([.D685];[.E685])" office:value-type="string" office:string-value="test_B_GT_IMG_281.mat" calcext:value-type="string">
            <text:p>test_B_GT_IMG_28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2.mat</text:p>
          </table:table-cell>
          <table:table-cell table:formula="of:=CONCATENATE([.D686];[.E686])" office:value-type="string" office:string-value="test_B_GT_IMG_282.mat" calcext:value-type="string">
            <text:p>test_B_GT_IMG_28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3.mat</text:p>
          </table:table-cell>
          <table:table-cell table:formula="of:=CONCATENATE([.D687];[.E687])" office:value-type="string" office:string-value="test_B_GT_IMG_283.mat" calcext:value-type="string">
            <text:p>test_B_GT_IMG_28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4.mat</text:p>
          </table:table-cell>
          <table:table-cell table:formula="of:=CONCATENATE([.D688];[.E688])" office:value-type="string" office:string-value="test_B_GT_IMG_284.mat" calcext:value-type="string">
            <text:p>test_B_GT_IMG_28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5.mat</text:p>
          </table:table-cell>
          <table:table-cell table:formula="of:=CONCATENATE([.D689];[.E689])" office:value-type="string" office:string-value="test_B_GT_IMG_285.mat" calcext:value-type="string">
            <text:p>test_B_GT_IMG_28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6.mat</text:p>
          </table:table-cell>
          <table:table-cell table:formula="of:=CONCATENATE([.D690];[.E690])" office:value-type="string" office:string-value="test_B_GT_IMG_286.mat" calcext:value-type="string">
            <text:p>test_B_GT_IMG_28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7.mat</text:p>
          </table:table-cell>
          <table:table-cell table:formula="of:=CONCATENATE([.D691];[.E691])" office:value-type="string" office:string-value="test_B_GT_IMG_287.mat" calcext:value-type="string">
            <text:p>test_B_GT_IMG_28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8.mat</text:p>
          </table:table-cell>
          <table:table-cell table:formula="of:=CONCATENATE([.D692];[.E692])" office:value-type="string" office:string-value="test_B_GT_IMG_288.mat" calcext:value-type="string">
            <text:p>test_B_GT_IMG_28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89.mat</text:p>
          </table:table-cell>
          <table:table-cell table:formula="of:=CONCATENATE([.D693];[.E693])" office:value-type="string" office:string-value="test_B_GT_IMG_289.mat" calcext:value-type="string">
            <text:p>test_B_GT_IMG_28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.mat</text:p>
          </table:table-cell>
          <table:table-cell table:formula="of:=CONCATENATE([.D694];[.E694])" office:value-type="string" office:string-value="test_B_GT_IMG_29.mat" calcext:value-type="string">
            <text:p>test_B_GT_IMG_2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0.mat</text:p>
          </table:table-cell>
          <table:table-cell table:formula="of:=CONCATENATE([.D695];[.E695])" office:value-type="string" office:string-value="test_B_GT_IMG_290.mat" calcext:value-type="string">
            <text:p>test_B_GT_IMG_29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1.mat</text:p>
          </table:table-cell>
          <table:table-cell table:formula="of:=CONCATENATE([.D696];[.E696])" office:value-type="string" office:string-value="test_B_GT_IMG_291.mat" calcext:value-type="string">
            <text:p>test_B_GT_IMG_29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2.mat</text:p>
          </table:table-cell>
          <table:table-cell table:formula="of:=CONCATENATE([.D697];[.E697])" office:value-type="string" office:string-value="test_B_GT_IMG_292.mat" calcext:value-type="string">
            <text:p>test_B_GT_IMG_29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3.mat</text:p>
          </table:table-cell>
          <table:table-cell table:formula="of:=CONCATENATE([.D698];[.E698])" office:value-type="string" office:string-value="test_B_GT_IMG_293.mat" calcext:value-type="string">
            <text:p>test_B_GT_IMG_29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4.mat</text:p>
          </table:table-cell>
          <table:table-cell table:formula="of:=CONCATENATE([.D699];[.E699])" office:value-type="string" office:string-value="test_B_GT_IMG_294.mat" calcext:value-type="string">
            <text:p>test_B_GT_IMG_29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5.mat</text:p>
          </table:table-cell>
          <table:table-cell table:formula="of:=CONCATENATE([.D700];[.E700])" office:value-type="string" office:string-value="test_B_GT_IMG_295.mat" calcext:value-type="string">
            <text:p>test_B_GT_IMG_29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6.mat</text:p>
          </table:table-cell>
          <table:table-cell table:formula="of:=CONCATENATE([.D701];[.E701])" office:value-type="string" office:string-value="test_B_GT_IMG_296.mat" calcext:value-type="string">
            <text:p>test_B_GT_IMG_29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7.mat</text:p>
          </table:table-cell>
          <table:table-cell table:formula="of:=CONCATENATE([.D702];[.E702])" office:value-type="string" office:string-value="test_B_GT_IMG_297.mat" calcext:value-type="string">
            <text:p>test_B_GT_IMG_29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8.mat</text:p>
          </table:table-cell>
          <table:table-cell table:formula="of:=CONCATENATE([.D703];[.E703])" office:value-type="string" office:string-value="test_B_GT_IMG_298.mat" calcext:value-type="string">
            <text:p>test_B_GT_IMG_29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299.mat</text:p>
          </table:table-cell>
          <table:table-cell table:formula="of:=CONCATENATE([.D704];[.E704])" office:value-type="string" office:string-value="test_B_GT_IMG_299.mat" calcext:value-type="string">
            <text:p>test_B_GT_IMG_29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2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.mat</text:p>
          </table:table-cell>
          <table:table-cell table:formula="of:=CONCATENATE([.D705];[.E705])" office:value-type="string" office:string-value="test_B_GT_IMG_3.mat" calcext:value-type="string">
            <text:p>test_B_GT_IMG_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.mat</text:p>
          </table:table-cell>
          <table:table-cell table:formula="of:=CONCATENATE([.D706];[.E706])" office:value-type="string" office:string-value="test_B_GT_IMG_30.mat" calcext:value-type="string">
            <text:p>test_B_GT_IMG_3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0.mat</text:p>
          </table:table-cell>
          <table:table-cell table:formula="of:=CONCATENATE([.D707];[.E707])" office:value-type="string" office:string-value="test_B_GT_IMG_300.mat" calcext:value-type="string">
            <text:p>test_B_GT_IMG_30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1.mat</text:p>
          </table:table-cell>
          <table:table-cell table:formula="of:=CONCATENATE([.D708];[.E708])" office:value-type="string" office:string-value="test_B_GT_IMG_301.mat" calcext:value-type="string">
            <text:p>test_B_GT_IMG_30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2.mat</text:p>
          </table:table-cell>
          <table:table-cell table:formula="of:=CONCATENATE([.D709];[.E709])" office:value-type="string" office:string-value="test_B_GT_IMG_302.mat" calcext:value-type="string">
            <text:p>test_B_GT_IMG_30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3.mat</text:p>
          </table:table-cell>
          <table:table-cell table:formula="of:=CONCATENATE([.D710];[.E710])" office:value-type="string" office:string-value="test_B_GT_IMG_303.mat" calcext:value-type="string">
            <text:p>test_B_GT_IMG_30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4.mat</text:p>
          </table:table-cell>
          <table:table-cell table:formula="of:=CONCATENATE([.D711];[.E711])" office:value-type="string" office:string-value="test_B_GT_IMG_304.mat" calcext:value-type="string">
            <text:p>test_B_GT_IMG_30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5.mat</text:p>
          </table:table-cell>
          <table:table-cell table:formula="of:=CONCATENATE([.D712];[.E712])" office:value-type="string" office:string-value="test_B_GT_IMG_305.mat" calcext:value-type="string">
            <text:p>test_B_GT_IMG_30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6.mat</text:p>
          </table:table-cell>
          <table:table-cell table:formula="of:=CONCATENATE([.D713];[.E713])" office:value-type="string" office:string-value="test_B_GT_IMG_306.mat" calcext:value-type="string">
            <text:p>test_B_GT_IMG_30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7.mat</text:p>
          </table:table-cell>
          <table:table-cell table:formula="of:=CONCATENATE([.D714];[.E714])" office:value-type="string" office:string-value="test_B_GT_IMG_307.mat" calcext:value-type="string">
            <text:p>test_B_GT_IMG_30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8.mat</text:p>
          </table:table-cell>
          <table:table-cell table:formula="of:=CONCATENATE([.D715];[.E715])" office:value-type="string" office:string-value="test_B_GT_IMG_308.mat" calcext:value-type="string">
            <text:p>test_B_GT_IMG_30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09.mat</text:p>
          </table:table-cell>
          <table:table-cell table:formula="of:=CONCATENATE([.D716];[.E716])" office:value-type="string" office:string-value="test_B_GT_IMG_309.mat" calcext:value-type="string">
            <text:p>test_B_GT_IMG_30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.mat</text:p>
          </table:table-cell>
          <table:table-cell table:formula="of:=CONCATENATE([.D717];[.E717])" office:value-type="string" office:string-value="test_B_GT_IMG_31.mat" calcext:value-type="string">
            <text:p>test_B_GT_IMG_3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0.mat</text:p>
          </table:table-cell>
          <table:table-cell table:formula="of:=CONCATENATE([.D718];[.E718])" office:value-type="string" office:string-value="test_B_GT_IMG_310.mat" calcext:value-type="string">
            <text:p>test_B_GT_IMG_31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1.mat</text:p>
          </table:table-cell>
          <table:table-cell table:formula="of:=CONCATENATE([.D719];[.E719])" office:value-type="string" office:string-value="test_B_GT_IMG_311.mat" calcext:value-type="string">
            <text:p>test_B_GT_IMG_31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2.mat</text:p>
          </table:table-cell>
          <table:table-cell table:formula="of:=CONCATENATE([.D720];[.E720])" office:value-type="string" office:string-value="test_B_GT_IMG_312.mat" calcext:value-type="string">
            <text:p>test_B_GT_IMG_31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3.mat</text:p>
          </table:table-cell>
          <table:table-cell table:formula="of:=CONCATENATE([.D721];[.E721])" office:value-type="string" office:string-value="test_B_GT_IMG_313.mat" calcext:value-type="string">
            <text:p>test_B_GT_IMG_31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4.mat</text:p>
          </table:table-cell>
          <table:table-cell table:formula="of:=CONCATENATE([.D722];[.E722])" office:value-type="string" office:string-value="test_B_GT_IMG_314.mat" calcext:value-type="string">
            <text:p>test_B_GT_IMG_31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5.mat</text:p>
          </table:table-cell>
          <table:table-cell table:formula="of:=CONCATENATE([.D723];[.E723])" office:value-type="string" office:string-value="test_B_GT_IMG_315.mat" calcext:value-type="string">
            <text:p>test_B_GT_IMG_31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16.mat</text:p>
          </table:table-cell>
          <table:table-cell table:formula="of:=CONCATENATE([.D724];[.E724])" office:value-type="string" office:string-value="test_B_GT_IMG_316.mat" calcext:value-type="string">
            <text:p>test_B_GT_IMG_31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2.mat</text:p>
          </table:table-cell>
          <table:table-cell table:formula="of:=CONCATENATE([.D725];[.E725])" office:value-type="string" office:string-value="test_B_GT_IMG_32.mat" calcext:value-type="string">
            <text:p>test_B_GT_IMG_3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3.mat</text:p>
          </table:table-cell>
          <table:table-cell table:formula="of:=CONCATENATE([.D726];[.E726])" office:value-type="string" office:string-value="test_B_GT_IMG_33.mat" calcext:value-type="string">
            <text:p>test_B_GT_IMG_3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4.mat</text:p>
          </table:table-cell>
          <table:table-cell table:formula="of:=CONCATENATE([.D727];[.E727])" office:value-type="string" office:string-value="test_B_GT_IMG_34.mat" calcext:value-type="string">
            <text:p>test_B_GT_IMG_3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5.mat</text:p>
          </table:table-cell>
          <table:table-cell table:formula="of:=CONCATENATE([.D728];[.E728])" office:value-type="string" office:string-value="test_B_GT_IMG_35.mat" calcext:value-type="string">
            <text:p>test_B_GT_IMG_3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6.mat</text:p>
          </table:table-cell>
          <table:table-cell table:formula="of:=CONCATENATE([.D729];[.E729])" office:value-type="string" office:string-value="test_B_GT_IMG_36.mat" calcext:value-type="string">
            <text:p>test_B_GT_IMG_3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7.mat</text:p>
          </table:table-cell>
          <table:table-cell table:formula="of:=CONCATENATE([.D730];[.E730])" office:value-type="string" office:string-value="test_B_GT_IMG_37.mat" calcext:value-type="string">
            <text:p>test_B_GT_IMG_3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8.mat</text:p>
          </table:table-cell>
          <table:table-cell table:formula="of:=CONCATENATE([.D731];[.E731])" office:value-type="string" office:string-value="test_B_GT_IMG_38.mat" calcext:value-type="string">
            <text:p>test_B_GT_IMG_3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39.mat</text:p>
          </table:table-cell>
          <table:table-cell table:formula="of:=CONCATENATE([.D732];[.E732])" office:value-type="string" office:string-value="test_B_GT_IMG_39.mat" calcext:value-type="string">
            <text:p>test_B_GT_IMG_3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.mat</text:p>
          </table:table-cell>
          <table:table-cell table:formula="of:=CONCATENATE([.D733];[.E733])" office:value-type="string" office:string-value="test_B_GT_IMG_4.mat" calcext:value-type="string">
            <text:p>test_B_GT_IMG_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0.mat</text:p>
          </table:table-cell>
          <table:table-cell table:formula="of:=CONCATENATE([.D734];[.E734])" office:value-type="string" office:string-value="test_B_GT_IMG_40.mat" calcext:value-type="string">
            <text:p>test_B_GT_IMG_4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1.mat</text:p>
          </table:table-cell>
          <table:table-cell table:formula="of:=CONCATENATE([.D735];[.E735])" office:value-type="string" office:string-value="test_B_GT_IMG_41.mat" calcext:value-type="string">
            <text:p>test_B_GT_IMG_4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2.mat</text:p>
          </table:table-cell>
          <table:table-cell table:formula="of:=CONCATENATE([.D736];[.E736])" office:value-type="string" office:string-value="test_B_GT_IMG_42.mat" calcext:value-type="string">
            <text:p>test_B_GT_IMG_4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3.mat</text:p>
          </table:table-cell>
          <table:table-cell table:formula="of:=CONCATENATE([.D737];[.E737])" office:value-type="string" office:string-value="test_B_GT_IMG_43.mat" calcext:value-type="string">
            <text:p>test_B_GT_IMG_4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4.mat</text:p>
          </table:table-cell>
          <table:table-cell table:formula="of:=CONCATENATE([.D738];[.E738])" office:value-type="string" office:string-value="test_B_GT_IMG_44.mat" calcext:value-type="string">
            <text:p>test_B_GT_IMG_4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5.mat</text:p>
          </table:table-cell>
          <table:table-cell table:formula="of:=CONCATENATE([.D739];[.E739])" office:value-type="string" office:string-value="test_B_GT_IMG_45.mat" calcext:value-type="string">
            <text:p>test_B_GT_IMG_4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6.mat</text:p>
          </table:table-cell>
          <table:table-cell table:formula="of:=CONCATENATE([.D740];[.E740])" office:value-type="string" office:string-value="test_B_GT_IMG_46.mat" calcext:value-type="string">
            <text:p>test_B_GT_IMG_4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7.mat</text:p>
          </table:table-cell>
          <table:table-cell table:formula="of:=CONCATENATE([.D741];[.E741])" office:value-type="string" office:string-value="test_B_GT_IMG_47.mat" calcext:value-type="string">
            <text:p>test_B_GT_IMG_4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8.mat</text:p>
          </table:table-cell>
          <table:table-cell table:formula="of:=CONCATENATE([.D742];[.E742])" office:value-type="string" office:string-value="test_B_GT_IMG_48.mat" calcext:value-type="string">
            <text:p>test_B_GT_IMG_4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49.mat</text:p>
          </table:table-cell>
          <table:table-cell table:formula="of:=CONCATENATE([.D743];[.E743])" office:value-type="string" office:string-value="test_B_GT_IMG_49.mat" calcext:value-type="string">
            <text:p>test_B_GT_IMG_4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.mat</text:p>
          </table:table-cell>
          <table:table-cell table:formula="of:=CONCATENATE([.D744];[.E744])" office:value-type="string" office:string-value="test_B_GT_IMG_5.mat" calcext:value-type="string">
            <text:p>test_B_GT_IMG_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0.mat</text:p>
          </table:table-cell>
          <table:table-cell table:formula="of:=CONCATENATE([.D745];[.E745])" office:value-type="string" office:string-value="test_B_GT_IMG_50.mat" calcext:value-type="string">
            <text:p>test_B_GT_IMG_5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1.mat</text:p>
          </table:table-cell>
          <table:table-cell table:formula="of:=CONCATENATE([.D746];[.E746])" office:value-type="string" office:string-value="test_B_GT_IMG_51.mat" calcext:value-type="string">
            <text:p>test_B_GT_IMG_5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2.mat</text:p>
          </table:table-cell>
          <table:table-cell table:formula="of:=CONCATENATE([.D747];[.E747])" office:value-type="string" office:string-value="test_B_GT_IMG_52.mat" calcext:value-type="string">
            <text:p>test_B_GT_IMG_5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3.mat</text:p>
          </table:table-cell>
          <table:table-cell table:formula="of:=CONCATENATE([.D748];[.E748])" office:value-type="string" office:string-value="test_B_GT_IMG_53.mat" calcext:value-type="string">
            <text:p>test_B_GT_IMG_5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4.mat</text:p>
          </table:table-cell>
          <table:table-cell table:formula="of:=CONCATENATE([.D749];[.E749])" office:value-type="string" office:string-value="test_B_GT_IMG_54.mat" calcext:value-type="string">
            <text:p>test_B_GT_IMG_5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5.mat</text:p>
          </table:table-cell>
          <table:table-cell table:formula="of:=CONCATENATE([.D750];[.E750])" office:value-type="string" office:string-value="test_B_GT_IMG_55.mat" calcext:value-type="string">
            <text:p>test_B_GT_IMG_5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6.mat</text:p>
          </table:table-cell>
          <table:table-cell table:formula="of:=CONCATENATE([.D751];[.E751])" office:value-type="string" office:string-value="test_B_GT_IMG_56.mat" calcext:value-type="string">
            <text:p>test_B_GT_IMG_5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7.mat</text:p>
          </table:table-cell>
          <table:table-cell table:formula="of:=CONCATENATE([.D752];[.E752])" office:value-type="string" office:string-value="test_B_GT_IMG_57.mat" calcext:value-type="string">
            <text:p>test_B_GT_IMG_5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8.mat</text:p>
          </table:table-cell>
          <table:table-cell table:formula="of:=CONCATENATE([.D753];[.E753])" office:value-type="string" office:string-value="test_B_GT_IMG_58.mat" calcext:value-type="string">
            <text:p>test_B_GT_IMG_5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59.mat</text:p>
          </table:table-cell>
          <table:table-cell table:formula="of:=CONCATENATE([.D754];[.E754])" office:value-type="string" office:string-value="test_B_GT_IMG_59.mat" calcext:value-type="string">
            <text:p>test_B_GT_IMG_5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.mat</text:p>
          </table:table-cell>
          <table:table-cell table:formula="of:=CONCATENATE([.D755];[.E755])" office:value-type="string" office:string-value="test_B_GT_IMG_6.mat" calcext:value-type="string">
            <text:p>test_B_GT_IMG_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0.mat</text:p>
          </table:table-cell>
          <table:table-cell table:formula="of:=CONCATENATE([.D756];[.E756])" office:value-type="string" office:string-value="test_B_GT_IMG_60.mat" calcext:value-type="string">
            <text:p>test_B_GT_IMG_6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1.mat</text:p>
          </table:table-cell>
          <table:table-cell table:formula="of:=CONCATENATE([.D757];[.E757])" office:value-type="string" office:string-value="test_B_GT_IMG_61.mat" calcext:value-type="string">
            <text:p>test_B_GT_IMG_6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2.mat</text:p>
          </table:table-cell>
          <table:table-cell table:formula="of:=CONCATENATE([.D758];[.E758])" office:value-type="string" office:string-value="test_B_GT_IMG_62.mat" calcext:value-type="string">
            <text:p>test_B_GT_IMG_6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3.mat</text:p>
          </table:table-cell>
          <table:table-cell table:formula="of:=CONCATENATE([.D759];[.E759])" office:value-type="string" office:string-value="test_B_GT_IMG_63.mat" calcext:value-type="string">
            <text:p>test_B_GT_IMG_6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4.mat</text:p>
          </table:table-cell>
          <table:table-cell table:formula="of:=CONCATENATE([.D760];[.E760])" office:value-type="string" office:string-value="test_B_GT_IMG_64.mat" calcext:value-type="string">
            <text:p>test_B_GT_IMG_6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5.mat</text:p>
          </table:table-cell>
          <table:table-cell table:formula="of:=CONCATENATE([.D761];[.E761])" office:value-type="string" office:string-value="test_B_GT_IMG_65.mat" calcext:value-type="string">
            <text:p>test_B_GT_IMG_6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6.mat</text:p>
          </table:table-cell>
          <table:table-cell table:formula="of:=CONCATENATE([.D762];[.E762])" office:value-type="string" office:string-value="test_B_GT_IMG_66.mat" calcext:value-type="string">
            <text:p>test_B_GT_IMG_6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7.mat</text:p>
          </table:table-cell>
          <table:table-cell table:formula="of:=CONCATENATE([.D763];[.E763])" office:value-type="string" office:string-value="test_B_GT_IMG_67.mat" calcext:value-type="string">
            <text:p>test_B_GT_IMG_6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8.mat</text:p>
          </table:table-cell>
          <table:table-cell table:formula="of:=CONCATENATE([.D764];[.E764])" office:value-type="string" office:string-value="test_B_GT_IMG_68.mat" calcext:value-type="string">
            <text:p>test_B_GT_IMG_6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69.mat</text:p>
          </table:table-cell>
          <table:table-cell table:formula="of:=CONCATENATE([.D765];[.E765])" office:value-type="string" office:string-value="test_B_GT_IMG_69.mat" calcext:value-type="string">
            <text:p>test_B_GT_IMG_6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.mat</text:p>
          </table:table-cell>
          <table:table-cell table:formula="of:=CONCATENATE([.D766];[.E766])" office:value-type="string" office:string-value="test_B_GT_IMG_7.mat" calcext:value-type="string">
            <text:p>test_B_GT_IMG_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0.mat</text:p>
          </table:table-cell>
          <table:table-cell table:formula="of:=CONCATENATE([.D767];[.E767])" office:value-type="string" office:string-value="test_B_GT_IMG_70.mat" calcext:value-type="string">
            <text:p>test_B_GT_IMG_7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1.mat</text:p>
          </table:table-cell>
          <table:table-cell table:formula="of:=CONCATENATE([.D768];[.E768])" office:value-type="string" office:string-value="test_B_GT_IMG_71.mat" calcext:value-type="string">
            <text:p>test_B_GT_IMG_7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2.mat</text:p>
          </table:table-cell>
          <table:table-cell table:formula="of:=CONCATENATE([.D769];[.E769])" office:value-type="string" office:string-value="test_B_GT_IMG_72.mat" calcext:value-type="string">
            <text:p>test_B_GT_IMG_7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3.mat</text:p>
          </table:table-cell>
          <table:table-cell table:formula="of:=CONCATENATE([.D770];[.E770])" office:value-type="string" office:string-value="test_B_GT_IMG_73.mat" calcext:value-type="string">
            <text:p>test_B_GT_IMG_7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4.mat</text:p>
          </table:table-cell>
          <table:table-cell table:formula="of:=CONCATENATE([.D771];[.E771])" office:value-type="string" office:string-value="test_B_GT_IMG_74.mat" calcext:value-type="string">
            <text:p>test_B_GT_IMG_7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5.mat</text:p>
          </table:table-cell>
          <table:table-cell table:formula="of:=CONCATENATE([.D772];[.E772])" office:value-type="string" office:string-value="test_B_GT_IMG_75.mat" calcext:value-type="string">
            <text:p>test_B_GT_IMG_7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6.mat</text:p>
          </table:table-cell>
          <table:table-cell table:formula="of:=CONCATENATE([.D773];[.E773])" office:value-type="string" office:string-value="test_B_GT_IMG_76.mat" calcext:value-type="string">
            <text:p>test_B_GT_IMG_7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7.mat</text:p>
          </table:table-cell>
          <table:table-cell table:formula="of:=CONCATENATE([.D774];[.E774])" office:value-type="string" office:string-value="test_B_GT_IMG_77.mat" calcext:value-type="string">
            <text:p>test_B_GT_IMG_7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8.mat</text:p>
          </table:table-cell>
          <table:table-cell table:formula="of:=CONCATENATE([.D775];[.E775])" office:value-type="string" office:string-value="test_B_GT_IMG_78.mat" calcext:value-type="string">
            <text:p>test_B_GT_IMG_7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79.mat</text:p>
          </table:table-cell>
          <table:table-cell table:formula="of:=CONCATENATE([.D776];[.E776])" office:value-type="string" office:string-value="test_B_GT_IMG_79.mat" calcext:value-type="string">
            <text:p>test_B_GT_IMG_7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.mat</text:p>
          </table:table-cell>
          <table:table-cell table:formula="of:=CONCATENATE([.D777];[.E777])" office:value-type="string" office:string-value="test_B_GT_IMG_8.mat" calcext:value-type="string">
            <text:p>test_B_GT_IMG_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0.mat</text:p>
          </table:table-cell>
          <table:table-cell table:formula="of:=CONCATENATE([.D778];[.E778])" office:value-type="string" office:string-value="test_B_GT_IMG_80.mat" calcext:value-type="string">
            <text:p>test_B_GT_IMG_8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1.mat</text:p>
          </table:table-cell>
          <table:table-cell table:formula="of:=CONCATENATE([.D779];[.E779])" office:value-type="string" office:string-value="test_B_GT_IMG_81.mat" calcext:value-type="string">
            <text:p>test_B_GT_IMG_8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2.mat</text:p>
          </table:table-cell>
          <table:table-cell table:formula="of:=CONCATENATE([.D780];[.E780])" office:value-type="string" office:string-value="test_B_GT_IMG_82.mat" calcext:value-type="string">
            <text:p>test_B_GT_IMG_8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3.mat</text:p>
          </table:table-cell>
          <table:table-cell table:formula="of:=CONCATENATE([.D781];[.E781])" office:value-type="string" office:string-value="test_B_GT_IMG_83.mat" calcext:value-type="string">
            <text:p>test_B_GT_IMG_8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4.mat</text:p>
          </table:table-cell>
          <table:table-cell table:formula="of:=CONCATENATE([.D782];[.E782])" office:value-type="string" office:string-value="test_B_GT_IMG_84.mat" calcext:value-type="string">
            <text:p>test_B_GT_IMG_8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5.mat</text:p>
          </table:table-cell>
          <table:table-cell table:formula="of:=CONCATENATE([.D783];[.E783])" office:value-type="string" office:string-value="test_B_GT_IMG_85.mat" calcext:value-type="string">
            <text:p>test_B_GT_IMG_8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6.mat</text:p>
          </table:table-cell>
          <table:table-cell table:formula="of:=CONCATENATE([.D784];[.E784])" office:value-type="string" office:string-value="test_B_GT_IMG_86.mat" calcext:value-type="string">
            <text:p>test_B_GT_IMG_8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7.mat</text:p>
          </table:table-cell>
          <table:table-cell table:formula="of:=CONCATENATE([.D785];[.E785])" office:value-type="string" office:string-value="test_B_GT_IMG_87.mat" calcext:value-type="string">
            <text:p>test_B_GT_IMG_8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8.mat</text:p>
          </table:table-cell>
          <table:table-cell table:formula="of:=CONCATENATE([.D786];[.E786])" office:value-type="string" office:string-value="test_B_GT_IMG_88.mat" calcext:value-type="string">
            <text:p>test_B_GT_IMG_8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89.mat</text:p>
          </table:table-cell>
          <table:table-cell table:formula="of:=CONCATENATE([.D787];[.E787])" office:value-type="string" office:string-value="test_B_GT_IMG_89.mat" calcext:value-type="string">
            <text:p>test_B_GT_IMG_8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.mat</text:p>
          </table:table-cell>
          <table:table-cell table:formula="of:=CONCATENATE([.D788];[.E788])" office:value-type="string" office:string-value="test_B_GT_IMG_9.mat" calcext:value-type="string">
            <text:p>test_B_GT_IMG_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0.mat</text:p>
          </table:table-cell>
          <table:table-cell table:formula="of:=CONCATENATE([.D789];[.E789])" office:value-type="string" office:string-value="test_B_GT_IMG_90.mat" calcext:value-type="string">
            <text:p>test_B_GT_IMG_90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1.mat</text:p>
          </table:table-cell>
          <table:table-cell table:formula="of:=CONCATENATE([.D790];[.E790])" office:value-type="string" office:string-value="test_B_GT_IMG_91.mat" calcext:value-type="string">
            <text:p>test_B_GT_IMG_91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2.mat</text:p>
          </table:table-cell>
          <table:table-cell table:formula="of:=CONCATENATE([.D791];[.E791])" office:value-type="string" office:string-value="test_B_GT_IMG_92.mat" calcext:value-type="string">
            <text:p>test_B_GT_IMG_92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3.mat</text:p>
          </table:table-cell>
          <table:table-cell table:formula="of:=CONCATENATE([.D792];[.E792])" office:value-type="string" office:string-value="test_B_GT_IMG_93.mat" calcext:value-type="string">
            <text:p>test_B_GT_IMG_93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4.mat</text:p>
          </table:table-cell>
          <table:table-cell table:formula="of:=CONCATENATE([.D793];[.E793])" office:value-type="string" office:string-value="test_B_GT_IMG_94.mat" calcext:value-type="string">
            <text:p>test_B_GT_IMG_94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5.mat</text:p>
          </table:table-cell>
          <table:table-cell table:formula="of:=CONCATENATE([.D794];[.E794])" office:value-type="string" office:string-value="test_B_GT_IMG_95.mat" calcext:value-type="string">
            <text:p>test_B_GT_IMG_95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6.mat</text:p>
          </table:table-cell>
          <table:table-cell table:formula="of:=CONCATENATE([.D795];[.E795])" office:value-type="string" office:string-value="test_B_GT_IMG_96.mat" calcext:value-type="string">
            <text:p>test_B_GT_IMG_96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7.mat</text:p>
          </table:table-cell>
          <table:table-cell table:formula="of:=CONCATENATE([.D796];[.E796])" office:value-type="string" office:string-value="test_B_GT_IMG_97.mat" calcext:value-type="string">
            <text:p>test_B_GT_IMG_97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8.mat</text:p>
          </table:table-cell>
          <table:table-cell table:formula="of:=CONCATENATE([.D797];[.E797])" office:value-type="string" office:string-value="test_B_GT_IMG_98.mat" calcext:value-type="string">
            <text:p>test_B_GT_IMG_98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est_data/ground_truth/GT_IMG_99.mat</text:p>
          </table:table-cell>
          <table:table-cell table:formula="of:=CONCATENATE([.D798];[.E798])" office:value-type="string" office:string-value="test_B_GT_IMG_99.mat" calcext:value-type="string">
            <text:p>test_B_GT_IMG_99.mat</text:p>
          </table:table-cell>
          <table:table-cell table:style-name="ce1" office:value-type="string" calcext:value-type="string">
            <text:p>test_B_</text:p>
          </table:table-cell>
          <table:table-cell office:value-type="string" calcext:value-type="string">
            <text:p>GT_IMG_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.mat</text:p>
          </table:table-cell>
          <table:table-cell table:formula="of:=CONCATENATE([.D799];[.E799])" office:value-type="string" office:string-value="train_B_GT_IMG_1.mat" calcext:value-type="string">
            <text:p>train_B_GT_IMG_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.mat</text:p>
          </table:table-cell>
          <table:table-cell table:formula="of:=CONCATENATE([.D800];[.E800])" office:value-type="string" office:string-value="train_B_GT_IMG_10.mat" calcext:value-type="string">
            <text:p>train_B_GT_IMG_1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0.mat</text:p>
          </table:table-cell>
          <table:table-cell table:formula="of:=CONCATENATE([.D801];[.E801])" office:value-type="string" office:string-value="train_B_GT_IMG_100.mat" calcext:value-type="string">
            <text:p>train_B_GT_IMG_10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1.mat</text:p>
          </table:table-cell>
          <table:table-cell table:formula="of:=CONCATENATE([.D802];[.E802])" office:value-type="string" office:string-value="train_B_GT_IMG_101.mat" calcext:value-type="string">
            <text:p>train_B_GT_IMG_10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2.mat</text:p>
          </table:table-cell>
          <table:table-cell table:formula="of:=CONCATENATE([.D803];[.E803])" office:value-type="string" office:string-value="train_B_GT_IMG_102.mat" calcext:value-type="string">
            <text:p>train_B_GT_IMG_10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3.mat</text:p>
          </table:table-cell>
          <table:table-cell table:formula="of:=CONCATENATE([.D804];[.E804])" office:value-type="string" office:string-value="train_B_GT_IMG_103.mat" calcext:value-type="string">
            <text:p>train_B_GT_IMG_10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4.mat</text:p>
          </table:table-cell>
          <table:table-cell table:formula="of:=CONCATENATE([.D805];[.E805])" office:value-type="string" office:string-value="train_B_GT_IMG_104.mat" calcext:value-type="string">
            <text:p>train_B_GT_IMG_10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5.mat</text:p>
          </table:table-cell>
          <table:table-cell table:formula="of:=CONCATENATE([.D806];[.E806])" office:value-type="string" office:string-value="train_B_GT_IMG_105.mat" calcext:value-type="string">
            <text:p>train_B_GT_IMG_10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6.mat</text:p>
          </table:table-cell>
          <table:table-cell table:formula="of:=CONCATENATE([.D807];[.E807])" office:value-type="string" office:string-value="train_B_GT_IMG_106.mat" calcext:value-type="string">
            <text:p>train_B_GT_IMG_10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7.mat</text:p>
          </table:table-cell>
          <table:table-cell table:formula="of:=CONCATENATE([.D808];[.E808])" office:value-type="string" office:string-value="train_B_GT_IMG_107.mat" calcext:value-type="string">
            <text:p>train_B_GT_IMG_10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8.mat</text:p>
          </table:table-cell>
          <table:table-cell table:formula="of:=CONCATENATE([.D809];[.E809])" office:value-type="string" office:string-value="train_B_GT_IMG_108.mat" calcext:value-type="string">
            <text:p>train_B_GT_IMG_10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09.mat</text:p>
          </table:table-cell>
          <table:table-cell table:formula="of:=CONCATENATE([.D810];[.E810])" office:value-type="string" office:string-value="train_B_GT_IMG_109.mat" calcext:value-type="string">
            <text:p>train_B_GT_IMG_10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.mat</text:p>
          </table:table-cell>
          <table:table-cell table:formula="of:=CONCATENATE([.D811];[.E811])" office:value-type="string" office:string-value="train_B_GT_IMG_11.mat" calcext:value-type="string">
            <text:p>train_B_GT_IMG_1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0.mat</text:p>
          </table:table-cell>
          <table:table-cell table:formula="of:=CONCATENATE([.D812];[.E812])" office:value-type="string" office:string-value="train_B_GT_IMG_110.mat" calcext:value-type="string">
            <text:p>train_B_GT_IMG_11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1.mat</text:p>
          </table:table-cell>
          <table:table-cell table:formula="of:=CONCATENATE([.D813];[.E813])" office:value-type="string" office:string-value="train_B_GT_IMG_111.mat" calcext:value-type="string">
            <text:p>train_B_GT_IMG_11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2.mat</text:p>
          </table:table-cell>
          <table:table-cell table:formula="of:=CONCATENATE([.D814];[.E814])" office:value-type="string" office:string-value="train_B_GT_IMG_112.mat" calcext:value-type="string">
            <text:p>train_B_GT_IMG_11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3.mat</text:p>
          </table:table-cell>
          <table:table-cell table:formula="of:=CONCATENATE([.D815];[.E815])" office:value-type="string" office:string-value="train_B_GT_IMG_113.mat" calcext:value-type="string">
            <text:p>train_B_GT_IMG_11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4.mat</text:p>
          </table:table-cell>
          <table:table-cell table:formula="of:=CONCATENATE([.D816];[.E816])" office:value-type="string" office:string-value="train_B_GT_IMG_114.mat" calcext:value-type="string">
            <text:p>train_B_GT_IMG_11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5.mat</text:p>
          </table:table-cell>
          <table:table-cell table:formula="of:=CONCATENATE([.D817];[.E817])" office:value-type="string" office:string-value="train_B_GT_IMG_115.mat" calcext:value-type="string">
            <text:p>train_B_GT_IMG_11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6.mat</text:p>
          </table:table-cell>
          <table:table-cell table:formula="of:=CONCATENATE([.D818];[.E818])" office:value-type="string" office:string-value="train_B_GT_IMG_116.mat" calcext:value-type="string">
            <text:p>train_B_GT_IMG_11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7.mat</text:p>
          </table:table-cell>
          <table:table-cell table:formula="of:=CONCATENATE([.D819];[.E819])" office:value-type="string" office:string-value="train_B_GT_IMG_117.mat" calcext:value-type="string">
            <text:p>train_B_GT_IMG_11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8.mat</text:p>
          </table:table-cell>
          <table:table-cell table:formula="of:=CONCATENATE([.D820];[.E820])" office:value-type="string" office:string-value="train_B_GT_IMG_118.mat" calcext:value-type="string">
            <text:p>train_B_GT_IMG_11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19.mat</text:p>
          </table:table-cell>
          <table:table-cell table:formula="of:=CONCATENATE([.D821];[.E821])" office:value-type="string" office:string-value="train_B_GT_IMG_119.mat" calcext:value-type="string">
            <text:p>train_B_GT_IMG_11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.mat</text:p>
          </table:table-cell>
          <table:table-cell table:formula="of:=CONCATENATE([.D822];[.E822])" office:value-type="string" office:string-value="train_B_GT_IMG_12.mat" calcext:value-type="string">
            <text:p>train_B_GT_IMG_1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0.mat</text:p>
          </table:table-cell>
          <table:table-cell table:formula="of:=CONCATENATE([.D823];[.E823])" office:value-type="string" office:string-value="train_B_GT_IMG_120.mat" calcext:value-type="string">
            <text:p>train_B_GT_IMG_12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1.mat</text:p>
          </table:table-cell>
          <table:table-cell table:formula="of:=CONCATENATE([.D824];[.E824])" office:value-type="string" office:string-value="train_B_GT_IMG_121.mat" calcext:value-type="string">
            <text:p>train_B_GT_IMG_12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2.mat</text:p>
          </table:table-cell>
          <table:table-cell table:formula="of:=CONCATENATE([.D825];[.E825])" office:value-type="string" office:string-value="train_B_GT_IMG_122.mat" calcext:value-type="string">
            <text:p>train_B_GT_IMG_12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3.mat</text:p>
          </table:table-cell>
          <table:table-cell table:formula="of:=CONCATENATE([.D826];[.E826])" office:value-type="string" office:string-value="train_B_GT_IMG_123.mat" calcext:value-type="string">
            <text:p>train_B_GT_IMG_12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4.mat</text:p>
          </table:table-cell>
          <table:table-cell table:formula="of:=CONCATENATE([.D827];[.E827])" office:value-type="string" office:string-value="train_B_GT_IMG_124.mat" calcext:value-type="string">
            <text:p>train_B_GT_IMG_12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5.mat</text:p>
          </table:table-cell>
          <table:table-cell table:formula="of:=CONCATENATE([.D828];[.E828])" office:value-type="string" office:string-value="train_B_GT_IMG_125.mat" calcext:value-type="string">
            <text:p>train_B_GT_IMG_12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6.mat</text:p>
          </table:table-cell>
          <table:table-cell table:formula="of:=CONCATENATE([.D829];[.E829])" office:value-type="string" office:string-value="train_B_GT_IMG_126.mat" calcext:value-type="string">
            <text:p>train_B_GT_IMG_12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7.mat</text:p>
          </table:table-cell>
          <table:table-cell table:formula="of:=CONCATENATE([.D830];[.E830])" office:value-type="string" office:string-value="train_B_GT_IMG_127.mat" calcext:value-type="string">
            <text:p>train_B_GT_IMG_12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8.mat</text:p>
          </table:table-cell>
          <table:table-cell table:formula="of:=CONCATENATE([.D831];[.E831])" office:value-type="string" office:string-value="train_B_GT_IMG_128.mat" calcext:value-type="string">
            <text:p>train_B_GT_IMG_12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29.mat</text:p>
          </table:table-cell>
          <table:table-cell table:formula="of:=CONCATENATE([.D832];[.E832])" office:value-type="string" office:string-value="train_B_GT_IMG_129.mat" calcext:value-type="string">
            <text:p>train_B_GT_IMG_12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.mat</text:p>
          </table:table-cell>
          <table:table-cell table:formula="of:=CONCATENATE([.D833];[.E833])" office:value-type="string" office:string-value="train_B_GT_IMG_13.mat" calcext:value-type="string">
            <text:p>train_B_GT_IMG_1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0.mat</text:p>
          </table:table-cell>
          <table:table-cell table:formula="of:=CONCATENATE([.D834];[.E834])" office:value-type="string" office:string-value="train_B_GT_IMG_130.mat" calcext:value-type="string">
            <text:p>train_B_GT_IMG_13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1.mat</text:p>
          </table:table-cell>
          <table:table-cell table:formula="of:=CONCATENATE([.D835];[.E835])" office:value-type="string" office:string-value="train_B_GT_IMG_131.mat" calcext:value-type="string">
            <text:p>train_B_GT_IMG_13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2.mat</text:p>
          </table:table-cell>
          <table:table-cell table:formula="of:=CONCATENATE([.D836];[.E836])" office:value-type="string" office:string-value="train_B_GT_IMG_132.mat" calcext:value-type="string">
            <text:p>train_B_GT_IMG_13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3.mat</text:p>
          </table:table-cell>
          <table:table-cell table:formula="of:=CONCATENATE([.D837];[.E837])" office:value-type="string" office:string-value="train_B_GT_IMG_133.mat" calcext:value-type="string">
            <text:p>train_B_GT_IMG_13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4.mat</text:p>
          </table:table-cell>
          <table:table-cell table:formula="of:=CONCATENATE([.D838];[.E838])" office:value-type="string" office:string-value="train_B_GT_IMG_134.mat" calcext:value-type="string">
            <text:p>train_B_GT_IMG_13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5.mat</text:p>
          </table:table-cell>
          <table:table-cell table:formula="of:=CONCATENATE([.D839];[.E839])" office:value-type="string" office:string-value="train_B_GT_IMG_135.mat" calcext:value-type="string">
            <text:p>train_B_GT_IMG_13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6.mat</text:p>
          </table:table-cell>
          <table:table-cell table:formula="of:=CONCATENATE([.D840];[.E840])" office:value-type="string" office:string-value="train_B_GT_IMG_136.mat" calcext:value-type="string">
            <text:p>train_B_GT_IMG_13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7.mat</text:p>
          </table:table-cell>
          <table:table-cell table:formula="of:=CONCATENATE([.D841];[.E841])" office:value-type="string" office:string-value="train_B_GT_IMG_137.mat" calcext:value-type="string">
            <text:p>train_B_GT_IMG_13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8.mat</text:p>
          </table:table-cell>
          <table:table-cell table:formula="of:=CONCATENATE([.D842];[.E842])" office:value-type="string" office:string-value="train_B_GT_IMG_138.mat" calcext:value-type="string">
            <text:p>train_B_GT_IMG_13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39.mat</text:p>
          </table:table-cell>
          <table:table-cell table:formula="of:=CONCATENATE([.D843];[.E843])" office:value-type="string" office:string-value="train_B_GT_IMG_139.mat" calcext:value-type="string">
            <text:p>train_B_GT_IMG_13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.mat</text:p>
          </table:table-cell>
          <table:table-cell table:formula="of:=CONCATENATE([.D844];[.E844])" office:value-type="string" office:string-value="train_B_GT_IMG_14.mat" calcext:value-type="string">
            <text:p>train_B_GT_IMG_1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0.mat</text:p>
          </table:table-cell>
          <table:table-cell table:formula="of:=CONCATENATE([.D845];[.E845])" office:value-type="string" office:string-value="train_B_GT_IMG_140.mat" calcext:value-type="string">
            <text:p>train_B_GT_IMG_14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1.mat</text:p>
          </table:table-cell>
          <table:table-cell table:formula="of:=CONCATENATE([.D846];[.E846])" office:value-type="string" office:string-value="train_B_GT_IMG_141.mat" calcext:value-type="string">
            <text:p>train_B_GT_IMG_14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2.mat</text:p>
          </table:table-cell>
          <table:table-cell table:formula="of:=CONCATENATE([.D847];[.E847])" office:value-type="string" office:string-value="train_B_GT_IMG_142.mat" calcext:value-type="string">
            <text:p>train_B_GT_IMG_14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3.mat</text:p>
          </table:table-cell>
          <table:table-cell table:formula="of:=CONCATENATE([.D848];[.E848])" office:value-type="string" office:string-value="train_B_GT_IMG_143.mat" calcext:value-type="string">
            <text:p>train_B_GT_IMG_14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4.mat</text:p>
          </table:table-cell>
          <table:table-cell table:formula="of:=CONCATENATE([.D849];[.E849])" office:value-type="string" office:string-value="train_B_GT_IMG_144.mat" calcext:value-type="string">
            <text:p>train_B_GT_IMG_14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5.mat</text:p>
          </table:table-cell>
          <table:table-cell table:formula="of:=CONCATENATE([.D850];[.E850])" office:value-type="string" office:string-value="train_B_GT_IMG_145.mat" calcext:value-type="string">
            <text:p>train_B_GT_IMG_14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6.mat</text:p>
          </table:table-cell>
          <table:table-cell table:formula="of:=CONCATENATE([.D851];[.E851])" office:value-type="string" office:string-value="train_B_GT_IMG_146.mat" calcext:value-type="string">
            <text:p>train_B_GT_IMG_14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7.mat</text:p>
          </table:table-cell>
          <table:table-cell table:formula="of:=CONCATENATE([.D852];[.E852])" office:value-type="string" office:string-value="train_B_GT_IMG_147.mat" calcext:value-type="string">
            <text:p>train_B_GT_IMG_14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8.mat</text:p>
          </table:table-cell>
          <table:table-cell table:formula="of:=CONCATENATE([.D853];[.E853])" office:value-type="string" office:string-value="train_B_GT_IMG_148.mat" calcext:value-type="string">
            <text:p>train_B_GT_IMG_14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49.mat</text:p>
          </table:table-cell>
          <table:table-cell table:formula="of:=CONCATENATE([.D854];[.E854])" office:value-type="string" office:string-value="train_B_GT_IMG_149.mat" calcext:value-type="string">
            <text:p>train_B_GT_IMG_14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.mat</text:p>
          </table:table-cell>
          <table:table-cell table:formula="of:=CONCATENATE([.D855];[.E855])" office:value-type="string" office:string-value="train_B_GT_IMG_15.mat" calcext:value-type="string">
            <text:p>train_B_GT_IMG_1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0.mat</text:p>
          </table:table-cell>
          <table:table-cell table:formula="of:=CONCATENATE([.D856];[.E856])" office:value-type="string" office:string-value="train_B_GT_IMG_150.mat" calcext:value-type="string">
            <text:p>train_B_GT_IMG_15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1.mat</text:p>
          </table:table-cell>
          <table:table-cell table:formula="of:=CONCATENATE([.D857];[.E857])" office:value-type="string" office:string-value="train_B_GT_IMG_151.mat" calcext:value-type="string">
            <text:p>train_B_GT_IMG_15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2.mat</text:p>
          </table:table-cell>
          <table:table-cell table:formula="of:=CONCATENATE([.D858];[.E858])" office:value-type="string" office:string-value="train_B_GT_IMG_152.mat" calcext:value-type="string">
            <text:p>train_B_GT_IMG_15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3.mat</text:p>
          </table:table-cell>
          <table:table-cell table:formula="of:=CONCATENATE([.D859];[.E859])" office:value-type="string" office:string-value="train_B_GT_IMG_153.mat" calcext:value-type="string">
            <text:p>train_B_GT_IMG_15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4.mat</text:p>
          </table:table-cell>
          <table:table-cell table:formula="of:=CONCATENATE([.D860];[.E860])" office:value-type="string" office:string-value="train_B_GT_IMG_154.mat" calcext:value-type="string">
            <text:p>train_B_GT_IMG_15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5.mat</text:p>
          </table:table-cell>
          <table:table-cell table:formula="of:=CONCATENATE([.D861];[.E861])" office:value-type="string" office:string-value="train_B_GT_IMG_155.mat" calcext:value-type="string">
            <text:p>train_B_GT_IMG_15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6.mat</text:p>
          </table:table-cell>
          <table:table-cell table:formula="of:=CONCATENATE([.D862];[.E862])" office:value-type="string" office:string-value="train_B_GT_IMG_156.mat" calcext:value-type="string">
            <text:p>train_B_GT_IMG_15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7.mat</text:p>
          </table:table-cell>
          <table:table-cell table:formula="of:=CONCATENATE([.D863];[.E863])" office:value-type="string" office:string-value="train_B_GT_IMG_157.mat" calcext:value-type="string">
            <text:p>train_B_GT_IMG_15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8.mat</text:p>
          </table:table-cell>
          <table:table-cell table:formula="of:=CONCATENATE([.D864];[.E864])" office:value-type="string" office:string-value="train_B_GT_IMG_158.mat" calcext:value-type="string">
            <text:p>train_B_GT_IMG_15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59.mat</text:p>
          </table:table-cell>
          <table:table-cell table:formula="of:=CONCATENATE([.D865];[.E865])" office:value-type="string" office:string-value="train_B_GT_IMG_159.mat" calcext:value-type="string">
            <text:p>train_B_GT_IMG_15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.mat</text:p>
          </table:table-cell>
          <table:table-cell table:formula="of:=CONCATENATE([.D866];[.E866])" office:value-type="string" office:string-value="train_B_GT_IMG_16.mat" calcext:value-type="string">
            <text:p>train_B_GT_IMG_1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0.mat</text:p>
          </table:table-cell>
          <table:table-cell table:formula="of:=CONCATENATE([.D867];[.E867])" office:value-type="string" office:string-value="train_B_GT_IMG_160.mat" calcext:value-type="string">
            <text:p>train_B_GT_IMG_16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1.mat</text:p>
          </table:table-cell>
          <table:table-cell table:formula="of:=CONCATENATE([.D868];[.E868])" office:value-type="string" office:string-value="train_B_GT_IMG_161.mat" calcext:value-type="string">
            <text:p>train_B_GT_IMG_16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2.mat</text:p>
          </table:table-cell>
          <table:table-cell table:formula="of:=CONCATENATE([.D869];[.E869])" office:value-type="string" office:string-value="train_B_GT_IMG_162.mat" calcext:value-type="string">
            <text:p>train_B_GT_IMG_16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3.mat</text:p>
          </table:table-cell>
          <table:table-cell table:formula="of:=CONCATENATE([.D870];[.E870])" office:value-type="string" office:string-value="train_B_GT_IMG_163.mat" calcext:value-type="string">
            <text:p>train_B_GT_IMG_16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4.mat</text:p>
          </table:table-cell>
          <table:table-cell table:formula="of:=CONCATENATE([.D871];[.E871])" office:value-type="string" office:string-value="train_B_GT_IMG_164.mat" calcext:value-type="string">
            <text:p>train_B_GT_IMG_16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5.mat</text:p>
          </table:table-cell>
          <table:table-cell table:formula="of:=CONCATENATE([.D872];[.E872])" office:value-type="string" office:string-value="train_B_GT_IMG_165.mat" calcext:value-type="string">
            <text:p>train_B_GT_IMG_16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6.mat</text:p>
          </table:table-cell>
          <table:table-cell table:formula="of:=CONCATENATE([.D873];[.E873])" office:value-type="string" office:string-value="train_B_GT_IMG_166.mat" calcext:value-type="string">
            <text:p>train_B_GT_IMG_16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7.mat</text:p>
          </table:table-cell>
          <table:table-cell table:formula="of:=CONCATENATE([.D874];[.E874])" office:value-type="string" office:string-value="train_B_GT_IMG_167.mat" calcext:value-type="string">
            <text:p>train_B_GT_IMG_16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8.mat</text:p>
          </table:table-cell>
          <table:table-cell table:formula="of:=CONCATENATE([.D875];[.E875])" office:value-type="string" office:string-value="train_B_GT_IMG_168.mat" calcext:value-type="string">
            <text:p>train_B_GT_IMG_16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69.mat</text:p>
          </table:table-cell>
          <table:table-cell table:formula="of:=CONCATENATE([.D876];[.E876])" office:value-type="string" office:string-value="train_B_GT_IMG_169.mat" calcext:value-type="string">
            <text:p>train_B_GT_IMG_16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.mat</text:p>
          </table:table-cell>
          <table:table-cell table:formula="of:=CONCATENATE([.D877];[.E877])" office:value-type="string" office:string-value="train_B_GT_IMG_17.mat" calcext:value-type="string">
            <text:p>train_B_GT_IMG_1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0.mat</text:p>
          </table:table-cell>
          <table:table-cell table:formula="of:=CONCATENATE([.D878];[.E878])" office:value-type="string" office:string-value="train_B_GT_IMG_170.mat" calcext:value-type="string">
            <text:p>train_B_GT_IMG_17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1.mat</text:p>
          </table:table-cell>
          <table:table-cell table:formula="of:=CONCATENATE([.D879];[.E879])" office:value-type="string" office:string-value="train_B_GT_IMG_171.mat" calcext:value-type="string">
            <text:p>train_B_GT_IMG_17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2.mat</text:p>
          </table:table-cell>
          <table:table-cell table:formula="of:=CONCATENATE([.D880];[.E880])" office:value-type="string" office:string-value="train_B_GT_IMG_172.mat" calcext:value-type="string">
            <text:p>train_B_GT_IMG_17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3.mat</text:p>
          </table:table-cell>
          <table:table-cell table:formula="of:=CONCATENATE([.D881];[.E881])" office:value-type="string" office:string-value="train_B_GT_IMG_173.mat" calcext:value-type="string">
            <text:p>train_B_GT_IMG_17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4.mat</text:p>
          </table:table-cell>
          <table:table-cell table:formula="of:=CONCATENATE([.D882];[.E882])" office:value-type="string" office:string-value="train_B_GT_IMG_174.mat" calcext:value-type="string">
            <text:p>train_B_GT_IMG_17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5.mat</text:p>
          </table:table-cell>
          <table:table-cell table:formula="of:=CONCATENATE([.D883];[.E883])" office:value-type="string" office:string-value="train_B_GT_IMG_175.mat" calcext:value-type="string">
            <text:p>train_B_GT_IMG_17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6.mat</text:p>
          </table:table-cell>
          <table:table-cell table:formula="of:=CONCATENATE([.D884];[.E884])" office:value-type="string" office:string-value="train_B_GT_IMG_176.mat" calcext:value-type="string">
            <text:p>train_B_GT_IMG_17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7.mat</text:p>
          </table:table-cell>
          <table:table-cell table:formula="of:=CONCATENATE([.D885];[.E885])" office:value-type="string" office:string-value="train_B_GT_IMG_177.mat" calcext:value-type="string">
            <text:p>train_B_GT_IMG_17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8.mat</text:p>
          </table:table-cell>
          <table:table-cell table:formula="of:=CONCATENATE([.D886];[.E886])" office:value-type="string" office:string-value="train_B_GT_IMG_178.mat" calcext:value-type="string">
            <text:p>train_B_GT_IMG_17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79.mat</text:p>
          </table:table-cell>
          <table:table-cell table:formula="of:=CONCATENATE([.D887];[.E887])" office:value-type="string" office:string-value="train_B_GT_IMG_179.mat" calcext:value-type="string">
            <text:p>train_B_GT_IMG_17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.mat</text:p>
          </table:table-cell>
          <table:table-cell table:formula="of:=CONCATENATE([.D888];[.E888])" office:value-type="string" office:string-value="train_B_GT_IMG_18.mat" calcext:value-type="string">
            <text:p>train_B_GT_IMG_1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0.mat</text:p>
          </table:table-cell>
          <table:table-cell table:formula="of:=CONCATENATE([.D889];[.E889])" office:value-type="string" office:string-value="train_B_GT_IMG_180.mat" calcext:value-type="string">
            <text:p>train_B_GT_IMG_18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1.mat</text:p>
          </table:table-cell>
          <table:table-cell table:formula="of:=CONCATENATE([.D890];[.E890])" office:value-type="string" office:string-value="train_B_GT_IMG_181.mat" calcext:value-type="string">
            <text:p>train_B_GT_IMG_18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2.mat</text:p>
          </table:table-cell>
          <table:table-cell table:formula="of:=CONCATENATE([.D891];[.E891])" office:value-type="string" office:string-value="train_B_GT_IMG_182.mat" calcext:value-type="string">
            <text:p>train_B_GT_IMG_18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3.mat</text:p>
          </table:table-cell>
          <table:table-cell table:formula="of:=CONCATENATE([.D892];[.E892])" office:value-type="string" office:string-value="train_B_GT_IMG_183.mat" calcext:value-type="string">
            <text:p>train_B_GT_IMG_18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4.mat</text:p>
          </table:table-cell>
          <table:table-cell table:formula="of:=CONCATENATE([.D893];[.E893])" office:value-type="string" office:string-value="train_B_GT_IMG_184.mat" calcext:value-type="string">
            <text:p>train_B_GT_IMG_18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5.mat</text:p>
          </table:table-cell>
          <table:table-cell table:formula="of:=CONCATENATE([.D894];[.E894])" office:value-type="string" office:string-value="train_B_GT_IMG_185.mat" calcext:value-type="string">
            <text:p>train_B_GT_IMG_18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6.mat</text:p>
          </table:table-cell>
          <table:table-cell table:formula="of:=CONCATENATE([.D895];[.E895])" office:value-type="string" office:string-value="train_B_GT_IMG_186.mat" calcext:value-type="string">
            <text:p>train_B_GT_IMG_18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7.mat</text:p>
          </table:table-cell>
          <table:table-cell table:formula="of:=CONCATENATE([.D896];[.E896])" office:value-type="string" office:string-value="train_B_GT_IMG_187.mat" calcext:value-type="string">
            <text:p>train_B_GT_IMG_18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8.mat</text:p>
          </table:table-cell>
          <table:table-cell table:formula="of:=CONCATENATE([.D897];[.E897])" office:value-type="string" office:string-value="train_B_GT_IMG_188.mat" calcext:value-type="string">
            <text:p>train_B_GT_IMG_18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89.mat</text:p>
          </table:table-cell>
          <table:table-cell table:formula="of:=CONCATENATE([.D898];[.E898])" office:value-type="string" office:string-value="train_B_GT_IMG_189.mat" calcext:value-type="string">
            <text:p>train_B_GT_IMG_18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.mat</text:p>
          </table:table-cell>
          <table:table-cell table:formula="of:=CONCATENATE([.D899];[.E899])" office:value-type="string" office:string-value="train_B_GT_IMG_19.mat" calcext:value-type="string">
            <text:p>train_B_GT_IMG_1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0.mat</text:p>
          </table:table-cell>
          <table:table-cell table:formula="of:=CONCATENATE([.D900];[.E900])" office:value-type="string" office:string-value="train_B_GT_IMG_190.mat" calcext:value-type="string">
            <text:p>train_B_GT_IMG_19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1.mat</text:p>
          </table:table-cell>
          <table:table-cell table:formula="of:=CONCATENATE([.D901];[.E901])" office:value-type="string" office:string-value="train_B_GT_IMG_191.mat" calcext:value-type="string">
            <text:p>train_B_GT_IMG_19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2.mat</text:p>
          </table:table-cell>
          <table:table-cell table:formula="of:=CONCATENATE([.D902];[.E902])" office:value-type="string" office:string-value="train_B_GT_IMG_192.mat" calcext:value-type="string">
            <text:p>train_B_GT_IMG_19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3.mat</text:p>
          </table:table-cell>
          <table:table-cell table:formula="of:=CONCATENATE([.D903];[.E903])" office:value-type="string" office:string-value="train_B_GT_IMG_193.mat" calcext:value-type="string">
            <text:p>train_B_GT_IMG_19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4.mat</text:p>
          </table:table-cell>
          <table:table-cell table:formula="of:=CONCATENATE([.D904];[.E904])" office:value-type="string" office:string-value="train_B_GT_IMG_194.mat" calcext:value-type="string">
            <text:p>train_B_GT_IMG_19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5.mat</text:p>
          </table:table-cell>
          <table:table-cell table:formula="of:=CONCATENATE([.D905];[.E905])" office:value-type="string" office:string-value="train_B_GT_IMG_195.mat" calcext:value-type="string">
            <text:p>train_B_GT_IMG_19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6.mat</text:p>
          </table:table-cell>
          <table:table-cell table:formula="of:=CONCATENATE([.D906];[.E906])" office:value-type="string" office:string-value="train_B_GT_IMG_196.mat" calcext:value-type="string">
            <text:p>train_B_GT_IMG_19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7.mat</text:p>
          </table:table-cell>
          <table:table-cell table:formula="of:=CONCATENATE([.D907];[.E907])" office:value-type="string" office:string-value="train_B_GT_IMG_197.mat" calcext:value-type="string">
            <text:p>train_B_GT_IMG_19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8.mat</text:p>
          </table:table-cell>
          <table:table-cell table:formula="of:=CONCATENATE([.D908];[.E908])" office:value-type="string" office:string-value="train_B_GT_IMG_198.mat" calcext:value-type="string">
            <text:p>train_B_GT_IMG_19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199.mat</text:p>
          </table:table-cell>
          <table:table-cell table:formula="of:=CONCATENATE([.D909];[.E909])" office:value-type="string" office:string-value="train_B_GT_IMG_199.mat" calcext:value-type="string">
            <text:p>train_B_GT_IMG_19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1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.mat</text:p>
          </table:table-cell>
          <table:table-cell table:formula="of:=CONCATENATE([.D910];[.E910])" office:value-type="string" office:string-value="train_B_GT_IMG_2.mat" calcext:value-type="string">
            <text:p>train_B_GT_IMG_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.mat</text:p>
          </table:table-cell>
          <table:table-cell table:formula="of:=CONCATENATE([.D911];[.E911])" office:value-type="string" office:string-value="train_B_GT_IMG_20.mat" calcext:value-type="string">
            <text:p>train_B_GT_IMG_2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0.mat</text:p>
          </table:table-cell>
          <table:table-cell table:formula="of:=CONCATENATE([.D912];[.E912])" office:value-type="string" office:string-value="train_B_GT_IMG_200.mat" calcext:value-type="string">
            <text:p>train_B_GT_IMG_20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1.mat</text:p>
          </table:table-cell>
          <table:table-cell table:formula="of:=CONCATENATE([.D913];[.E913])" office:value-type="string" office:string-value="train_B_GT_IMG_201.mat" calcext:value-type="string">
            <text:p>train_B_GT_IMG_20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2.mat</text:p>
          </table:table-cell>
          <table:table-cell table:formula="of:=CONCATENATE([.D914];[.E914])" office:value-type="string" office:string-value="train_B_GT_IMG_202.mat" calcext:value-type="string">
            <text:p>train_B_GT_IMG_20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3.mat</text:p>
          </table:table-cell>
          <table:table-cell table:formula="of:=CONCATENATE([.D915];[.E915])" office:value-type="string" office:string-value="train_B_GT_IMG_203.mat" calcext:value-type="string">
            <text:p>train_B_GT_IMG_20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4.mat</text:p>
          </table:table-cell>
          <table:table-cell table:formula="of:=CONCATENATE([.D916];[.E916])" office:value-type="string" office:string-value="train_B_GT_IMG_204.mat" calcext:value-type="string">
            <text:p>train_B_GT_IMG_20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5.mat</text:p>
          </table:table-cell>
          <table:table-cell table:formula="of:=CONCATENATE([.D917];[.E917])" office:value-type="string" office:string-value="train_B_GT_IMG_205.mat" calcext:value-type="string">
            <text:p>train_B_GT_IMG_20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6.mat</text:p>
          </table:table-cell>
          <table:table-cell table:formula="of:=CONCATENATE([.D918];[.E918])" office:value-type="string" office:string-value="train_B_GT_IMG_206.mat" calcext:value-type="string">
            <text:p>train_B_GT_IMG_20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7.mat</text:p>
          </table:table-cell>
          <table:table-cell table:formula="of:=CONCATENATE([.D919];[.E919])" office:value-type="string" office:string-value="train_B_GT_IMG_207.mat" calcext:value-type="string">
            <text:p>train_B_GT_IMG_20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8.mat</text:p>
          </table:table-cell>
          <table:table-cell table:formula="of:=CONCATENATE([.D920];[.E920])" office:value-type="string" office:string-value="train_B_GT_IMG_208.mat" calcext:value-type="string">
            <text:p>train_B_GT_IMG_20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09.mat</text:p>
          </table:table-cell>
          <table:table-cell table:formula="of:=CONCATENATE([.D921];[.E921])" office:value-type="string" office:string-value="train_B_GT_IMG_209.mat" calcext:value-type="string">
            <text:p>train_B_GT_IMG_20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.mat</text:p>
          </table:table-cell>
          <table:table-cell table:formula="of:=CONCATENATE([.D922];[.E922])" office:value-type="string" office:string-value="train_B_GT_IMG_21.mat" calcext:value-type="string">
            <text:p>train_B_GT_IMG_2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0.mat</text:p>
          </table:table-cell>
          <table:table-cell table:formula="of:=CONCATENATE([.D923];[.E923])" office:value-type="string" office:string-value="train_B_GT_IMG_210.mat" calcext:value-type="string">
            <text:p>train_B_GT_IMG_21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1.mat</text:p>
          </table:table-cell>
          <table:table-cell table:formula="of:=CONCATENATE([.D924];[.E924])" office:value-type="string" office:string-value="train_B_GT_IMG_211.mat" calcext:value-type="string">
            <text:p>train_B_GT_IMG_21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2.mat</text:p>
          </table:table-cell>
          <table:table-cell table:formula="of:=CONCATENATE([.D925];[.E925])" office:value-type="string" office:string-value="train_B_GT_IMG_212.mat" calcext:value-type="string">
            <text:p>train_B_GT_IMG_21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3.mat</text:p>
          </table:table-cell>
          <table:table-cell table:formula="of:=CONCATENATE([.D926];[.E926])" office:value-type="string" office:string-value="train_B_GT_IMG_213.mat" calcext:value-type="string">
            <text:p>train_B_GT_IMG_21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4.mat</text:p>
          </table:table-cell>
          <table:table-cell table:formula="of:=CONCATENATE([.D927];[.E927])" office:value-type="string" office:string-value="train_B_GT_IMG_214.mat" calcext:value-type="string">
            <text:p>train_B_GT_IMG_21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5.mat</text:p>
          </table:table-cell>
          <table:table-cell table:formula="of:=CONCATENATE([.D928];[.E928])" office:value-type="string" office:string-value="train_B_GT_IMG_215.mat" calcext:value-type="string">
            <text:p>train_B_GT_IMG_21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6.mat</text:p>
          </table:table-cell>
          <table:table-cell table:formula="of:=CONCATENATE([.D929];[.E929])" office:value-type="string" office:string-value="train_B_GT_IMG_216.mat" calcext:value-type="string">
            <text:p>train_B_GT_IMG_21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7.mat</text:p>
          </table:table-cell>
          <table:table-cell table:formula="of:=CONCATENATE([.D930];[.E930])" office:value-type="string" office:string-value="train_B_GT_IMG_217.mat" calcext:value-type="string">
            <text:p>train_B_GT_IMG_21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8.mat</text:p>
          </table:table-cell>
          <table:table-cell table:formula="of:=CONCATENATE([.D931];[.E931])" office:value-type="string" office:string-value="train_B_GT_IMG_218.mat" calcext:value-type="string">
            <text:p>train_B_GT_IMG_21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19.mat</text:p>
          </table:table-cell>
          <table:table-cell table:formula="of:=CONCATENATE([.D932];[.E932])" office:value-type="string" office:string-value="train_B_GT_IMG_219.mat" calcext:value-type="string">
            <text:p>train_B_GT_IMG_21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.mat</text:p>
          </table:table-cell>
          <table:table-cell table:formula="of:=CONCATENATE([.D933];[.E933])" office:value-type="string" office:string-value="train_B_GT_IMG_22.mat" calcext:value-type="string">
            <text:p>train_B_GT_IMG_2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0.mat</text:p>
          </table:table-cell>
          <table:table-cell table:formula="of:=CONCATENATE([.D934];[.E934])" office:value-type="string" office:string-value="train_B_GT_IMG_220.mat" calcext:value-type="string">
            <text:p>train_B_GT_IMG_22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1.mat</text:p>
          </table:table-cell>
          <table:table-cell table:formula="of:=CONCATENATE([.D935];[.E935])" office:value-type="string" office:string-value="train_B_GT_IMG_221.mat" calcext:value-type="string">
            <text:p>train_B_GT_IMG_22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2.mat</text:p>
          </table:table-cell>
          <table:table-cell table:formula="of:=CONCATENATE([.D936];[.E936])" office:value-type="string" office:string-value="train_B_GT_IMG_222.mat" calcext:value-type="string">
            <text:p>train_B_GT_IMG_22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3.mat</text:p>
          </table:table-cell>
          <table:table-cell table:formula="of:=CONCATENATE([.D937];[.E937])" office:value-type="string" office:string-value="train_B_GT_IMG_223.mat" calcext:value-type="string">
            <text:p>train_B_GT_IMG_22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4.mat</text:p>
          </table:table-cell>
          <table:table-cell table:formula="of:=CONCATENATE([.D938];[.E938])" office:value-type="string" office:string-value="train_B_GT_IMG_224.mat" calcext:value-type="string">
            <text:p>train_B_GT_IMG_22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5.mat</text:p>
          </table:table-cell>
          <table:table-cell table:formula="of:=CONCATENATE([.D939];[.E939])" office:value-type="string" office:string-value="train_B_GT_IMG_225.mat" calcext:value-type="string">
            <text:p>train_B_GT_IMG_22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6.mat</text:p>
          </table:table-cell>
          <table:table-cell table:formula="of:=CONCATENATE([.D940];[.E940])" office:value-type="string" office:string-value="train_B_GT_IMG_226.mat" calcext:value-type="string">
            <text:p>train_B_GT_IMG_22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7.mat</text:p>
          </table:table-cell>
          <table:table-cell table:formula="of:=CONCATENATE([.D941];[.E941])" office:value-type="string" office:string-value="train_B_GT_IMG_227.mat" calcext:value-type="string">
            <text:p>train_B_GT_IMG_22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8.mat</text:p>
          </table:table-cell>
          <table:table-cell table:formula="of:=CONCATENATE([.D942];[.E942])" office:value-type="string" office:string-value="train_B_GT_IMG_228.mat" calcext:value-type="string">
            <text:p>train_B_GT_IMG_22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29.mat</text:p>
          </table:table-cell>
          <table:table-cell table:formula="of:=CONCATENATE([.D943];[.E943])" office:value-type="string" office:string-value="train_B_GT_IMG_229.mat" calcext:value-type="string">
            <text:p>train_B_GT_IMG_22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.mat</text:p>
          </table:table-cell>
          <table:table-cell table:formula="of:=CONCATENATE([.D944];[.E944])" office:value-type="string" office:string-value="train_B_GT_IMG_23.mat" calcext:value-type="string">
            <text:p>train_B_GT_IMG_2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0.mat</text:p>
          </table:table-cell>
          <table:table-cell table:formula="of:=CONCATENATE([.D945];[.E945])" office:value-type="string" office:string-value="train_B_GT_IMG_230.mat" calcext:value-type="string">
            <text:p>train_B_GT_IMG_23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1.mat</text:p>
          </table:table-cell>
          <table:table-cell table:formula="of:=CONCATENATE([.D946];[.E946])" office:value-type="string" office:string-value="train_B_GT_IMG_231.mat" calcext:value-type="string">
            <text:p>train_B_GT_IMG_23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2.mat</text:p>
          </table:table-cell>
          <table:table-cell table:formula="of:=CONCATENATE([.D947];[.E947])" office:value-type="string" office:string-value="train_B_GT_IMG_232.mat" calcext:value-type="string">
            <text:p>train_B_GT_IMG_23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3.mat</text:p>
          </table:table-cell>
          <table:table-cell table:formula="of:=CONCATENATE([.D948];[.E948])" office:value-type="string" office:string-value="train_B_GT_IMG_233.mat" calcext:value-type="string">
            <text:p>train_B_GT_IMG_23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4.mat</text:p>
          </table:table-cell>
          <table:table-cell table:formula="of:=CONCATENATE([.D949];[.E949])" office:value-type="string" office:string-value="train_B_GT_IMG_234.mat" calcext:value-type="string">
            <text:p>train_B_GT_IMG_23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5.mat</text:p>
          </table:table-cell>
          <table:table-cell table:formula="of:=CONCATENATE([.D950];[.E950])" office:value-type="string" office:string-value="train_B_GT_IMG_235.mat" calcext:value-type="string">
            <text:p>train_B_GT_IMG_23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6.mat</text:p>
          </table:table-cell>
          <table:table-cell table:formula="of:=CONCATENATE([.D951];[.E951])" office:value-type="string" office:string-value="train_B_GT_IMG_236.mat" calcext:value-type="string">
            <text:p>train_B_GT_IMG_23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7.mat</text:p>
          </table:table-cell>
          <table:table-cell table:formula="of:=CONCATENATE([.D952];[.E952])" office:value-type="string" office:string-value="train_B_GT_IMG_237.mat" calcext:value-type="string">
            <text:p>train_B_GT_IMG_23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8.mat</text:p>
          </table:table-cell>
          <table:table-cell table:formula="of:=CONCATENATE([.D953];[.E953])" office:value-type="string" office:string-value="train_B_GT_IMG_238.mat" calcext:value-type="string">
            <text:p>train_B_GT_IMG_23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39.mat</text:p>
          </table:table-cell>
          <table:table-cell table:formula="of:=CONCATENATE([.D954];[.E954])" office:value-type="string" office:string-value="train_B_GT_IMG_239.mat" calcext:value-type="string">
            <text:p>train_B_GT_IMG_23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.mat</text:p>
          </table:table-cell>
          <table:table-cell table:formula="of:=CONCATENATE([.D955];[.E955])" office:value-type="string" office:string-value="train_B_GT_IMG_24.mat" calcext:value-type="string">
            <text:p>train_B_GT_IMG_2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0.mat</text:p>
          </table:table-cell>
          <table:table-cell table:formula="of:=CONCATENATE([.D956];[.E956])" office:value-type="string" office:string-value="train_B_GT_IMG_240.mat" calcext:value-type="string">
            <text:p>train_B_GT_IMG_24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1.mat</text:p>
          </table:table-cell>
          <table:table-cell table:formula="of:=CONCATENATE([.D957];[.E957])" office:value-type="string" office:string-value="train_B_GT_IMG_241.mat" calcext:value-type="string">
            <text:p>train_B_GT_IMG_24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2.mat</text:p>
          </table:table-cell>
          <table:table-cell table:formula="of:=CONCATENATE([.D958];[.E958])" office:value-type="string" office:string-value="train_B_GT_IMG_242.mat" calcext:value-type="string">
            <text:p>train_B_GT_IMG_24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3.mat</text:p>
          </table:table-cell>
          <table:table-cell table:formula="of:=CONCATENATE([.D959];[.E959])" office:value-type="string" office:string-value="train_B_GT_IMG_243.mat" calcext:value-type="string">
            <text:p>train_B_GT_IMG_24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4.mat</text:p>
          </table:table-cell>
          <table:table-cell table:formula="of:=CONCATENATE([.D960];[.E960])" office:value-type="string" office:string-value="train_B_GT_IMG_244.mat" calcext:value-type="string">
            <text:p>train_B_GT_IMG_24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5.mat</text:p>
          </table:table-cell>
          <table:table-cell table:formula="of:=CONCATENATE([.D961];[.E961])" office:value-type="string" office:string-value="train_B_GT_IMG_245.mat" calcext:value-type="string">
            <text:p>train_B_GT_IMG_24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6.mat</text:p>
          </table:table-cell>
          <table:table-cell table:formula="of:=CONCATENATE([.D962];[.E962])" office:value-type="string" office:string-value="train_B_GT_IMG_246.mat" calcext:value-type="string">
            <text:p>train_B_GT_IMG_24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7.mat</text:p>
          </table:table-cell>
          <table:table-cell table:formula="of:=CONCATENATE([.D963];[.E963])" office:value-type="string" office:string-value="train_B_GT_IMG_247.mat" calcext:value-type="string">
            <text:p>train_B_GT_IMG_24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8.mat</text:p>
          </table:table-cell>
          <table:table-cell table:formula="of:=CONCATENATE([.D964];[.E964])" office:value-type="string" office:string-value="train_B_GT_IMG_248.mat" calcext:value-type="string">
            <text:p>train_B_GT_IMG_24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49.mat</text:p>
          </table:table-cell>
          <table:table-cell table:formula="of:=CONCATENATE([.D965];[.E965])" office:value-type="string" office:string-value="train_B_GT_IMG_249.mat" calcext:value-type="string">
            <text:p>train_B_GT_IMG_24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.mat</text:p>
          </table:table-cell>
          <table:table-cell table:formula="of:=CONCATENATE([.D966];[.E966])" office:value-type="string" office:string-value="train_B_GT_IMG_25.mat" calcext:value-type="string">
            <text:p>train_B_GT_IMG_2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0.mat</text:p>
          </table:table-cell>
          <table:table-cell table:formula="of:=CONCATENATE([.D967];[.E967])" office:value-type="string" office:string-value="train_B_GT_IMG_250.mat" calcext:value-type="string">
            <text:p>train_B_GT_IMG_25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1.mat</text:p>
          </table:table-cell>
          <table:table-cell table:formula="of:=CONCATENATE([.D968];[.E968])" office:value-type="string" office:string-value="train_B_GT_IMG_251.mat" calcext:value-type="string">
            <text:p>train_B_GT_IMG_25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2.mat</text:p>
          </table:table-cell>
          <table:table-cell table:formula="of:=CONCATENATE([.D969];[.E969])" office:value-type="string" office:string-value="train_B_GT_IMG_252.mat" calcext:value-type="string">
            <text:p>train_B_GT_IMG_25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3.mat</text:p>
          </table:table-cell>
          <table:table-cell table:formula="of:=CONCATENATE([.D970];[.E970])" office:value-type="string" office:string-value="train_B_GT_IMG_253.mat" calcext:value-type="string">
            <text:p>train_B_GT_IMG_25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4.mat</text:p>
          </table:table-cell>
          <table:table-cell table:formula="of:=CONCATENATE([.D971];[.E971])" office:value-type="string" office:string-value="train_B_GT_IMG_254.mat" calcext:value-type="string">
            <text:p>train_B_GT_IMG_25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5.mat</text:p>
          </table:table-cell>
          <table:table-cell table:formula="of:=CONCATENATE([.D972];[.E972])" office:value-type="string" office:string-value="train_B_GT_IMG_255.mat" calcext:value-type="string">
            <text:p>train_B_GT_IMG_25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6.mat</text:p>
          </table:table-cell>
          <table:table-cell table:formula="of:=CONCATENATE([.D973];[.E973])" office:value-type="string" office:string-value="train_B_GT_IMG_256.mat" calcext:value-type="string">
            <text:p>train_B_GT_IMG_25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7.mat</text:p>
          </table:table-cell>
          <table:table-cell table:formula="of:=CONCATENATE([.D974];[.E974])" office:value-type="string" office:string-value="train_B_GT_IMG_257.mat" calcext:value-type="string">
            <text:p>train_B_GT_IMG_25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8.mat</text:p>
          </table:table-cell>
          <table:table-cell table:formula="of:=CONCATENATE([.D975];[.E975])" office:value-type="string" office:string-value="train_B_GT_IMG_258.mat" calcext:value-type="string">
            <text:p>train_B_GT_IMG_25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59.mat</text:p>
          </table:table-cell>
          <table:table-cell table:formula="of:=CONCATENATE([.D976];[.E976])" office:value-type="string" office:string-value="train_B_GT_IMG_259.mat" calcext:value-type="string">
            <text:p>train_B_GT_IMG_25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.mat</text:p>
          </table:table-cell>
          <table:table-cell table:formula="of:=CONCATENATE([.D977];[.E977])" office:value-type="string" office:string-value="train_B_GT_IMG_26.mat" calcext:value-type="string">
            <text:p>train_B_GT_IMG_2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0.mat</text:p>
          </table:table-cell>
          <table:table-cell table:formula="of:=CONCATENATE([.D978];[.E978])" office:value-type="string" office:string-value="train_B_GT_IMG_260.mat" calcext:value-type="string">
            <text:p>train_B_GT_IMG_26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1.mat</text:p>
          </table:table-cell>
          <table:table-cell table:formula="of:=CONCATENATE([.D979];[.E979])" office:value-type="string" office:string-value="train_B_GT_IMG_261.mat" calcext:value-type="string">
            <text:p>train_B_GT_IMG_26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2.mat</text:p>
          </table:table-cell>
          <table:table-cell table:formula="of:=CONCATENATE([.D980];[.E980])" office:value-type="string" office:string-value="train_B_GT_IMG_262.mat" calcext:value-type="string">
            <text:p>train_B_GT_IMG_26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3.mat</text:p>
          </table:table-cell>
          <table:table-cell table:formula="of:=CONCATENATE([.D981];[.E981])" office:value-type="string" office:string-value="train_B_GT_IMG_263.mat" calcext:value-type="string">
            <text:p>train_B_GT_IMG_26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4.mat</text:p>
          </table:table-cell>
          <table:table-cell table:formula="of:=CONCATENATE([.D982];[.E982])" office:value-type="string" office:string-value="train_B_GT_IMG_264.mat" calcext:value-type="string">
            <text:p>train_B_GT_IMG_26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5.mat</text:p>
          </table:table-cell>
          <table:table-cell table:formula="of:=CONCATENATE([.D983];[.E983])" office:value-type="string" office:string-value="train_B_GT_IMG_265.mat" calcext:value-type="string">
            <text:p>train_B_GT_IMG_26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6.mat</text:p>
          </table:table-cell>
          <table:table-cell table:formula="of:=CONCATENATE([.D984];[.E984])" office:value-type="string" office:string-value="train_B_GT_IMG_266.mat" calcext:value-type="string">
            <text:p>train_B_GT_IMG_26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7.mat</text:p>
          </table:table-cell>
          <table:table-cell table:formula="of:=CONCATENATE([.D985];[.E985])" office:value-type="string" office:string-value="train_B_GT_IMG_267.mat" calcext:value-type="string">
            <text:p>train_B_GT_IMG_26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8.mat</text:p>
          </table:table-cell>
          <table:table-cell table:formula="of:=CONCATENATE([.D986];[.E986])" office:value-type="string" office:string-value="train_B_GT_IMG_268.mat" calcext:value-type="string">
            <text:p>train_B_GT_IMG_26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69.mat</text:p>
          </table:table-cell>
          <table:table-cell table:formula="of:=CONCATENATE([.D987];[.E987])" office:value-type="string" office:string-value="train_B_GT_IMG_269.mat" calcext:value-type="string">
            <text:p>train_B_GT_IMG_26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.mat</text:p>
          </table:table-cell>
          <table:table-cell table:formula="of:=CONCATENATE([.D988];[.E988])" office:value-type="string" office:string-value="train_B_GT_IMG_27.mat" calcext:value-type="string">
            <text:p>train_B_GT_IMG_2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0.mat</text:p>
          </table:table-cell>
          <table:table-cell table:formula="of:=CONCATENATE([.D989];[.E989])" office:value-type="string" office:string-value="train_B_GT_IMG_270.mat" calcext:value-type="string">
            <text:p>train_B_GT_IMG_27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1.mat</text:p>
          </table:table-cell>
          <table:table-cell table:formula="of:=CONCATENATE([.D990];[.E990])" office:value-type="string" office:string-value="train_B_GT_IMG_271.mat" calcext:value-type="string">
            <text:p>train_B_GT_IMG_27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2.mat</text:p>
          </table:table-cell>
          <table:table-cell table:formula="of:=CONCATENATE([.D991];[.E991])" office:value-type="string" office:string-value="train_B_GT_IMG_272.mat" calcext:value-type="string">
            <text:p>train_B_GT_IMG_27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3.mat</text:p>
          </table:table-cell>
          <table:table-cell table:formula="of:=CONCATENATE([.D992];[.E992])" office:value-type="string" office:string-value="train_B_GT_IMG_273.mat" calcext:value-type="string">
            <text:p>train_B_GT_IMG_27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4.mat</text:p>
          </table:table-cell>
          <table:table-cell table:formula="of:=CONCATENATE([.D993];[.E993])" office:value-type="string" office:string-value="train_B_GT_IMG_274.mat" calcext:value-type="string">
            <text:p>train_B_GT_IMG_27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5.mat</text:p>
          </table:table-cell>
          <table:table-cell table:formula="of:=CONCATENATE([.D994];[.E994])" office:value-type="string" office:string-value="train_B_GT_IMG_275.mat" calcext:value-type="string">
            <text:p>train_B_GT_IMG_27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6.mat</text:p>
          </table:table-cell>
          <table:table-cell table:formula="of:=CONCATENATE([.D995];[.E995])" office:value-type="string" office:string-value="train_B_GT_IMG_276.mat" calcext:value-type="string">
            <text:p>train_B_GT_IMG_27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7.mat</text:p>
          </table:table-cell>
          <table:table-cell table:formula="of:=CONCATENATE([.D996];[.E996])" office:value-type="string" office:string-value="train_B_GT_IMG_277.mat" calcext:value-type="string">
            <text:p>train_B_GT_IMG_27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8.mat</text:p>
          </table:table-cell>
          <table:table-cell table:formula="of:=CONCATENATE([.D997];[.E997])" office:value-type="string" office:string-value="train_B_GT_IMG_278.mat" calcext:value-type="string">
            <text:p>train_B_GT_IMG_27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79.mat</text:p>
          </table:table-cell>
          <table:table-cell table:formula="of:=CONCATENATE([.D998];[.E998])" office:value-type="string" office:string-value="train_B_GT_IMG_279.mat" calcext:value-type="string">
            <text:p>train_B_GT_IMG_27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.mat</text:p>
          </table:table-cell>
          <table:table-cell table:formula="of:=CONCATENATE([.D999];[.E999])" office:value-type="string" office:string-value="train_B_GT_IMG_28.mat" calcext:value-type="string">
            <text:p>train_B_GT_IMG_2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0.mat</text:p>
          </table:table-cell>
          <table:table-cell table:formula="of:=CONCATENATE([.D1000];[.E1000])" office:value-type="string" office:string-value="train_B_GT_IMG_280.mat" calcext:value-type="string">
            <text:p>train_B_GT_IMG_28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1.mat</text:p>
          </table:table-cell>
          <table:table-cell table:formula="of:=CONCATENATE([.D1001];[.E1001])" office:value-type="string" office:string-value="train_B_GT_IMG_281.mat" calcext:value-type="string">
            <text:p>train_B_GT_IMG_28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2.mat</text:p>
          </table:table-cell>
          <table:table-cell table:formula="of:=CONCATENATE([.D1002];[.E1002])" office:value-type="string" office:string-value="train_B_GT_IMG_282.mat" calcext:value-type="string">
            <text:p>train_B_GT_IMG_28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3.mat</text:p>
          </table:table-cell>
          <table:table-cell table:formula="of:=CONCATENATE([.D1003];[.E1003])" office:value-type="string" office:string-value="train_B_GT_IMG_283.mat" calcext:value-type="string">
            <text:p>train_B_GT_IMG_28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4.mat</text:p>
          </table:table-cell>
          <table:table-cell table:formula="of:=CONCATENATE([.D1004];[.E1004])" office:value-type="string" office:string-value="train_B_GT_IMG_284.mat" calcext:value-type="string">
            <text:p>train_B_GT_IMG_28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5.mat</text:p>
          </table:table-cell>
          <table:table-cell table:formula="of:=CONCATENATE([.D1005];[.E1005])" office:value-type="string" office:string-value="train_B_GT_IMG_285.mat" calcext:value-type="string">
            <text:p>train_B_GT_IMG_28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6.mat</text:p>
          </table:table-cell>
          <table:table-cell table:formula="of:=CONCATENATE([.D1006];[.E1006])" office:value-type="string" office:string-value="train_B_GT_IMG_286.mat" calcext:value-type="string">
            <text:p>train_B_GT_IMG_28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7.mat</text:p>
          </table:table-cell>
          <table:table-cell table:formula="of:=CONCATENATE([.D1007];[.E1007])" office:value-type="string" office:string-value="train_B_GT_IMG_287.mat" calcext:value-type="string">
            <text:p>train_B_GT_IMG_28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8.mat</text:p>
          </table:table-cell>
          <table:table-cell table:formula="of:=CONCATENATE([.D1008];[.E1008])" office:value-type="string" office:string-value="train_B_GT_IMG_288.mat" calcext:value-type="string">
            <text:p>train_B_GT_IMG_28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89.mat</text:p>
          </table:table-cell>
          <table:table-cell table:formula="of:=CONCATENATE([.D1009];[.E1009])" office:value-type="string" office:string-value="train_B_GT_IMG_289.mat" calcext:value-type="string">
            <text:p>train_B_GT_IMG_28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.mat</text:p>
          </table:table-cell>
          <table:table-cell table:formula="of:=CONCATENATE([.D1010];[.E1010])" office:value-type="string" office:string-value="train_B_GT_IMG_29.mat" calcext:value-type="string">
            <text:p>train_B_GT_IMG_2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0.mat</text:p>
          </table:table-cell>
          <table:table-cell table:formula="of:=CONCATENATE([.D1011];[.E1011])" office:value-type="string" office:string-value="train_B_GT_IMG_290.mat" calcext:value-type="string">
            <text:p>train_B_GT_IMG_29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1.mat</text:p>
          </table:table-cell>
          <table:table-cell table:formula="of:=CONCATENATE([.D1012];[.E1012])" office:value-type="string" office:string-value="train_B_GT_IMG_291.mat" calcext:value-type="string">
            <text:p>train_B_GT_IMG_29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2.mat</text:p>
          </table:table-cell>
          <table:table-cell table:formula="of:=CONCATENATE([.D1013];[.E1013])" office:value-type="string" office:string-value="train_B_GT_IMG_292.mat" calcext:value-type="string">
            <text:p>train_B_GT_IMG_29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3.mat</text:p>
          </table:table-cell>
          <table:table-cell table:formula="of:=CONCATENATE([.D1014];[.E1014])" office:value-type="string" office:string-value="train_B_GT_IMG_293.mat" calcext:value-type="string">
            <text:p>train_B_GT_IMG_29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4.mat</text:p>
          </table:table-cell>
          <table:table-cell table:formula="of:=CONCATENATE([.D1015];[.E1015])" office:value-type="string" office:string-value="train_B_GT_IMG_294.mat" calcext:value-type="string">
            <text:p>train_B_GT_IMG_29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5.mat</text:p>
          </table:table-cell>
          <table:table-cell table:formula="of:=CONCATENATE([.D1016];[.E1016])" office:value-type="string" office:string-value="train_B_GT_IMG_295.mat" calcext:value-type="string">
            <text:p>train_B_GT_IMG_29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6.mat</text:p>
          </table:table-cell>
          <table:table-cell table:formula="of:=CONCATENATE([.D1017];[.E1017])" office:value-type="string" office:string-value="train_B_GT_IMG_296.mat" calcext:value-type="string">
            <text:p>train_B_GT_IMG_29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7.mat</text:p>
          </table:table-cell>
          <table:table-cell table:formula="of:=CONCATENATE([.D1018];[.E1018])" office:value-type="string" office:string-value="train_B_GT_IMG_297.mat" calcext:value-type="string">
            <text:p>train_B_GT_IMG_29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8.mat</text:p>
          </table:table-cell>
          <table:table-cell table:formula="of:=CONCATENATE([.D1019];[.E1019])" office:value-type="string" office:string-value="train_B_GT_IMG_298.mat" calcext:value-type="string">
            <text:p>train_B_GT_IMG_29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299.mat</text:p>
          </table:table-cell>
          <table:table-cell table:formula="of:=CONCATENATE([.D1020];[.E1020])" office:value-type="string" office:string-value="train_B_GT_IMG_299.mat" calcext:value-type="string">
            <text:p>train_B_GT_IMG_29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2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.mat</text:p>
          </table:table-cell>
          <table:table-cell table:formula="of:=CONCATENATE([.D1021];[.E1021])" office:value-type="string" office:string-value="train_B_GT_IMG_3.mat" calcext:value-type="string">
            <text:p>train_B_GT_IMG_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.mat</text:p>
          </table:table-cell>
          <table:table-cell table:formula="of:=CONCATENATE([.D1022];[.E1022])" office:value-type="string" office:string-value="train_B_GT_IMG_30.mat" calcext:value-type="string">
            <text:p>train_B_GT_IMG_3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0.mat</text:p>
          </table:table-cell>
          <table:table-cell table:formula="of:=CONCATENATE([.D1023];[.E1023])" office:value-type="string" office:string-value="train_B_GT_IMG_300.mat" calcext:value-type="string">
            <text:p>train_B_GT_IMG_30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1.mat</text:p>
          </table:table-cell>
          <table:table-cell table:formula="of:=CONCATENATE([.D1024];[.E1024])" office:value-type="string" office:string-value="train_B_GT_IMG_301.mat" calcext:value-type="string">
            <text:p>train_B_GT_IMG_30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2.mat</text:p>
          </table:table-cell>
          <table:table-cell table:formula="of:=CONCATENATE([.D1025];[.E1025])" office:value-type="string" office:string-value="train_B_GT_IMG_302.mat" calcext:value-type="string">
            <text:p>train_B_GT_IMG_30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3.mat</text:p>
          </table:table-cell>
          <table:table-cell table:formula="of:=CONCATENATE([.D1026];[.E1026])" office:value-type="string" office:string-value="train_B_GT_IMG_303.mat" calcext:value-type="string">
            <text:p>train_B_GT_IMG_30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4.mat</text:p>
          </table:table-cell>
          <table:table-cell table:formula="of:=CONCATENATE([.D1027];[.E1027])" office:value-type="string" office:string-value="train_B_GT_IMG_304.mat" calcext:value-type="string">
            <text:p>train_B_GT_IMG_30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5.mat</text:p>
          </table:table-cell>
          <table:table-cell table:formula="of:=CONCATENATE([.D1028];[.E1028])" office:value-type="string" office:string-value="train_B_GT_IMG_305.mat" calcext:value-type="string">
            <text:p>train_B_GT_IMG_30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6.mat</text:p>
          </table:table-cell>
          <table:table-cell table:formula="of:=CONCATENATE([.D1029];[.E1029])" office:value-type="string" office:string-value="train_B_GT_IMG_306.mat" calcext:value-type="string">
            <text:p>train_B_GT_IMG_30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7.mat</text:p>
          </table:table-cell>
          <table:table-cell table:formula="of:=CONCATENATE([.D1030];[.E1030])" office:value-type="string" office:string-value="train_B_GT_IMG_307.mat" calcext:value-type="string">
            <text:p>train_B_GT_IMG_30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8.mat</text:p>
          </table:table-cell>
          <table:table-cell table:formula="of:=CONCATENATE([.D1031];[.E1031])" office:value-type="string" office:string-value="train_B_GT_IMG_308.mat" calcext:value-type="string">
            <text:p>train_B_GT_IMG_30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09.mat</text:p>
          </table:table-cell>
          <table:table-cell table:formula="of:=CONCATENATE([.D1032];[.E1032])" office:value-type="string" office:string-value="train_B_GT_IMG_309.mat" calcext:value-type="string">
            <text:p>train_B_GT_IMG_30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0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.mat</text:p>
          </table:table-cell>
          <table:table-cell table:formula="of:=CONCATENATE([.D1033];[.E1033])" office:value-type="string" office:string-value="train_B_GT_IMG_31.mat" calcext:value-type="string">
            <text:p>train_B_GT_IMG_3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0.mat</text:p>
          </table:table-cell>
          <table:table-cell table:formula="of:=CONCATENATE([.D1034];[.E1034])" office:value-type="string" office:string-value="train_B_GT_IMG_310.mat" calcext:value-type="string">
            <text:p>train_B_GT_IMG_31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1.mat</text:p>
          </table:table-cell>
          <table:table-cell table:formula="of:=CONCATENATE([.D1035];[.E1035])" office:value-type="string" office:string-value="train_B_GT_IMG_311.mat" calcext:value-type="string">
            <text:p>train_B_GT_IMG_31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2.mat</text:p>
          </table:table-cell>
          <table:table-cell table:formula="of:=CONCATENATE([.D1036];[.E1036])" office:value-type="string" office:string-value="train_B_GT_IMG_312.mat" calcext:value-type="string">
            <text:p>train_B_GT_IMG_31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3.mat</text:p>
          </table:table-cell>
          <table:table-cell table:formula="of:=CONCATENATE([.D1037];[.E1037])" office:value-type="string" office:string-value="train_B_GT_IMG_313.mat" calcext:value-type="string">
            <text:p>train_B_GT_IMG_31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4.mat</text:p>
          </table:table-cell>
          <table:table-cell table:formula="of:=CONCATENATE([.D1038];[.E1038])" office:value-type="string" office:string-value="train_B_GT_IMG_314.mat" calcext:value-type="string">
            <text:p>train_B_GT_IMG_31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5.mat</text:p>
          </table:table-cell>
          <table:table-cell table:formula="of:=CONCATENATE([.D1039];[.E1039])" office:value-type="string" office:string-value="train_B_GT_IMG_315.mat" calcext:value-type="string">
            <text:p>train_B_GT_IMG_31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6.mat</text:p>
          </table:table-cell>
          <table:table-cell table:formula="of:=CONCATENATE([.D1040];[.E1040])" office:value-type="string" office:string-value="train_B_GT_IMG_316.mat" calcext:value-type="string">
            <text:p>train_B_GT_IMG_31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7.mat</text:p>
          </table:table-cell>
          <table:table-cell table:formula="of:=CONCATENATE([.D1041];[.E1041])" office:value-type="string" office:string-value="train_B_GT_IMG_317.mat" calcext:value-type="string">
            <text:p>train_B_GT_IMG_31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8.mat</text:p>
          </table:table-cell>
          <table:table-cell table:formula="of:=CONCATENATE([.D1042];[.E1042])" office:value-type="string" office:string-value="train_B_GT_IMG_318.mat" calcext:value-type="string">
            <text:p>train_B_GT_IMG_31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19.mat</text:p>
          </table:table-cell>
          <table:table-cell table:formula="of:=CONCATENATE([.D1043];[.E1043])" office:value-type="string" office:string-value="train_B_GT_IMG_319.mat" calcext:value-type="string">
            <text:p>train_B_GT_IMG_31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1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.mat</text:p>
          </table:table-cell>
          <table:table-cell table:formula="of:=CONCATENATE([.D1044];[.E1044])" office:value-type="string" office:string-value="train_B_GT_IMG_32.mat" calcext:value-type="string">
            <text:p>train_B_GT_IMG_3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0.mat</text:p>
          </table:table-cell>
          <table:table-cell table:formula="of:=CONCATENATE([.D1045];[.E1045])" office:value-type="string" office:string-value="train_B_GT_IMG_320.mat" calcext:value-type="string">
            <text:p>train_B_GT_IMG_32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1.mat</text:p>
          </table:table-cell>
          <table:table-cell table:formula="of:=CONCATENATE([.D1046];[.E1046])" office:value-type="string" office:string-value="train_B_GT_IMG_321.mat" calcext:value-type="string">
            <text:p>train_B_GT_IMG_32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2.mat</text:p>
          </table:table-cell>
          <table:table-cell table:formula="of:=CONCATENATE([.D1047];[.E1047])" office:value-type="string" office:string-value="train_B_GT_IMG_322.mat" calcext:value-type="string">
            <text:p>train_B_GT_IMG_32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3.mat</text:p>
          </table:table-cell>
          <table:table-cell table:formula="of:=CONCATENATE([.D1048];[.E1048])" office:value-type="string" office:string-value="train_B_GT_IMG_323.mat" calcext:value-type="string">
            <text:p>train_B_GT_IMG_32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4.mat</text:p>
          </table:table-cell>
          <table:table-cell table:formula="of:=CONCATENATE([.D1049];[.E1049])" office:value-type="string" office:string-value="train_B_GT_IMG_324.mat" calcext:value-type="string">
            <text:p>train_B_GT_IMG_32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5.mat</text:p>
          </table:table-cell>
          <table:table-cell table:formula="of:=CONCATENATE([.D1050];[.E1050])" office:value-type="string" office:string-value="train_B_GT_IMG_325.mat" calcext:value-type="string">
            <text:p>train_B_GT_IMG_32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6.mat</text:p>
          </table:table-cell>
          <table:table-cell table:formula="of:=CONCATENATE([.D1051];[.E1051])" office:value-type="string" office:string-value="train_B_GT_IMG_326.mat" calcext:value-type="string">
            <text:p>train_B_GT_IMG_32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7.mat</text:p>
          </table:table-cell>
          <table:table-cell table:formula="of:=CONCATENATE([.D1052];[.E1052])" office:value-type="string" office:string-value="train_B_GT_IMG_327.mat" calcext:value-type="string">
            <text:p>train_B_GT_IMG_32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8.mat</text:p>
          </table:table-cell>
          <table:table-cell table:formula="of:=CONCATENATE([.D1053];[.E1053])" office:value-type="string" office:string-value="train_B_GT_IMG_328.mat" calcext:value-type="string">
            <text:p>train_B_GT_IMG_32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29.mat</text:p>
          </table:table-cell>
          <table:table-cell table:formula="of:=CONCATENATE([.D1054];[.E1054])" office:value-type="string" office:string-value="train_B_GT_IMG_329.mat" calcext:value-type="string">
            <text:p>train_B_GT_IMG_32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2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.mat</text:p>
          </table:table-cell>
          <table:table-cell table:formula="of:=CONCATENATE([.D1055];[.E1055])" office:value-type="string" office:string-value="train_B_GT_IMG_33.mat" calcext:value-type="string">
            <text:p>train_B_GT_IMG_3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0.mat</text:p>
          </table:table-cell>
          <table:table-cell table:formula="of:=CONCATENATE([.D1056];[.E1056])" office:value-type="string" office:string-value="train_B_GT_IMG_330.mat" calcext:value-type="string">
            <text:p>train_B_GT_IMG_33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1.mat</text:p>
          </table:table-cell>
          <table:table-cell table:formula="of:=CONCATENATE([.D1057];[.E1057])" office:value-type="string" office:string-value="train_B_GT_IMG_331.mat" calcext:value-type="string">
            <text:p>train_B_GT_IMG_33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2.mat</text:p>
          </table:table-cell>
          <table:table-cell table:formula="of:=CONCATENATE([.D1058];[.E1058])" office:value-type="string" office:string-value="train_B_GT_IMG_332.mat" calcext:value-type="string">
            <text:p>train_B_GT_IMG_33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3.mat</text:p>
          </table:table-cell>
          <table:table-cell table:formula="of:=CONCATENATE([.D1059];[.E1059])" office:value-type="string" office:string-value="train_B_GT_IMG_333.mat" calcext:value-type="string">
            <text:p>train_B_GT_IMG_33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4.mat</text:p>
          </table:table-cell>
          <table:table-cell table:formula="of:=CONCATENATE([.D1060];[.E1060])" office:value-type="string" office:string-value="train_B_GT_IMG_334.mat" calcext:value-type="string">
            <text:p>train_B_GT_IMG_33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5.mat</text:p>
          </table:table-cell>
          <table:table-cell table:formula="of:=CONCATENATE([.D1061];[.E1061])" office:value-type="string" office:string-value="train_B_GT_IMG_335.mat" calcext:value-type="string">
            <text:p>train_B_GT_IMG_33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6.mat</text:p>
          </table:table-cell>
          <table:table-cell table:formula="of:=CONCATENATE([.D1062];[.E1062])" office:value-type="string" office:string-value="train_B_GT_IMG_336.mat" calcext:value-type="string">
            <text:p>train_B_GT_IMG_33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7.mat</text:p>
          </table:table-cell>
          <table:table-cell table:formula="of:=CONCATENATE([.D1063];[.E1063])" office:value-type="string" office:string-value="train_B_GT_IMG_337.mat" calcext:value-type="string">
            <text:p>train_B_GT_IMG_33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8.mat</text:p>
          </table:table-cell>
          <table:table-cell table:formula="of:=CONCATENATE([.D1064];[.E1064])" office:value-type="string" office:string-value="train_B_GT_IMG_338.mat" calcext:value-type="string">
            <text:p>train_B_GT_IMG_33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39.mat</text:p>
          </table:table-cell>
          <table:table-cell table:formula="of:=CONCATENATE([.D1065];[.E1065])" office:value-type="string" office:string-value="train_B_GT_IMG_339.mat" calcext:value-type="string">
            <text:p>train_B_GT_IMG_33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.mat</text:p>
          </table:table-cell>
          <table:table-cell table:formula="of:=CONCATENATE([.D1066];[.E1066])" office:value-type="string" office:string-value="train_B_GT_IMG_34.mat" calcext:value-type="string">
            <text:p>train_B_GT_IMG_3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0.mat</text:p>
          </table:table-cell>
          <table:table-cell table:formula="of:=CONCATENATE([.D1067];[.E1067])" office:value-type="string" office:string-value="train_B_GT_IMG_340.mat" calcext:value-type="string">
            <text:p>train_B_GT_IMG_34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1.mat</text:p>
          </table:table-cell>
          <table:table-cell table:formula="of:=CONCATENATE([.D1068];[.E1068])" office:value-type="string" office:string-value="train_B_GT_IMG_341.mat" calcext:value-type="string">
            <text:p>train_B_GT_IMG_34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2.mat</text:p>
          </table:table-cell>
          <table:table-cell table:formula="of:=CONCATENATE([.D1069];[.E1069])" office:value-type="string" office:string-value="train_B_GT_IMG_342.mat" calcext:value-type="string">
            <text:p>train_B_GT_IMG_34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3.mat</text:p>
          </table:table-cell>
          <table:table-cell table:formula="of:=CONCATENATE([.D1070];[.E1070])" office:value-type="string" office:string-value="train_B_GT_IMG_343.mat" calcext:value-type="string">
            <text:p>train_B_GT_IMG_34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4.mat</text:p>
          </table:table-cell>
          <table:table-cell table:formula="of:=CONCATENATE([.D1071];[.E1071])" office:value-type="string" office:string-value="train_B_GT_IMG_344.mat" calcext:value-type="string">
            <text:p>train_B_GT_IMG_34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5.mat</text:p>
          </table:table-cell>
          <table:table-cell table:formula="of:=CONCATENATE([.D1072];[.E1072])" office:value-type="string" office:string-value="train_B_GT_IMG_345.mat" calcext:value-type="string">
            <text:p>train_B_GT_IMG_34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6.mat</text:p>
          </table:table-cell>
          <table:table-cell table:formula="of:=CONCATENATE([.D1073];[.E1073])" office:value-type="string" office:string-value="train_B_GT_IMG_346.mat" calcext:value-type="string">
            <text:p>train_B_GT_IMG_34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7.mat</text:p>
          </table:table-cell>
          <table:table-cell table:formula="of:=CONCATENATE([.D1074];[.E1074])" office:value-type="string" office:string-value="train_B_GT_IMG_347.mat" calcext:value-type="string">
            <text:p>train_B_GT_IMG_34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8.mat</text:p>
          </table:table-cell>
          <table:table-cell table:formula="of:=CONCATENATE([.D1075];[.E1075])" office:value-type="string" office:string-value="train_B_GT_IMG_348.mat" calcext:value-type="string">
            <text:p>train_B_GT_IMG_34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49.mat</text:p>
          </table:table-cell>
          <table:table-cell table:formula="of:=CONCATENATE([.D1076];[.E1076])" office:value-type="string" office:string-value="train_B_GT_IMG_349.mat" calcext:value-type="string">
            <text:p>train_B_GT_IMG_34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.mat</text:p>
          </table:table-cell>
          <table:table-cell table:formula="of:=CONCATENATE([.D1077];[.E1077])" office:value-type="string" office:string-value="train_B_GT_IMG_35.mat" calcext:value-type="string">
            <text:p>train_B_GT_IMG_3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0.mat</text:p>
          </table:table-cell>
          <table:table-cell table:formula="of:=CONCATENATE([.D1078];[.E1078])" office:value-type="string" office:string-value="train_B_GT_IMG_350.mat" calcext:value-type="string">
            <text:p>train_B_GT_IMG_35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1.mat</text:p>
          </table:table-cell>
          <table:table-cell table:formula="of:=CONCATENATE([.D1079];[.E1079])" office:value-type="string" office:string-value="train_B_GT_IMG_351.mat" calcext:value-type="string">
            <text:p>train_B_GT_IMG_35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2.mat</text:p>
          </table:table-cell>
          <table:table-cell table:formula="of:=CONCATENATE([.D1080];[.E1080])" office:value-type="string" office:string-value="train_B_GT_IMG_352.mat" calcext:value-type="string">
            <text:p>train_B_GT_IMG_35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3.mat</text:p>
          </table:table-cell>
          <table:table-cell table:formula="of:=CONCATENATE([.D1081];[.E1081])" office:value-type="string" office:string-value="train_B_GT_IMG_353.mat" calcext:value-type="string">
            <text:p>train_B_GT_IMG_35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4.mat</text:p>
          </table:table-cell>
          <table:table-cell table:formula="of:=CONCATENATE([.D1082];[.E1082])" office:value-type="string" office:string-value="train_B_GT_IMG_354.mat" calcext:value-type="string">
            <text:p>train_B_GT_IMG_35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5.mat</text:p>
          </table:table-cell>
          <table:table-cell table:formula="of:=CONCATENATE([.D1083];[.E1083])" office:value-type="string" office:string-value="train_B_GT_IMG_355.mat" calcext:value-type="string">
            <text:p>train_B_GT_IMG_35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6.mat</text:p>
          </table:table-cell>
          <table:table-cell table:formula="of:=CONCATENATE([.D1084];[.E1084])" office:value-type="string" office:string-value="train_B_GT_IMG_356.mat" calcext:value-type="string">
            <text:p>train_B_GT_IMG_35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7.mat</text:p>
          </table:table-cell>
          <table:table-cell table:formula="of:=CONCATENATE([.D1085];[.E1085])" office:value-type="string" office:string-value="train_B_GT_IMG_357.mat" calcext:value-type="string">
            <text:p>train_B_GT_IMG_35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8.mat</text:p>
          </table:table-cell>
          <table:table-cell table:formula="of:=CONCATENATE([.D1086];[.E1086])" office:value-type="string" office:string-value="train_B_GT_IMG_358.mat" calcext:value-type="string">
            <text:p>train_B_GT_IMG_35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59.mat</text:p>
          </table:table-cell>
          <table:table-cell table:formula="of:=CONCATENATE([.D1087];[.E1087])" office:value-type="string" office:string-value="train_B_GT_IMG_359.mat" calcext:value-type="string">
            <text:p>train_B_GT_IMG_35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.mat</text:p>
          </table:table-cell>
          <table:table-cell table:formula="of:=CONCATENATE([.D1088];[.E1088])" office:value-type="string" office:string-value="train_B_GT_IMG_36.mat" calcext:value-type="string">
            <text:p>train_B_GT_IMG_3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0.mat</text:p>
          </table:table-cell>
          <table:table-cell table:formula="of:=CONCATENATE([.D1089];[.E1089])" office:value-type="string" office:string-value="train_B_GT_IMG_360.mat" calcext:value-type="string">
            <text:p>train_B_GT_IMG_36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1.mat</text:p>
          </table:table-cell>
          <table:table-cell table:formula="of:=CONCATENATE([.D1090];[.E1090])" office:value-type="string" office:string-value="train_B_GT_IMG_361.mat" calcext:value-type="string">
            <text:p>train_B_GT_IMG_36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2.mat</text:p>
          </table:table-cell>
          <table:table-cell table:formula="of:=CONCATENATE([.D1091];[.E1091])" office:value-type="string" office:string-value="train_B_GT_IMG_362.mat" calcext:value-type="string">
            <text:p>train_B_GT_IMG_36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3.mat</text:p>
          </table:table-cell>
          <table:table-cell table:formula="of:=CONCATENATE([.D1092];[.E1092])" office:value-type="string" office:string-value="train_B_GT_IMG_363.mat" calcext:value-type="string">
            <text:p>train_B_GT_IMG_36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4.mat</text:p>
          </table:table-cell>
          <table:table-cell table:formula="of:=CONCATENATE([.D1093];[.E1093])" office:value-type="string" office:string-value="train_B_GT_IMG_364.mat" calcext:value-type="string">
            <text:p>train_B_GT_IMG_36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5.mat</text:p>
          </table:table-cell>
          <table:table-cell table:formula="of:=CONCATENATE([.D1094];[.E1094])" office:value-type="string" office:string-value="train_B_GT_IMG_365.mat" calcext:value-type="string">
            <text:p>train_B_GT_IMG_36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6.mat</text:p>
          </table:table-cell>
          <table:table-cell table:formula="of:=CONCATENATE([.D1095];[.E1095])" office:value-type="string" office:string-value="train_B_GT_IMG_366.mat" calcext:value-type="string">
            <text:p>train_B_GT_IMG_36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7.mat</text:p>
          </table:table-cell>
          <table:table-cell table:formula="of:=CONCATENATE([.D1096];[.E1096])" office:value-type="string" office:string-value="train_B_GT_IMG_367.mat" calcext:value-type="string">
            <text:p>train_B_GT_IMG_36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8.mat</text:p>
          </table:table-cell>
          <table:table-cell table:formula="of:=CONCATENATE([.D1097];[.E1097])" office:value-type="string" office:string-value="train_B_GT_IMG_368.mat" calcext:value-type="string">
            <text:p>train_B_GT_IMG_36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69.mat</text:p>
          </table:table-cell>
          <table:table-cell table:formula="of:=CONCATENATE([.D1098];[.E1098])" office:value-type="string" office:string-value="train_B_GT_IMG_369.mat" calcext:value-type="string">
            <text:p>train_B_GT_IMG_36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.mat</text:p>
          </table:table-cell>
          <table:table-cell table:formula="of:=CONCATENATE([.D1099];[.E1099])" office:value-type="string" office:string-value="train_B_GT_IMG_37.mat" calcext:value-type="string">
            <text:p>train_B_GT_IMG_3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0.mat</text:p>
          </table:table-cell>
          <table:table-cell table:formula="of:=CONCATENATE([.D1100];[.E1100])" office:value-type="string" office:string-value="train_B_GT_IMG_370.mat" calcext:value-type="string">
            <text:p>train_B_GT_IMG_37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1.mat</text:p>
          </table:table-cell>
          <table:table-cell table:formula="of:=CONCATENATE([.D1101];[.E1101])" office:value-type="string" office:string-value="train_B_GT_IMG_371.mat" calcext:value-type="string">
            <text:p>train_B_GT_IMG_37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2.mat</text:p>
          </table:table-cell>
          <table:table-cell table:formula="of:=CONCATENATE([.D1102];[.E1102])" office:value-type="string" office:string-value="train_B_GT_IMG_372.mat" calcext:value-type="string">
            <text:p>train_B_GT_IMG_37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3.mat</text:p>
          </table:table-cell>
          <table:table-cell table:formula="of:=CONCATENATE([.D1103];[.E1103])" office:value-type="string" office:string-value="train_B_GT_IMG_373.mat" calcext:value-type="string">
            <text:p>train_B_GT_IMG_37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4.mat</text:p>
          </table:table-cell>
          <table:table-cell table:formula="of:=CONCATENATE([.D1104];[.E1104])" office:value-type="string" office:string-value="train_B_GT_IMG_374.mat" calcext:value-type="string">
            <text:p>train_B_GT_IMG_37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5.mat</text:p>
          </table:table-cell>
          <table:table-cell table:formula="of:=CONCATENATE([.D1105];[.E1105])" office:value-type="string" office:string-value="train_B_GT_IMG_375.mat" calcext:value-type="string">
            <text:p>train_B_GT_IMG_37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6.mat</text:p>
          </table:table-cell>
          <table:table-cell table:formula="of:=CONCATENATE([.D1106];[.E1106])" office:value-type="string" office:string-value="train_B_GT_IMG_376.mat" calcext:value-type="string">
            <text:p>train_B_GT_IMG_37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7.mat</text:p>
          </table:table-cell>
          <table:table-cell table:formula="of:=CONCATENATE([.D1107];[.E1107])" office:value-type="string" office:string-value="train_B_GT_IMG_377.mat" calcext:value-type="string">
            <text:p>train_B_GT_IMG_37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8.mat</text:p>
          </table:table-cell>
          <table:table-cell table:formula="of:=CONCATENATE([.D1108];[.E1108])" office:value-type="string" office:string-value="train_B_GT_IMG_378.mat" calcext:value-type="string">
            <text:p>train_B_GT_IMG_37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79.mat</text:p>
          </table:table-cell>
          <table:table-cell table:formula="of:=CONCATENATE([.D1109];[.E1109])" office:value-type="string" office:string-value="train_B_GT_IMG_379.mat" calcext:value-type="string">
            <text:p>train_B_GT_IMG_37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.mat</text:p>
          </table:table-cell>
          <table:table-cell table:formula="of:=CONCATENATE([.D1110];[.E1110])" office:value-type="string" office:string-value="train_B_GT_IMG_38.mat" calcext:value-type="string">
            <text:p>train_B_GT_IMG_3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0.mat</text:p>
          </table:table-cell>
          <table:table-cell table:formula="of:=CONCATENATE([.D1111];[.E1111])" office:value-type="string" office:string-value="train_B_GT_IMG_380.mat" calcext:value-type="string">
            <text:p>train_B_GT_IMG_38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1.mat</text:p>
          </table:table-cell>
          <table:table-cell table:formula="of:=CONCATENATE([.D1112];[.E1112])" office:value-type="string" office:string-value="train_B_GT_IMG_381.mat" calcext:value-type="string">
            <text:p>train_B_GT_IMG_38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2.mat</text:p>
          </table:table-cell>
          <table:table-cell table:formula="of:=CONCATENATE([.D1113];[.E1113])" office:value-type="string" office:string-value="train_B_GT_IMG_382.mat" calcext:value-type="string">
            <text:p>train_B_GT_IMG_38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3.mat</text:p>
          </table:table-cell>
          <table:table-cell table:formula="of:=CONCATENATE([.D1114];[.E1114])" office:value-type="string" office:string-value="train_B_GT_IMG_383.mat" calcext:value-type="string">
            <text:p>train_B_GT_IMG_38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4.mat</text:p>
          </table:table-cell>
          <table:table-cell table:formula="of:=CONCATENATE([.D1115];[.E1115])" office:value-type="string" office:string-value="train_B_GT_IMG_384.mat" calcext:value-type="string">
            <text:p>train_B_GT_IMG_38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5.mat</text:p>
          </table:table-cell>
          <table:table-cell table:formula="of:=CONCATENATE([.D1116];[.E1116])" office:value-type="string" office:string-value="train_B_GT_IMG_385.mat" calcext:value-type="string">
            <text:p>train_B_GT_IMG_38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6.mat</text:p>
          </table:table-cell>
          <table:table-cell table:formula="of:=CONCATENATE([.D1117];[.E1117])" office:value-type="string" office:string-value="train_B_GT_IMG_386.mat" calcext:value-type="string">
            <text:p>train_B_GT_IMG_38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7.mat</text:p>
          </table:table-cell>
          <table:table-cell table:formula="of:=CONCATENATE([.D1118];[.E1118])" office:value-type="string" office:string-value="train_B_GT_IMG_387.mat" calcext:value-type="string">
            <text:p>train_B_GT_IMG_38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8.mat</text:p>
          </table:table-cell>
          <table:table-cell table:formula="of:=CONCATENATE([.D1119];[.E1119])" office:value-type="string" office:string-value="train_B_GT_IMG_388.mat" calcext:value-type="string">
            <text:p>train_B_GT_IMG_38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89.mat</text:p>
          </table:table-cell>
          <table:table-cell table:formula="of:=CONCATENATE([.D1120];[.E1120])" office:value-type="string" office:string-value="train_B_GT_IMG_389.mat" calcext:value-type="string">
            <text:p>train_B_GT_IMG_38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.mat</text:p>
          </table:table-cell>
          <table:table-cell table:formula="of:=CONCATENATE([.D1121];[.E1121])" office:value-type="string" office:string-value="train_B_GT_IMG_39.mat" calcext:value-type="string">
            <text:p>train_B_GT_IMG_3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0.mat</text:p>
          </table:table-cell>
          <table:table-cell table:formula="of:=CONCATENATE([.D1122];[.E1122])" office:value-type="string" office:string-value="train_B_GT_IMG_390.mat" calcext:value-type="string">
            <text:p>train_B_GT_IMG_39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1.mat</text:p>
          </table:table-cell>
          <table:table-cell table:formula="of:=CONCATENATE([.D1123];[.E1123])" office:value-type="string" office:string-value="train_B_GT_IMG_391.mat" calcext:value-type="string">
            <text:p>train_B_GT_IMG_39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2.mat</text:p>
          </table:table-cell>
          <table:table-cell table:formula="of:=CONCATENATE([.D1124];[.E1124])" office:value-type="string" office:string-value="train_B_GT_IMG_392.mat" calcext:value-type="string">
            <text:p>train_B_GT_IMG_39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3.mat</text:p>
          </table:table-cell>
          <table:table-cell table:formula="of:=CONCATENATE([.D1125];[.E1125])" office:value-type="string" office:string-value="train_B_GT_IMG_393.mat" calcext:value-type="string">
            <text:p>train_B_GT_IMG_39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4.mat</text:p>
          </table:table-cell>
          <table:table-cell table:formula="of:=CONCATENATE([.D1126];[.E1126])" office:value-type="string" office:string-value="train_B_GT_IMG_394.mat" calcext:value-type="string">
            <text:p>train_B_GT_IMG_39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5.mat</text:p>
          </table:table-cell>
          <table:table-cell table:formula="of:=CONCATENATE([.D1127];[.E1127])" office:value-type="string" office:string-value="train_B_GT_IMG_395.mat" calcext:value-type="string">
            <text:p>train_B_GT_IMG_39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6.mat</text:p>
          </table:table-cell>
          <table:table-cell table:formula="of:=CONCATENATE([.D1128];[.E1128])" office:value-type="string" office:string-value="train_B_GT_IMG_396.mat" calcext:value-type="string">
            <text:p>train_B_GT_IMG_39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7.mat</text:p>
          </table:table-cell>
          <table:table-cell table:formula="of:=CONCATENATE([.D1129];[.E1129])" office:value-type="string" office:string-value="train_B_GT_IMG_397.mat" calcext:value-type="string">
            <text:p>train_B_GT_IMG_39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8.mat</text:p>
          </table:table-cell>
          <table:table-cell table:formula="of:=CONCATENATE([.D1130];[.E1130])" office:value-type="string" office:string-value="train_B_GT_IMG_398.mat" calcext:value-type="string">
            <text:p>train_B_GT_IMG_39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399.mat</text:p>
          </table:table-cell>
          <table:table-cell table:formula="of:=CONCATENATE([.D1131];[.E1131])" office:value-type="string" office:string-value="train_B_GT_IMG_399.mat" calcext:value-type="string">
            <text:p>train_B_GT_IMG_39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39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.mat</text:p>
          </table:table-cell>
          <table:table-cell table:formula="of:=CONCATENATE([.D1132];[.E1132])" office:value-type="string" office:string-value="train_B_GT_IMG_4.mat" calcext:value-type="string">
            <text:p>train_B_GT_IMG_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0.mat</text:p>
          </table:table-cell>
          <table:table-cell table:formula="of:=CONCATENATE([.D1133];[.E1133])" office:value-type="string" office:string-value="train_B_GT_IMG_40.mat" calcext:value-type="string">
            <text:p>train_B_GT_IMG_4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00.mat</text:p>
          </table:table-cell>
          <table:table-cell table:formula="of:=CONCATENATE([.D1134];[.E1134])" office:value-type="string" office:string-value="train_B_GT_IMG_400.mat" calcext:value-type="string">
            <text:p>train_B_GT_IMG_40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0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1.mat</text:p>
          </table:table-cell>
          <table:table-cell table:formula="of:=CONCATENATE([.D1135];[.E1135])" office:value-type="string" office:string-value="train_B_GT_IMG_41.mat" calcext:value-type="string">
            <text:p>train_B_GT_IMG_4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2.mat</text:p>
          </table:table-cell>
          <table:table-cell table:formula="of:=CONCATENATE([.D1136];[.E1136])" office:value-type="string" office:string-value="train_B_GT_IMG_42.mat" calcext:value-type="string">
            <text:p>train_B_GT_IMG_4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3.mat</text:p>
          </table:table-cell>
          <table:table-cell table:formula="of:=CONCATENATE([.D1137];[.E1137])" office:value-type="string" office:string-value="train_B_GT_IMG_43.mat" calcext:value-type="string">
            <text:p>train_B_GT_IMG_4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4.mat</text:p>
          </table:table-cell>
          <table:table-cell table:formula="of:=CONCATENATE([.D1138];[.E1138])" office:value-type="string" office:string-value="train_B_GT_IMG_44.mat" calcext:value-type="string">
            <text:p>train_B_GT_IMG_4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5.mat</text:p>
          </table:table-cell>
          <table:table-cell table:formula="of:=CONCATENATE([.D1139];[.E1139])" office:value-type="string" office:string-value="train_B_GT_IMG_45.mat" calcext:value-type="string">
            <text:p>train_B_GT_IMG_4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6.mat</text:p>
          </table:table-cell>
          <table:table-cell table:formula="of:=CONCATENATE([.D1140];[.E1140])" office:value-type="string" office:string-value="train_B_GT_IMG_46.mat" calcext:value-type="string">
            <text:p>train_B_GT_IMG_4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7.mat</text:p>
          </table:table-cell>
          <table:table-cell table:formula="of:=CONCATENATE([.D1141];[.E1141])" office:value-type="string" office:string-value="train_B_GT_IMG_47.mat" calcext:value-type="string">
            <text:p>train_B_GT_IMG_4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8.mat</text:p>
          </table:table-cell>
          <table:table-cell table:formula="of:=CONCATENATE([.D1142];[.E1142])" office:value-type="string" office:string-value="train_B_GT_IMG_48.mat" calcext:value-type="string">
            <text:p>train_B_GT_IMG_4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49.mat</text:p>
          </table:table-cell>
          <table:table-cell table:formula="of:=CONCATENATE([.D1143];[.E1143])" office:value-type="string" office:string-value="train_B_GT_IMG_49.mat" calcext:value-type="string">
            <text:p>train_B_GT_IMG_4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4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.mat</text:p>
          </table:table-cell>
          <table:table-cell table:formula="of:=CONCATENATE([.D1144];[.E1144])" office:value-type="string" office:string-value="train_B_GT_IMG_5.mat" calcext:value-type="string">
            <text:p>train_B_GT_IMG_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0.mat</text:p>
          </table:table-cell>
          <table:table-cell table:formula="of:=CONCATENATE([.D1145];[.E1145])" office:value-type="string" office:string-value="train_B_GT_IMG_50.mat" calcext:value-type="string">
            <text:p>train_B_GT_IMG_5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1.mat</text:p>
          </table:table-cell>
          <table:table-cell table:formula="of:=CONCATENATE([.D1146];[.E1146])" office:value-type="string" office:string-value="train_B_GT_IMG_51.mat" calcext:value-type="string">
            <text:p>train_B_GT_IMG_5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2.mat</text:p>
          </table:table-cell>
          <table:table-cell table:formula="of:=CONCATENATE([.D1147];[.E1147])" office:value-type="string" office:string-value="train_B_GT_IMG_52.mat" calcext:value-type="string">
            <text:p>train_B_GT_IMG_5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3.mat</text:p>
          </table:table-cell>
          <table:table-cell table:formula="of:=CONCATENATE([.D1148];[.E1148])" office:value-type="string" office:string-value="train_B_GT_IMG_53.mat" calcext:value-type="string">
            <text:p>train_B_GT_IMG_5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4.mat</text:p>
          </table:table-cell>
          <table:table-cell table:formula="of:=CONCATENATE([.D1149];[.E1149])" office:value-type="string" office:string-value="train_B_GT_IMG_54.mat" calcext:value-type="string">
            <text:p>train_B_GT_IMG_5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5.mat</text:p>
          </table:table-cell>
          <table:table-cell table:formula="of:=CONCATENATE([.D1150];[.E1150])" office:value-type="string" office:string-value="train_B_GT_IMG_55.mat" calcext:value-type="string">
            <text:p>train_B_GT_IMG_5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6.mat</text:p>
          </table:table-cell>
          <table:table-cell table:formula="of:=CONCATENATE([.D1151];[.E1151])" office:value-type="string" office:string-value="train_B_GT_IMG_56.mat" calcext:value-type="string">
            <text:p>train_B_GT_IMG_5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7.mat</text:p>
          </table:table-cell>
          <table:table-cell table:formula="of:=CONCATENATE([.D1152];[.E1152])" office:value-type="string" office:string-value="train_B_GT_IMG_57.mat" calcext:value-type="string">
            <text:p>train_B_GT_IMG_5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8.mat</text:p>
          </table:table-cell>
          <table:table-cell table:formula="of:=CONCATENATE([.D1153];[.E1153])" office:value-type="string" office:string-value="train_B_GT_IMG_58.mat" calcext:value-type="string">
            <text:p>train_B_GT_IMG_5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59.mat</text:p>
          </table:table-cell>
          <table:table-cell table:formula="of:=CONCATENATE([.D1154];[.E1154])" office:value-type="string" office:string-value="train_B_GT_IMG_59.mat" calcext:value-type="string">
            <text:p>train_B_GT_IMG_5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5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.mat</text:p>
          </table:table-cell>
          <table:table-cell table:formula="of:=CONCATENATE([.D1155];[.E1155])" office:value-type="string" office:string-value="train_B_GT_IMG_6.mat" calcext:value-type="string">
            <text:p>train_B_GT_IMG_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0.mat</text:p>
          </table:table-cell>
          <table:table-cell table:formula="of:=CONCATENATE([.D1156];[.E1156])" office:value-type="string" office:string-value="train_B_GT_IMG_60.mat" calcext:value-type="string">
            <text:p>train_B_GT_IMG_6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1.mat</text:p>
          </table:table-cell>
          <table:table-cell table:formula="of:=CONCATENATE([.D1157];[.E1157])" office:value-type="string" office:string-value="train_B_GT_IMG_61.mat" calcext:value-type="string">
            <text:p>train_B_GT_IMG_6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2.mat</text:p>
          </table:table-cell>
          <table:table-cell table:formula="of:=CONCATENATE([.D1158];[.E1158])" office:value-type="string" office:string-value="train_B_GT_IMG_62.mat" calcext:value-type="string">
            <text:p>train_B_GT_IMG_6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3.mat</text:p>
          </table:table-cell>
          <table:table-cell table:formula="of:=CONCATENATE([.D1159];[.E1159])" office:value-type="string" office:string-value="train_B_GT_IMG_63.mat" calcext:value-type="string">
            <text:p>train_B_GT_IMG_6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4.mat</text:p>
          </table:table-cell>
          <table:table-cell table:formula="of:=CONCATENATE([.D1160];[.E1160])" office:value-type="string" office:string-value="train_B_GT_IMG_64.mat" calcext:value-type="string">
            <text:p>train_B_GT_IMG_6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5.mat</text:p>
          </table:table-cell>
          <table:table-cell table:formula="of:=CONCATENATE([.D1161];[.E1161])" office:value-type="string" office:string-value="train_B_GT_IMG_65.mat" calcext:value-type="string">
            <text:p>train_B_GT_IMG_6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6.mat</text:p>
          </table:table-cell>
          <table:table-cell table:formula="of:=CONCATENATE([.D1162];[.E1162])" office:value-type="string" office:string-value="train_B_GT_IMG_66.mat" calcext:value-type="string">
            <text:p>train_B_GT_IMG_6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7.mat</text:p>
          </table:table-cell>
          <table:table-cell table:formula="of:=CONCATENATE([.D1163];[.E1163])" office:value-type="string" office:string-value="train_B_GT_IMG_67.mat" calcext:value-type="string">
            <text:p>train_B_GT_IMG_6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8.mat</text:p>
          </table:table-cell>
          <table:table-cell table:formula="of:=CONCATENATE([.D1164];[.E1164])" office:value-type="string" office:string-value="train_B_GT_IMG_68.mat" calcext:value-type="string">
            <text:p>train_B_GT_IMG_6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69.mat</text:p>
          </table:table-cell>
          <table:table-cell table:formula="of:=CONCATENATE([.D1165];[.E1165])" office:value-type="string" office:string-value="train_B_GT_IMG_69.mat" calcext:value-type="string">
            <text:p>train_B_GT_IMG_6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6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.mat</text:p>
          </table:table-cell>
          <table:table-cell table:formula="of:=CONCATENATE([.D1166];[.E1166])" office:value-type="string" office:string-value="train_B_GT_IMG_7.mat" calcext:value-type="string">
            <text:p>train_B_GT_IMG_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0.mat</text:p>
          </table:table-cell>
          <table:table-cell table:formula="of:=CONCATENATE([.D1167];[.E1167])" office:value-type="string" office:string-value="train_B_GT_IMG_70.mat" calcext:value-type="string">
            <text:p>train_B_GT_IMG_7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1.mat</text:p>
          </table:table-cell>
          <table:table-cell table:formula="of:=CONCATENATE([.D1168];[.E1168])" office:value-type="string" office:string-value="train_B_GT_IMG_71.mat" calcext:value-type="string">
            <text:p>train_B_GT_IMG_7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2.mat</text:p>
          </table:table-cell>
          <table:table-cell table:formula="of:=CONCATENATE([.D1169];[.E1169])" office:value-type="string" office:string-value="train_B_GT_IMG_72.mat" calcext:value-type="string">
            <text:p>train_B_GT_IMG_7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3.mat</text:p>
          </table:table-cell>
          <table:table-cell table:formula="of:=CONCATENATE([.D1170];[.E1170])" office:value-type="string" office:string-value="train_B_GT_IMG_73.mat" calcext:value-type="string">
            <text:p>train_B_GT_IMG_7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4.mat</text:p>
          </table:table-cell>
          <table:table-cell table:formula="of:=CONCATENATE([.D1171];[.E1171])" office:value-type="string" office:string-value="train_B_GT_IMG_74.mat" calcext:value-type="string">
            <text:p>train_B_GT_IMG_7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5.mat</text:p>
          </table:table-cell>
          <table:table-cell table:formula="of:=CONCATENATE([.D1172];[.E1172])" office:value-type="string" office:string-value="train_B_GT_IMG_75.mat" calcext:value-type="string">
            <text:p>train_B_GT_IMG_7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6.mat</text:p>
          </table:table-cell>
          <table:table-cell table:formula="of:=CONCATENATE([.D1173];[.E1173])" office:value-type="string" office:string-value="train_B_GT_IMG_76.mat" calcext:value-type="string">
            <text:p>train_B_GT_IMG_7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7.mat</text:p>
          </table:table-cell>
          <table:table-cell table:formula="of:=CONCATENATE([.D1174];[.E1174])" office:value-type="string" office:string-value="train_B_GT_IMG_77.mat" calcext:value-type="string">
            <text:p>train_B_GT_IMG_7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8.mat</text:p>
          </table:table-cell>
          <table:table-cell table:formula="of:=CONCATENATE([.D1175];[.E1175])" office:value-type="string" office:string-value="train_B_GT_IMG_78.mat" calcext:value-type="string">
            <text:p>train_B_GT_IMG_7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79.mat</text:p>
          </table:table-cell>
          <table:table-cell table:formula="of:=CONCATENATE([.D1176];[.E1176])" office:value-type="string" office:string-value="train_B_GT_IMG_79.mat" calcext:value-type="string">
            <text:p>train_B_GT_IMG_7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7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.mat</text:p>
          </table:table-cell>
          <table:table-cell table:formula="of:=CONCATENATE([.D1177];[.E1177])" office:value-type="string" office:string-value="train_B_GT_IMG_8.mat" calcext:value-type="string">
            <text:p>train_B_GT_IMG_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0.mat</text:p>
          </table:table-cell>
          <table:table-cell table:formula="of:=CONCATENATE([.D1178];[.E1178])" office:value-type="string" office:string-value="train_B_GT_IMG_80.mat" calcext:value-type="string">
            <text:p>train_B_GT_IMG_8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1.mat</text:p>
          </table:table-cell>
          <table:table-cell table:formula="of:=CONCATENATE([.D1179];[.E1179])" office:value-type="string" office:string-value="train_B_GT_IMG_81.mat" calcext:value-type="string">
            <text:p>train_B_GT_IMG_8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2.mat</text:p>
          </table:table-cell>
          <table:table-cell table:formula="of:=CONCATENATE([.D1180];[.E1180])" office:value-type="string" office:string-value="train_B_GT_IMG_82.mat" calcext:value-type="string">
            <text:p>train_B_GT_IMG_8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3.mat</text:p>
          </table:table-cell>
          <table:table-cell table:formula="of:=CONCATENATE([.D1181];[.E1181])" office:value-type="string" office:string-value="train_B_GT_IMG_83.mat" calcext:value-type="string">
            <text:p>train_B_GT_IMG_8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4.mat</text:p>
          </table:table-cell>
          <table:table-cell table:formula="of:=CONCATENATE([.D1182];[.E1182])" office:value-type="string" office:string-value="train_B_GT_IMG_84.mat" calcext:value-type="string">
            <text:p>train_B_GT_IMG_8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5.mat</text:p>
          </table:table-cell>
          <table:table-cell table:formula="of:=CONCATENATE([.D1183];[.E1183])" office:value-type="string" office:string-value="train_B_GT_IMG_85.mat" calcext:value-type="string">
            <text:p>train_B_GT_IMG_8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6.mat</text:p>
          </table:table-cell>
          <table:table-cell table:formula="of:=CONCATENATE([.D1184];[.E1184])" office:value-type="string" office:string-value="train_B_GT_IMG_86.mat" calcext:value-type="string">
            <text:p>train_B_GT_IMG_8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7.mat</text:p>
          </table:table-cell>
          <table:table-cell table:formula="of:=CONCATENATE([.D1185];[.E1185])" office:value-type="string" office:string-value="train_B_GT_IMG_87.mat" calcext:value-type="string">
            <text:p>train_B_GT_IMG_8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8.mat</text:p>
          </table:table-cell>
          <table:table-cell table:formula="of:=CONCATENATE([.D1186];[.E1186])" office:value-type="string" office:string-value="train_B_GT_IMG_88.mat" calcext:value-type="string">
            <text:p>train_B_GT_IMG_8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89.mat</text:p>
          </table:table-cell>
          <table:table-cell table:formula="of:=CONCATENATE([.D1187];[.E1187])" office:value-type="string" office:string-value="train_B_GT_IMG_89.mat" calcext:value-type="string">
            <text:p>train_B_GT_IMG_8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8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.mat</text:p>
          </table:table-cell>
          <table:table-cell table:formula="of:=CONCATENATE([.D1188];[.E1188])" office:value-type="string" office:string-value="train_B_GT_IMG_9.mat" calcext:value-type="string">
            <text:p>train_B_GT_IMG_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0.mat</text:p>
          </table:table-cell>
          <table:table-cell table:formula="of:=CONCATENATE([.D1189];[.E1189])" office:value-type="string" office:string-value="train_B_GT_IMG_90.mat" calcext:value-type="string">
            <text:p>train_B_GT_IMG_90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0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1.mat</text:p>
          </table:table-cell>
          <table:table-cell table:formula="of:=CONCATENATE([.D1190];[.E1190])" office:value-type="string" office:string-value="train_B_GT_IMG_91.mat" calcext:value-type="string">
            <text:p>train_B_GT_IMG_91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1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2.mat</text:p>
          </table:table-cell>
          <table:table-cell table:formula="of:=CONCATENATE([.D1191];[.E1191])" office:value-type="string" office:string-value="train_B_GT_IMG_92.mat" calcext:value-type="string">
            <text:p>train_B_GT_IMG_92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2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3.mat</text:p>
          </table:table-cell>
          <table:table-cell table:formula="of:=CONCATENATE([.D1192];[.E1192])" office:value-type="string" office:string-value="train_B_GT_IMG_93.mat" calcext:value-type="string">
            <text:p>train_B_GT_IMG_93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3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4.mat</text:p>
          </table:table-cell>
          <table:table-cell table:formula="of:=CONCATENATE([.D1193];[.E1193])" office:value-type="string" office:string-value="train_B_GT_IMG_94.mat" calcext:value-type="string">
            <text:p>train_B_GT_IMG_94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4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5.mat</text:p>
          </table:table-cell>
          <table:table-cell table:formula="of:=CONCATENATE([.D1194];[.E1194])" office:value-type="string" office:string-value="train_B_GT_IMG_95.mat" calcext:value-type="string">
            <text:p>train_B_GT_IMG_95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5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6.mat</text:p>
          </table:table-cell>
          <table:table-cell table:formula="of:=CONCATENATE([.D1195];[.E1195])" office:value-type="string" office:string-value="train_B_GT_IMG_96.mat" calcext:value-type="string">
            <text:p>train_B_GT_IMG_96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6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7.mat</text:p>
          </table:table-cell>
          <table:table-cell table:formula="of:=CONCATENATE([.D1196];[.E1196])" office:value-type="string" office:string-value="train_B_GT_IMG_97.mat" calcext:value-type="string">
            <text:p>train_B_GT_IMG_97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7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8.mat</text:p>
          </table:table-cell>
          <table:table-cell table:formula="of:=CONCATENATE([.D1197];[.E1197])" office:value-type="string" office:string-value="train_B_GT_IMG_98.mat" calcext:value-type="string">
            <text:p>train_B_GT_IMG_98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8.mat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" office:value-type="string" calcext:value-type="string">
            <text:p>part_B_final/train_data/ground_truth/GT_IMG_99.mat</text:p>
          </table:table-cell>
          <table:table-cell table:formula="of:=CONCATENATE([.D1198];[.E1198])" office:value-type="string" office:string-value="train_B_GT_IMG_99.mat" calcext:value-type="string">
            <text:p>train_B_GT_IMG_99.mat</text:p>
          </table:table-cell>
          <table:table-cell table:style-name="ce1" office:value-type="string" calcext:value-type="string">
            <text:p>train_B_</text:p>
          </table:table-cell>
          <table:table-cell office:value-type="string" calcext:value-type="string">
            <text:p>GT_IMG_99.mat</text:p>
          </table:table-cell>
        </table:table-row>
        <table:table-row table:style-name="ro1" table:number-rows-repeated="104737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1" table:default-cell-style-name="ce5"/>
        <table:table-column table:style-name="co16" table:number-columns-repeated="2" table:default-cell-style-name="ce5"/>
        <table:table-column table:style-name="co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6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6" table:number-columns-repeated="1013" table:default-cell-style-name="ce5"/>
        <table:table-row table:style-name="ro2">
          <table:table-cell/>
          <table:table-cell table:style-name="ce6" office:value-type="string" calcext:value-type="string">
            <text:p>train</text:p>
          </table:table-cell>
          <table:table-cell table:style-name="ce6" table:number-columns-repeated="3"/>
          <table:table-cell table:style-name="ce8" office:value-type="string" calcext:value-type="string">
            <text:p>te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06_ann.mat</text:p>
          </table:table-cell>
          <table:table-cell table:style-name="ce7" office:value-type="string" calcext:value-type="string">
            <text:p>train_img_000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13_ann.mat</text:p>
          </table:table-cell>
          <table:table-cell office:value-type="string" calcext:value-type="string">
            <text:p>test_img_0013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6.jpg</text:p>
          </table:table-cell>
          <table:table-cell office:value-type="string" calcext:value-type="string">
            <text:p>test_img_0206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13_ann.mat</text:p>
          </table:table-cell>
          <table:table-cell table:style-name="ce7" office:value-type="string" calcext:value-type="string">
            <text:p>train_img_001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35_ann.mat</text:p>
          </table:table-cell>
          <table:table-cell office:value-type="string" calcext:value-type="string">
            <text:p>test_img_0035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5.jpg</text:p>
          </table:table-cell>
          <table:table-cell office:value-type="string" calcext:value-type="string">
            <text:p>test_img_0215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17_ann.mat</text:p>
          </table:table-cell>
          <table:table-cell table:style-name="ce7" office:value-type="string" calcext:value-type="string">
            <text:p>train_img_001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37_ann.mat</text:p>
          </table:table-cell>
          <table:table-cell office:value-type="string" calcext:value-type="string">
            <text:p>test_img_0037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8.jpg</text:p>
          </table:table-cell>
          <table:table-cell office:value-type="string" calcext:value-type="string">
            <text:p>test_img_0218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18_ann.mat</text:p>
          </table:table-cell>
          <table:table-cell table:style-name="ce7" office:value-type="string" calcext:value-type="string">
            <text:p>train_img_001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48_ann.mat</text:p>
          </table:table-cell>
          <table:table-cell office:value-type="string" calcext:value-type="string">
            <text:p>test_img_0048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9.jpg</text:p>
          </table:table-cell>
          <table:table-cell office:value-type="string" calcext:value-type="string">
            <text:p>test_img_0219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19_ann.mat</text:p>
          </table:table-cell>
          <table:table-cell table:style-name="ce7" office:value-type="string" calcext:value-type="string">
            <text:p>train_img_0019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49_ann.mat</text:p>
          </table:table-cell>
          <table:table-cell office:value-type="string" calcext:value-type="string">
            <text:p>test_img_0049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0.jpg</text:p>
          </table:table-cell>
          <table:table-cell office:value-type="string" calcext:value-type="string">
            <text:p>test_img_0220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21_ann.mat</text:p>
          </table:table-cell>
          <table:table-cell table:style-name="ce7" office:value-type="string" calcext:value-type="string">
            <text:p>train_img_002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58_ann.mat</text:p>
          </table:table-cell>
          <table:table-cell office:value-type="string" calcext:value-type="string">
            <text:p>test_img_0058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5.jpg</text:p>
          </table:table-cell>
          <table:table-cell office:value-type="string" calcext:value-type="string">
            <text:p>test_img_0255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26_ann.mat</text:p>
          </table:table-cell>
          <table:table-cell table:style-name="ce7" office:value-type="string" calcext:value-type="string">
            <text:p>train_img_002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62_ann.mat</text:p>
          </table:table-cell>
          <table:table-cell office:value-type="string" calcext:value-type="string">
            <text:p>test_img_0062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6.jpg</text:p>
          </table:table-cell>
          <table:table-cell office:value-type="string" calcext:value-type="string">
            <text:p>test_img_0256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27_ann.mat</text:p>
          </table:table-cell>
          <table:table-cell table:style-name="ce7" office:value-type="string" calcext:value-type="string">
            <text:p>train_img_002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63_ann.mat</text:p>
          </table:table-cell>
          <table:table-cell office:value-type="string" calcext:value-type="string">
            <text:p>test_img_0063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7.jpg</text:p>
          </table:table-cell>
          <table:table-cell office:value-type="string" calcext:value-type="string">
            <text:p>test_img_0257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28_ann.mat</text:p>
          </table:table-cell>
          <table:table-cell table:style-name="ce7" office:value-type="string" calcext:value-type="string">
            <text:p>train_img_002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64_ann.mat</text:p>
          </table:table-cell>
          <table:table-cell office:value-type="string" calcext:value-type="string">
            <text:p>test_img_0064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8.jpg</text:p>
          </table:table-cell>
          <table:table-cell office:value-type="string" calcext:value-type="string">
            <text:p>test_img_0258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47_ann.mat</text:p>
          </table:table-cell>
          <table:table-cell table:style-name="ce7" office:value-type="string" calcext:value-type="string">
            <text:p>train_img_004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66_ann.mat</text:p>
          </table:table-cell>
          <table:table-cell office:value-type="string" calcext:value-type="string">
            <text:p>test_img_0066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9.jpg</text:p>
          </table:table-cell>
          <table:table-cell office:value-type="string" calcext:value-type="string">
            <text:p>test_img_0259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67_ann.mat</text:p>
          </table:table-cell>
          <table:table-cell table:style-name="ce7" office:value-type="string" calcext:value-type="string">
            <text:p>train_img_006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71_ann.mat</text:p>
          </table:table-cell>
          <table:table-cell office:value-type="string" calcext:value-type="string">
            <text:p>test_img_0071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0.jpg</text:p>
          </table:table-cell>
          <table:table-cell office:value-type="string" calcext:value-type="string">
            <text:p>test_img_0260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078_ann.mat</text:p>
          </table:table-cell>
          <table:table-cell table:style-name="ce7" office:value-type="string" calcext:value-type="string">
            <text:p>train_img_007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78_ann.mat</text:p>
          </table:table-cell>
          <table:table-cell office:value-type="string" calcext:value-type="string">
            <text:p>test_img_0078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0.jpg</text:p>
          </table:table-cell>
          <table:table-cell office:value-type="string" calcext:value-type="string">
            <text:p>test_img_0030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09_ann.mat</text:p>
          </table:table-cell>
          <table:table-cell table:style-name="ce7" office:value-type="string" calcext:value-type="string">
            <text:p>train_img_0109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79_ann.mat</text:p>
          </table:table-cell>
          <table:table-cell office:value-type="string" calcext:value-type="string">
            <text:p>test_img_0079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7.jpg</text:p>
          </table:table-cell>
          <table:table-cell office:value-type="string" calcext:value-type="string">
            <text:p>test_img_0037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12_ann.mat</text:p>
          </table:table-cell>
          <table:table-cell table:style-name="ce7" office:value-type="string" calcext:value-type="string">
            <text:p>train_img_0112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89_ann.mat</text:p>
          </table:table-cell>
          <table:table-cell office:value-type="string" calcext:value-type="string">
            <text:p>test_img_0089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3.jpg</text:p>
          </table:table-cell>
          <table:table-cell office:value-type="string" calcext:value-type="string">
            <text:p>test_img_0063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17_ann.mat</text:p>
          </table:table-cell>
          <table:table-cell table:style-name="ce7" office:value-type="string" calcext:value-type="string">
            <text:p>train_img_011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093_ann.mat</text:p>
          </table:table-cell>
          <table:table-cell office:value-type="string" calcext:value-type="string">
            <text:p>test_img_0093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2.jpg</text:p>
          </table:table-cell>
          <table:table-cell office:value-type="string" calcext:value-type="string">
            <text:p>test_img_0092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30_ann.mat</text:p>
          </table:table-cell>
          <table:table-cell table:style-name="ce7" office:value-type="string" calcext:value-type="string">
            <text:p>train_img_013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04_ann.mat</text:p>
          </table:table-cell>
          <table:table-cell office:value-type="string" calcext:value-type="string">
            <text:p>test_img_0104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3.jpg</text:p>
          </table:table-cell>
          <table:table-cell office:value-type="string" calcext:value-type="string">
            <text:p>test_img_0093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37_ann.mat</text:p>
          </table:table-cell>
          <table:table-cell table:style-name="ce7" office:value-type="string" calcext:value-type="string">
            <text:p>train_img_013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06_ann.mat</text:p>
          </table:table-cell>
          <table:table-cell office:value-type="string" calcext:value-type="string">
            <text:p>test_img_0106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8.jpg</text:p>
          </table:table-cell>
          <table:table-cell office:value-type="string" calcext:value-type="string">
            <text:p>test_img_0118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47_ann.mat</text:p>
          </table:table-cell>
          <table:table-cell table:style-name="ce7" office:value-type="string" calcext:value-type="string">
            <text:p>train_img_014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12_ann.mat</text:p>
          </table:table-cell>
          <table:table-cell office:value-type="string" calcext:value-type="string">
            <text:p>test_img_0112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3.jpg</text:p>
          </table:table-cell>
          <table:table-cell office:value-type="string" calcext:value-type="string">
            <text:p>test_img_0153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66_ann.mat</text:p>
          </table:table-cell>
          <table:table-cell table:style-name="ce7" office:value-type="string" calcext:value-type="string">
            <text:p>train_img_016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13_ann.mat</text:p>
          </table:table-cell>
          <table:table-cell office:value-type="string" calcext:value-type="string">
            <text:p>test_img_0113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5.jpg</text:p>
          </table:table-cell>
          <table:table-cell office:value-type="string" calcext:value-type="string">
            <text:p>test_img_0155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175_ann.mat</text:p>
          </table:table-cell>
          <table:table-cell table:style-name="ce7" office:value-type="string" calcext:value-type="string">
            <text:p>train_img_017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25_ann.mat</text:p>
          </table:table-cell>
          <table:table-cell office:value-type="string" calcext:value-type="string">
            <text:p>test_img_0125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3.jpg</text:p>
          </table:table-cell>
          <table:table-cell office:value-type="string" calcext:value-type="string">
            <text:p>test_img_0183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15_ann.mat</text:p>
          </table:table-cell>
          <table:table-cell table:style-name="ce7" office:value-type="string" calcext:value-type="string">
            <text:p>train_img_021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56_ann.mat</text:p>
          </table:table-cell>
          <table:table-cell office:value-type="string" calcext:value-type="string">
            <text:p>test_img_0156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7.jpg</text:p>
          </table:table-cell>
          <table:table-cell office:value-type="string" calcext:value-type="string">
            <text:p>test_img_0197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17_ann.mat</text:p>
          </table:table-cell>
          <table:table-cell table:style-name="ce7" office:value-type="string" calcext:value-type="string">
            <text:p>train_img_021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60_ann.mat</text:p>
          </table:table-cell>
          <table:table-cell office:value-type="string" calcext:value-type="string">
            <text:p>test_img_0160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6.jpg</text:p>
          </table:table-cell>
          <table:table-cell office:value-type="string" calcext:value-type="string">
            <text:p>test_img_0266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18_ann.mat</text:p>
          </table:table-cell>
          <table:table-cell table:style-name="ce7" office:value-type="string" calcext:value-type="string">
            <text:p>train_img_021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64_ann.mat</text:p>
          </table:table-cell>
          <table:table-cell office:value-type="string" calcext:value-type="string">
            <text:p>test_img_0164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7.jpg</text:p>
          </table:table-cell>
          <table:table-cell office:value-type="string" calcext:value-type="string">
            <text:p>test_img_0267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20_ann.mat</text:p>
          </table:table-cell>
          <table:table-cell table:style-name="ce7" office:value-type="string" calcext:value-type="string">
            <text:p>train_img_022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66_ann.mat</text:p>
          </table:table-cell>
          <table:table-cell office:value-type="string" calcext:value-type="string">
            <text:p>test_img_0166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8.jpg</text:p>
          </table:table-cell>
          <table:table-cell office:value-type="string" calcext:value-type="string">
            <text:p>test_img_0268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21_ann.mat</text:p>
          </table:table-cell>
          <table:table-cell table:style-name="ce7" office:value-type="string" calcext:value-type="string">
            <text:p>train_img_022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67_ann.mat</text:p>
          </table:table-cell>
          <table:table-cell office:value-type="string" calcext:value-type="string">
            <text:p>test_img_0167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9.jpg</text:p>
          </table:table-cell>
          <table:table-cell office:value-type="string" calcext:value-type="string">
            <text:p>test_img_0269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22_ann.mat</text:p>
          </table:table-cell>
          <table:table-cell table:style-name="ce7" office:value-type="string" calcext:value-type="string">
            <text:p>train_img_0222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79_ann.mat</text:p>
          </table:table-cell>
          <table:table-cell office:value-type="string" calcext:value-type="string">
            <text:p>test_img_0179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0.jpg</text:p>
          </table:table-cell>
          <table:table-cell office:value-type="string" calcext:value-type="string">
            <text:p>test_img_0270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33_ann.mat</text:p>
          </table:table-cell>
          <table:table-cell table:style-name="ce7" office:value-type="string" calcext:value-type="string">
            <text:p>train_img_023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80_ann.mat</text:p>
          </table:table-cell>
          <table:table-cell office:value-type="string" calcext:value-type="string">
            <text:p>test_img_0180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1.jpg</text:p>
          </table:table-cell>
          <table:table-cell office:value-type="string" calcext:value-type="string">
            <text:p>test_img_0271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37_ann.mat</text:p>
          </table:table-cell>
          <table:table-cell table:style-name="ce7" office:value-type="string" calcext:value-type="string">
            <text:p>train_img_023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83_ann.mat</text:p>
          </table:table-cell>
          <table:table-cell office:value-type="string" calcext:value-type="string">
            <text:p>test_img_0183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2.jpg</text:p>
          </table:table-cell>
          <table:table-cell office:value-type="string" calcext:value-type="string">
            <text:p>test_img_0272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44_ann.mat</text:p>
          </table:table-cell>
          <table:table-cell table:style-name="ce7" office:value-type="string" calcext:value-type="string">
            <text:p>train_img_0244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184_ann.mat</text:p>
          </table:table-cell>
          <table:table-cell office:value-type="string" calcext:value-type="string">
            <text:p>test_img_0184_ann.mat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5.jpg</text:p>
          </table:table-cell>
          <table:table-cell office:value-type="string" calcext:value-type="string">
            <text:p>test_img_0325.jp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45_ann.mat</text:p>
          </table:table-cell>
          <table:table-cell table:style-name="ce7" office:value-type="string" calcext:value-type="string">
            <text:p>train_img_024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06_ann.mat</text:p>
          </table:table-cell>
          <table:table-cell office:value-type="string" calcext:value-type="string">
            <text:p>test_img_020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49_ann.mat</text:p>
          </table:table-cell>
          <table:table-cell table:style-name="ce7" office:value-type="string" calcext:value-type="string">
            <text:p>train_img_0249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15_ann.mat</text:p>
          </table:table-cell>
          <table:table-cell office:value-type="string" calcext:value-type="string">
            <text:p>test_img_021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54_ann.mat</text:p>
          </table:table-cell>
          <table:table-cell table:style-name="ce7" office:value-type="string" calcext:value-type="string">
            <text:p>train_img_0254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17_ann.mat</text:p>
          </table:table-cell>
          <table:table-cell office:value-type="string" calcext:value-type="string">
            <text:p>test_img_0217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55_ann.mat</text:p>
          </table:table-cell>
          <table:table-cell table:style-name="ce7" office:value-type="string" calcext:value-type="string">
            <text:p>train_img_025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0_ann.mat</text:p>
          </table:table-cell>
          <table:table-cell office:value-type="string" calcext:value-type="string">
            <text:p>test_img_0220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58_ann.mat</text:p>
          </table:table-cell>
          <table:table-cell table:style-name="ce7" office:value-type="string" calcext:value-type="string">
            <text:p>train_img_025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1_ann.mat</text:p>
          </table:table-cell>
          <table:table-cell office:value-type="string" calcext:value-type="string">
            <text:p>test_img_0221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81_ann.mat</text:p>
          </table:table-cell>
          <table:table-cell table:style-name="ce7" office:value-type="string" calcext:value-type="string">
            <text:p>train_img_028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2_ann.mat</text:p>
          </table:table-cell>
          <table:table-cell office:value-type="string" calcext:value-type="string">
            <text:p>test_img_0222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85_ann.mat</text:p>
          </table:table-cell>
          <table:table-cell table:style-name="ce7" office:value-type="string" calcext:value-type="string">
            <text:p>train_img_028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3_ann.mat</text:p>
          </table:table-cell>
          <table:table-cell office:value-type="string" calcext:value-type="string">
            <text:p>test_img_0223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86_ann.mat</text:p>
          </table:table-cell>
          <table:table-cell table:style-name="ce7" office:value-type="string" calcext:value-type="string">
            <text:p>train_img_028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5_ann.mat</text:p>
          </table:table-cell>
          <table:table-cell office:value-type="string" calcext:value-type="string">
            <text:p>test_img_022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87_ann.mat</text:p>
          </table:table-cell>
          <table:table-cell table:style-name="ce7" office:value-type="string" calcext:value-type="string">
            <text:p>train_img_028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26_ann.mat</text:p>
          </table:table-cell>
          <table:table-cell office:value-type="string" calcext:value-type="string">
            <text:p>test_img_022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94_ann.mat</text:p>
          </table:table-cell>
          <table:table-cell table:style-name="ce7" office:value-type="string" calcext:value-type="string">
            <text:p>train_img_0294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30_ann.mat</text:p>
          </table:table-cell>
          <table:table-cell office:value-type="string" calcext:value-type="string">
            <text:p>test_img_0230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298_ann.mat</text:p>
          </table:table-cell>
          <table:table-cell table:style-name="ce7" office:value-type="string" calcext:value-type="string">
            <text:p>train_img_029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46_ann.mat</text:p>
          </table:table-cell>
          <table:table-cell office:value-type="string" calcext:value-type="string">
            <text:p>test_img_024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00_ann.mat</text:p>
          </table:table-cell>
          <table:table-cell table:style-name="ce7" office:value-type="string" calcext:value-type="string">
            <text:p>train_img_030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55_ann.mat</text:p>
          </table:table-cell>
          <table:table-cell office:value-type="string" calcext:value-type="string">
            <text:p>test_img_025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11_ann.mat</text:p>
          </table:table-cell>
          <table:table-cell table:style-name="ce7" office:value-type="string" calcext:value-type="string">
            <text:p>train_img_031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56_ann.mat</text:p>
          </table:table-cell>
          <table:table-cell office:value-type="string" calcext:value-type="string">
            <text:p>test_img_025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13_ann.mat</text:p>
          </table:table-cell>
          <table:table-cell table:style-name="ce7" office:value-type="string" calcext:value-type="string">
            <text:p>train_img_031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57_ann.mat</text:p>
          </table:table-cell>
          <table:table-cell office:value-type="string" calcext:value-type="string">
            <text:p>test_img_0257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16_ann.mat</text:p>
          </table:table-cell>
          <table:table-cell table:style-name="ce7" office:value-type="string" calcext:value-type="string">
            <text:p>train_img_031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60_ann.mat</text:p>
          </table:table-cell>
          <table:table-cell office:value-type="string" calcext:value-type="string">
            <text:p>test_img_0260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26_ann.mat</text:p>
          </table:table-cell>
          <table:table-cell table:style-name="ce7" office:value-type="string" calcext:value-type="string">
            <text:p>train_img_032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66_ann.mat</text:p>
          </table:table-cell>
          <table:table-cell office:value-type="string" calcext:value-type="string">
            <text:p>test_img_026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27_ann.mat</text:p>
          </table:table-cell>
          <table:table-cell table:style-name="ce7" office:value-type="string" calcext:value-type="string">
            <text:p>train_img_032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67_ann.mat</text:p>
          </table:table-cell>
          <table:table-cell office:value-type="string" calcext:value-type="string">
            <text:p>test_img_0267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0_ann.mat</text:p>
          </table:table-cell>
          <table:table-cell table:style-name="ce7" office:value-type="string" calcext:value-type="string">
            <text:p>train_img_033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68_ann.mat</text:p>
          </table:table-cell>
          <table:table-cell office:value-type="string" calcext:value-type="string">
            <text:p>test_img_0268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1_ann.mat</text:p>
          </table:table-cell>
          <table:table-cell table:style-name="ce7" office:value-type="string" calcext:value-type="string">
            <text:p>train_img_033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69_ann.mat</text:p>
          </table:table-cell>
          <table:table-cell office:value-type="string" calcext:value-type="string">
            <text:p>test_img_0269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2_ann.mat</text:p>
          </table:table-cell>
          <table:table-cell table:style-name="ce7" office:value-type="string" calcext:value-type="string">
            <text:p>train_img_0332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72_ann.mat</text:p>
          </table:table-cell>
          <table:table-cell office:value-type="string" calcext:value-type="string">
            <text:p>test_img_0272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3_ann.mat</text:p>
          </table:table-cell>
          <table:table-cell table:style-name="ce7" office:value-type="string" calcext:value-type="string">
            <text:p>train_img_033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75_ann.mat</text:p>
          </table:table-cell>
          <table:table-cell office:value-type="string" calcext:value-type="string">
            <text:p>test_img_027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6_ann.mat</text:p>
          </table:table-cell>
          <table:table-cell table:style-name="ce7" office:value-type="string" calcext:value-type="string">
            <text:p>train_img_033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93_ann.mat</text:p>
          </table:table-cell>
          <table:table-cell office:value-type="string" calcext:value-type="string">
            <text:p>test_img_0293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8_ann.mat</text:p>
          </table:table-cell>
          <table:table-cell table:style-name="ce7" office:value-type="string" calcext:value-type="string">
            <text:p>train_img_0338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95_ann.mat</text:p>
          </table:table-cell>
          <table:table-cell office:value-type="string" calcext:value-type="string">
            <text:p>test_img_029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39_ann.mat</text:p>
          </table:table-cell>
          <table:table-cell table:style-name="ce7" office:value-type="string" calcext:value-type="string">
            <text:p>train_img_0339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296_ann.mat</text:p>
          </table:table-cell>
          <table:table-cell office:value-type="string" calcext:value-type="string">
            <text:p>test_img_029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0_ann.mat</text:p>
          </table:table-cell>
          <table:table-cell table:style-name="ce7" office:value-type="string" calcext:value-type="string">
            <text:p>train_img_034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03_ann.mat</text:p>
          </table:table-cell>
          <table:table-cell office:value-type="string" calcext:value-type="string">
            <text:p>test_img_0303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1_ann.mat</text:p>
          </table:table-cell>
          <table:table-cell table:style-name="ce7" office:value-type="string" calcext:value-type="string">
            <text:p>train_img_034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04_ann.mat</text:p>
          </table:table-cell>
          <table:table-cell office:value-type="string" calcext:value-type="string">
            <text:p>test_img_0304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2_ann.mat</text:p>
          </table:table-cell>
          <table:table-cell table:style-name="ce7" office:value-type="string" calcext:value-type="string">
            <text:p>train_img_0342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06_ann.mat</text:p>
          </table:table-cell>
          <table:table-cell office:value-type="string" calcext:value-type="string">
            <text:p>test_img_0306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3_ann.mat</text:p>
          </table:table-cell>
          <table:table-cell table:style-name="ce7" office:value-type="string" calcext:value-type="string">
            <text:p>train_img_034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07_ann.mat</text:p>
          </table:table-cell>
          <table:table-cell office:value-type="string" calcext:value-type="string">
            <text:p>test_img_0307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4_ann.mat</text:p>
          </table:table-cell>
          <table:table-cell table:style-name="ce7" office:value-type="string" calcext:value-type="string">
            <text:p>train_img_0344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08_ann.mat</text:p>
          </table:table-cell>
          <table:table-cell office:value-type="string" calcext:value-type="string">
            <text:p>test_img_0308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6_ann.mat</text:p>
          </table:table-cell>
          <table:table-cell table:style-name="ce7" office:value-type="string" calcext:value-type="string">
            <text:p>train_img_034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18_ann.mat</text:p>
          </table:table-cell>
          <table:table-cell office:value-type="string" calcext:value-type="string">
            <text:p>test_img_0318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7_ann.mat</text:p>
          </table:table-cell>
          <table:table-cell table:style-name="ce7" office:value-type="string" calcext:value-type="string">
            <text:p>train_img_0347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0_ann.mat</text:p>
          </table:table-cell>
          <table:table-cell office:value-type="string" calcext:value-type="string">
            <text:p>test_img_0320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49_ann.mat</text:p>
          </table:table-cell>
          <table:table-cell table:style-name="ce7" office:value-type="string" calcext:value-type="string">
            <text:p>train_img_0349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1_ann.mat</text:p>
          </table:table-cell>
          <table:table-cell office:value-type="string" calcext:value-type="string">
            <text:p>test_img_0321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50_ann.mat</text:p>
          </table:table-cell>
          <table:table-cell table:style-name="ce7" office:value-type="string" calcext:value-type="string">
            <text:p>train_img_0350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2_ann.mat</text:p>
          </table:table-cell>
          <table:table-cell office:value-type="string" calcext:value-type="string">
            <text:p>test_img_0322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51_ann.mat</text:p>
          </table:table-cell>
          <table:table-cell table:style-name="ce7" office:value-type="string" calcext:value-type="string">
            <text:p>train_img_035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3_ann.mat</text:p>
          </table:table-cell>
          <table:table-cell office:value-type="string" calcext:value-type="string">
            <text:p>test_img_0323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52_ann.mat</text:p>
          </table:table-cell>
          <table:table-cell table:style-name="ce7" office:value-type="string" calcext:value-type="string">
            <text:p>train_img_0352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5_ann.mat</text:p>
          </table:table-cell>
          <table:table-cell office:value-type="string" calcext:value-type="string">
            <text:p>test_img_0325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53_ann.mat</text:p>
          </table:table-cell>
          <table:table-cell table:style-name="ce7" office:value-type="string" calcext:value-type="string">
            <text:p>train_img_0353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27_ann.mat</text:p>
          </table:table-cell>
          <table:table-cell office:value-type="string" calcext:value-type="string">
            <text:p>test_img_0327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65_ann.mat</text:p>
          </table:table-cell>
          <table:table-cell table:style-name="ce7" office:value-type="string" calcext:value-type="string">
            <text:p>train_img_0365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30_ann.mat</text:p>
          </table:table-cell>
          <table:table-cell office:value-type="string" calcext:value-type="string">
            <text:p>test_img_0330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66_ann.mat</text:p>
          </table:table-cell>
          <table:table-cell table:style-name="ce7" office:value-type="string" calcext:value-type="string">
            <text:p>train_img_0366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31_ann.mat</text:p>
          </table:table-cell>
          <table:table-cell office:value-type="string" calcext:value-type="string">
            <text:p>test_img_0331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71_ann.mat</text:p>
          </table:table-cell>
          <table:table-cell table:style-name="ce7" office:value-type="string" calcext:value-type="string">
            <text:p>train_img_0371_ann.mat</text:p>
          </table:table-cell>
          <table:table-cell table:style-name="ce7"/>
          <table:table-cell table:style-name="ce7" office:value-type="string" calcext:value-type="string">
            <text:p>cp</text:p>
          </table:table-cell>
          <table:table-cell table:style-name="ce7" office:value-type="string" calcext:value-type="string">
            <text:p>Test/img_0334_ann.mat</text:p>
          </table:table-cell>
          <table:table-cell office:value-type="string" calcext:value-type="string">
            <text:p>test_img_0334_ann.ma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79_ann.mat</text:p>
          </table:table-cell>
          <table:table-cell table:style-name="ce7" office:value-type="string" calcext:value-type="string">
            <text:p>train_img_03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84_ann.mat</text:p>
          </table:table-cell>
          <table:table-cell table:style-name="ce7" office:value-type="string" calcext:value-type="string">
            <text:p>train_img_038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85_ann.mat</text:p>
          </table:table-cell>
          <table:table-cell table:style-name="ce7" office:value-type="string" calcext:value-type="string">
            <text:p>train_img_038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87_ann.mat</text:p>
          </table:table-cell>
          <table:table-cell table:style-name="ce7" office:value-type="string" calcext:value-type="string">
            <text:p>train_img_038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90_ann.mat</text:p>
          </table:table-cell>
          <table:table-cell table:style-name="ce7" office:value-type="string" calcext:value-type="string">
            <text:p>train_img_039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92_ann.mat</text:p>
          </table:table-cell>
          <table:table-cell table:style-name="ce7" office:value-type="string" calcext:value-type="string">
            <text:p>train_img_039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94_ann.mat</text:p>
          </table:table-cell>
          <table:table-cell table:style-name="ce7" office:value-type="string" calcext:value-type="string">
            <text:p>train_img_039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396_ann.mat</text:p>
          </table:table-cell>
          <table:table-cell table:style-name="ce7" office:value-type="string" calcext:value-type="string">
            <text:p>train_img_039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01_ann.mat</text:p>
          </table:table-cell>
          <table:table-cell table:style-name="ce7" office:value-type="string" calcext:value-type="string">
            <text:p>train_img_040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07_ann.mat</text:p>
          </table:table-cell>
          <table:table-cell table:style-name="ce7" office:value-type="string" calcext:value-type="string">
            <text:p>train_img_040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08_ann.mat</text:p>
          </table:table-cell>
          <table:table-cell table:style-name="ce7" office:value-type="string" calcext:value-type="string">
            <text:p>train_img_040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24_ann.mat</text:p>
          </table:table-cell>
          <table:table-cell table:style-name="ce7" office:value-type="string" calcext:value-type="string">
            <text:p>train_img_042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27_ann.mat</text:p>
          </table:table-cell>
          <table:table-cell table:style-name="ce7" office:value-type="string" calcext:value-type="string">
            <text:p>train_img_042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46_ann.mat</text:p>
          </table:table-cell>
          <table:table-cell table:style-name="ce7" office:value-type="string" calcext:value-type="string">
            <text:p>train_img_044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51_ann.mat</text:p>
          </table:table-cell>
          <table:table-cell table:style-name="ce7" office:value-type="string" calcext:value-type="string">
            <text:p>train_img_045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56_ann.mat</text:p>
          </table:table-cell>
          <table:table-cell table:style-name="ce7" office:value-type="string" calcext:value-type="string">
            <text:p>train_img_045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57_ann.mat</text:p>
          </table:table-cell>
          <table:table-cell table:style-name="ce7" office:value-type="string" calcext:value-type="string">
            <text:p>train_img_045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60_ann.mat</text:p>
          </table:table-cell>
          <table:table-cell table:style-name="ce7" office:value-type="string" calcext:value-type="string">
            <text:p>train_img_046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61_ann.mat</text:p>
          </table:table-cell>
          <table:table-cell table:style-name="ce7" office:value-type="string" calcext:value-type="string">
            <text:p>train_img_046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72_ann.mat</text:p>
          </table:table-cell>
          <table:table-cell table:style-name="ce7" office:value-type="string" calcext:value-type="string">
            <text:p>train_img_047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74_ann.mat</text:p>
          </table:table-cell>
          <table:table-cell table:style-name="ce7" office:value-type="string" calcext:value-type="string">
            <text:p>train_img_047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79_ann.mat</text:p>
          </table:table-cell>
          <table:table-cell table:style-name="ce7" office:value-type="string" calcext:value-type="string">
            <text:p>train_img_04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80_ann.mat</text:p>
          </table:table-cell>
          <table:table-cell table:style-name="ce7" office:value-type="string" calcext:value-type="string">
            <text:p>train_img_048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83_ann.mat</text:p>
          </table:table-cell>
          <table:table-cell table:style-name="ce7" office:value-type="string" calcext:value-type="string">
            <text:p>train_img_048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86_ann.mat</text:p>
          </table:table-cell>
          <table:table-cell table:style-name="ce7" office:value-type="string" calcext:value-type="string">
            <text:p>train_img_048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88_ann.mat</text:p>
          </table:table-cell>
          <table:table-cell table:style-name="ce7" office:value-type="string" calcext:value-type="string">
            <text:p>train_img_048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90_ann.mat</text:p>
          </table:table-cell>
          <table:table-cell table:style-name="ce7" office:value-type="string" calcext:value-type="string">
            <text:p>train_img_049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94_ann.mat</text:p>
          </table:table-cell>
          <table:table-cell table:style-name="ce7" office:value-type="string" calcext:value-type="string">
            <text:p>train_img_049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95_ann.mat</text:p>
          </table:table-cell>
          <table:table-cell table:style-name="ce7" office:value-type="string" calcext:value-type="string">
            <text:p>train_img_049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98_ann.mat</text:p>
          </table:table-cell>
          <table:table-cell table:style-name="ce7" office:value-type="string" calcext:value-type="string">
            <text:p>train_img_049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499_ann.mat</text:p>
          </table:table-cell>
          <table:table-cell table:style-name="ce7" office:value-type="string" calcext:value-type="string">
            <text:p>train_img_049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01_ann.mat</text:p>
          </table:table-cell>
          <table:table-cell table:style-name="ce7" office:value-type="string" calcext:value-type="string">
            <text:p>train_img_050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04_ann.mat</text:p>
          </table:table-cell>
          <table:table-cell table:style-name="ce7" office:value-type="string" calcext:value-type="string">
            <text:p>train_img_050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16_ann.mat</text:p>
          </table:table-cell>
          <table:table-cell table:style-name="ce7" office:value-type="string" calcext:value-type="string">
            <text:p>train_img_051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17_ann.mat</text:p>
          </table:table-cell>
          <table:table-cell table:style-name="ce7" office:value-type="string" calcext:value-type="string">
            <text:p>train_img_051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24_ann.mat</text:p>
          </table:table-cell>
          <table:table-cell table:style-name="ce7" office:value-type="string" calcext:value-type="string">
            <text:p>train_img_052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37_ann.mat</text:p>
          </table:table-cell>
          <table:table-cell table:style-name="ce7" office:value-type="string" calcext:value-type="string">
            <text:p>train_img_053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39_ann.mat</text:p>
          </table:table-cell>
          <table:table-cell table:style-name="ce7" office:value-type="string" calcext:value-type="string">
            <text:p>train_img_053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49_ann.mat</text:p>
          </table:table-cell>
          <table:table-cell table:style-name="ce7" office:value-type="string" calcext:value-type="string">
            <text:p>train_img_054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55_ann.mat</text:p>
          </table:table-cell>
          <table:table-cell table:style-name="ce7" office:value-type="string" calcext:value-type="string">
            <text:p>train_img_055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61_ann.mat</text:p>
          </table:table-cell>
          <table:table-cell table:style-name="ce7" office:value-type="string" calcext:value-type="string">
            <text:p>train_img_056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78_ann.mat</text:p>
          </table:table-cell>
          <table:table-cell table:style-name="ce7" office:value-type="string" calcext:value-type="string">
            <text:p>train_img_057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79_ann.mat</text:p>
          </table:table-cell>
          <table:table-cell table:style-name="ce7" office:value-type="string" calcext:value-type="string">
            <text:p>train_img_05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86_ann.mat</text:p>
          </table:table-cell>
          <table:table-cell table:style-name="ce7" office:value-type="string" calcext:value-type="string">
            <text:p>train_img_058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595_ann.mat</text:p>
          </table:table-cell>
          <table:table-cell table:style-name="ce7" office:value-type="string" calcext:value-type="string">
            <text:p>train_img_059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11_ann.mat</text:p>
          </table:table-cell>
          <table:table-cell table:style-name="ce7" office:value-type="string" calcext:value-type="string">
            <text:p>train_img_061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14_ann.mat</text:p>
          </table:table-cell>
          <table:table-cell table:style-name="ce7" office:value-type="string" calcext:value-type="string">
            <text:p>train_img_061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18_ann.mat</text:p>
          </table:table-cell>
          <table:table-cell table:style-name="ce7" office:value-type="string" calcext:value-type="string">
            <text:p>train_img_061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22_ann.mat</text:p>
          </table:table-cell>
          <table:table-cell table:style-name="ce7" office:value-type="string" calcext:value-type="string">
            <text:p>train_img_062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25_ann.mat</text:p>
          </table:table-cell>
          <table:table-cell table:style-name="ce7" office:value-type="string" calcext:value-type="string">
            <text:p>train_img_062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40_ann.mat</text:p>
          </table:table-cell>
          <table:table-cell table:style-name="ce7" office:value-type="string" calcext:value-type="string">
            <text:p>train_img_064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42_ann.mat</text:p>
          </table:table-cell>
          <table:table-cell table:style-name="ce7" office:value-type="string" calcext:value-type="string">
            <text:p>train_img_064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50_ann.mat</text:p>
          </table:table-cell>
          <table:table-cell table:style-name="ce7" office:value-type="string" calcext:value-type="string">
            <text:p>train_img_065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51_ann.mat</text:p>
          </table:table-cell>
          <table:table-cell table:style-name="ce7" office:value-type="string" calcext:value-type="string">
            <text:p>train_img_065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52_ann.mat</text:p>
          </table:table-cell>
          <table:table-cell table:style-name="ce7" office:value-type="string" calcext:value-type="string">
            <text:p>train_img_065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62_ann.mat</text:p>
          </table:table-cell>
          <table:table-cell table:style-name="ce7" office:value-type="string" calcext:value-type="string">
            <text:p>train_img_066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67_ann.mat</text:p>
          </table:table-cell>
          <table:table-cell table:style-name="ce7" office:value-type="string" calcext:value-type="string">
            <text:p>train_img_066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77_ann.mat</text:p>
          </table:table-cell>
          <table:table-cell table:style-name="ce7" office:value-type="string" calcext:value-type="string">
            <text:p>train_img_067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78_ann.mat</text:p>
          </table:table-cell>
          <table:table-cell table:style-name="ce7" office:value-type="string" calcext:value-type="string">
            <text:p>train_img_067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79_ann.mat</text:p>
          </table:table-cell>
          <table:table-cell table:style-name="ce7" office:value-type="string" calcext:value-type="string">
            <text:p>train_img_06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80_ann.mat</text:p>
          </table:table-cell>
          <table:table-cell table:style-name="ce7" office:value-type="string" calcext:value-type="string">
            <text:p>train_img_068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81_ann.mat</text:p>
          </table:table-cell>
          <table:table-cell table:style-name="ce7" office:value-type="string" calcext:value-type="string">
            <text:p>train_img_068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85_ann.mat</text:p>
          </table:table-cell>
          <table:table-cell table:style-name="ce7" office:value-type="string" calcext:value-type="string">
            <text:p>train_img_068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86_ann.mat</text:p>
          </table:table-cell>
          <table:table-cell table:style-name="ce7" office:value-type="string" calcext:value-type="string">
            <text:p>train_img_068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89_ann.mat</text:p>
          </table:table-cell>
          <table:table-cell table:style-name="ce7" office:value-type="string" calcext:value-type="string">
            <text:p>train_img_068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693_ann.mat</text:p>
          </table:table-cell>
          <table:table-cell table:style-name="ce7" office:value-type="string" calcext:value-type="string">
            <text:p>train_img_069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01_ann.mat</text:p>
          </table:table-cell>
          <table:table-cell table:style-name="ce7" office:value-type="string" calcext:value-type="string">
            <text:p>train_img_070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03_ann.mat</text:p>
          </table:table-cell>
          <table:table-cell table:style-name="ce7" office:value-type="string" calcext:value-type="string">
            <text:p>train_img_070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27_ann.mat</text:p>
          </table:table-cell>
          <table:table-cell table:style-name="ce7" office:value-type="string" calcext:value-type="string">
            <text:p>train_img_072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34_ann.mat</text:p>
          </table:table-cell>
          <table:table-cell table:style-name="ce7" office:value-type="string" calcext:value-type="string">
            <text:p>train_img_073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37_ann.mat</text:p>
          </table:table-cell>
          <table:table-cell table:style-name="ce7" office:value-type="string" calcext:value-type="string">
            <text:p>train_img_073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38_ann.mat</text:p>
          </table:table-cell>
          <table:table-cell table:style-name="ce7" office:value-type="string" calcext:value-type="string">
            <text:p>train_img_073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39_ann.mat</text:p>
          </table:table-cell>
          <table:table-cell table:style-name="ce7" office:value-type="string" calcext:value-type="string">
            <text:p>train_img_073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49_ann.mat</text:p>
          </table:table-cell>
          <table:table-cell table:style-name="ce7" office:value-type="string" calcext:value-type="string">
            <text:p>train_img_074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62_ann.mat</text:p>
          </table:table-cell>
          <table:table-cell table:style-name="ce7" office:value-type="string" calcext:value-type="string">
            <text:p>train_img_076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67_ann.mat</text:p>
          </table:table-cell>
          <table:table-cell table:style-name="ce7" office:value-type="string" calcext:value-type="string">
            <text:p>train_img_076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74_ann.mat</text:p>
          </table:table-cell>
          <table:table-cell table:style-name="ce7" office:value-type="string" calcext:value-type="string">
            <text:p>train_img_077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79_ann.mat</text:p>
          </table:table-cell>
          <table:table-cell table:style-name="ce7" office:value-type="string" calcext:value-type="string">
            <text:p>train_img_07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97_ann.mat</text:p>
          </table:table-cell>
          <table:table-cell table:style-name="ce7" office:value-type="string" calcext:value-type="string">
            <text:p>train_img_079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799_ann.mat</text:p>
          </table:table-cell>
          <table:table-cell table:style-name="ce7" office:value-type="string" calcext:value-type="string">
            <text:p>train_img_079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05_ann.mat</text:p>
          </table:table-cell>
          <table:table-cell table:style-name="ce7" office:value-type="string" calcext:value-type="string">
            <text:p>train_img_080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07_ann.mat</text:p>
          </table:table-cell>
          <table:table-cell table:style-name="ce7" office:value-type="string" calcext:value-type="string">
            <text:p>train_img_080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26_ann.mat</text:p>
          </table:table-cell>
          <table:table-cell table:style-name="ce7" office:value-type="string" calcext:value-type="string">
            <text:p>train_img_082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28_ann.mat</text:p>
          </table:table-cell>
          <table:table-cell table:style-name="ce7" office:value-type="string" calcext:value-type="string">
            <text:p>train_img_082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37_ann.mat</text:p>
          </table:table-cell>
          <table:table-cell table:style-name="ce7" office:value-type="string" calcext:value-type="string">
            <text:p>train_img_083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38_ann.mat</text:p>
          </table:table-cell>
          <table:table-cell table:style-name="ce7" office:value-type="string" calcext:value-type="string">
            <text:p>train_img_083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44_ann.mat</text:p>
          </table:table-cell>
          <table:table-cell table:style-name="ce7" office:value-type="string" calcext:value-type="string">
            <text:p>train_img_084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55_ann.mat</text:p>
          </table:table-cell>
          <table:table-cell table:style-name="ce7" office:value-type="string" calcext:value-type="string">
            <text:p>train_img_085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56_ann.mat</text:p>
          </table:table-cell>
          <table:table-cell table:style-name="ce7" office:value-type="string" calcext:value-type="string">
            <text:p>train_img_085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57_ann.mat</text:p>
          </table:table-cell>
          <table:table-cell table:style-name="ce7" office:value-type="string" calcext:value-type="string">
            <text:p>train_img_085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62_ann.mat</text:p>
          </table:table-cell>
          <table:table-cell table:style-name="ce7" office:value-type="string" calcext:value-type="string">
            <text:p>train_img_086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76_ann.mat</text:p>
          </table:table-cell>
          <table:table-cell table:style-name="ce7" office:value-type="string" calcext:value-type="string">
            <text:p>train_img_087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77_ann.mat</text:p>
          </table:table-cell>
          <table:table-cell table:style-name="ce7" office:value-type="string" calcext:value-type="string">
            <text:p>train_img_087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85_ann.mat</text:p>
          </table:table-cell>
          <table:table-cell table:style-name="ce7" office:value-type="string" calcext:value-type="string">
            <text:p>train_img_088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87_ann.mat</text:p>
          </table:table-cell>
          <table:table-cell table:style-name="ce7" office:value-type="string" calcext:value-type="string">
            <text:p>train_img_088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89_ann.mat</text:p>
          </table:table-cell>
          <table:table-cell table:style-name="ce7" office:value-type="string" calcext:value-type="string">
            <text:p>train_img_088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93_ann.mat</text:p>
          </table:table-cell>
          <table:table-cell table:style-name="ce7" office:value-type="string" calcext:value-type="string">
            <text:p>train_img_089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94_ann.mat</text:p>
          </table:table-cell>
          <table:table-cell table:style-name="ce7" office:value-type="string" calcext:value-type="string">
            <text:p>train_img_089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895_ann.mat</text:p>
          </table:table-cell>
          <table:table-cell table:style-name="ce7" office:value-type="string" calcext:value-type="string">
            <text:p>train_img_089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01_ann.mat</text:p>
          </table:table-cell>
          <table:table-cell table:style-name="ce7" office:value-type="string" calcext:value-type="string">
            <text:p>train_img_090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02_ann.mat</text:p>
          </table:table-cell>
          <table:table-cell table:style-name="ce7" office:value-type="string" calcext:value-type="string">
            <text:p>train_img_090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05_ann.mat</text:p>
          </table:table-cell>
          <table:table-cell table:style-name="ce7" office:value-type="string" calcext:value-type="string">
            <text:p>train_img_090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06_ann.mat</text:p>
          </table:table-cell>
          <table:table-cell table:style-name="ce7" office:value-type="string" calcext:value-type="string">
            <text:p>train_img_090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07_ann.mat</text:p>
          </table:table-cell>
          <table:table-cell table:style-name="ce7" office:value-type="string" calcext:value-type="string">
            <text:p>train_img_090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16_ann.mat</text:p>
          </table:table-cell>
          <table:table-cell table:style-name="ce7" office:value-type="string" calcext:value-type="string">
            <text:p>train_img_091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19_ann.mat</text:p>
          </table:table-cell>
          <table:table-cell table:style-name="ce7" office:value-type="string" calcext:value-type="string">
            <text:p>train_img_091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21_ann.mat</text:p>
          </table:table-cell>
          <table:table-cell table:style-name="ce7" office:value-type="string" calcext:value-type="string">
            <text:p>train_img_092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22_ann.mat</text:p>
          </table:table-cell>
          <table:table-cell table:style-name="ce7" office:value-type="string" calcext:value-type="string">
            <text:p>train_img_092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23_ann.mat</text:p>
          </table:table-cell>
          <table:table-cell table:style-name="ce7" office:value-type="string" calcext:value-type="string">
            <text:p>train_img_092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24_ann.mat</text:p>
          </table:table-cell>
          <table:table-cell table:style-name="ce7" office:value-type="string" calcext:value-type="string">
            <text:p>train_img_092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27_ann.mat</text:p>
          </table:table-cell>
          <table:table-cell table:style-name="ce7" office:value-type="string" calcext:value-type="string">
            <text:p>train_img_092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31_ann.mat</text:p>
          </table:table-cell>
          <table:table-cell table:style-name="ce7" office:value-type="string" calcext:value-type="string">
            <text:p>train_img_093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32_ann.mat</text:p>
          </table:table-cell>
          <table:table-cell table:style-name="ce7" office:value-type="string" calcext:value-type="string">
            <text:p>train_img_093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37_ann.mat</text:p>
          </table:table-cell>
          <table:table-cell table:style-name="ce7" office:value-type="string" calcext:value-type="string">
            <text:p>train_img_093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47_ann.mat</text:p>
          </table:table-cell>
          <table:table-cell table:style-name="ce7" office:value-type="string" calcext:value-type="string">
            <text:p>train_img_094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49_ann.mat</text:p>
          </table:table-cell>
          <table:table-cell table:style-name="ce7" office:value-type="string" calcext:value-type="string">
            <text:p>train_img_094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59_ann.mat</text:p>
          </table:table-cell>
          <table:table-cell table:style-name="ce7" office:value-type="string" calcext:value-type="string">
            <text:p>train_img_095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0999_ann.mat</text:p>
          </table:table-cell>
          <table:table-cell table:style-name="ce7" office:value-type="string" calcext:value-type="string">
            <text:p>train_img_099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00_ann.mat</text:p>
          </table:table-cell>
          <table:table-cell table:style-name="ce7" office:value-type="string" calcext:value-type="string">
            <text:p>train_img_100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30_ann.mat</text:p>
          </table:table-cell>
          <table:table-cell table:style-name="ce7" office:value-type="string" calcext:value-type="string">
            <text:p>train_img_103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37_ann.mat</text:p>
          </table:table-cell>
          <table:table-cell table:style-name="ce7" office:value-type="string" calcext:value-type="string">
            <text:p>train_img_103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38_ann.mat</text:p>
          </table:table-cell>
          <table:table-cell table:style-name="ce7" office:value-type="string" calcext:value-type="string">
            <text:p>train_img_103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39_ann.mat</text:p>
          </table:table-cell>
          <table:table-cell table:style-name="ce7" office:value-type="string" calcext:value-type="string">
            <text:p>train_img_103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42_ann.mat</text:p>
          </table:table-cell>
          <table:table-cell table:style-name="ce7" office:value-type="string" calcext:value-type="string">
            <text:p>train_img_104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43_ann.mat</text:p>
          </table:table-cell>
          <table:table-cell table:style-name="ce7" office:value-type="string" calcext:value-type="string">
            <text:p>train_img_104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44_ann.mat</text:p>
          </table:table-cell>
          <table:table-cell table:style-name="ce7" office:value-type="string" calcext:value-type="string">
            <text:p>train_img_104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53_ann.mat</text:p>
          </table:table-cell>
          <table:table-cell table:style-name="ce7" office:value-type="string" calcext:value-type="string">
            <text:p>train_img_105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54_ann.mat</text:p>
          </table:table-cell>
          <table:table-cell table:style-name="ce7" office:value-type="string" calcext:value-type="string">
            <text:p>train_img_105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56_ann.mat</text:p>
          </table:table-cell>
          <table:table-cell table:style-name="ce7" office:value-type="string" calcext:value-type="string">
            <text:p>train_img_105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57_ann.mat</text:p>
          </table:table-cell>
          <table:table-cell table:style-name="ce7" office:value-type="string" calcext:value-type="string">
            <text:p>train_img_105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59_ann.mat</text:p>
          </table:table-cell>
          <table:table-cell table:style-name="ce7" office:value-type="string" calcext:value-type="string">
            <text:p>train_img_105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0_ann.mat</text:p>
          </table:table-cell>
          <table:table-cell table:style-name="ce7" office:value-type="string" calcext:value-type="string">
            <text:p>train_img_106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1_ann.mat</text:p>
          </table:table-cell>
          <table:table-cell table:style-name="ce7" office:value-type="string" calcext:value-type="string">
            <text:p>train_img_106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2_ann.mat</text:p>
          </table:table-cell>
          <table:table-cell table:style-name="ce7" office:value-type="string" calcext:value-type="string">
            <text:p>train_img_106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3_ann.mat</text:p>
          </table:table-cell>
          <table:table-cell table:style-name="ce7" office:value-type="string" calcext:value-type="string">
            <text:p>train_img_106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4_ann.mat</text:p>
          </table:table-cell>
          <table:table-cell table:style-name="ce7" office:value-type="string" calcext:value-type="string">
            <text:p>train_img_106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5_ann.mat</text:p>
          </table:table-cell>
          <table:table-cell table:style-name="ce7" office:value-type="string" calcext:value-type="string">
            <text:p>train_img_106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6_ann.mat</text:p>
          </table:table-cell>
          <table:table-cell table:style-name="ce7" office:value-type="string" calcext:value-type="string">
            <text:p>train_img_106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7_ann.mat</text:p>
          </table:table-cell>
          <table:table-cell table:style-name="ce7" office:value-type="string" calcext:value-type="string">
            <text:p>train_img_106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68_ann.mat</text:p>
          </table:table-cell>
          <table:table-cell table:style-name="ce7" office:value-type="string" calcext:value-type="string">
            <text:p>train_img_106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0_ann.mat</text:p>
          </table:table-cell>
          <table:table-cell table:style-name="ce7" office:value-type="string" calcext:value-type="string">
            <text:p>train_img_107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2_ann.mat</text:p>
          </table:table-cell>
          <table:table-cell table:style-name="ce7" office:value-type="string" calcext:value-type="string">
            <text:p>train_img_107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3_ann.mat</text:p>
          </table:table-cell>
          <table:table-cell table:style-name="ce7" office:value-type="string" calcext:value-type="string">
            <text:p>train_img_107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4_ann.mat</text:p>
          </table:table-cell>
          <table:table-cell table:style-name="ce7" office:value-type="string" calcext:value-type="string">
            <text:p>train_img_107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5_ann.mat</text:p>
          </table:table-cell>
          <table:table-cell table:style-name="ce7" office:value-type="string" calcext:value-type="string">
            <text:p>train_img_107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77_ann.mat</text:p>
          </table:table-cell>
          <table:table-cell table:style-name="ce7" office:value-type="string" calcext:value-type="string">
            <text:p>train_img_107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0_ann.mat</text:p>
          </table:table-cell>
          <table:table-cell table:style-name="ce7" office:value-type="string" calcext:value-type="string">
            <text:p>train_img_108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2_ann.mat</text:p>
          </table:table-cell>
          <table:table-cell table:style-name="ce7" office:value-type="string" calcext:value-type="string">
            <text:p>train_img_108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3_ann.mat</text:p>
          </table:table-cell>
          <table:table-cell table:style-name="ce7" office:value-type="string" calcext:value-type="string">
            <text:p>train_img_108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4_ann.mat</text:p>
          </table:table-cell>
          <table:table-cell table:style-name="ce7" office:value-type="string" calcext:value-type="string">
            <text:p>train_img_108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5_ann.mat</text:p>
          </table:table-cell>
          <table:table-cell table:style-name="ce7" office:value-type="string" calcext:value-type="string">
            <text:p>train_img_108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88_ann.mat</text:p>
          </table:table-cell>
          <table:table-cell table:style-name="ce7" office:value-type="string" calcext:value-type="string">
            <text:p>train_img_108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91_ann.mat</text:p>
          </table:table-cell>
          <table:table-cell table:style-name="ce7" office:value-type="string" calcext:value-type="string">
            <text:p>train_img_109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93_ann.mat</text:p>
          </table:table-cell>
          <table:table-cell table:style-name="ce7" office:value-type="string" calcext:value-type="string">
            <text:p>train_img_109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94_ann.mat</text:p>
          </table:table-cell>
          <table:table-cell table:style-name="ce7" office:value-type="string" calcext:value-type="string">
            <text:p>train_img_109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95_ann.mat</text:p>
          </table:table-cell>
          <table:table-cell table:style-name="ce7" office:value-type="string" calcext:value-type="string">
            <text:p>train_img_109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099_ann.mat</text:p>
          </table:table-cell>
          <table:table-cell table:style-name="ce7" office:value-type="string" calcext:value-type="string">
            <text:p>train_img_109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00_ann.mat</text:p>
          </table:table-cell>
          <table:table-cell table:style-name="ce7" office:value-type="string" calcext:value-type="string">
            <text:p>train_img_110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06_ann.mat</text:p>
          </table:table-cell>
          <table:table-cell table:style-name="ce7" office:value-type="string" calcext:value-type="string">
            <text:p>train_img_110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09_ann.mat</text:p>
          </table:table-cell>
          <table:table-cell table:style-name="ce7" office:value-type="string" calcext:value-type="string">
            <text:p>train_img_110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10_ann.mat</text:p>
          </table:table-cell>
          <table:table-cell table:style-name="ce7" office:value-type="string" calcext:value-type="string">
            <text:p>train_img_111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21_ann.mat</text:p>
          </table:table-cell>
          <table:table-cell table:style-name="ce7" office:value-type="string" calcext:value-type="string">
            <text:p>train_img_112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22_ann.mat</text:p>
          </table:table-cell>
          <table:table-cell table:style-name="ce7" office:value-type="string" calcext:value-type="string">
            <text:p>train_img_112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26_ann.mat</text:p>
          </table:table-cell>
          <table:table-cell table:style-name="ce7" office:value-type="string" calcext:value-type="string">
            <text:p>train_img_112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40_ann.mat</text:p>
          </table:table-cell>
          <table:table-cell table:style-name="ce7" office:value-type="string" calcext:value-type="string">
            <text:p>train_img_114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44_ann.mat</text:p>
          </table:table-cell>
          <table:table-cell table:style-name="ce7" office:value-type="string" calcext:value-type="string">
            <text:p>train_img_114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49_ann.mat</text:p>
          </table:table-cell>
          <table:table-cell table:style-name="ce7" office:value-type="string" calcext:value-type="string">
            <text:p>train_img_114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51_ann.mat</text:p>
          </table:table-cell>
          <table:table-cell table:style-name="ce7" office:value-type="string" calcext:value-type="string">
            <text:p>train_img_1151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52_ann.mat</text:p>
          </table:table-cell>
          <table:table-cell table:style-name="ce7" office:value-type="string" calcext:value-type="string">
            <text:p>train_img_115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55_ann.mat</text:p>
          </table:table-cell>
          <table:table-cell table:style-name="ce7" office:value-type="string" calcext:value-type="string">
            <text:p>train_img_115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58_ann.mat</text:p>
          </table:table-cell>
          <table:table-cell table:style-name="ce7" office:value-type="string" calcext:value-type="string">
            <text:p>train_img_115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67_ann.mat</text:p>
          </table:table-cell>
          <table:table-cell table:style-name="ce7" office:value-type="string" calcext:value-type="string">
            <text:p>train_img_116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69_ann.mat</text:p>
          </table:table-cell>
          <table:table-cell table:style-name="ce7" office:value-type="string" calcext:value-type="string">
            <text:p>train_img_116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70_ann.mat</text:p>
          </table:table-cell>
          <table:table-cell table:style-name="ce7" office:value-type="string" calcext:value-type="string">
            <text:p>train_img_117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79_ann.mat</text:p>
          </table:table-cell>
          <table:table-cell table:style-name="ce7" office:value-type="string" calcext:value-type="string">
            <text:p>train_img_117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86_ann.mat</text:p>
          </table:table-cell>
          <table:table-cell table:style-name="ce7" office:value-type="string" calcext:value-type="string">
            <text:p>train_img_118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88_ann.mat</text:p>
          </table:table-cell>
          <table:table-cell table:style-name="ce7" office:value-type="string" calcext:value-type="string">
            <text:p>train_img_118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0_ann.mat</text:p>
          </table:table-cell>
          <table:table-cell table:style-name="ce7" office:value-type="string" calcext:value-type="string">
            <text:p>train_img_119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2_ann.mat</text:p>
          </table:table-cell>
          <table:table-cell table:style-name="ce7" office:value-type="string" calcext:value-type="string">
            <text:p>train_img_1192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3_ann.mat</text:p>
          </table:table-cell>
          <table:table-cell table:style-name="ce7" office:value-type="string" calcext:value-type="string">
            <text:p>train_img_1193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4_ann.mat</text:p>
          </table:table-cell>
          <table:table-cell table:style-name="ce7" office:value-type="string" calcext:value-type="string">
            <text:p>train_img_1194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5_ann.mat</text:p>
          </table:table-cell>
          <table:table-cell table:style-name="ce7" office:value-type="string" calcext:value-type="string">
            <text:p>train_img_1195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6_ann.mat</text:p>
          </table:table-cell>
          <table:table-cell table:style-name="ce7" office:value-type="string" calcext:value-type="string">
            <text:p>train_img_1196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7_ann.mat</text:p>
          </table:table-cell>
          <table:table-cell table:style-name="ce7" office:value-type="string" calcext:value-type="string">
            <text:p>train_img_1197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8_ann.mat</text:p>
          </table:table-cell>
          <table:table-cell table:style-name="ce7" office:value-type="string" calcext:value-type="string">
            <text:p>train_img_1198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199_ann.mat</text:p>
          </table:table-cell>
          <table:table-cell table:style-name="ce7" office:value-type="string" calcext:value-type="string">
            <text:p>train_img_1199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200_ann.mat</text:p>
          </table:table-cell>
          <table:table-cell table:style-name="ce7" office:value-type="string" calcext:value-type="string">
            <text:p>train_img_1200_ann.mat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table:style-name="ce7" office:value-type="string" calcext:value-type="string">
            <text:p>Train/img_1201_ann.mat</text:p>
          </table:table-cell>
          <table:table-cell table:style-name="ce7" office:value-type="string" calcext:value-type="string">
            <text:p>train_img_1201_ann.mat</text:p>
          </table:table-cell>
          <table:table-cell table:style-name="ce7" table:number-columns-repeated="2"/>
          <table:table-cell table:number-columns-repeated="1019"/>
        </table:table-row>
        <table:table-row table:style-name="ro2" table:number-rows-repeated="68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2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number-columns-repeated="2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_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/img_00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1.jpg</text:p>
          </table:table-cell>
          <table:table-cell office:value-type="string" calcext:value-type="string">
            <text:p>train_img_00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1.jpg</text:p>
          </table:table-cell>
          <table:table-cell office:value-type="string" calcext:value-type="string">
            <text:p>test_img_0001.jpg</text:p>
          </table:table-cell>
        </table:table-row>
        <table:table-row table:style-name="ro1">
          <table:table-cell office:value-type="string" calcext:value-type="string">
            <text:p>Test/img_00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2.jpg</text:p>
          </table:table-cell>
          <table:table-cell office:value-type="string" calcext:value-type="string">
            <text:p>train_img_00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2.jpg</text:p>
          </table:table-cell>
          <table:table-cell office:value-type="string" calcext:value-type="string">
            <text:p>test_img_0002.jpg</text:p>
          </table:table-cell>
        </table:table-row>
        <table:table-row table:style-name="ro1">
          <table:table-cell office:value-type="string" calcext:value-type="string">
            <text:p>Test/img_00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3.jpg</text:p>
          </table:table-cell>
          <table:table-cell office:value-type="string" calcext:value-type="string">
            <text:p>train_img_00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3.jpg</text:p>
          </table:table-cell>
          <table:table-cell office:value-type="string" calcext:value-type="string">
            <text:p>test_img_0003.jpg</text:p>
          </table:table-cell>
        </table:table-row>
        <table:table-row table:style-name="ro1">
          <table:table-cell office:value-type="string" calcext:value-type="string">
            <text:p>Test/img_00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4.jpg</text:p>
          </table:table-cell>
          <table:table-cell office:value-type="string" calcext:value-type="string">
            <text:p>train_img_00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4.jpg</text:p>
          </table:table-cell>
          <table:table-cell office:value-type="string" calcext:value-type="string">
            <text:p>test_img_0004.jpg</text:p>
          </table:table-cell>
        </table:table-row>
        <table:table-row table:style-name="ro1">
          <table:table-cell office:value-type="string" calcext:value-type="string">
            <text:p>Test/img_00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5.jpg</text:p>
          </table:table-cell>
          <table:table-cell office:value-type="string" calcext:value-type="string">
            <text:p>train_img_00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5.jpg</text:p>
          </table:table-cell>
          <table:table-cell office:value-type="string" calcext:value-type="string">
            <text:p>test_img_0005.jpg</text:p>
          </table:table-cell>
        </table:table-row>
        <table:table-row table:style-name="ro1">
          <table:table-cell office:value-type="string" calcext:value-type="string">
            <text:p>Test/img_00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6.jpg</text:p>
          </table:table-cell>
          <table:table-cell office:value-type="string" calcext:value-type="string">
            <text:p>train_img_00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6.jpg</text:p>
          </table:table-cell>
          <table:table-cell office:value-type="string" calcext:value-type="string">
            <text:p>test_img_0006.jpg</text:p>
          </table:table-cell>
        </table:table-row>
        <table:table-row table:style-name="ro1">
          <table:table-cell office:value-type="string" calcext:value-type="string">
            <text:p>Test/img_00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7.jpg</text:p>
          </table:table-cell>
          <table:table-cell office:value-type="string" calcext:value-type="string">
            <text:p>train_img_00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7.jpg</text:p>
          </table:table-cell>
          <table:table-cell office:value-type="string" calcext:value-type="string">
            <text:p>test_img_0007.jpg</text:p>
          </table:table-cell>
        </table:table-row>
        <table:table-row table:style-name="ro1">
          <table:table-cell office:value-type="string" calcext:value-type="string">
            <text:p>Test/img_00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8.jpg</text:p>
          </table:table-cell>
          <table:table-cell office:value-type="string" calcext:value-type="string">
            <text:p>train_img_00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8.jpg</text:p>
          </table:table-cell>
          <table:table-cell office:value-type="string" calcext:value-type="string">
            <text:p>test_img_0008.jpg</text:p>
          </table:table-cell>
        </table:table-row>
        <table:table-row table:style-name="ro1">
          <table:table-cell office:value-type="string" calcext:value-type="string">
            <text:p>Test/img_00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09.jpg</text:p>
          </table:table-cell>
          <table:table-cell office:value-type="string" calcext:value-type="string">
            <text:p>train_img_00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09.jpg</text:p>
          </table:table-cell>
          <table:table-cell office:value-type="string" calcext:value-type="string">
            <text:p>test_img_0009.jpg</text:p>
          </table:table-cell>
        </table:table-row>
        <table:table-row table:style-name="ro1">
          <table:table-cell office:value-type="string" calcext:value-type="string">
            <text:p>Test/img_00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0.jpg</text:p>
          </table:table-cell>
          <table:table-cell office:value-type="string" calcext:value-type="string">
            <text:p>train_img_00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0.jpg</text:p>
          </table:table-cell>
          <table:table-cell office:value-type="string" calcext:value-type="string">
            <text:p>test_img_0010.jpg</text:p>
          </table:table-cell>
        </table:table-row>
        <table:table-row table:style-name="ro1">
          <table:table-cell office:value-type="string" calcext:value-type="string">
            <text:p>Test/img_00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1.jpg</text:p>
          </table:table-cell>
          <table:table-cell office:value-type="string" calcext:value-type="string">
            <text:p>train_img_00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1.jpg</text:p>
          </table:table-cell>
          <table:table-cell office:value-type="string" calcext:value-type="string">
            <text:p>test_img_0011.jpg</text:p>
          </table:table-cell>
        </table:table-row>
        <table:table-row table:style-name="ro1">
          <table:table-cell office:value-type="string" calcext:value-type="string">
            <text:p>Test/img_00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2.jpg</text:p>
          </table:table-cell>
          <table:table-cell office:value-type="string" calcext:value-type="string">
            <text:p>train_img_00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2.jpg</text:p>
          </table:table-cell>
          <table:table-cell office:value-type="string" calcext:value-type="string">
            <text:p>test_img_0012.jpg</text:p>
          </table:table-cell>
        </table:table-row>
        <table:table-row table:style-name="ro1">
          <table:table-cell office:value-type="string" calcext:value-type="string">
            <text:p>Test/img_00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3.jpg</text:p>
          </table:table-cell>
          <table:table-cell office:value-type="string" calcext:value-type="string">
            <text:p>train_img_00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3.jpg</text:p>
          </table:table-cell>
          <table:table-cell office:value-type="string" calcext:value-type="string">
            <text:p>test_img_0013.jpg</text:p>
          </table:table-cell>
        </table:table-row>
        <table:table-row table:style-name="ro1">
          <table:table-cell office:value-type="string" calcext:value-type="string">
            <text:p>Test/img_00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4.jpg</text:p>
          </table:table-cell>
          <table:table-cell office:value-type="string" calcext:value-type="string">
            <text:p>train_img_00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4.jpg</text:p>
          </table:table-cell>
          <table:table-cell office:value-type="string" calcext:value-type="string">
            <text:p>test_img_0014.jpg</text:p>
          </table:table-cell>
        </table:table-row>
        <table:table-row table:style-name="ro1">
          <table:table-cell office:value-type="string" calcext:value-type="string">
            <text:p>Test/img_00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5.jpg</text:p>
          </table:table-cell>
          <table:table-cell office:value-type="string" calcext:value-type="string">
            <text:p>train_img_00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5.jpg</text:p>
          </table:table-cell>
          <table:table-cell office:value-type="string" calcext:value-type="string">
            <text:p>test_img_0015.jpg</text:p>
          </table:table-cell>
        </table:table-row>
        <table:table-row table:style-name="ro1">
          <table:table-cell office:value-type="string" calcext:value-type="string">
            <text:p>Test/img_00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6.jpg</text:p>
          </table:table-cell>
          <table:table-cell office:value-type="string" calcext:value-type="string">
            <text:p>train_img_00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6.jpg</text:p>
          </table:table-cell>
          <table:table-cell office:value-type="string" calcext:value-type="string">
            <text:p>test_img_0016.jpg</text:p>
          </table:table-cell>
        </table:table-row>
        <table:table-row table:style-name="ro1">
          <table:table-cell office:value-type="string" calcext:value-type="string">
            <text:p>Test/img_00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7.jpg</text:p>
          </table:table-cell>
          <table:table-cell office:value-type="string" calcext:value-type="string">
            <text:p>train_img_00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7.jpg</text:p>
          </table:table-cell>
          <table:table-cell office:value-type="string" calcext:value-type="string">
            <text:p>test_img_0017.jpg</text:p>
          </table:table-cell>
        </table:table-row>
        <table:table-row table:style-name="ro1">
          <table:table-cell office:value-type="string" calcext:value-type="string">
            <text:p>Test/img_00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8.jpg</text:p>
          </table:table-cell>
          <table:table-cell office:value-type="string" calcext:value-type="string">
            <text:p>train_img_00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8.jpg</text:p>
          </table:table-cell>
          <table:table-cell office:value-type="string" calcext:value-type="string">
            <text:p>test_img_0018.jpg</text:p>
          </table:table-cell>
        </table:table-row>
        <table:table-row table:style-name="ro1">
          <table:table-cell office:value-type="string" calcext:value-type="string">
            <text:p>Test/img_00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19.jpg</text:p>
          </table:table-cell>
          <table:table-cell office:value-type="string" calcext:value-type="string">
            <text:p>train_img_00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19.jpg</text:p>
          </table:table-cell>
          <table:table-cell office:value-type="string" calcext:value-type="string">
            <text:p>test_img_0019.jpg</text:p>
          </table:table-cell>
        </table:table-row>
        <table:table-row table:style-name="ro1">
          <table:table-cell office:value-type="string" calcext:value-type="string">
            <text:p>Test/img_00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0.jpg</text:p>
          </table:table-cell>
          <table:table-cell office:value-type="string" calcext:value-type="string">
            <text:p>train_img_00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0.jpg</text:p>
          </table:table-cell>
          <table:table-cell office:value-type="string" calcext:value-type="string">
            <text:p>test_img_0020.jpg</text:p>
          </table:table-cell>
        </table:table-row>
        <table:table-row table:style-name="ro1">
          <table:table-cell office:value-type="string" calcext:value-type="string">
            <text:p>Test/img_00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1.jpg</text:p>
          </table:table-cell>
          <table:table-cell office:value-type="string" calcext:value-type="string">
            <text:p>train_img_00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1.jpg</text:p>
          </table:table-cell>
          <table:table-cell office:value-type="string" calcext:value-type="string">
            <text:p>test_img_0021.jpg</text:p>
          </table:table-cell>
        </table:table-row>
        <table:table-row table:style-name="ro1">
          <table:table-cell office:value-type="string" calcext:value-type="string">
            <text:p>Test/img_00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2.jpg</text:p>
          </table:table-cell>
          <table:table-cell office:value-type="string" calcext:value-type="string">
            <text:p>train_img_00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2.jpg</text:p>
          </table:table-cell>
          <table:table-cell office:value-type="string" calcext:value-type="string">
            <text:p>test_img_0022.jpg</text:p>
          </table:table-cell>
        </table:table-row>
        <table:table-row table:style-name="ro1">
          <table:table-cell office:value-type="string" calcext:value-type="string">
            <text:p>Test/img_00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3.jpg</text:p>
          </table:table-cell>
          <table:table-cell office:value-type="string" calcext:value-type="string">
            <text:p>train_img_00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3.jpg</text:p>
          </table:table-cell>
          <table:table-cell office:value-type="string" calcext:value-type="string">
            <text:p>test_img_0023.jpg</text:p>
          </table:table-cell>
        </table:table-row>
        <table:table-row table:style-name="ro1">
          <table:table-cell office:value-type="string" calcext:value-type="string">
            <text:p>Test/img_00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4.jpg</text:p>
          </table:table-cell>
          <table:table-cell office:value-type="string" calcext:value-type="string">
            <text:p>train_img_00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4.jpg</text:p>
          </table:table-cell>
          <table:table-cell office:value-type="string" calcext:value-type="string">
            <text:p>test_img_0024.jpg</text:p>
          </table:table-cell>
        </table:table-row>
        <table:table-row table:style-name="ro1">
          <table:table-cell office:value-type="string" calcext:value-type="string">
            <text:p>Test/img_00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5.jpg</text:p>
          </table:table-cell>
          <table:table-cell office:value-type="string" calcext:value-type="string">
            <text:p>train_img_00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5.jpg</text:p>
          </table:table-cell>
          <table:table-cell office:value-type="string" calcext:value-type="string">
            <text:p>test_img_0025.jpg</text:p>
          </table:table-cell>
        </table:table-row>
        <table:table-row table:style-name="ro1">
          <table:table-cell office:value-type="string" calcext:value-type="string">
            <text:p>Test/img_00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6.jpg</text:p>
          </table:table-cell>
          <table:table-cell office:value-type="string" calcext:value-type="string">
            <text:p>train_img_00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6.jpg</text:p>
          </table:table-cell>
          <table:table-cell office:value-type="string" calcext:value-type="string">
            <text:p>test_img_0026.jpg</text:p>
          </table:table-cell>
        </table:table-row>
        <table:table-row table:style-name="ro1">
          <table:table-cell office:value-type="string" calcext:value-type="string">
            <text:p>Test/img_00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7.jpg</text:p>
          </table:table-cell>
          <table:table-cell office:value-type="string" calcext:value-type="string">
            <text:p>train_img_00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7.jpg</text:p>
          </table:table-cell>
          <table:table-cell office:value-type="string" calcext:value-type="string">
            <text:p>test_img_0027.jpg</text:p>
          </table:table-cell>
        </table:table-row>
        <table:table-row table:style-name="ro1">
          <table:table-cell office:value-type="string" calcext:value-type="string">
            <text:p>Test/img_00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8.jpg</text:p>
          </table:table-cell>
          <table:table-cell office:value-type="string" calcext:value-type="string">
            <text:p>train_img_00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8.jpg</text:p>
          </table:table-cell>
          <table:table-cell office:value-type="string" calcext:value-type="string">
            <text:p>test_img_0028.jpg</text:p>
          </table:table-cell>
        </table:table-row>
        <table:table-row table:style-name="ro1">
          <table:table-cell office:value-type="string" calcext:value-type="string">
            <text:p>Test/img_00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29.jpg</text:p>
          </table:table-cell>
          <table:table-cell office:value-type="string" calcext:value-type="string">
            <text:p>train_img_00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29.jpg</text:p>
          </table:table-cell>
          <table:table-cell office:value-type="string" calcext:value-type="string">
            <text:p>test_img_0029.jpg</text:p>
          </table:table-cell>
        </table:table-row>
        <table:table-row table:style-name="ro1">
          <table:table-cell office:value-type="string" calcext:value-type="string">
            <text:p>Test/img_00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0.jpg</text:p>
          </table:table-cell>
          <table:table-cell office:value-type="string" calcext:value-type="string">
            <text:p>train_img_00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0.jpg</text:p>
          </table:table-cell>
          <table:table-cell office:value-type="string" calcext:value-type="string">
            <text:p>test_img_0030.jpg</text:p>
          </table:table-cell>
        </table:table-row>
        <table:table-row table:style-name="ro1">
          <table:table-cell office:value-type="string" calcext:value-type="string">
            <text:p>Test/img_00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1.jpg</text:p>
          </table:table-cell>
          <table:table-cell office:value-type="string" calcext:value-type="string">
            <text:p>train_img_00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1.jpg</text:p>
          </table:table-cell>
          <table:table-cell office:value-type="string" calcext:value-type="string">
            <text:p>test_img_0031.jpg</text:p>
          </table:table-cell>
        </table:table-row>
        <table:table-row table:style-name="ro1">
          <table:table-cell office:value-type="string" calcext:value-type="string">
            <text:p>Test/img_00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2.jpg</text:p>
          </table:table-cell>
          <table:table-cell office:value-type="string" calcext:value-type="string">
            <text:p>train_img_00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2.jpg</text:p>
          </table:table-cell>
          <table:table-cell office:value-type="string" calcext:value-type="string">
            <text:p>test_img_0032.jpg</text:p>
          </table:table-cell>
        </table:table-row>
        <table:table-row table:style-name="ro1">
          <table:table-cell office:value-type="string" calcext:value-type="string">
            <text:p>Test/img_00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3.jpg</text:p>
          </table:table-cell>
          <table:table-cell office:value-type="string" calcext:value-type="string">
            <text:p>train_img_00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3.jpg</text:p>
          </table:table-cell>
          <table:table-cell office:value-type="string" calcext:value-type="string">
            <text:p>test_img_0033.jpg</text:p>
          </table:table-cell>
        </table:table-row>
        <table:table-row table:style-name="ro1">
          <table:table-cell office:value-type="string" calcext:value-type="string">
            <text:p>Test/img_00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4.jpg</text:p>
          </table:table-cell>
          <table:table-cell office:value-type="string" calcext:value-type="string">
            <text:p>train_img_00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4.jpg</text:p>
          </table:table-cell>
          <table:table-cell office:value-type="string" calcext:value-type="string">
            <text:p>test_img_0034.jpg</text:p>
          </table:table-cell>
        </table:table-row>
        <table:table-row table:style-name="ro1">
          <table:table-cell office:value-type="string" calcext:value-type="string">
            <text:p>Test/img_00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5.jpg</text:p>
          </table:table-cell>
          <table:table-cell office:value-type="string" calcext:value-type="string">
            <text:p>train_img_00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5.jpg</text:p>
          </table:table-cell>
          <table:table-cell office:value-type="string" calcext:value-type="string">
            <text:p>test_img_0035.jpg</text:p>
          </table:table-cell>
        </table:table-row>
        <table:table-row table:style-name="ro1">
          <table:table-cell office:value-type="string" calcext:value-type="string">
            <text:p>Test/img_00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6.jpg</text:p>
          </table:table-cell>
          <table:table-cell office:value-type="string" calcext:value-type="string">
            <text:p>train_img_00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6.jpg</text:p>
          </table:table-cell>
          <table:table-cell office:value-type="string" calcext:value-type="string">
            <text:p>test_img_0036.jpg</text:p>
          </table:table-cell>
        </table:table-row>
        <table:table-row table:style-name="ro1">
          <table:table-cell office:value-type="string" calcext:value-type="string">
            <text:p>Test/img_00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7.jpg</text:p>
          </table:table-cell>
          <table:table-cell office:value-type="string" calcext:value-type="string">
            <text:p>train_img_00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7.jpg</text:p>
          </table:table-cell>
          <table:table-cell office:value-type="string" calcext:value-type="string">
            <text:p>test_img_0037.jpg</text:p>
          </table:table-cell>
        </table:table-row>
        <table:table-row table:style-name="ro1">
          <table:table-cell office:value-type="string" calcext:value-type="string">
            <text:p>Test/img_00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8.jpg</text:p>
          </table:table-cell>
          <table:table-cell office:value-type="string" calcext:value-type="string">
            <text:p>train_img_00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8.jpg</text:p>
          </table:table-cell>
          <table:table-cell office:value-type="string" calcext:value-type="string">
            <text:p>test_img_0038.jpg</text:p>
          </table:table-cell>
        </table:table-row>
        <table:table-row table:style-name="ro1">
          <table:table-cell office:value-type="string" calcext:value-type="string">
            <text:p>Test/img_00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39.jpg</text:p>
          </table:table-cell>
          <table:table-cell office:value-type="string" calcext:value-type="string">
            <text:p>train_img_00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39.jpg</text:p>
          </table:table-cell>
          <table:table-cell office:value-type="string" calcext:value-type="string">
            <text:p>test_img_0039.jpg</text:p>
          </table:table-cell>
        </table:table-row>
        <table:table-row table:style-name="ro1">
          <table:table-cell office:value-type="string" calcext:value-type="string">
            <text:p>Test/img_00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0.jpg</text:p>
          </table:table-cell>
          <table:table-cell office:value-type="string" calcext:value-type="string">
            <text:p>train_img_00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0.jpg</text:p>
          </table:table-cell>
          <table:table-cell office:value-type="string" calcext:value-type="string">
            <text:p>test_img_0040.jpg</text:p>
          </table:table-cell>
        </table:table-row>
        <table:table-row table:style-name="ro1">
          <table:table-cell office:value-type="string" calcext:value-type="string">
            <text:p>Test/img_00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1.jpg</text:p>
          </table:table-cell>
          <table:table-cell office:value-type="string" calcext:value-type="string">
            <text:p>train_img_00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1.jpg</text:p>
          </table:table-cell>
          <table:table-cell office:value-type="string" calcext:value-type="string">
            <text:p>test_img_0041.jpg</text:p>
          </table:table-cell>
        </table:table-row>
        <table:table-row table:style-name="ro1">
          <table:table-cell office:value-type="string" calcext:value-type="string">
            <text:p>Test/img_00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2.jpg</text:p>
          </table:table-cell>
          <table:table-cell office:value-type="string" calcext:value-type="string">
            <text:p>train_img_00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2.jpg</text:p>
          </table:table-cell>
          <table:table-cell office:value-type="string" calcext:value-type="string">
            <text:p>test_img_0042.jpg</text:p>
          </table:table-cell>
        </table:table-row>
        <table:table-row table:style-name="ro1">
          <table:table-cell office:value-type="string" calcext:value-type="string">
            <text:p>Test/img_00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3.jpg</text:p>
          </table:table-cell>
          <table:table-cell office:value-type="string" calcext:value-type="string">
            <text:p>train_img_00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3.jpg</text:p>
          </table:table-cell>
          <table:table-cell office:value-type="string" calcext:value-type="string">
            <text:p>test_img_0043.jpg</text:p>
          </table:table-cell>
        </table:table-row>
        <table:table-row table:style-name="ro1">
          <table:table-cell office:value-type="string" calcext:value-type="string">
            <text:p>Test/img_00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4.jpg</text:p>
          </table:table-cell>
          <table:table-cell office:value-type="string" calcext:value-type="string">
            <text:p>train_img_00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4.jpg</text:p>
          </table:table-cell>
          <table:table-cell office:value-type="string" calcext:value-type="string">
            <text:p>test_img_0044.jpg</text:p>
          </table:table-cell>
        </table:table-row>
        <table:table-row table:style-name="ro1">
          <table:table-cell office:value-type="string" calcext:value-type="string">
            <text:p>Test/img_00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5.jpg</text:p>
          </table:table-cell>
          <table:table-cell office:value-type="string" calcext:value-type="string">
            <text:p>train_img_00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5.jpg</text:p>
          </table:table-cell>
          <table:table-cell office:value-type="string" calcext:value-type="string">
            <text:p>test_img_0045.jpg</text:p>
          </table:table-cell>
        </table:table-row>
        <table:table-row table:style-name="ro1">
          <table:table-cell office:value-type="string" calcext:value-type="string">
            <text:p>Test/img_00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6.jpg</text:p>
          </table:table-cell>
          <table:table-cell office:value-type="string" calcext:value-type="string">
            <text:p>train_img_00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6.jpg</text:p>
          </table:table-cell>
          <table:table-cell office:value-type="string" calcext:value-type="string">
            <text:p>test_img_0046.jpg</text:p>
          </table:table-cell>
        </table:table-row>
        <table:table-row table:style-name="ro1">
          <table:table-cell office:value-type="string" calcext:value-type="string">
            <text:p>Test/img_00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7.jpg</text:p>
          </table:table-cell>
          <table:table-cell office:value-type="string" calcext:value-type="string">
            <text:p>train_img_00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7.jpg</text:p>
          </table:table-cell>
          <table:table-cell office:value-type="string" calcext:value-type="string">
            <text:p>test_img_0047.jpg</text:p>
          </table:table-cell>
        </table:table-row>
        <table:table-row table:style-name="ro1">
          <table:table-cell office:value-type="string" calcext:value-type="string">
            <text:p>Test/img_00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8.jpg</text:p>
          </table:table-cell>
          <table:table-cell office:value-type="string" calcext:value-type="string">
            <text:p>train_img_00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8.jpg</text:p>
          </table:table-cell>
          <table:table-cell office:value-type="string" calcext:value-type="string">
            <text:p>test_img_0048.jpg</text:p>
          </table:table-cell>
        </table:table-row>
        <table:table-row table:style-name="ro1">
          <table:table-cell office:value-type="string" calcext:value-type="string">
            <text:p>Test/img_00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49.jpg</text:p>
          </table:table-cell>
          <table:table-cell office:value-type="string" calcext:value-type="string">
            <text:p>train_img_00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49.jpg</text:p>
          </table:table-cell>
          <table:table-cell office:value-type="string" calcext:value-type="string">
            <text:p>test_img_0049.jpg</text:p>
          </table:table-cell>
        </table:table-row>
        <table:table-row table:style-name="ro1">
          <table:table-cell office:value-type="string" calcext:value-type="string">
            <text:p>Test/img_00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0.jpg</text:p>
          </table:table-cell>
          <table:table-cell office:value-type="string" calcext:value-type="string">
            <text:p>train_img_00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0.jpg</text:p>
          </table:table-cell>
          <table:table-cell office:value-type="string" calcext:value-type="string">
            <text:p>test_img_0050.jpg</text:p>
          </table:table-cell>
        </table:table-row>
        <table:table-row table:style-name="ro1">
          <table:table-cell office:value-type="string" calcext:value-type="string">
            <text:p>Test/img_00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1.jpg</text:p>
          </table:table-cell>
          <table:table-cell office:value-type="string" calcext:value-type="string">
            <text:p>train_img_00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1.jpg</text:p>
          </table:table-cell>
          <table:table-cell office:value-type="string" calcext:value-type="string">
            <text:p>test_img_0051.jpg</text:p>
          </table:table-cell>
        </table:table-row>
        <table:table-row table:style-name="ro1">
          <table:table-cell office:value-type="string" calcext:value-type="string">
            <text:p>Test/img_00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2.jpg</text:p>
          </table:table-cell>
          <table:table-cell office:value-type="string" calcext:value-type="string">
            <text:p>train_img_00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2.jpg</text:p>
          </table:table-cell>
          <table:table-cell office:value-type="string" calcext:value-type="string">
            <text:p>test_img_0052.jpg</text:p>
          </table:table-cell>
        </table:table-row>
        <table:table-row table:style-name="ro1">
          <table:table-cell office:value-type="string" calcext:value-type="string">
            <text:p>Test/img_00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3.jpg</text:p>
          </table:table-cell>
          <table:table-cell office:value-type="string" calcext:value-type="string">
            <text:p>train_img_00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3.jpg</text:p>
          </table:table-cell>
          <table:table-cell office:value-type="string" calcext:value-type="string">
            <text:p>test_img_0053.jpg</text:p>
          </table:table-cell>
        </table:table-row>
        <table:table-row table:style-name="ro1">
          <table:table-cell office:value-type="string" calcext:value-type="string">
            <text:p>Test/img_00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4.jpg</text:p>
          </table:table-cell>
          <table:table-cell office:value-type="string" calcext:value-type="string">
            <text:p>train_img_00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4.jpg</text:p>
          </table:table-cell>
          <table:table-cell office:value-type="string" calcext:value-type="string">
            <text:p>test_img_0054.jpg</text:p>
          </table:table-cell>
        </table:table-row>
        <table:table-row table:style-name="ro1">
          <table:table-cell office:value-type="string" calcext:value-type="string">
            <text:p>Test/img_00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5.jpg</text:p>
          </table:table-cell>
          <table:table-cell office:value-type="string" calcext:value-type="string">
            <text:p>train_img_00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5.jpg</text:p>
          </table:table-cell>
          <table:table-cell office:value-type="string" calcext:value-type="string">
            <text:p>test_img_0055.jpg</text:p>
          </table:table-cell>
        </table:table-row>
        <table:table-row table:style-name="ro1">
          <table:table-cell office:value-type="string" calcext:value-type="string">
            <text:p>Test/img_00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6.jpg</text:p>
          </table:table-cell>
          <table:table-cell office:value-type="string" calcext:value-type="string">
            <text:p>train_img_00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6.jpg</text:p>
          </table:table-cell>
          <table:table-cell office:value-type="string" calcext:value-type="string">
            <text:p>test_img_0056.jpg</text:p>
          </table:table-cell>
        </table:table-row>
        <table:table-row table:style-name="ro1">
          <table:table-cell office:value-type="string" calcext:value-type="string">
            <text:p>Test/img_00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7.jpg</text:p>
          </table:table-cell>
          <table:table-cell office:value-type="string" calcext:value-type="string">
            <text:p>train_img_00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7.jpg</text:p>
          </table:table-cell>
          <table:table-cell office:value-type="string" calcext:value-type="string">
            <text:p>test_img_0057.jpg</text:p>
          </table:table-cell>
        </table:table-row>
        <table:table-row table:style-name="ro1">
          <table:table-cell office:value-type="string" calcext:value-type="string">
            <text:p>Test/img_00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8.jpg</text:p>
          </table:table-cell>
          <table:table-cell office:value-type="string" calcext:value-type="string">
            <text:p>train_img_00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8.jpg</text:p>
          </table:table-cell>
          <table:table-cell office:value-type="string" calcext:value-type="string">
            <text:p>test_img_0058.jpg</text:p>
          </table:table-cell>
        </table:table-row>
        <table:table-row table:style-name="ro1">
          <table:table-cell office:value-type="string" calcext:value-type="string">
            <text:p>Test/img_00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59.jpg</text:p>
          </table:table-cell>
          <table:table-cell office:value-type="string" calcext:value-type="string">
            <text:p>train_img_00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59.jpg</text:p>
          </table:table-cell>
          <table:table-cell office:value-type="string" calcext:value-type="string">
            <text:p>test_img_0059.jpg</text:p>
          </table:table-cell>
        </table:table-row>
        <table:table-row table:style-name="ro1">
          <table:table-cell office:value-type="string" calcext:value-type="string">
            <text:p>Test/img_00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0.jpg</text:p>
          </table:table-cell>
          <table:table-cell office:value-type="string" calcext:value-type="string">
            <text:p>train_img_00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0.jpg</text:p>
          </table:table-cell>
          <table:table-cell office:value-type="string" calcext:value-type="string">
            <text:p>test_img_0060.jpg</text:p>
          </table:table-cell>
        </table:table-row>
        <table:table-row table:style-name="ro1">
          <table:table-cell office:value-type="string" calcext:value-type="string">
            <text:p>Test/img_00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1.jpg</text:p>
          </table:table-cell>
          <table:table-cell office:value-type="string" calcext:value-type="string">
            <text:p>train_img_00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1.jpg</text:p>
          </table:table-cell>
          <table:table-cell office:value-type="string" calcext:value-type="string">
            <text:p>test_img_0061.jpg</text:p>
          </table:table-cell>
        </table:table-row>
        <table:table-row table:style-name="ro1">
          <table:table-cell office:value-type="string" calcext:value-type="string">
            <text:p>Test/img_00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2.jpg</text:p>
          </table:table-cell>
          <table:table-cell office:value-type="string" calcext:value-type="string">
            <text:p>train_img_00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2.jpg</text:p>
          </table:table-cell>
          <table:table-cell office:value-type="string" calcext:value-type="string">
            <text:p>test_img_0062.jpg</text:p>
          </table:table-cell>
        </table:table-row>
        <table:table-row table:style-name="ro1">
          <table:table-cell office:value-type="string" calcext:value-type="string">
            <text:p>Test/img_00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3.jpg</text:p>
          </table:table-cell>
          <table:table-cell office:value-type="string" calcext:value-type="string">
            <text:p>train_img_00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3.jpg</text:p>
          </table:table-cell>
          <table:table-cell office:value-type="string" calcext:value-type="string">
            <text:p>test_img_0063.jpg</text:p>
          </table:table-cell>
        </table:table-row>
        <table:table-row table:style-name="ro1">
          <table:table-cell office:value-type="string" calcext:value-type="string">
            <text:p>Test/img_00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4.jpg</text:p>
          </table:table-cell>
          <table:table-cell office:value-type="string" calcext:value-type="string">
            <text:p>train_img_00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4.jpg</text:p>
          </table:table-cell>
          <table:table-cell office:value-type="string" calcext:value-type="string">
            <text:p>test_img_0064.jpg</text:p>
          </table:table-cell>
        </table:table-row>
        <table:table-row table:style-name="ro1">
          <table:table-cell office:value-type="string" calcext:value-type="string">
            <text:p>Test/img_00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5.jpg</text:p>
          </table:table-cell>
          <table:table-cell office:value-type="string" calcext:value-type="string">
            <text:p>train_img_00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5.jpg</text:p>
          </table:table-cell>
          <table:table-cell office:value-type="string" calcext:value-type="string">
            <text:p>test_img_0065.jpg</text:p>
          </table:table-cell>
        </table:table-row>
        <table:table-row table:style-name="ro1">
          <table:table-cell office:value-type="string" calcext:value-type="string">
            <text:p>Test/img_00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6.jpg</text:p>
          </table:table-cell>
          <table:table-cell office:value-type="string" calcext:value-type="string">
            <text:p>train_img_00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6.jpg</text:p>
          </table:table-cell>
          <table:table-cell office:value-type="string" calcext:value-type="string">
            <text:p>test_img_0066.jpg</text:p>
          </table:table-cell>
        </table:table-row>
        <table:table-row table:style-name="ro1">
          <table:table-cell office:value-type="string" calcext:value-type="string">
            <text:p>Test/img_00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7.jpg</text:p>
          </table:table-cell>
          <table:table-cell office:value-type="string" calcext:value-type="string">
            <text:p>train_img_00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7.jpg</text:p>
          </table:table-cell>
          <table:table-cell office:value-type="string" calcext:value-type="string">
            <text:p>test_img_0067.jpg</text:p>
          </table:table-cell>
        </table:table-row>
        <table:table-row table:style-name="ro1">
          <table:table-cell office:value-type="string" calcext:value-type="string">
            <text:p>Test/img_00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8.jpg</text:p>
          </table:table-cell>
          <table:table-cell office:value-type="string" calcext:value-type="string">
            <text:p>train_img_00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8.jpg</text:p>
          </table:table-cell>
          <table:table-cell office:value-type="string" calcext:value-type="string">
            <text:p>test_img_0068.jpg</text:p>
          </table:table-cell>
        </table:table-row>
        <table:table-row table:style-name="ro1">
          <table:table-cell office:value-type="string" calcext:value-type="string">
            <text:p>Test/img_00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69.jpg</text:p>
          </table:table-cell>
          <table:table-cell office:value-type="string" calcext:value-type="string">
            <text:p>train_img_00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69.jpg</text:p>
          </table:table-cell>
          <table:table-cell office:value-type="string" calcext:value-type="string">
            <text:p>test_img_0069.jpg</text:p>
          </table:table-cell>
        </table:table-row>
        <table:table-row table:style-name="ro1">
          <table:table-cell office:value-type="string" calcext:value-type="string">
            <text:p>Test/img_00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0.jpg</text:p>
          </table:table-cell>
          <table:table-cell office:value-type="string" calcext:value-type="string">
            <text:p>train_img_00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0.jpg</text:p>
          </table:table-cell>
          <table:table-cell office:value-type="string" calcext:value-type="string">
            <text:p>test_img_0070.jpg</text:p>
          </table:table-cell>
        </table:table-row>
        <table:table-row table:style-name="ro1">
          <table:table-cell office:value-type="string" calcext:value-type="string">
            <text:p>Test/img_00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1.jpg</text:p>
          </table:table-cell>
          <table:table-cell office:value-type="string" calcext:value-type="string">
            <text:p>train_img_00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1.jpg</text:p>
          </table:table-cell>
          <table:table-cell office:value-type="string" calcext:value-type="string">
            <text:p>test_img_0071.jpg</text:p>
          </table:table-cell>
        </table:table-row>
        <table:table-row table:style-name="ro1">
          <table:table-cell office:value-type="string" calcext:value-type="string">
            <text:p>Test/img_00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2.jpg</text:p>
          </table:table-cell>
          <table:table-cell office:value-type="string" calcext:value-type="string">
            <text:p>train_img_00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2.jpg</text:p>
          </table:table-cell>
          <table:table-cell office:value-type="string" calcext:value-type="string">
            <text:p>test_img_0072.jpg</text:p>
          </table:table-cell>
        </table:table-row>
        <table:table-row table:style-name="ro1">
          <table:table-cell office:value-type="string" calcext:value-type="string">
            <text:p>Test/img_00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3.jpg</text:p>
          </table:table-cell>
          <table:table-cell office:value-type="string" calcext:value-type="string">
            <text:p>train_img_00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3.jpg</text:p>
          </table:table-cell>
          <table:table-cell office:value-type="string" calcext:value-type="string">
            <text:p>test_img_0073.jpg</text:p>
          </table:table-cell>
        </table:table-row>
        <table:table-row table:style-name="ro1">
          <table:table-cell office:value-type="string" calcext:value-type="string">
            <text:p>Test/img_00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4.jpg</text:p>
          </table:table-cell>
          <table:table-cell office:value-type="string" calcext:value-type="string">
            <text:p>train_img_00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4.jpg</text:p>
          </table:table-cell>
          <table:table-cell office:value-type="string" calcext:value-type="string">
            <text:p>test_img_0074.jpg</text:p>
          </table:table-cell>
        </table:table-row>
        <table:table-row table:style-name="ro1">
          <table:table-cell office:value-type="string" calcext:value-type="string">
            <text:p>Test/img_00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5.jpg</text:p>
          </table:table-cell>
          <table:table-cell office:value-type="string" calcext:value-type="string">
            <text:p>train_img_00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5.jpg</text:p>
          </table:table-cell>
          <table:table-cell office:value-type="string" calcext:value-type="string">
            <text:p>test_img_0075.jpg</text:p>
          </table:table-cell>
        </table:table-row>
        <table:table-row table:style-name="ro1">
          <table:table-cell office:value-type="string" calcext:value-type="string">
            <text:p>Test/img_00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6.jpg</text:p>
          </table:table-cell>
          <table:table-cell office:value-type="string" calcext:value-type="string">
            <text:p>train_img_00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6.jpg</text:p>
          </table:table-cell>
          <table:table-cell office:value-type="string" calcext:value-type="string">
            <text:p>test_img_0076.jpg</text:p>
          </table:table-cell>
        </table:table-row>
        <table:table-row table:style-name="ro1">
          <table:table-cell office:value-type="string" calcext:value-type="string">
            <text:p>Test/img_00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7.jpg</text:p>
          </table:table-cell>
          <table:table-cell office:value-type="string" calcext:value-type="string">
            <text:p>train_img_00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7.jpg</text:p>
          </table:table-cell>
          <table:table-cell office:value-type="string" calcext:value-type="string">
            <text:p>test_img_0077.jpg</text:p>
          </table:table-cell>
        </table:table-row>
        <table:table-row table:style-name="ro1">
          <table:table-cell office:value-type="string" calcext:value-type="string">
            <text:p>Test/img_00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8.jpg</text:p>
          </table:table-cell>
          <table:table-cell office:value-type="string" calcext:value-type="string">
            <text:p>train_img_00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8.jpg</text:p>
          </table:table-cell>
          <table:table-cell office:value-type="string" calcext:value-type="string">
            <text:p>test_img_0078.jpg</text:p>
          </table:table-cell>
        </table:table-row>
        <table:table-row table:style-name="ro1">
          <table:table-cell office:value-type="string" calcext:value-type="string">
            <text:p>Test/img_00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79.jpg</text:p>
          </table:table-cell>
          <table:table-cell office:value-type="string" calcext:value-type="string">
            <text:p>train_img_00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79.jpg</text:p>
          </table:table-cell>
          <table:table-cell office:value-type="string" calcext:value-type="string">
            <text:p>test_img_0079.jpg</text:p>
          </table:table-cell>
        </table:table-row>
        <table:table-row table:style-name="ro1">
          <table:table-cell office:value-type="string" calcext:value-type="string">
            <text:p>Test/img_00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0.jpg</text:p>
          </table:table-cell>
          <table:table-cell office:value-type="string" calcext:value-type="string">
            <text:p>train_img_00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0.jpg</text:p>
          </table:table-cell>
          <table:table-cell office:value-type="string" calcext:value-type="string">
            <text:p>test_img_0080.jpg</text:p>
          </table:table-cell>
        </table:table-row>
        <table:table-row table:style-name="ro1">
          <table:table-cell office:value-type="string" calcext:value-type="string">
            <text:p>Test/img_00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1.jpg</text:p>
          </table:table-cell>
          <table:table-cell office:value-type="string" calcext:value-type="string">
            <text:p>train_img_00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1.jpg</text:p>
          </table:table-cell>
          <table:table-cell office:value-type="string" calcext:value-type="string">
            <text:p>test_img_0081.jpg</text:p>
          </table:table-cell>
        </table:table-row>
        <table:table-row table:style-name="ro1">
          <table:table-cell office:value-type="string" calcext:value-type="string">
            <text:p>Test/img_00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2.jpg</text:p>
          </table:table-cell>
          <table:table-cell office:value-type="string" calcext:value-type="string">
            <text:p>train_img_00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2.jpg</text:p>
          </table:table-cell>
          <table:table-cell office:value-type="string" calcext:value-type="string">
            <text:p>test_img_0082.jpg</text:p>
          </table:table-cell>
        </table:table-row>
        <table:table-row table:style-name="ro1">
          <table:table-cell office:value-type="string" calcext:value-type="string">
            <text:p>Test/img_00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3.jpg</text:p>
          </table:table-cell>
          <table:table-cell office:value-type="string" calcext:value-type="string">
            <text:p>train_img_00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3.jpg</text:p>
          </table:table-cell>
          <table:table-cell office:value-type="string" calcext:value-type="string">
            <text:p>test_img_0083.jpg</text:p>
          </table:table-cell>
        </table:table-row>
        <table:table-row table:style-name="ro1">
          <table:table-cell office:value-type="string" calcext:value-type="string">
            <text:p>Test/img_00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4.jpg</text:p>
          </table:table-cell>
          <table:table-cell office:value-type="string" calcext:value-type="string">
            <text:p>train_img_00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4.jpg</text:p>
          </table:table-cell>
          <table:table-cell office:value-type="string" calcext:value-type="string">
            <text:p>test_img_0084.jpg</text:p>
          </table:table-cell>
        </table:table-row>
        <table:table-row table:style-name="ro1">
          <table:table-cell office:value-type="string" calcext:value-type="string">
            <text:p>Test/img_00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5.jpg</text:p>
          </table:table-cell>
          <table:table-cell office:value-type="string" calcext:value-type="string">
            <text:p>train_img_00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5.jpg</text:p>
          </table:table-cell>
          <table:table-cell office:value-type="string" calcext:value-type="string">
            <text:p>test_img_0085.jpg</text:p>
          </table:table-cell>
        </table:table-row>
        <table:table-row table:style-name="ro1">
          <table:table-cell office:value-type="string" calcext:value-type="string">
            <text:p>Test/img_00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6.jpg</text:p>
          </table:table-cell>
          <table:table-cell office:value-type="string" calcext:value-type="string">
            <text:p>train_img_00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6.jpg</text:p>
          </table:table-cell>
          <table:table-cell office:value-type="string" calcext:value-type="string">
            <text:p>test_img_0086.jpg</text:p>
          </table:table-cell>
        </table:table-row>
        <table:table-row table:style-name="ro1">
          <table:table-cell office:value-type="string" calcext:value-type="string">
            <text:p>Test/img_00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7.jpg</text:p>
          </table:table-cell>
          <table:table-cell office:value-type="string" calcext:value-type="string">
            <text:p>train_img_00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7.jpg</text:p>
          </table:table-cell>
          <table:table-cell office:value-type="string" calcext:value-type="string">
            <text:p>test_img_0087.jpg</text:p>
          </table:table-cell>
        </table:table-row>
        <table:table-row table:style-name="ro1">
          <table:table-cell office:value-type="string" calcext:value-type="string">
            <text:p>Test/img_00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8.jpg</text:p>
          </table:table-cell>
          <table:table-cell office:value-type="string" calcext:value-type="string">
            <text:p>train_img_00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8.jpg</text:p>
          </table:table-cell>
          <table:table-cell office:value-type="string" calcext:value-type="string">
            <text:p>test_img_0088.jpg</text:p>
          </table:table-cell>
        </table:table-row>
        <table:table-row table:style-name="ro1">
          <table:table-cell office:value-type="string" calcext:value-type="string">
            <text:p>Test/img_00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89.jpg</text:p>
          </table:table-cell>
          <table:table-cell office:value-type="string" calcext:value-type="string">
            <text:p>train_img_00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89.jpg</text:p>
          </table:table-cell>
          <table:table-cell office:value-type="string" calcext:value-type="string">
            <text:p>test_img_0089.jpg</text:p>
          </table:table-cell>
        </table:table-row>
        <table:table-row table:style-name="ro1">
          <table:table-cell office:value-type="string" calcext:value-type="string">
            <text:p>Test/img_00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0.jpg</text:p>
          </table:table-cell>
          <table:table-cell office:value-type="string" calcext:value-type="string">
            <text:p>train_img_00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0.jpg</text:p>
          </table:table-cell>
          <table:table-cell office:value-type="string" calcext:value-type="string">
            <text:p>test_img_0090.jpg</text:p>
          </table:table-cell>
        </table:table-row>
        <table:table-row table:style-name="ro1">
          <table:table-cell office:value-type="string" calcext:value-type="string">
            <text:p>Test/img_00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1.jpg</text:p>
          </table:table-cell>
          <table:table-cell office:value-type="string" calcext:value-type="string">
            <text:p>train_img_00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1.jpg</text:p>
          </table:table-cell>
          <table:table-cell office:value-type="string" calcext:value-type="string">
            <text:p>test_img_0091.jpg</text:p>
          </table:table-cell>
        </table:table-row>
        <table:table-row table:style-name="ro1">
          <table:table-cell office:value-type="string" calcext:value-type="string">
            <text:p>Test/img_00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2.jpg</text:p>
          </table:table-cell>
          <table:table-cell office:value-type="string" calcext:value-type="string">
            <text:p>train_img_00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2.jpg</text:p>
          </table:table-cell>
          <table:table-cell office:value-type="string" calcext:value-type="string">
            <text:p>test_img_0092.jpg</text:p>
          </table:table-cell>
        </table:table-row>
        <table:table-row table:style-name="ro1">
          <table:table-cell office:value-type="string" calcext:value-type="string">
            <text:p>Test/img_00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3.jpg</text:p>
          </table:table-cell>
          <table:table-cell office:value-type="string" calcext:value-type="string">
            <text:p>train_img_00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3.jpg</text:p>
          </table:table-cell>
          <table:table-cell office:value-type="string" calcext:value-type="string">
            <text:p>test_img_0093.jpg</text:p>
          </table:table-cell>
        </table:table-row>
        <table:table-row table:style-name="ro1">
          <table:table-cell office:value-type="string" calcext:value-type="string">
            <text:p>Test/img_00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4.jpg</text:p>
          </table:table-cell>
          <table:table-cell office:value-type="string" calcext:value-type="string">
            <text:p>train_img_00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4.jpg</text:p>
          </table:table-cell>
          <table:table-cell office:value-type="string" calcext:value-type="string">
            <text:p>test_img_0094.jpg</text:p>
          </table:table-cell>
        </table:table-row>
        <table:table-row table:style-name="ro1">
          <table:table-cell office:value-type="string" calcext:value-type="string">
            <text:p>Test/img_00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5.jpg</text:p>
          </table:table-cell>
          <table:table-cell office:value-type="string" calcext:value-type="string">
            <text:p>train_img_00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5.jpg</text:p>
          </table:table-cell>
          <table:table-cell office:value-type="string" calcext:value-type="string">
            <text:p>test_img_0095.jpg</text:p>
          </table:table-cell>
        </table:table-row>
        <table:table-row table:style-name="ro1">
          <table:table-cell office:value-type="string" calcext:value-type="string">
            <text:p>Test/img_00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6.jpg</text:p>
          </table:table-cell>
          <table:table-cell office:value-type="string" calcext:value-type="string">
            <text:p>train_img_00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6.jpg</text:p>
          </table:table-cell>
          <table:table-cell office:value-type="string" calcext:value-type="string">
            <text:p>test_img_0096.jpg</text:p>
          </table:table-cell>
        </table:table-row>
        <table:table-row table:style-name="ro1">
          <table:table-cell office:value-type="string" calcext:value-type="string">
            <text:p>Test/img_00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7.jpg</text:p>
          </table:table-cell>
          <table:table-cell office:value-type="string" calcext:value-type="string">
            <text:p>train_img_00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7.jpg</text:p>
          </table:table-cell>
          <table:table-cell office:value-type="string" calcext:value-type="string">
            <text:p>test_img_0097.jpg</text:p>
          </table:table-cell>
        </table:table-row>
        <table:table-row table:style-name="ro1">
          <table:table-cell office:value-type="string" calcext:value-type="string">
            <text:p>Test/img_00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8.jpg</text:p>
          </table:table-cell>
          <table:table-cell office:value-type="string" calcext:value-type="string">
            <text:p>train_img_00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8.jpg</text:p>
          </table:table-cell>
          <table:table-cell office:value-type="string" calcext:value-type="string">
            <text:p>test_img_0098.jpg</text:p>
          </table:table-cell>
        </table:table-row>
        <table:table-row table:style-name="ro1">
          <table:table-cell office:value-type="string" calcext:value-type="string">
            <text:p>Test/img_00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099.jpg</text:p>
          </table:table-cell>
          <table:table-cell office:value-type="string" calcext:value-type="string">
            <text:p>train_img_00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099.jpg</text:p>
          </table:table-cell>
          <table:table-cell office:value-type="string" calcext:value-type="string">
            <text:p>test_img_0099.jpg</text:p>
          </table:table-cell>
        </table:table-row>
        <table:table-row table:style-name="ro1">
          <table:table-cell office:value-type="string" calcext:value-type="string">
            <text:p>Test/img_01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0.jpg</text:p>
          </table:table-cell>
          <table:table-cell office:value-type="string" calcext:value-type="string">
            <text:p>train_img_01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0.jpg</text:p>
          </table:table-cell>
          <table:table-cell office:value-type="string" calcext:value-type="string">
            <text:p>test_img_0100.jpg</text:p>
          </table:table-cell>
        </table:table-row>
        <table:table-row table:style-name="ro1">
          <table:table-cell office:value-type="string" calcext:value-type="string">
            <text:p>Test/img_01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1.jpg</text:p>
          </table:table-cell>
          <table:table-cell office:value-type="string" calcext:value-type="string">
            <text:p>train_img_01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1.jpg</text:p>
          </table:table-cell>
          <table:table-cell office:value-type="string" calcext:value-type="string">
            <text:p>test_img_0101.jpg</text:p>
          </table:table-cell>
        </table:table-row>
        <table:table-row table:style-name="ro1">
          <table:table-cell office:value-type="string" calcext:value-type="string">
            <text:p>Test/img_01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2.jpg</text:p>
          </table:table-cell>
          <table:table-cell office:value-type="string" calcext:value-type="string">
            <text:p>train_img_01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2.jpg</text:p>
          </table:table-cell>
          <table:table-cell office:value-type="string" calcext:value-type="string">
            <text:p>test_img_0102.jpg</text:p>
          </table:table-cell>
        </table:table-row>
        <table:table-row table:style-name="ro1">
          <table:table-cell office:value-type="string" calcext:value-type="string">
            <text:p>Test/img_01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3.jpg</text:p>
          </table:table-cell>
          <table:table-cell office:value-type="string" calcext:value-type="string">
            <text:p>train_img_01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3.jpg</text:p>
          </table:table-cell>
          <table:table-cell office:value-type="string" calcext:value-type="string">
            <text:p>test_img_0103.jpg</text:p>
          </table:table-cell>
        </table:table-row>
        <table:table-row table:style-name="ro1">
          <table:table-cell office:value-type="string" calcext:value-type="string">
            <text:p>Test/img_01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4.jpg</text:p>
          </table:table-cell>
          <table:table-cell office:value-type="string" calcext:value-type="string">
            <text:p>train_img_01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4.jpg</text:p>
          </table:table-cell>
          <table:table-cell office:value-type="string" calcext:value-type="string">
            <text:p>test_img_0104.jpg</text:p>
          </table:table-cell>
        </table:table-row>
        <table:table-row table:style-name="ro1">
          <table:table-cell office:value-type="string" calcext:value-type="string">
            <text:p>Test/img_01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5.jpg</text:p>
          </table:table-cell>
          <table:table-cell office:value-type="string" calcext:value-type="string">
            <text:p>train_img_01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5.jpg</text:p>
          </table:table-cell>
          <table:table-cell office:value-type="string" calcext:value-type="string">
            <text:p>test_img_0105.jpg</text:p>
          </table:table-cell>
        </table:table-row>
        <table:table-row table:style-name="ro1">
          <table:table-cell office:value-type="string" calcext:value-type="string">
            <text:p>Test/img_01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6.jpg</text:p>
          </table:table-cell>
          <table:table-cell office:value-type="string" calcext:value-type="string">
            <text:p>train_img_01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6.jpg</text:p>
          </table:table-cell>
          <table:table-cell office:value-type="string" calcext:value-type="string">
            <text:p>test_img_0106.jpg</text:p>
          </table:table-cell>
        </table:table-row>
        <table:table-row table:style-name="ro1">
          <table:table-cell office:value-type="string" calcext:value-type="string">
            <text:p>Test/img_01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7.jpg</text:p>
          </table:table-cell>
          <table:table-cell office:value-type="string" calcext:value-type="string">
            <text:p>train_img_01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7.jpg</text:p>
          </table:table-cell>
          <table:table-cell office:value-type="string" calcext:value-type="string">
            <text:p>test_img_0107.jpg</text:p>
          </table:table-cell>
        </table:table-row>
        <table:table-row table:style-name="ro1">
          <table:table-cell office:value-type="string" calcext:value-type="string">
            <text:p>Test/img_01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8.jpg</text:p>
          </table:table-cell>
          <table:table-cell office:value-type="string" calcext:value-type="string">
            <text:p>train_img_01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8.jpg</text:p>
          </table:table-cell>
          <table:table-cell office:value-type="string" calcext:value-type="string">
            <text:p>test_img_0108.jpg</text:p>
          </table:table-cell>
        </table:table-row>
        <table:table-row table:style-name="ro1">
          <table:table-cell office:value-type="string" calcext:value-type="string">
            <text:p>Test/img_01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09.jpg</text:p>
          </table:table-cell>
          <table:table-cell office:value-type="string" calcext:value-type="string">
            <text:p>train_img_01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09.jpg</text:p>
          </table:table-cell>
          <table:table-cell office:value-type="string" calcext:value-type="string">
            <text:p>test_img_0109.jpg</text:p>
          </table:table-cell>
        </table:table-row>
        <table:table-row table:style-name="ro1">
          <table:table-cell office:value-type="string" calcext:value-type="string">
            <text:p>Test/img_01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0.jpg</text:p>
          </table:table-cell>
          <table:table-cell office:value-type="string" calcext:value-type="string">
            <text:p>train_img_01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0.jpg</text:p>
          </table:table-cell>
          <table:table-cell office:value-type="string" calcext:value-type="string">
            <text:p>test_img_0110.jpg</text:p>
          </table:table-cell>
        </table:table-row>
        <table:table-row table:style-name="ro1">
          <table:table-cell office:value-type="string" calcext:value-type="string">
            <text:p>Test/img_01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1.jpg</text:p>
          </table:table-cell>
          <table:table-cell office:value-type="string" calcext:value-type="string">
            <text:p>train_img_01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1.jpg</text:p>
          </table:table-cell>
          <table:table-cell office:value-type="string" calcext:value-type="string">
            <text:p>test_img_0111.jpg</text:p>
          </table:table-cell>
        </table:table-row>
        <table:table-row table:style-name="ro1">
          <table:table-cell office:value-type="string" calcext:value-type="string">
            <text:p>Test/img_01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2.jpg</text:p>
          </table:table-cell>
          <table:table-cell office:value-type="string" calcext:value-type="string">
            <text:p>train_img_01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2.jpg</text:p>
          </table:table-cell>
          <table:table-cell office:value-type="string" calcext:value-type="string">
            <text:p>test_img_0112.jpg</text:p>
          </table:table-cell>
        </table:table-row>
        <table:table-row table:style-name="ro1">
          <table:table-cell office:value-type="string" calcext:value-type="string">
            <text:p>Test/img_01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3.jpg</text:p>
          </table:table-cell>
          <table:table-cell office:value-type="string" calcext:value-type="string">
            <text:p>train_img_01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3.jpg</text:p>
          </table:table-cell>
          <table:table-cell office:value-type="string" calcext:value-type="string">
            <text:p>test_img_0113.jpg</text:p>
          </table:table-cell>
        </table:table-row>
        <table:table-row table:style-name="ro1">
          <table:table-cell office:value-type="string" calcext:value-type="string">
            <text:p>Test/img_01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4.jpg</text:p>
          </table:table-cell>
          <table:table-cell office:value-type="string" calcext:value-type="string">
            <text:p>train_img_01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4.jpg</text:p>
          </table:table-cell>
          <table:table-cell office:value-type="string" calcext:value-type="string">
            <text:p>test_img_0114.jpg</text:p>
          </table:table-cell>
        </table:table-row>
        <table:table-row table:style-name="ro1">
          <table:table-cell office:value-type="string" calcext:value-type="string">
            <text:p>Test/img_01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5.jpg</text:p>
          </table:table-cell>
          <table:table-cell office:value-type="string" calcext:value-type="string">
            <text:p>train_img_01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5.jpg</text:p>
          </table:table-cell>
          <table:table-cell office:value-type="string" calcext:value-type="string">
            <text:p>test_img_0115.jpg</text:p>
          </table:table-cell>
        </table:table-row>
        <table:table-row table:style-name="ro1">
          <table:table-cell office:value-type="string" calcext:value-type="string">
            <text:p>Test/img_01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6.jpg</text:p>
          </table:table-cell>
          <table:table-cell office:value-type="string" calcext:value-type="string">
            <text:p>train_img_01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6.jpg</text:p>
          </table:table-cell>
          <table:table-cell office:value-type="string" calcext:value-type="string">
            <text:p>test_img_0116.jpg</text:p>
          </table:table-cell>
        </table:table-row>
        <table:table-row table:style-name="ro1">
          <table:table-cell office:value-type="string" calcext:value-type="string">
            <text:p>Test/img_01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7.jpg</text:p>
          </table:table-cell>
          <table:table-cell office:value-type="string" calcext:value-type="string">
            <text:p>train_img_01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7.jpg</text:p>
          </table:table-cell>
          <table:table-cell office:value-type="string" calcext:value-type="string">
            <text:p>test_img_0117.jpg</text:p>
          </table:table-cell>
        </table:table-row>
        <table:table-row table:style-name="ro1">
          <table:table-cell office:value-type="string" calcext:value-type="string">
            <text:p>Test/img_01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8.jpg</text:p>
          </table:table-cell>
          <table:table-cell office:value-type="string" calcext:value-type="string">
            <text:p>train_img_01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8.jpg</text:p>
          </table:table-cell>
          <table:table-cell office:value-type="string" calcext:value-type="string">
            <text:p>test_img_0118.jpg</text:p>
          </table:table-cell>
        </table:table-row>
        <table:table-row table:style-name="ro1">
          <table:table-cell office:value-type="string" calcext:value-type="string">
            <text:p>Test/img_01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19.jpg</text:p>
          </table:table-cell>
          <table:table-cell office:value-type="string" calcext:value-type="string">
            <text:p>train_img_01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19.jpg</text:p>
          </table:table-cell>
          <table:table-cell office:value-type="string" calcext:value-type="string">
            <text:p>test_img_0119.jpg</text:p>
          </table:table-cell>
        </table:table-row>
        <table:table-row table:style-name="ro1">
          <table:table-cell office:value-type="string" calcext:value-type="string">
            <text:p>Test/img_01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0.jpg</text:p>
          </table:table-cell>
          <table:table-cell office:value-type="string" calcext:value-type="string">
            <text:p>train_img_01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0.jpg</text:p>
          </table:table-cell>
          <table:table-cell office:value-type="string" calcext:value-type="string">
            <text:p>test_img_0120.jpg</text:p>
          </table:table-cell>
        </table:table-row>
        <table:table-row table:style-name="ro1">
          <table:table-cell office:value-type="string" calcext:value-type="string">
            <text:p>Test/img_01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1.jpg</text:p>
          </table:table-cell>
          <table:table-cell office:value-type="string" calcext:value-type="string">
            <text:p>train_img_01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1.jpg</text:p>
          </table:table-cell>
          <table:table-cell office:value-type="string" calcext:value-type="string">
            <text:p>test_img_0121.jpg</text:p>
          </table:table-cell>
        </table:table-row>
        <table:table-row table:style-name="ro1">
          <table:table-cell office:value-type="string" calcext:value-type="string">
            <text:p>Test/img_01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2.jpg</text:p>
          </table:table-cell>
          <table:table-cell office:value-type="string" calcext:value-type="string">
            <text:p>train_img_01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2.jpg</text:p>
          </table:table-cell>
          <table:table-cell office:value-type="string" calcext:value-type="string">
            <text:p>test_img_0122.jpg</text:p>
          </table:table-cell>
        </table:table-row>
        <table:table-row table:style-name="ro1">
          <table:table-cell office:value-type="string" calcext:value-type="string">
            <text:p>Test/img_01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3.jpg</text:p>
          </table:table-cell>
          <table:table-cell office:value-type="string" calcext:value-type="string">
            <text:p>train_img_01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3.jpg</text:p>
          </table:table-cell>
          <table:table-cell office:value-type="string" calcext:value-type="string">
            <text:p>test_img_0123.jpg</text:p>
          </table:table-cell>
        </table:table-row>
        <table:table-row table:style-name="ro1">
          <table:table-cell office:value-type="string" calcext:value-type="string">
            <text:p>Test/img_01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4.jpg</text:p>
          </table:table-cell>
          <table:table-cell office:value-type="string" calcext:value-type="string">
            <text:p>train_img_01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4.jpg</text:p>
          </table:table-cell>
          <table:table-cell office:value-type="string" calcext:value-type="string">
            <text:p>test_img_0124.jpg</text:p>
          </table:table-cell>
        </table:table-row>
        <table:table-row table:style-name="ro1">
          <table:table-cell office:value-type="string" calcext:value-type="string">
            <text:p>Test/img_01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5.jpg</text:p>
          </table:table-cell>
          <table:table-cell office:value-type="string" calcext:value-type="string">
            <text:p>train_img_01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5.jpg</text:p>
          </table:table-cell>
          <table:table-cell office:value-type="string" calcext:value-type="string">
            <text:p>test_img_0125.jpg</text:p>
          </table:table-cell>
        </table:table-row>
        <table:table-row table:style-name="ro1">
          <table:table-cell office:value-type="string" calcext:value-type="string">
            <text:p>Test/img_01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6.jpg</text:p>
          </table:table-cell>
          <table:table-cell office:value-type="string" calcext:value-type="string">
            <text:p>train_img_01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6.jpg</text:p>
          </table:table-cell>
          <table:table-cell office:value-type="string" calcext:value-type="string">
            <text:p>test_img_0126.jpg</text:p>
          </table:table-cell>
        </table:table-row>
        <table:table-row table:style-name="ro1">
          <table:table-cell office:value-type="string" calcext:value-type="string">
            <text:p>Test/img_01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7.jpg</text:p>
          </table:table-cell>
          <table:table-cell office:value-type="string" calcext:value-type="string">
            <text:p>train_img_01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7.jpg</text:p>
          </table:table-cell>
          <table:table-cell office:value-type="string" calcext:value-type="string">
            <text:p>test_img_0127.jpg</text:p>
          </table:table-cell>
        </table:table-row>
        <table:table-row table:style-name="ro1">
          <table:table-cell office:value-type="string" calcext:value-type="string">
            <text:p>Test/img_01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8.jpg</text:p>
          </table:table-cell>
          <table:table-cell office:value-type="string" calcext:value-type="string">
            <text:p>train_img_01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8.jpg</text:p>
          </table:table-cell>
          <table:table-cell office:value-type="string" calcext:value-type="string">
            <text:p>test_img_0128.jpg</text:p>
          </table:table-cell>
        </table:table-row>
        <table:table-row table:style-name="ro1">
          <table:table-cell office:value-type="string" calcext:value-type="string">
            <text:p>Test/img_01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29.jpg</text:p>
          </table:table-cell>
          <table:table-cell office:value-type="string" calcext:value-type="string">
            <text:p>train_img_01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29.jpg</text:p>
          </table:table-cell>
          <table:table-cell office:value-type="string" calcext:value-type="string">
            <text:p>test_img_0129.jpg</text:p>
          </table:table-cell>
        </table:table-row>
        <table:table-row table:style-name="ro1">
          <table:table-cell office:value-type="string" calcext:value-type="string">
            <text:p>Test/img_01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0.jpg</text:p>
          </table:table-cell>
          <table:table-cell office:value-type="string" calcext:value-type="string">
            <text:p>train_img_01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0.jpg</text:p>
          </table:table-cell>
          <table:table-cell office:value-type="string" calcext:value-type="string">
            <text:p>test_img_0130.jpg</text:p>
          </table:table-cell>
        </table:table-row>
        <table:table-row table:style-name="ro1">
          <table:table-cell office:value-type="string" calcext:value-type="string">
            <text:p>Test/img_01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1.jpg</text:p>
          </table:table-cell>
          <table:table-cell office:value-type="string" calcext:value-type="string">
            <text:p>train_img_01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1.jpg</text:p>
          </table:table-cell>
          <table:table-cell office:value-type="string" calcext:value-type="string">
            <text:p>test_img_0131.jpg</text:p>
          </table:table-cell>
        </table:table-row>
        <table:table-row table:style-name="ro1">
          <table:table-cell office:value-type="string" calcext:value-type="string">
            <text:p>Test/img_01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2.jpg</text:p>
          </table:table-cell>
          <table:table-cell office:value-type="string" calcext:value-type="string">
            <text:p>train_img_01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2.jpg</text:p>
          </table:table-cell>
          <table:table-cell office:value-type="string" calcext:value-type="string">
            <text:p>test_img_0132.jpg</text:p>
          </table:table-cell>
        </table:table-row>
        <table:table-row table:style-name="ro1">
          <table:table-cell office:value-type="string" calcext:value-type="string">
            <text:p>Test/img_01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3.jpg</text:p>
          </table:table-cell>
          <table:table-cell office:value-type="string" calcext:value-type="string">
            <text:p>train_img_01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3.jpg</text:p>
          </table:table-cell>
          <table:table-cell office:value-type="string" calcext:value-type="string">
            <text:p>test_img_0133.jpg</text:p>
          </table:table-cell>
        </table:table-row>
        <table:table-row table:style-name="ro1">
          <table:table-cell office:value-type="string" calcext:value-type="string">
            <text:p>Test/img_01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4.jpg</text:p>
          </table:table-cell>
          <table:table-cell office:value-type="string" calcext:value-type="string">
            <text:p>train_img_01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4.jpg</text:p>
          </table:table-cell>
          <table:table-cell office:value-type="string" calcext:value-type="string">
            <text:p>test_img_0134.jpg</text:p>
          </table:table-cell>
        </table:table-row>
        <table:table-row table:style-name="ro1">
          <table:table-cell office:value-type="string" calcext:value-type="string">
            <text:p>Test/img_01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5.jpg</text:p>
          </table:table-cell>
          <table:table-cell office:value-type="string" calcext:value-type="string">
            <text:p>train_img_01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5.jpg</text:p>
          </table:table-cell>
          <table:table-cell office:value-type="string" calcext:value-type="string">
            <text:p>test_img_0135.jpg</text:p>
          </table:table-cell>
        </table:table-row>
        <table:table-row table:style-name="ro1">
          <table:table-cell office:value-type="string" calcext:value-type="string">
            <text:p>Test/img_01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6.jpg</text:p>
          </table:table-cell>
          <table:table-cell office:value-type="string" calcext:value-type="string">
            <text:p>train_img_01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6.jpg</text:p>
          </table:table-cell>
          <table:table-cell office:value-type="string" calcext:value-type="string">
            <text:p>test_img_0136.jpg</text:p>
          </table:table-cell>
        </table:table-row>
        <table:table-row table:style-name="ro1">
          <table:table-cell office:value-type="string" calcext:value-type="string">
            <text:p>Test/img_01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7.jpg</text:p>
          </table:table-cell>
          <table:table-cell office:value-type="string" calcext:value-type="string">
            <text:p>train_img_01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7.jpg</text:p>
          </table:table-cell>
          <table:table-cell office:value-type="string" calcext:value-type="string">
            <text:p>test_img_0137.jpg</text:p>
          </table:table-cell>
        </table:table-row>
        <table:table-row table:style-name="ro1">
          <table:table-cell office:value-type="string" calcext:value-type="string">
            <text:p>Test/img_01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8.jpg</text:p>
          </table:table-cell>
          <table:table-cell office:value-type="string" calcext:value-type="string">
            <text:p>train_img_01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8.jpg</text:p>
          </table:table-cell>
          <table:table-cell office:value-type="string" calcext:value-type="string">
            <text:p>test_img_0138.jpg</text:p>
          </table:table-cell>
        </table:table-row>
        <table:table-row table:style-name="ro1">
          <table:table-cell office:value-type="string" calcext:value-type="string">
            <text:p>Test/img_01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39.jpg</text:p>
          </table:table-cell>
          <table:table-cell office:value-type="string" calcext:value-type="string">
            <text:p>train_img_01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39.jpg</text:p>
          </table:table-cell>
          <table:table-cell office:value-type="string" calcext:value-type="string">
            <text:p>test_img_0139.jpg</text:p>
          </table:table-cell>
        </table:table-row>
        <table:table-row table:style-name="ro1">
          <table:table-cell office:value-type="string" calcext:value-type="string">
            <text:p>Test/img_01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0.jpg</text:p>
          </table:table-cell>
          <table:table-cell office:value-type="string" calcext:value-type="string">
            <text:p>train_img_01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0.jpg</text:p>
          </table:table-cell>
          <table:table-cell office:value-type="string" calcext:value-type="string">
            <text:p>test_img_0140.jpg</text:p>
          </table:table-cell>
        </table:table-row>
        <table:table-row table:style-name="ro1">
          <table:table-cell office:value-type="string" calcext:value-type="string">
            <text:p>Test/img_01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1.jpg</text:p>
          </table:table-cell>
          <table:table-cell office:value-type="string" calcext:value-type="string">
            <text:p>train_img_01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1.jpg</text:p>
          </table:table-cell>
          <table:table-cell office:value-type="string" calcext:value-type="string">
            <text:p>test_img_0141.jpg</text:p>
          </table:table-cell>
        </table:table-row>
        <table:table-row table:style-name="ro1">
          <table:table-cell office:value-type="string" calcext:value-type="string">
            <text:p>Test/img_01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2.jpg</text:p>
          </table:table-cell>
          <table:table-cell office:value-type="string" calcext:value-type="string">
            <text:p>train_img_01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2.jpg</text:p>
          </table:table-cell>
          <table:table-cell office:value-type="string" calcext:value-type="string">
            <text:p>test_img_0142.jpg</text:p>
          </table:table-cell>
        </table:table-row>
        <table:table-row table:style-name="ro1">
          <table:table-cell office:value-type="string" calcext:value-type="string">
            <text:p>Test/img_01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3.jpg</text:p>
          </table:table-cell>
          <table:table-cell office:value-type="string" calcext:value-type="string">
            <text:p>train_img_01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3.jpg</text:p>
          </table:table-cell>
          <table:table-cell office:value-type="string" calcext:value-type="string">
            <text:p>test_img_0143.jpg</text:p>
          </table:table-cell>
        </table:table-row>
        <table:table-row table:style-name="ro1">
          <table:table-cell office:value-type="string" calcext:value-type="string">
            <text:p>Test/img_01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4.jpg</text:p>
          </table:table-cell>
          <table:table-cell office:value-type="string" calcext:value-type="string">
            <text:p>train_img_01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4.jpg</text:p>
          </table:table-cell>
          <table:table-cell office:value-type="string" calcext:value-type="string">
            <text:p>test_img_0144.jpg</text:p>
          </table:table-cell>
        </table:table-row>
        <table:table-row table:style-name="ro1">
          <table:table-cell office:value-type="string" calcext:value-type="string">
            <text:p>Test/img_01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5.jpg</text:p>
          </table:table-cell>
          <table:table-cell office:value-type="string" calcext:value-type="string">
            <text:p>train_img_01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5.jpg</text:p>
          </table:table-cell>
          <table:table-cell office:value-type="string" calcext:value-type="string">
            <text:p>test_img_0145.jpg</text:p>
          </table:table-cell>
        </table:table-row>
        <table:table-row table:style-name="ro1">
          <table:table-cell office:value-type="string" calcext:value-type="string">
            <text:p>Test/img_01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6.jpg</text:p>
          </table:table-cell>
          <table:table-cell office:value-type="string" calcext:value-type="string">
            <text:p>train_img_01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6.jpg</text:p>
          </table:table-cell>
          <table:table-cell office:value-type="string" calcext:value-type="string">
            <text:p>test_img_0146.jpg</text:p>
          </table:table-cell>
        </table:table-row>
        <table:table-row table:style-name="ro1">
          <table:table-cell office:value-type="string" calcext:value-type="string">
            <text:p>Test/img_01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7.jpg</text:p>
          </table:table-cell>
          <table:table-cell office:value-type="string" calcext:value-type="string">
            <text:p>train_img_01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7.jpg</text:p>
          </table:table-cell>
          <table:table-cell office:value-type="string" calcext:value-type="string">
            <text:p>test_img_0147.jpg</text:p>
          </table:table-cell>
        </table:table-row>
        <table:table-row table:style-name="ro1">
          <table:table-cell office:value-type="string" calcext:value-type="string">
            <text:p>Test/img_01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8.jpg</text:p>
          </table:table-cell>
          <table:table-cell office:value-type="string" calcext:value-type="string">
            <text:p>train_img_01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8.jpg</text:p>
          </table:table-cell>
          <table:table-cell office:value-type="string" calcext:value-type="string">
            <text:p>test_img_0148.jpg</text:p>
          </table:table-cell>
        </table:table-row>
        <table:table-row table:style-name="ro1">
          <table:table-cell office:value-type="string" calcext:value-type="string">
            <text:p>Test/img_01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49.jpg</text:p>
          </table:table-cell>
          <table:table-cell office:value-type="string" calcext:value-type="string">
            <text:p>train_img_01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49.jpg</text:p>
          </table:table-cell>
          <table:table-cell office:value-type="string" calcext:value-type="string">
            <text:p>test_img_0149.jpg</text:p>
          </table:table-cell>
        </table:table-row>
        <table:table-row table:style-name="ro1">
          <table:table-cell office:value-type="string" calcext:value-type="string">
            <text:p>Test/img_01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0.jpg</text:p>
          </table:table-cell>
          <table:table-cell office:value-type="string" calcext:value-type="string">
            <text:p>train_img_01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0.jpg</text:p>
          </table:table-cell>
          <table:table-cell office:value-type="string" calcext:value-type="string">
            <text:p>test_img_0150.jpg</text:p>
          </table:table-cell>
        </table:table-row>
        <table:table-row table:style-name="ro1">
          <table:table-cell office:value-type="string" calcext:value-type="string">
            <text:p>Test/img_01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1.jpg</text:p>
          </table:table-cell>
          <table:table-cell office:value-type="string" calcext:value-type="string">
            <text:p>train_img_01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1.jpg</text:p>
          </table:table-cell>
          <table:table-cell office:value-type="string" calcext:value-type="string">
            <text:p>test_img_0151.jpg</text:p>
          </table:table-cell>
        </table:table-row>
        <table:table-row table:style-name="ro1">
          <table:table-cell office:value-type="string" calcext:value-type="string">
            <text:p>Test/img_01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2.jpg</text:p>
          </table:table-cell>
          <table:table-cell office:value-type="string" calcext:value-type="string">
            <text:p>train_img_01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2.jpg</text:p>
          </table:table-cell>
          <table:table-cell office:value-type="string" calcext:value-type="string">
            <text:p>test_img_0152.jpg</text:p>
          </table:table-cell>
        </table:table-row>
        <table:table-row table:style-name="ro1">
          <table:table-cell office:value-type="string" calcext:value-type="string">
            <text:p>Test/img_01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3.jpg</text:p>
          </table:table-cell>
          <table:table-cell office:value-type="string" calcext:value-type="string">
            <text:p>train_img_01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3.jpg</text:p>
          </table:table-cell>
          <table:table-cell office:value-type="string" calcext:value-type="string">
            <text:p>test_img_0153.jpg</text:p>
          </table:table-cell>
        </table:table-row>
        <table:table-row table:style-name="ro1">
          <table:table-cell office:value-type="string" calcext:value-type="string">
            <text:p>Test/img_01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4.jpg</text:p>
          </table:table-cell>
          <table:table-cell office:value-type="string" calcext:value-type="string">
            <text:p>train_img_01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4.jpg</text:p>
          </table:table-cell>
          <table:table-cell office:value-type="string" calcext:value-type="string">
            <text:p>test_img_0154.jpg</text:p>
          </table:table-cell>
        </table:table-row>
        <table:table-row table:style-name="ro1">
          <table:table-cell office:value-type="string" calcext:value-type="string">
            <text:p>Test/img_01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5.jpg</text:p>
          </table:table-cell>
          <table:table-cell office:value-type="string" calcext:value-type="string">
            <text:p>train_img_01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5.jpg</text:p>
          </table:table-cell>
          <table:table-cell office:value-type="string" calcext:value-type="string">
            <text:p>test_img_0155.jpg</text:p>
          </table:table-cell>
        </table:table-row>
        <table:table-row table:style-name="ro1">
          <table:table-cell office:value-type="string" calcext:value-type="string">
            <text:p>Test/img_01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6.jpg</text:p>
          </table:table-cell>
          <table:table-cell office:value-type="string" calcext:value-type="string">
            <text:p>train_img_01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6.jpg</text:p>
          </table:table-cell>
          <table:table-cell office:value-type="string" calcext:value-type="string">
            <text:p>test_img_0156.jpg</text:p>
          </table:table-cell>
        </table:table-row>
        <table:table-row table:style-name="ro1">
          <table:table-cell office:value-type="string" calcext:value-type="string">
            <text:p>Test/img_01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7.jpg</text:p>
          </table:table-cell>
          <table:table-cell office:value-type="string" calcext:value-type="string">
            <text:p>train_img_01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7.jpg</text:p>
          </table:table-cell>
          <table:table-cell office:value-type="string" calcext:value-type="string">
            <text:p>test_img_0157.jpg</text:p>
          </table:table-cell>
        </table:table-row>
        <table:table-row table:style-name="ro1">
          <table:table-cell office:value-type="string" calcext:value-type="string">
            <text:p>Test/img_01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8.jpg</text:p>
          </table:table-cell>
          <table:table-cell office:value-type="string" calcext:value-type="string">
            <text:p>train_img_01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8.jpg</text:p>
          </table:table-cell>
          <table:table-cell office:value-type="string" calcext:value-type="string">
            <text:p>test_img_0158.jpg</text:p>
          </table:table-cell>
        </table:table-row>
        <table:table-row table:style-name="ro1">
          <table:table-cell office:value-type="string" calcext:value-type="string">
            <text:p>Test/img_01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59.jpg</text:p>
          </table:table-cell>
          <table:table-cell office:value-type="string" calcext:value-type="string">
            <text:p>train_img_01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59.jpg</text:p>
          </table:table-cell>
          <table:table-cell office:value-type="string" calcext:value-type="string">
            <text:p>test_img_0159.jpg</text:p>
          </table:table-cell>
        </table:table-row>
        <table:table-row table:style-name="ro1">
          <table:table-cell office:value-type="string" calcext:value-type="string">
            <text:p>Test/img_01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0.jpg</text:p>
          </table:table-cell>
          <table:table-cell office:value-type="string" calcext:value-type="string">
            <text:p>train_img_01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0.jpg</text:p>
          </table:table-cell>
          <table:table-cell office:value-type="string" calcext:value-type="string">
            <text:p>test_img_0160.jpg</text:p>
          </table:table-cell>
        </table:table-row>
        <table:table-row table:style-name="ro1">
          <table:table-cell office:value-type="string" calcext:value-type="string">
            <text:p>Test/img_01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1.jpg</text:p>
          </table:table-cell>
          <table:table-cell office:value-type="string" calcext:value-type="string">
            <text:p>train_img_01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1.jpg</text:p>
          </table:table-cell>
          <table:table-cell office:value-type="string" calcext:value-type="string">
            <text:p>test_img_0161.jpg</text:p>
          </table:table-cell>
        </table:table-row>
        <table:table-row table:style-name="ro1">
          <table:table-cell office:value-type="string" calcext:value-type="string">
            <text:p>Test/img_01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2.jpg</text:p>
          </table:table-cell>
          <table:table-cell office:value-type="string" calcext:value-type="string">
            <text:p>train_img_01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2.jpg</text:p>
          </table:table-cell>
          <table:table-cell office:value-type="string" calcext:value-type="string">
            <text:p>test_img_0162.jpg</text:p>
          </table:table-cell>
        </table:table-row>
        <table:table-row table:style-name="ro1">
          <table:table-cell office:value-type="string" calcext:value-type="string">
            <text:p>Test/img_01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3.jpg</text:p>
          </table:table-cell>
          <table:table-cell office:value-type="string" calcext:value-type="string">
            <text:p>train_img_01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3.jpg</text:p>
          </table:table-cell>
          <table:table-cell office:value-type="string" calcext:value-type="string">
            <text:p>test_img_0163.jpg</text:p>
          </table:table-cell>
        </table:table-row>
        <table:table-row table:style-name="ro1">
          <table:table-cell office:value-type="string" calcext:value-type="string">
            <text:p>Test/img_01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4.jpg</text:p>
          </table:table-cell>
          <table:table-cell office:value-type="string" calcext:value-type="string">
            <text:p>train_img_01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4.jpg</text:p>
          </table:table-cell>
          <table:table-cell office:value-type="string" calcext:value-type="string">
            <text:p>test_img_0164.jpg</text:p>
          </table:table-cell>
        </table:table-row>
        <table:table-row table:style-name="ro1">
          <table:table-cell office:value-type="string" calcext:value-type="string">
            <text:p>Test/img_01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5.jpg</text:p>
          </table:table-cell>
          <table:table-cell office:value-type="string" calcext:value-type="string">
            <text:p>train_img_01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5.jpg</text:p>
          </table:table-cell>
          <table:table-cell office:value-type="string" calcext:value-type="string">
            <text:p>test_img_0165.jpg</text:p>
          </table:table-cell>
        </table:table-row>
        <table:table-row table:style-name="ro1">
          <table:table-cell office:value-type="string" calcext:value-type="string">
            <text:p>Test/img_01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6.jpg</text:p>
          </table:table-cell>
          <table:table-cell office:value-type="string" calcext:value-type="string">
            <text:p>train_img_01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6.jpg</text:p>
          </table:table-cell>
          <table:table-cell office:value-type="string" calcext:value-type="string">
            <text:p>test_img_0166.jpg</text:p>
          </table:table-cell>
        </table:table-row>
        <table:table-row table:style-name="ro1">
          <table:table-cell office:value-type="string" calcext:value-type="string">
            <text:p>Test/img_01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7.jpg</text:p>
          </table:table-cell>
          <table:table-cell office:value-type="string" calcext:value-type="string">
            <text:p>train_img_01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7.jpg</text:p>
          </table:table-cell>
          <table:table-cell office:value-type="string" calcext:value-type="string">
            <text:p>test_img_0167.jpg</text:p>
          </table:table-cell>
        </table:table-row>
        <table:table-row table:style-name="ro1">
          <table:table-cell office:value-type="string" calcext:value-type="string">
            <text:p>Test/img_01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8.jpg</text:p>
          </table:table-cell>
          <table:table-cell office:value-type="string" calcext:value-type="string">
            <text:p>train_img_01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8.jpg</text:p>
          </table:table-cell>
          <table:table-cell office:value-type="string" calcext:value-type="string">
            <text:p>test_img_0168.jpg</text:p>
          </table:table-cell>
        </table:table-row>
        <table:table-row table:style-name="ro1">
          <table:table-cell office:value-type="string" calcext:value-type="string">
            <text:p>Test/img_01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69.jpg</text:p>
          </table:table-cell>
          <table:table-cell office:value-type="string" calcext:value-type="string">
            <text:p>train_img_01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69.jpg</text:p>
          </table:table-cell>
          <table:table-cell office:value-type="string" calcext:value-type="string">
            <text:p>test_img_0169.jpg</text:p>
          </table:table-cell>
        </table:table-row>
        <table:table-row table:style-name="ro1">
          <table:table-cell office:value-type="string" calcext:value-type="string">
            <text:p>Test/img_01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0.jpg</text:p>
          </table:table-cell>
          <table:table-cell office:value-type="string" calcext:value-type="string">
            <text:p>train_img_01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0.jpg</text:p>
          </table:table-cell>
          <table:table-cell office:value-type="string" calcext:value-type="string">
            <text:p>test_img_0170.jpg</text:p>
          </table:table-cell>
        </table:table-row>
        <table:table-row table:style-name="ro1">
          <table:table-cell office:value-type="string" calcext:value-type="string">
            <text:p>Test/img_01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1.jpg</text:p>
          </table:table-cell>
          <table:table-cell office:value-type="string" calcext:value-type="string">
            <text:p>train_img_01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1.jpg</text:p>
          </table:table-cell>
          <table:table-cell office:value-type="string" calcext:value-type="string">
            <text:p>test_img_0171.jpg</text:p>
          </table:table-cell>
        </table:table-row>
        <table:table-row table:style-name="ro1">
          <table:table-cell office:value-type="string" calcext:value-type="string">
            <text:p>Test/img_01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2.jpg</text:p>
          </table:table-cell>
          <table:table-cell office:value-type="string" calcext:value-type="string">
            <text:p>train_img_01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2.jpg</text:p>
          </table:table-cell>
          <table:table-cell office:value-type="string" calcext:value-type="string">
            <text:p>test_img_0172.jpg</text:p>
          </table:table-cell>
        </table:table-row>
        <table:table-row table:style-name="ro1">
          <table:table-cell office:value-type="string" calcext:value-type="string">
            <text:p>Test/img_01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3.jpg</text:p>
          </table:table-cell>
          <table:table-cell office:value-type="string" calcext:value-type="string">
            <text:p>train_img_01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3.jpg</text:p>
          </table:table-cell>
          <table:table-cell office:value-type="string" calcext:value-type="string">
            <text:p>test_img_0173.jpg</text:p>
          </table:table-cell>
        </table:table-row>
        <table:table-row table:style-name="ro1">
          <table:table-cell office:value-type="string" calcext:value-type="string">
            <text:p>Test/img_01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4.jpg</text:p>
          </table:table-cell>
          <table:table-cell office:value-type="string" calcext:value-type="string">
            <text:p>train_img_01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4.jpg</text:p>
          </table:table-cell>
          <table:table-cell office:value-type="string" calcext:value-type="string">
            <text:p>test_img_0174.jpg</text:p>
          </table:table-cell>
        </table:table-row>
        <table:table-row table:style-name="ro1">
          <table:table-cell office:value-type="string" calcext:value-type="string">
            <text:p>Test/img_01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5.jpg</text:p>
          </table:table-cell>
          <table:table-cell office:value-type="string" calcext:value-type="string">
            <text:p>train_img_01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5.jpg</text:p>
          </table:table-cell>
          <table:table-cell office:value-type="string" calcext:value-type="string">
            <text:p>test_img_0175.jpg</text:p>
          </table:table-cell>
        </table:table-row>
        <table:table-row table:style-name="ro1">
          <table:table-cell office:value-type="string" calcext:value-type="string">
            <text:p>Test/img_01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6.jpg</text:p>
          </table:table-cell>
          <table:table-cell office:value-type="string" calcext:value-type="string">
            <text:p>train_img_01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6.jpg</text:p>
          </table:table-cell>
          <table:table-cell office:value-type="string" calcext:value-type="string">
            <text:p>test_img_0176.jpg</text:p>
          </table:table-cell>
        </table:table-row>
        <table:table-row table:style-name="ro1">
          <table:table-cell office:value-type="string" calcext:value-type="string">
            <text:p>Test/img_01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7.jpg</text:p>
          </table:table-cell>
          <table:table-cell office:value-type="string" calcext:value-type="string">
            <text:p>train_img_01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7.jpg</text:p>
          </table:table-cell>
          <table:table-cell office:value-type="string" calcext:value-type="string">
            <text:p>test_img_0177.jpg</text:p>
          </table:table-cell>
        </table:table-row>
        <table:table-row table:style-name="ro1">
          <table:table-cell office:value-type="string" calcext:value-type="string">
            <text:p>Test/img_01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8.jpg</text:p>
          </table:table-cell>
          <table:table-cell office:value-type="string" calcext:value-type="string">
            <text:p>train_img_01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8.jpg</text:p>
          </table:table-cell>
          <table:table-cell office:value-type="string" calcext:value-type="string">
            <text:p>test_img_0178.jpg</text:p>
          </table:table-cell>
        </table:table-row>
        <table:table-row table:style-name="ro1">
          <table:table-cell office:value-type="string" calcext:value-type="string">
            <text:p>Test/img_01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79.jpg</text:p>
          </table:table-cell>
          <table:table-cell office:value-type="string" calcext:value-type="string">
            <text:p>train_img_01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79.jpg</text:p>
          </table:table-cell>
          <table:table-cell office:value-type="string" calcext:value-type="string">
            <text:p>test_img_0179.jpg</text:p>
          </table:table-cell>
        </table:table-row>
        <table:table-row table:style-name="ro1">
          <table:table-cell office:value-type="string" calcext:value-type="string">
            <text:p>Test/img_01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0.jpg</text:p>
          </table:table-cell>
          <table:table-cell office:value-type="string" calcext:value-type="string">
            <text:p>train_img_01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0.jpg</text:p>
          </table:table-cell>
          <table:table-cell office:value-type="string" calcext:value-type="string">
            <text:p>test_img_0180.jpg</text:p>
          </table:table-cell>
        </table:table-row>
        <table:table-row table:style-name="ro1">
          <table:table-cell office:value-type="string" calcext:value-type="string">
            <text:p>Test/img_01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1.jpg</text:p>
          </table:table-cell>
          <table:table-cell office:value-type="string" calcext:value-type="string">
            <text:p>train_img_01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1.jpg</text:p>
          </table:table-cell>
          <table:table-cell office:value-type="string" calcext:value-type="string">
            <text:p>test_img_0181.jpg</text:p>
          </table:table-cell>
        </table:table-row>
        <table:table-row table:style-name="ro1">
          <table:table-cell office:value-type="string" calcext:value-type="string">
            <text:p>Test/img_01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2.jpg</text:p>
          </table:table-cell>
          <table:table-cell office:value-type="string" calcext:value-type="string">
            <text:p>train_img_01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2.jpg</text:p>
          </table:table-cell>
          <table:table-cell office:value-type="string" calcext:value-type="string">
            <text:p>test_img_0182.jpg</text:p>
          </table:table-cell>
        </table:table-row>
        <table:table-row table:style-name="ro1">
          <table:table-cell office:value-type="string" calcext:value-type="string">
            <text:p>Test/img_01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3.jpg</text:p>
          </table:table-cell>
          <table:table-cell office:value-type="string" calcext:value-type="string">
            <text:p>train_img_01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3.jpg</text:p>
          </table:table-cell>
          <table:table-cell office:value-type="string" calcext:value-type="string">
            <text:p>test_img_0183.jpg</text:p>
          </table:table-cell>
        </table:table-row>
        <table:table-row table:style-name="ro1">
          <table:table-cell office:value-type="string" calcext:value-type="string">
            <text:p>Test/img_01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4.jpg</text:p>
          </table:table-cell>
          <table:table-cell office:value-type="string" calcext:value-type="string">
            <text:p>train_img_01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4.jpg</text:p>
          </table:table-cell>
          <table:table-cell office:value-type="string" calcext:value-type="string">
            <text:p>test_img_0184.jpg</text:p>
          </table:table-cell>
        </table:table-row>
        <table:table-row table:style-name="ro1">
          <table:table-cell office:value-type="string" calcext:value-type="string">
            <text:p>Test/img_01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5.jpg</text:p>
          </table:table-cell>
          <table:table-cell office:value-type="string" calcext:value-type="string">
            <text:p>train_img_01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5.jpg</text:p>
          </table:table-cell>
          <table:table-cell office:value-type="string" calcext:value-type="string">
            <text:p>test_img_0185.jpg</text:p>
          </table:table-cell>
        </table:table-row>
        <table:table-row table:style-name="ro1">
          <table:table-cell office:value-type="string" calcext:value-type="string">
            <text:p>Test/img_01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6.jpg</text:p>
          </table:table-cell>
          <table:table-cell office:value-type="string" calcext:value-type="string">
            <text:p>train_img_01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6.jpg</text:p>
          </table:table-cell>
          <table:table-cell office:value-type="string" calcext:value-type="string">
            <text:p>test_img_0186.jpg</text:p>
          </table:table-cell>
        </table:table-row>
        <table:table-row table:style-name="ro1">
          <table:table-cell office:value-type="string" calcext:value-type="string">
            <text:p>Test/img_01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7.jpg</text:p>
          </table:table-cell>
          <table:table-cell office:value-type="string" calcext:value-type="string">
            <text:p>train_img_01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7.jpg</text:p>
          </table:table-cell>
          <table:table-cell office:value-type="string" calcext:value-type="string">
            <text:p>test_img_0187.jpg</text:p>
          </table:table-cell>
        </table:table-row>
        <table:table-row table:style-name="ro1">
          <table:table-cell office:value-type="string" calcext:value-type="string">
            <text:p>Test/img_01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8.jpg</text:p>
          </table:table-cell>
          <table:table-cell office:value-type="string" calcext:value-type="string">
            <text:p>train_img_01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8.jpg</text:p>
          </table:table-cell>
          <table:table-cell office:value-type="string" calcext:value-type="string">
            <text:p>test_img_0188.jpg</text:p>
          </table:table-cell>
        </table:table-row>
        <table:table-row table:style-name="ro1">
          <table:table-cell office:value-type="string" calcext:value-type="string">
            <text:p>Test/img_01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89.jpg</text:p>
          </table:table-cell>
          <table:table-cell office:value-type="string" calcext:value-type="string">
            <text:p>train_img_01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89.jpg</text:p>
          </table:table-cell>
          <table:table-cell office:value-type="string" calcext:value-type="string">
            <text:p>test_img_0189.jpg</text:p>
          </table:table-cell>
        </table:table-row>
        <table:table-row table:style-name="ro1">
          <table:table-cell office:value-type="string" calcext:value-type="string">
            <text:p>Test/img_01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0.jpg</text:p>
          </table:table-cell>
          <table:table-cell office:value-type="string" calcext:value-type="string">
            <text:p>train_img_01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0.jpg</text:p>
          </table:table-cell>
          <table:table-cell office:value-type="string" calcext:value-type="string">
            <text:p>test_img_0190.jpg</text:p>
          </table:table-cell>
        </table:table-row>
        <table:table-row table:style-name="ro1">
          <table:table-cell office:value-type="string" calcext:value-type="string">
            <text:p>Test/img_01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1.jpg</text:p>
          </table:table-cell>
          <table:table-cell office:value-type="string" calcext:value-type="string">
            <text:p>train_img_01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1.jpg</text:p>
          </table:table-cell>
          <table:table-cell office:value-type="string" calcext:value-type="string">
            <text:p>test_img_0191.jpg</text:p>
          </table:table-cell>
        </table:table-row>
        <table:table-row table:style-name="ro1">
          <table:table-cell office:value-type="string" calcext:value-type="string">
            <text:p>Test/img_01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2.jpg</text:p>
          </table:table-cell>
          <table:table-cell office:value-type="string" calcext:value-type="string">
            <text:p>train_img_01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2.jpg</text:p>
          </table:table-cell>
          <table:table-cell office:value-type="string" calcext:value-type="string">
            <text:p>test_img_0192.jpg</text:p>
          </table:table-cell>
        </table:table-row>
        <table:table-row table:style-name="ro1">
          <table:table-cell office:value-type="string" calcext:value-type="string">
            <text:p>Test/img_01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3.jpg</text:p>
          </table:table-cell>
          <table:table-cell office:value-type="string" calcext:value-type="string">
            <text:p>train_img_01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3.jpg</text:p>
          </table:table-cell>
          <table:table-cell office:value-type="string" calcext:value-type="string">
            <text:p>test_img_0193.jpg</text:p>
          </table:table-cell>
        </table:table-row>
        <table:table-row table:style-name="ro1">
          <table:table-cell office:value-type="string" calcext:value-type="string">
            <text:p>Test/img_01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4.jpg</text:p>
          </table:table-cell>
          <table:table-cell office:value-type="string" calcext:value-type="string">
            <text:p>train_img_01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4.jpg</text:p>
          </table:table-cell>
          <table:table-cell office:value-type="string" calcext:value-type="string">
            <text:p>test_img_0194.jpg</text:p>
          </table:table-cell>
        </table:table-row>
        <table:table-row table:style-name="ro1">
          <table:table-cell office:value-type="string" calcext:value-type="string">
            <text:p>Test/img_01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5.jpg</text:p>
          </table:table-cell>
          <table:table-cell office:value-type="string" calcext:value-type="string">
            <text:p>train_img_01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5.jpg</text:p>
          </table:table-cell>
          <table:table-cell office:value-type="string" calcext:value-type="string">
            <text:p>test_img_0195.jpg</text:p>
          </table:table-cell>
        </table:table-row>
        <table:table-row table:style-name="ro1">
          <table:table-cell office:value-type="string" calcext:value-type="string">
            <text:p>Test/img_01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6.jpg</text:p>
          </table:table-cell>
          <table:table-cell office:value-type="string" calcext:value-type="string">
            <text:p>train_img_01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6.jpg</text:p>
          </table:table-cell>
          <table:table-cell office:value-type="string" calcext:value-type="string">
            <text:p>test_img_0196.jpg</text:p>
          </table:table-cell>
        </table:table-row>
        <table:table-row table:style-name="ro1">
          <table:table-cell office:value-type="string" calcext:value-type="string">
            <text:p>Test/img_01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7.jpg</text:p>
          </table:table-cell>
          <table:table-cell office:value-type="string" calcext:value-type="string">
            <text:p>train_img_01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7.jpg</text:p>
          </table:table-cell>
          <table:table-cell office:value-type="string" calcext:value-type="string">
            <text:p>test_img_0197.jpg</text:p>
          </table:table-cell>
        </table:table-row>
        <table:table-row table:style-name="ro1">
          <table:table-cell office:value-type="string" calcext:value-type="string">
            <text:p>Test/img_01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8.jpg</text:p>
          </table:table-cell>
          <table:table-cell office:value-type="string" calcext:value-type="string">
            <text:p>train_img_01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8.jpg</text:p>
          </table:table-cell>
          <table:table-cell office:value-type="string" calcext:value-type="string">
            <text:p>test_img_0198.jpg</text:p>
          </table:table-cell>
        </table:table-row>
        <table:table-row table:style-name="ro1">
          <table:table-cell office:value-type="string" calcext:value-type="string">
            <text:p>Test/img_01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199.jpg</text:p>
          </table:table-cell>
          <table:table-cell office:value-type="string" calcext:value-type="string">
            <text:p>train_img_01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199.jpg</text:p>
          </table:table-cell>
          <table:table-cell office:value-type="string" calcext:value-type="string">
            <text:p>test_img_0199.jpg</text:p>
          </table:table-cell>
        </table:table-row>
        <table:table-row table:style-name="ro1">
          <table:table-cell office:value-type="string" calcext:value-type="string">
            <text:p>Test/img_02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0.jpg</text:p>
          </table:table-cell>
          <table:table-cell office:value-type="string" calcext:value-type="string">
            <text:p>train_img_02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0.jpg</text:p>
          </table:table-cell>
          <table:table-cell office:value-type="string" calcext:value-type="string">
            <text:p>test_img_0200.jpg</text:p>
          </table:table-cell>
        </table:table-row>
        <table:table-row table:style-name="ro1">
          <table:table-cell office:value-type="string" calcext:value-type="string">
            <text:p>Test/img_02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1.jpg</text:p>
          </table:table-cell>
          <table:table-cell office:value-type="string" calcext:value-type="string">
            <text:p>train_img_02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1.jpg</text:p>
          </table:table-cell>
          <table:table-cell office:value-type="string" calcext:value-type="string">
            <text:p>test_img_0201.jpg</text:p>
          </table:table-cell>
        </table:table-row>
        <table:table-row table:style-name="ro1">
          <table:table-cell office:value-type="string" calcext:value-type="string">
            <text:p>Test/img_02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2.jpg</text:p>
          </table:table-cell>
          <table:table-cell office:value-type="string" calcext:value-type="string">
            <text:p>train_img_02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2.jpg</text:p>
          </table:table-cell>
          <table:table-cell office:value-type="string" calcext:value-type="string">
            <text:p>test_img_0202.jpg</text:p>
          </table:table-cell>
        </table:table-row>
        <table:table-row table:style-name="ro1">
          <table:table-cell office:value-type="string" calcext:value-type="string">
            <text:p>Test/img_02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3.jpg</text:p>
          </table:table-cell>
          <table:table-cell office:value-type="string" calcext:value-type="string">
            <text:p>train_img_02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3.jpg</text:p>
          </table:table-cell>
          <table:table-cell office:value-type="string" calcext:value-type="string">
            <text:p>test_img_0203.jpg</text:p>
          </table:table-cell>
        </table:table-row>
        <table:table-row table:style-name="ro1">
          <table:table-cell office:value-type="string" calcext:value-type="string">
            <text:p>Test/img_02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4.jpg</text:p>
          </table:table-cell>
          <table:table-cell office:value-type="string" calcext:value-type="string">
            <text:p>train_img_02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4.jpg</text:p>
          </table:table-cell>
          <table:table-cell office:value-type="string" calcext:value-type="string">
            <text:p>test_img_0204.jpg</text:p>
          </table:table-cell>
        </table:table-row>
        <table:table-row table:style-name="ro1">
          <table:table-cell office:value-type="string" calcext:value-type="string">
            <text:p>Test/img_02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5.jpg</text:p>
          </table:table-cell>
          <table:table-cell office:value-type="string" calcext:value-type="string">
            <text:p>train_img_02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5.jpg</text:p>
          </table:table-cell>
          <table:table-cell office:value-type="string" calcext:value-type="string">
            <text:p>test_img_0205.jpg</text:p>
          </table:table-cell>
        </table:table-row>
        <table:table-row table:style-name="ro1">
          <table:table-cell office:value-type="string" calcext:value-type="string">
            <text:p>Test/img_02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6.jpg</text:p>
          </table:table-cell>
          <table:table-cell office:value-type="string" calcext:value-type="string">
            <text:p>train_img_02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6.jpg</text:p>
          </table:table-cell>
          <table:table-cell office:value-type="string" calcext:value-type="string">
            <text:p>test_img_0206.jpg</text:p>
          </table:table-cell>
        </table:table-row>
        <table:table-row table:style-name="ro1">
          <table:table-cell office:value-type="string" calcext:value-type="string">
            <text:p>Test/img_02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7.jpg</text:p>
          </table:table-cell>
          <table:table-cell office:value-type="string" calcext:value-type="string">
            <text:p>train_img_02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7.jpg</text:p>
          </table:table-cell>
          <table:table-cell office:value-type="string" calcext:value-type="string">
            <text:p>test_img_0207.jpg</text:p>
          </table:table-cell>
        </table:table-row>
        <table:table-row table:style-name="ro1">
          <table:table-cell office:value-type="string" calcext:value-type="string">
            <text:p>Test/img_02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8.jpg</text:p>
          </table:table-cell>
          <table:table-cell office:value-type="string" calcext:value-type="string">
            <text:p>train_img_02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8.jpg</text:p>
          </table:table-cell>
          <table:table-cell office:value-type="string" calcext:value-type="string">
            <text:p>test_img_0208.jpg</text:p>
          </table:table-cell>
        </table:table-row>
        <table:table-row table:style-name="ro1">
          <table:table-cell office:value-type="string" calcext:value-type="string">
            <text:p>Test/img_02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09.jpg</text:p>
          </table:table-cell>
          <table:table-cell office:value-type="string" calcext:value-type="string">
            <text:p>train_img_02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09.jpg</text:p>
          </table:table-cell>
          <table:table-cell office:value-type="string" calcext:value-type="string">
            <text:p>test_img_0209.jpg</text:p>
          </table:table-cell>
        </table:table-row>
        <table:table-row table:style-name="ro1">
          <table:table-cell office:value-type="string" calcext:value-type="string">
            <text:p>Test/img_02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0.jpg</text:p>
          </table:table-cell>
          <table:table-cell office:value-type="string" calcext:value-type="string">
            <text:p>train_img_02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0.jpg</text:p>
          </table:table-cell>
          <table:table-cell office:value-type="string" calcext:value-type="string">
            <text:p>test_img_0210.jpg</text:p>
          </table:table-cell>
        </table:table-row>
        <table:table-row table:style-name="ro1">
          <table:table-cell office:value-type="string" calcext:value-type="string">
            <text:p>Test/img_02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1.jpg</text:p>
          </table:table-cell>
          <table:table-cell office:value-type="string" calcext:value-type="string">
            <text:p>train_img_02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1.jpg</text:p>
          </table:table-cell>
          <table:table-cell office:value-type="string" calcext:value-type="string">
            <text:p>test_img_0211.jpg</text:p>
          </table:table-cell>
        </table:table-row>
        <table:table-row table:style-name="ro1">
          <table:table-cell office:value-type="string" calcext:value-type="string">
            <text:p>Test/img_02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2.jpg</text:p>
          </table:table-cell>
          <table:table-cell office:value-type="string" calcext:value-type="string">
            <text:p>train_img_02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2.jpg</text:p>
          </table:table-cell>
          <table:table-cell office:value-type="string" calcext:value-type="string">
            <text:p>test_img_0212.jpg</text:p>
          </table:table-cell>
        </table:table-row>
        <table:table-row table:style-name="ro1">
          <table:table-cell office:value-type="string" calcext:value-type="string">
            <text:p>Test/img_02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3.jpg</text:p>
          </table:table-cell>
          <table:table-cell office:value-type="string" calcext:value-type="string">
            <text:p>train_img_02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3.jpg</text:p>
          </table:table-cell>
          <table:table-cell office:value-type="string" calcext:value-type="string">
            <text:p>test_img_0213.jpg</text:p>
          </table:table-cell>
        </table:table-row>
        <table:table-row table:style-name="ro1">
          <table:table-cell office:value-type="string" calcext:value-type="string">
            <text:p>Test/img_02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4.jpg</text:p>
          </table:table-cell>
          <table:table-cell office:value-type="string" calcext:value-type="string">
            <text:p>train_img_02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4.jpg</text:p>
          </table:table-cell>
          <table:table-cell office:value-type="string" calcext:value-type="string">
            <text:p>test_img_0214.jpg</text:p>
          </table:table-cell>
        </table:table-row>
        <table:table-row table:style-name="ro1">
          <table:table-cell office:value-type="string" calcext:value-type="string">
            <text:p>Test/img_02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5.jpg</text:p>
          </table:table-cell>
          <table:table-cell office:value-type="string" calcext:value-type="string">
            <text:p>train_img_02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5.jpg</text:p>
          </table:table-cell>
          <table:table-cell office:value-type="string" calcext:value-type="string">
            <text:p>test_img_0215.jpg</text:p>
          </table:table-cell>
        </table:table-row>
        <table:table-row table:style-name="ro1">
          <table:table-cell office:value-type="string" calcext:value-type="string">
            <text:p>Test/img_02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6.jpg</text:p>
          </table:table-cell>
          <table:table-cell office:value-type="string" calcext:value-type="string">
            <text:p>train_img_02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6.jpg</text:p>
          </table:table-cell>
          <table:table-cell office:value-type="string" calcext:value-type="string">
            <text:p>test_img_0216.jpg</text:p>
          </table:table-cell>
        </table:table-row>
        <table:table-row table:style-name="ro1">
          <table:table-cell office:value-type="string" calcext:value-type="string">
            <text:p>Test/img_02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7.jpg</text:p>
          </table:table-cell>
          <table:table-cell office:value-type="string" calcext:value-type="string">
            <text:p>train_img_02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7.jpg</text:p>
          </table:table-cell>
          <table:table-cell office:value-type="string" calcext:value-type="string">
            <text:p>test_img_0217.jpg</text:p>
          </table:table-cell>
        </table:table-row>
        <table:table-row table:style-name="ro1">
          <table:table-cell office:value-type="string" calcext:value-type="string">
            <text:p>Test/img_02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8.jpg</text:p>
          </table:table-cell>
          <table:table-cell office:value-type="string" calcext:value-type="string">
            <text:p>train_img_02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8.jpg</text:p>
          </table:table-cell>
          <table:table-cell office:value-type="string" calcext:value-type="string">
            <text:p>test_img_0218.jpg</text:p>
          </table:table-cell>
        </table:table-row>
        <table:table-row table:style-name="ro1">
          <table:table-cell office:value-type="string" calcext:value-type="string">
            <text:p>Test/img_02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19.jpg</text:p>
          </table:table-cell>
          <table:table-cell office:value-type="string" calcext:value-type="string">
            <text:p>train_img_02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19.jpg</text:p>
          </table:table-cell>
          <table:table-cell office:value-type="string" calcext:value-type="string">
            <text:p>test_img_0219.jpg</text:p>
          </table:table-cell>
        </table:table-row>
        <table:table-row table:style-name="ro1">
          <table:table-cell office:value-type="string" calcext:value-type="string">
            <text:p>Test/img_02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0.jpg</text:p>
          </table:table-cell>
          <table:table-cell office:value-type="string" calcext:value-type="string">
            <text:p>train_img_02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0.jpg</text:p>
          </table:table-cell>
          <table:table-cell office:value-type="string" calcext:value-type="string">
            <text:p>test_img_0220.jpg</text:p>
          </table:table-cell>
        </table:table-row>
        <table:table-row table:style-name="ro1">
          <table:table-cell office:value-type="string" calcext:value-type="string">
            <text:p>Test/img_02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1.jpg</text:p>
          </table:table-cell>
          <table:table-cell office:value-type="string" calcext:value-type="string">
            <text:p>train_img_02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1.jpg</text:p>
          </table:table-cell>
          <table:table-cell office:value-type="string" calcext:value-type="string">
            <text:p>test_img_0221.jpg</text:p>
          </table:table-cell>
        </table:table-row>
        <table:table-row table:style-name="ro1">
          <table:table-cell office:value-type="string" calcext:value-type="string">
            <text:p>Test/img_02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2.jpg</text:p>
          </table:table-cell>
          <table:table-cell office:value-type="string" calcext:value-type="string">
            <text:p>train_img_02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2.jpg</text:p>
          </table:table-cell>
          <table:table-cell office:value-type="string" calcext:value-type="string">
            <text:p>test_img_0222.jpg</text:p>
          </table:table-cell>
        </table:table-row>
        <table:table-row table:style-name="ro1">
          <table:table-cell office:value-type="string" calcext:value-type="string">
            <text:p>Test/img_02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3.jpg</text:p>
          </table:table-cell>
          <table:table-cell office:value-type="string" calcext:value-type="string">
            <text:p>train_img_02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3.jpg</text:p>
          </table:table-cell>
          <table:table-cell office:value-type="string" calcext:value-type="string">
            <text:p>test_img_0223.jpg</text:p>
          </table:table-cell>
        </table:table-row>
        <table:table-row table:style-name="ro1">
          <table:table-cell office:value-type="string" calcext:value-type="string">
            <text:p>Test/img_02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4.jpg</text:p>
          </table:table-cell>
          <table:table-cell office:value-type="string" calcext:value-type="string">
            <text:p>train_img_02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4.jpg</text:p>
          </table:table-cell>
          <table:table-cell office:value-type="string" calcext:value-type="string">
            <text:p>test_img_0224.jpg</text:p>
          </table:table-cell>
        </table:table-row>
        <table:table-row table:style-name="ro1">
          <table:table-cell office:value-type="string" calcext:value-type="string">
            <text:p>Test/img_02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5.jpg</text:p>
          </table:table-cell>
          <table:table-cell office:value-type="string" calcext:value-type="string">
            <text:p>train_img_02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5.jpg</text:p>
          </table:table-cell>
          <table:table-cell office:value-type="string" calcext:value-type="string">
            <text:p>test_img_0225.jpg</text:p>
          </table:table-cell>
        </table:table-row>
        <table:table-row table:style-name="ro1">
          <table:table-cell office:value-type="string" calcext:value-type="string">
            <text:p>Test/img_02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6.jpg</text:p>
          </table:table-cell>
          <table:table-cell office:value-type="string" calcext:value-type="string">
            <text:p>train_img_02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6.jpg</text:p>
          </table:table-cell>
          <table:table-cell office:value-type="string" calcext:value-type="string">
            <text:p>test_img_0226.jpg</text:p>
          </table:table-cell>
        </table:table-row>
        <table:table-row table:style-name="ro1">
          <table:table-cell office:value-type="string" calcext:value-type="string">
            <text:p>Test/img_02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7.jpg</text:p>
          </table:table-cell>
          <table:table-cell office:value-type="string" calcext:value-type="string">
            <text:p>train_img_02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7.jpg</text:p>
          </table:table-cell>
          <table:table-cell office:value-type="string" calcext:value-type="string">
            <text:p>test_img_0227.jpg</text:p>
          </table:table-cell>
        </table:table-row>
        <table:table-row table:style-name="ro1">
          <table:table-cell office:value-type="string" calcext:value-type="string">
            <text:p>Test/img_02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8.jpg</text:p>
          </table:table-cell>
          <table:table-cell office:value-type="string" calcext:value-type="string">
            <text:p>train_img_02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8.jpg</text:p>
          </table:table-cell>
          <table:table-cell office:value-type="string" calcext:value-type="string">
            <text:p>test_img_0228.jpg</text:p>
          </table:table-cell>
        </table:table-row>
        <table:table-row table:style-name="ro1">
          <table:table-cell office:value-type="string" calcext:value-type="string">
            <text:p>Test/img_02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29.jpg</text:p>
          </table:table-cell>
          <table:table-cell office:value-type="string" calcext:value-type="string">
            <text:p>train_img_02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29.jpg</text:p>
          </table:table-cell>
          <table:table-cell office:value-type="string" calcext:value-type="string">
            <text:p>test_img_0229.jpg</text:p>
          </table:table-cell>
        </table:table-row>
        <table:table-row table:style-name="ro1">
          <table:table-cell office:value-type="string" calcext:value-type="string">
            <text:p>Test/img_02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0.jpg</text:p>
          </table:table-cell>
          <table:table-cell office:value-type="string" calcext:value-type="string">
            <text:p>train_img_02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0.jpg</text:p>
          </table:table-cell>
          <table:table-cell office:value-type="string" calcext:value-type="string">
            <text:p>test_img_0230.jpg</text:p>
          </table:table-cell>
        </table:table-row>
        <table:table-row table:style-name="ro1">
          <table:table-cell office:value-type="string" calcext:value-type="string">
            <text:p>Test/img_02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1.jpg</text:p>
          </table:table-cell>
          <table:table-cell office:value-type="string" calcext:value-type="string">
            <text:p>train_img_02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1.jpg</text:p>
          </table:table-cell>
          <table:table-cell office:value-type="string" calcext:value-type="string">
            <text:p>test_img_0231.jpg</text:p>
          </table:table-cell>
        </table:table-row>
        <table:table-row table:style-name="ro1">
          <table:table-cell office:value-type="string" calcext:value-type="string">
            <text:p>Test/img_02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2.jpg</text:p>
          </table:table-cell>
          <table:table-cell office:value-type="string" calcext:value-type="string">
            <text:p>train_img_02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2.jpg</text:p>
          </table:table-cell>
          <table:table-cell office:value-type="string" calcext:value-type="string">
            <text:p>test_img_0232.jpg</text:p>
          </table:table-cell>
        </table:table-row>
        <table:table-row table:style-name="ro1">
          <table:table-cell office:value-type="string" calcext:value-type="string">
            <text:p>Test/img_02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3.jpg</text:p>
          </table:table-cell>
          <table:table-cell office:value-type="string" calcext:value-type="string">
            <text:p>train_img_02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3.jpg</text:p>
          </table:table-cell>
          <table:table-cell office:value-type="string" calcext:value-type="string">
            <text:p>test_img_0233.jpg</text:p>
          </table:table-cell>
        </table:table-row>
        <table:table-row table:style-name="ro1">
          <table:table-cell office:value-type="string" calcext:value-type="string">
            <text:p>Test/img_02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4.jpg</text:p>
          </table:table-cell>
          <table:table-cell office:value-type="string" calcext:value-type="string">
            <text:p>train_img_02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4.jpg</text:p>
          </table:table-cell>
          <table:table-cell office:value-type="string" calcext:value-type="string">
            <text:p>test_img_0234.jpg</text:p>
          </table:table-cell>
        </table:table-row>
        <table:table-row table:style-name="ro1">
          <table:table-cell office:value-type="string" calcext:value-type="string">
            <text:p>Test/img_02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5.jpg</text:p>
          </table:table-cell>
          <table:table-cell office:value-type="string" calcext:value-type="string">
            <text:p>train_img_02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5.jpg</text:p>
          </table:table-cell>
          <table:table-cell office:value-type="string" calcext:value-type="string">
            <text:p>test_img_0235.jpg</text:p>
          </table:table-cell>
        </table:table-row>
        <table:table-row table:style-name="ro1">
          <table:table-cell office:value-type="string" calcext:value-type="string">
            <text:p>Test/img_02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6.jpg</text:p>
          </table:table-cell>
          <table:table-cell office:value-type="string" calcext:value-type="string">
            <text:p>train_img_02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6.jpg</text:p>
          </table:table-cell>
          <table:table-cell office:value-type="string" calcext:value-type="string">
            <text:p>test_img_0236.jpg</text:p>
          </table:table-cell>
        </table:table-row>
        <table:table-row table:style-name="ro1">
          <table:table-cell office:value-type="string" calcext:value-type="string">
            <text:p>Test/img_02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7.jpg</text:p>
          </table:table-cell>
          <table:table-cell office:value-type="string" calcext:value-type="string">
            <text:p>train_img_02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7.jpg</text:p>
          </table:table-cell>
          <table:table-cell office:value-type="string" calcext:value-type="string">
            <text:p>test_img_0237.jpg</text:p>
          </table:table-cell>
        </table:table-row>
        <table:table-row table:style-name="ro1">
          <table:table-cell office:value-type="string" calcext:value-type="string">
            <text:p>Test/img_02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8.jpg</text:p>
          </table:table-cell>
          <table:table-cell office:value-type="string" calcext:value-type="string">
            <text:p>train_img_02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8.jpg</text:p>
          </table:table-cell>
          <table:table-cell office:value-type="string" calcext:value-type="string">
            <text:p>test_img_0238.jpg</text:p>
          </table:table-cell>
        </table:table-row>
        <table:table-row table:style-name="ro1">
          <table:table-cell office:value-type="string" calcext:value-type="string">
            <text:p>Test/img_02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39.jpg</text:p>
          </table:table-cell>
          <table:table-cell office:value-type="string" calcext:value-type="string">
            <text:p>train_img_02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39.jpg</text:p>
          </table:table-cell>
          <table:table-cell office:value-type="string" calcext:value-type="string">
            <text:p>test_img_0239.jpg</text:p>
          </table:table-cell>
        </table:table-row>
        <table:table-row table:style-name="ro1">
          <table:table-cell office:value-type="string" calcext:value-type="string">
            <text:p>Test/img_02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0.jpg</text:p>
          </table:table-cell>
          <table:table-cell office:value-type="string" calcext:value-type="string">
            <text:p>train_img_02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0.jpg</text:p>
          </table:table-cell>
          <table:table-cell office:value-type="string" calcext:value-type="string">
            <text:p>test_img_0240.jpg</text:p>
          </table:table-cell>
        </table:table-row>
        <table:table-row table:style-name="ro1">
          <table:table-cell office:value-type="string" calcext:value-type="string">
            <text:p>Test/img_02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1.jpg</text:p>
          </table:table-cell>
          <table:table-cell office:value-type="string" calcext:value-type="string">
            <text:p>train_img_02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1.jpg</text:p>
          </table:table-cell>
          <table:table-cell office:value-type="string" calcext:value-type="string">
            <text:p>test_img_0241.jpg</text:p>
          </table:table-cell>
        </table:table-row>
        <table:table-row table:style-name="ro1">
          <table:table-cell office:value-type="string" calcext:value-type="string">
            <text:p>Test/img_02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2.jpg</text:p>
          </table:table-cell>
          <table:table-cell office:value-type="string" calcext:value-type="string">
            <text:p>train_img_02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2.jpg</text:p>
          </table:table-cell>
          <table:table-cell office:value-type="string" calcext:value-type="string">
            <text:p>test_img_0242.jpg</text:p>
          </table:table-cell>
        </table:table-row>
        <table:table-row table:style-name="ro1">
          <table:table-cell office:value-type="string" calcext:value-type="string">
            <text:p>Test/img_02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3.jpg</text:p>
          </table:table-cell>
          <table:table-cell office:value-type="string" calcext:value-type="string">
            <text:p>train_img_02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3.jpg</text:p>
          </table:table-cell>
          <table:table-cell office:value-type="string" calcext:value-type="string">
            <text:p>test_img_0243.jpg</text:p>
          </table:table-cell>
        </table:table-row>
        <table:table-row table:style-name="ro1">
          <table:table-cell office:value-type="string" calcext:value-type="string">
            <text:p>Test/img_02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4.jpg</text:p>
          </table:table-cell>
          <table:table-cell office:value-type="string" calcext:value-type="string">
            <text:p>train_img_02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4.jpg</text:p>
          </table:table-cell>
          <table:table-cell office:value-type="string" calcext:value-type="string">
            <text:p>test_img_0244.jpg</text:p>
          </table:table-cell>
        </table:table-row>
        <table:table-row table:style-name="ro1">
          <table:table-cell office:value-type="string" calcext:value-type="string">
            <text:p>Test/img_02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5.jpg</text:p>
          </table:table-cell>
          <table:table-cell office:value-type="string" calcext:value-type="string">
            <text:p>train_img_02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5.jpg</text:p>
          </table:table-cell>
          <table:table-cell office:value-type="string" calcext:value-type="string">
            <text:p>test_img_0245.jpg</text:p>
          </table:table-cell>
        </table:table-row>
        <table:table-row table:style-name="ro1">
          <table:table-cell office:value-type="string" calcext:value-type="string">
            <text:p>Test/img_02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6.jpg</text:p>
          </table:table-cell>
          <table:table-cell office:value-type="string" calcext:value-type="string">
            <text:p>train_img_02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6.jpg</text:p>
          </table:table-cell>
          <table:table-cell office:value-type="string" calcext:value-type="string">
            <text:p>test_img_0246.jpg</text:p>
          </table:table-cell>
        </table:table-row>
        <table:table-row table:style-name="ro1">
          <table:table-cell office:value-type="string" calcext:value-type="string">
            <text:p>Test/img_02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7.jpg</text:p>
          </table:table-cell>
          <table:table-cell office:value-type="string" calcext:value-type="string">
            <text:p>train_img_02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7.jpg</text:p>
          </table:table-cell>
          <table:table-cell office:value-type="string" calcext:value-type="string">
            <text:p>test_img_0247.jpg</text:p>
          </table:table-cell>
        </table:table-row>
        <table:table-row table:style-name="ro1">
          <table:table-cell office:value-type="string" calcext:value-type="string">
            <text:p>Test/img_02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8.jpg</text:p>
          </table:table-cell>
          <table:table-cell office:value-type="string" calcext:value-type="string">
            <text:p>train_img_02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8.jpg</text:p>
          </table:table-cell>
          <table:table-cell office:value-type="string" calcext:value-type="string">
            <text:p>test_img_0248.jpg</text:p>
          </table:table-cell>
        </table:table-row>
        <table:table-row table:style-name="ro1">
          <table:table-cell office:value-type="string" calcext:value-type="string">
            <text:p>Test/img_02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49.jpg</text:p>
          </table:table-cell>
          <table:table-cell office:value-type="string" calcext:value-type="string">
            <text:p>train_img_02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49.jpg</text:p>
          </table:table-cell>
          <table:table-cell office:value-type="string" calcext:value-type="string">
            <text:p>test_img_0249.jpg</text:p>
          </table:table-cell>
        </table:table-row>
        <table:table-row table:style-name="ro1">
          <table:table-cell office:value-type="string" calcext:value-type="string">
            <text:p>Test/img_02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0.jpg</text:p>
          </table:table-cell>
          <table:table-cell office:value-type="string" calcext:value-type="string">
            <text:p>train_img_02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0.jpg</text:p>
          </table:table-cell>
          <table:table-cell office:value-type="string" calcext:value-type="string">
            <text:p>test_img_0250.jpg</text:p>
          </table:table-cell>
        </table:table-row>
        <table:table-row table:style-name="ro1">
          <table:table-cell office:value-type="string" calcext:value-type="string">
            <text:p>Test/img_02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1.jpg</text:p>
          </table:table-cell>
          <table:table-cell office:value-type="string" calcext:value-type="string">
            <text:p>train_img_02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1.jpg</text:p>
          </table:table-cell>
          <table:table-cell office:value-type="string" calcext:value-type="string">
            <text:p>test_img_0251.jpg</text:p>
          </table:table-cell>
        </table:table-row>
        <table:table-row table:style-name="ro1">
          <table:table-cell office:value-type="string" calcext:value-type="string">
            <text:p>Test/img_02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2.jpg</text:p>
          </table:table-cell>
          <table:table-cell office:value-type="string" calcext:value-type="string">
            <text:p>train_img_02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2.jpg</text:p>
          </table:table-cell>
          <table:table-cell office:value-type="string" calcext:value-type="string">
            <text:p>test_img_0252.jpg</text:p>
          </table:table-cell>
        </table:table-row>
        <table:table-row table:style-name="ro1">
          <table:table-cell office:value-type="string" calcext:value-type="string">
            <text:p>Test/img_02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3.jpg</text:p>
          </table:table-cell>
          <table:table-cell office:value-type="string" calcext:value-type="string">
            <text:p>train_img_02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3.jpg</text:p>
          </table:table-cell>
          <table:table-cell office:value-type="string" calcext:value-type="string">
            <text:p>test_img_0253.jpg</text:p>
          </table:table-cell>
        </table:table-row>
        <table:table-row table:style-name="ro1">
          <table:table-cell office:value-type="string" calcext:value-type="string">
            <text:p>Test/img_02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4.jpg</text:p>
          </table:table-cell>
          <table:table-cell office:value-type="string" calcext:value-type="string">
            <text:p>train_img_02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4.jpg</text:p>
          </table:table-cell>
          <table:table-cell office:value-type="string" calcext:value-type="string">
            <text:p>test_img_0254.jpg</text:p>
          </table:table-cell>
        </table:table-row>
        <table:table-row table:style-name="ro1">
          <table:table-cell office:value-type="string" calcext:value-type="string">
            <text:p>Test/img_02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5.jpg</text:p>
          </table:table-cell>
          <table:table-cell office:value-type="string" calcext:value-type="string">
            <text:p>train_img_02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5.jpg</text:p>
          </table:table-cell>
          <table:table-cell office:value-type="string" calcext:value-type="string">
            <text:p>test_img_0255.jpg</text:p>
          </table:table-cell>
        </table:table-row>
        <table:table-row table:style-name="ro1">
          <table:table-cell office:value-type="string" calcext:value-type="string">
            <text:p>Test/img_02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6.jpg</text:p>
          </table:table-cell>
          <table:table-cell office:value-type="string" calcext:value-type="string">
            <text:p>train_img_02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6.jpg</text:p>
          </table:table-cell>
          <table:table-cell office:value-type="string" calcext:value-type="string">
            <text:p>test_img_0256.jpg</text:p>
          </table:table-cell>
        </table:table-row>
        <table:table-row table:style-name="ro1">
          <table:table-cell office:value-type="string" calcext:value-type="string">
            <text:p>Test/img_02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7.jpg</text:p>
          </table:table-cell>
          <table:table-cell office:value-type="string" calcext:value-type="string">
            <text:p>train_img_02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7.jpg</text:p>
          </table:table-cell>
          <table:table-cell office:value-type="string" calcext:value-type="string">
            <text:p>test_img_0257.jpg</text:p>
          </table:table-cell>
        </table:table-row>
        <table:table-row table:style-name="ro1">
          <table:table-cell office:value-type="string" calcext:value-type="string">
            <text:p>Test/img_02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8.jpg</text:p>
          </table:table-cell>
          <table:table-cell office:value-type="string" calcext:value-type="string">
            <text:p>train_img_02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8.jpg</text:p>
          </table:table-cell>
          <table:table-cell office:value-type="string" calcext:value-type="string">
            <text:p>test_img_0258.jpg</text:p>
          </table:table-cell>
        </table:table-row>
        <table:table-row table:style-name="ro1">
          <table:table-cell office:value-type="string" calcext:value-type="string">
            <text:p>Test/img_02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59.jpg</text:p>
          </table:table-cell>
          <table:table-cell office:value-type="string" calcext:value-type="string">
            <text:p>train_img_02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59.jpg</text:p>
          </table:table-cell>
          <table:table-cell office:value-type="string" calcext:value-type="string">
            <text:p>test_img_0259.jpg</text:p>
          </table:table-cell>
        </table:table-row>
        <table:table-row table:style-name="ro1">
          <table:table-cell office:value-type="string" calcext:value-type="string">
            <text:p>Test/img_02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0.jpg</text:p>
          </table:table-cell>
          <table:table-cell office:value-type="string" calcext:value-type="string">
            <text:p>train_img_02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0.jpg</text:p>
          </table:table-cell>
          <table:table-cell office:value-type="string" calcext:value-type="string">
            <text:p>test_img_0260.jpg</text:p>
          </table:table-cell>
        </table:table-row>
        <table:table-row table:style-name="ro1">
          <table:table-cell office:value-type="string" calcext:value-type="string">
            <text:p>Test/img_02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1.jpg</text:p>
          </table:table-cell>
          <table:table-cell office:value-type="string" calcext:value-type="string">
            <text:p>train_img_02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1.jpg</text:p>
          </table:table-cell>
          <table:table-cell office:value-type="string" calcext:value-type="string">
            <text:p>test_img_0261.jpg</text:p>
          </table:table-cell>
        </table:table-row>
        <table:table-row table:style-name="ro1">
          <table:table-cell office:value-type="string" calcext:value-type="string">
            <text:p>Test/img_02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2.jpg</text:p>
          </table:table-cell>
          <table:table-cell office:value-type="string" calcext:value-type="string">
            <text:p>train_img_02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2.jpg</text:p>
          </table:table-cell>
          <table:table-cell office:value-type="string" calcext:value-type="string">
            <text:p>test_img_0262.jpg</text:p>
          </table:table-cell>
        </table:table-row>
        <table:table-row table:style-name="ro1">
          <table:table-cell office:value-type="string" calcext:value-type="string">
            <text:p>Test/img_02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3.jpg</text:p>
          </table:table-cell>
          <table:table-cell office:value-type="string" calcext:value-type="string">
            <text:p>train_img_02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3.jpg</text:p>
          </table:table-cell>
          <table:table-cell office:value-type="string" calcext:value-type="string">
            <text:p>test_img_0263.jpg</text:p>
          </table:table-cell>
        </table:table-row>
        <table:table-row table:style-name="ro1">
          <table:table-cell office:value-type="string" calcext:value-type="string">
            <text:p>Test/img_02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4.jpg</text:p>
          </table:table-cell>
          <table:table-cell office:value-type="string" calcext:value-type="string">
            <text:p>train_img_02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4.jpg</text:p>
          </table:table-cell>
          <table:table-cell office:value-type="string" calcext:value-type="string">
            <text:p>test_img_0264.jpg</text:p>
          </table:table-cell>
        </table:table-row>
        <table:table-row table:style-name="ro1">
          <table:table-cell office:value-type="string" calcext:value-type="string">
            <text:p>Test/img_02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5.jpg</text:p>
          </table:table-cell>
          <table:table-cell office:value-type="string" calcext:value-type="string">
            <text:p>train_img_02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5.jpg</text:p>
          </table:table-cell>
          <table:table-cell office:value-type="string" calcext:value-type="string">
            <text:p>test_img_0265.jpg</text:p>
          </table:table-cell>
        </table:table-row>
        <table:table-row table:style-name="ro1">
          <table:table-cell office:value-type="string" calcext:value-type="string">
            <text:p>Test/img_02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6.jpg</text:p>
          </table:table-cell>
          <table:table-cell office:value-type="string" calcext:value-type="string">
            <text:p>train_img_02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6.jpg</text:p>
          </table:table-cell>
          <table:table-cell office:value-type="string" calcext:value-type="string">
            <text:p>test_img_0266.jpg</text:p>
          </table:table-cell>
        </table:table-row>
        <table:table-row table:style-name="ro1">
          <table:table-cell office:value-type="string" calcext:value-type="string">
            <text:p>Test/img_02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7.jpg</text:p>
          </table:table-cell>
          <table:table-cell office:value-type="string" calcext:value-type="string">
            <text:p>train_img_02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7.jpg</text:p>
          </table:table-cell>
          <table:table-cell office:value-type="string" calcext:value-type="string">
            <text:p>test_img_0267.jpg</text:p>
          </table:table-cell>
        </table:table-row>
        <table:table-row table:style-name="ro1">
          <table:table-cell office:value-type="string" calcext:value-type="string">
            <text:p>Test/img_02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8.jpg</text:p>
          </table:table-cell>
          <table:table-cell office:value-type="string" calcext:value-type="string">
            <text:p>train_img_02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8.jpg</text:p>
          </table:table-cell>
          <table:table-cell office:value-type="string" calcext:value-type="string">
            <text:p>test_img_0268.jpg</text:p>
          </table:table-cell>
        </table:table-row>
        <table:table-row table:style-name="ro1">
          <table:table-cell office:value-type="string" calcext:value-type="string">
            <text:p>Test/img_02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69.jpg</text:p>
          </table:table-cell>
          <table:table-cell office:value-type="string" calcext:value-type="string">
            <text:p>train_img_02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69.jpg</text:p>
          </table:table-cell>
          <table:table-cell office:value-type="string" calcext:value-type="string">
            <text:p>test_img_0269.jpg</text:p>
          </table:table-cell>
        </table:table-row>
        <table:table-row table:style-name="ro1">
          <table:table-cell office:value-type="string" calcext:value-type="string">
            <text:p>Test/img_02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0.jpg</text:p>
          </table:table-cell>
          <table:table-cell office:value-type="string" calcext:value-type="string">
            <text:p>train_img_02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0.jpg</text:p>
          </table:table-cell>
          <table:table-cell office:value-type="string" calcext:value-type="string">
            <text:p>test_img_0270.jpg</text:p>
          </table:table-cell>
        </table:table-row>
        <table:table-row table:style-name="ro1">
          <table:table-cell office:value-type="string" calcext:value-type="string">
            <text:p>Test/img_02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1.jpg</text:p>
          </table:table-cell>
          <table:table-cell office:value-type="string" calcext:value-type="string">
            <text:p>train_img_02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1.jpg</text:p>
          </table:table-cell>
          <table:table-cell office:value-type="string" calcext:value-type="string">
            <text:p>test_img_0271.jpg</text:p>
          </table:table-cell>
        </table:table-row>
        <table:table-row table:style-name="ro1">
          <table:table-cell office:value-type="string" calcext:value-type="string">
            <text:p>Test/img_02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2.jpg</text:p>
          </table:table-cell>
          <table:table-cell office:value-type="string" calcext:value-type="string">
            <text:p>train_img_02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2.jpg</text:p>
          </table:table-cell>
          <table:table-cell office:value-type="string" calcext:value-type="string">
            <text:p>test_img_0272.jpg</text:p>
          </table:table-cell>
        </table:table-row>
        <table:table-row table:style-name="ro1">
          <table:table-cell office:value-type="string" calcext:value-type="string">
            <text:p>Test/img_02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3.jpg</text:p>
          </table:table-cell>
          <table:table-cell office:value-type="string" calcext:value-type="string">
            <text:p>train_img_02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3.jpg</text:p>
          </table:table-cell>
          <table:table-cell office:value-type="string" calcext:value-type="string">
            <text:p>test_img_0273.jpg</text:p>
          </table:table-cell>
        </table:table-row>
        <table:table-row table:style-name="ro1">
          <table:table-cell office:value-type="string" calcext:value-type="string">
            <text:p>Test/img_02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4.jpg</text:p>
          </table:table-cell>
          <table:table-cell office:value-type="string" calcext:value-type="string">
            <text:p>train_img_02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4.jpg</text:p>
          </table:table-cell>
          <table:table-cell office:value-type="string" calcext:value-type="string">
            <text:p>test_img_0274.jpg</text:p>
          </table:table-cell>
        </table:table-row>
        <table:table-row table:style-name="ro1">
          <table:table-cell office:value-type="string" calcext:value-type="string">
            <text:p>Test/img_02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5.jpg</text:p>
          </table:table-cell>
          <table:table-cell office:value-type="string" calcext:value-type="string">
            <text:p>train_img_02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5.jpg</text:p>
          </table:table-cell>
          <table:table-cell office:value-type="string" calcext:value-type="string">
            <text:p>test_img_0275.jpg</text:p>
          </table:table-cell>
        </table:table-row>
        <table:table-row table:style-name="ro1">
          <table:table-cell office:value-type="string" calcext:value-type="string">
            <text:p>Test/img_02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6.jpg</text:p>
          </table:table-cell>
          <table:table-cell office:value-type="string" calcext:value-type="string">
            <text:p>train_img_02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6.jpg</text:p>
          </table:table-cell>
          <table:table-cell office:value-type="string" calcext:value-type="string">
            <text:p>test_img_0276.jpg</text:p>
          </table:table-cell>
        </table:table-row>
        <table:table-row table:style-name="ro1">
          <table:table-cell office:value-type="string" calcext:value-type="string">
            <text:p>Test/img_02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7.jpg</text:p>
          </table:table-cell>
          <table:table-cell office:value-type="string" calcext:value-type="string">
            <text:p>train_img_02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7.jpg</text:p>
          </table:table-cell>
          <table:table-cell office:value-type="string" calcext:value-type="string">
            <text:p>test_img_0277.jpg</text:p>
          </table:table-cell>
        </table:table-row>
        <table:table-row table:style-name="ro1">
          <table:table-cell office:value-type="string" calcext:value-type="string">
            <text:p>Test/img_02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8.jpg</text:p>
          </table:table-cell>
          <table:table-cell office:value-type="string" calcext:value-type="string">
            <text:p>train_img_02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8.jpg</text:p>
          </table:table-cell>
          <table:table-cell office:value-type="string" calcext:value-type="string">
            <text:p>test_img_0278.jpg</text:p>
          </table:table-cell>
        </table:table-row>
        <table:table-row table:style-name="ro1">
          <table:table-cell office:value-type="string" calcext:value-type="string">
            <text:p>Test/img_02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79.jpg</text:p>
          </table:table-cell>
          <table:table-cell office:value-type="string" calcext:value-type="string">
            <text:p>train_img_02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79.jpg</text:p>
          </table:table-cell>
          <table:table-cell office:value-type="string" calcext:value-type="string">
            <text:p>test_img_0279.jpg</text:p>
          </table:table-cell>
        </table:table-row>
        <table:table-row table:style-name="ro1">
          <table:table-cell office:value-type="string" calcext:value-type="string">
            <text:p>Test/img_02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0.jpg</text:p>
          </table:table-cell>
          <table:table-cell office:value-type="string" calcext:value-type="string">
            <text:p>train_img_02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0.jpg</text:p>
          </table:table-cell>
          <table:table-cell office:value-type="string" calcext:value-type="string">
            <text:p>test_img_0280.jpg</text:p>
          </table:table-cell>
        </table:table-row>
        <table:table-row table:style-name="ro1">
          <table:table-cell office:value-type="string" calcext:value-type="string">
            <text:p>Test/img_02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1.jpg</text:p>
          </table:table-cell>
          <table:table-cell office:value-type="string" calcext:value-type="string">
            <text:p>train_img_02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1.jpg</text:p>
          </table:table-cell>
          <table:table-cell office:value-type="string" calcext:value-type="string">
            <text:p>test_img_0281.jpg</text:p>
          </table:table-cell>
        </table:table-row>
        <table:table-row table:style-name="ro1">
          <table:table-cell office:value-type="string" calcext:value-type="string">
            <text:p>Test/img_02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2.jpg</text:p>
          </table:table-cell>
          <table:table-cell office:value-type="string" calcext:value-type="string">
            <text:p>train_img_02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2.jpg</text:p>
          </table:table-cell>
          <table:table-cell office:value-type="string" calcext:value-type="string">
            <text:p>test_img_0282.jpg</text:p>
          </table:table-cell>
        </table:table-row>
        <table:table-row table:style-name="ro1">
          <table:table-cell office:value-type="string" calcext:value-type="string">
            <text:p>Test/img_02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3.jpg</text:p>
          </table:table-cell>
          <table:table-cell office:value-type="string" calcext:value-type="string">
            <text:p>train_img_02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3.jpg</text:p>
          </table:table-cell>
          <table:table-cell office:value-type="string" calcext:value-type="string">
            <text:p>test_img_0283.jpg</text:p>
          </table:table-cell>
        </table:table-row>
        <table:table-row table:style-name="ro1">
          <table:table-cell office:value-type="string" calcext:value-type="string">
            <text:p>Test/img_02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4.jpg</text:p>
          </table:table-cell>
          <table:table-cell office:value-type="string" calcext:value-type="string">
            <text:p>train_img_02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4.jpg</text:p>
          </table:table-cell>
          <table:table-cell office:value-type="string" calcext:value-type="string">
            <text:p>test_img_0284.jpg</text:p>
          </table:table-cell>
        </table:table-row>
        <table:table-row table:style-name="ro1">
          <table:table-cell office:value-type="string" calcext:value-type="string">
            <text:p>Test/img_02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5.jpg</text:p>
          </table:table-cell>
          <table:table-cell office:value-type="string" calcext:value-type="string">
            <text:p>train_img_02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5.jpg</text:p>
          </table:table-cell>
          <table:table-cell office:value-type="string" calcext:value-type="string">
            <text:p>test_img_0285.jpg</text:p>
          </table:table-cell>
        </table:table-row>
        <table:table-row table:style-name="ro1">
          <table:table-cell office:value-type="string" calcext:value-type="string">
            <text:p>Test/img_02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6.jpg</text:p>
          </table:table-cell>
          <table:table-cell office:value-type="string" calcext:value-type="string">
            <text:p>train_img_02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6.jpg</text:p>
          </table:table-cell>
          <table:table-cell office:value-type="string" calcext:value-type="string">
            <text:p>test_img_0286.jpg</text:p>
          </table:table-cell>
        </table:table-row>
        <table:table-row table:style-name="ro1">
          <table:table-cell office:value-type="string" calcext:value-type="string">
            <text:p>Test/img_02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7.jpg</text:p>
          </table:table-cell>
          <table:table-cell office:value-type="string" calcext:value-type="string">
            <text:p>train_img_02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7.jpg</text:p>
          </table:table-cell>
          <table:table-cell office:value-type="string" calcext:value-type="string">
            <text:p>test_img_0287.jpg</text:p>
          </table:table-cell>
        </table:table-row>
        <table:table-row table:style-name="ro1">
          <table:table-cell office:value-type="string" calcext:value-type="string">
            <text:p>Test/img_02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8.jpg</text:p>
          </table:table-cell>
          <table:table-cell office:value-type="string" calcext:value-type="string">
            <text:p>train_img_02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8.jpg</text:p>
          </table:table-cell>
          <table:table-cell office:value-type="string" calcext:value-type="string">
            <text:p>test_img_0288.jpg</text:p>
          </table:table-cell>
        </table:table-row>
        <table:table-row table:style-name="ro1">
          <table:table-cell office:value-type="string" calcext:value-type="string">
            <text:p>Test/img_02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89.jpg</text:p>
          </table:table-cell>
          <table:table-cell office:value-type="string" calcext:value-type="string">
            <text:p>train_img_02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89.jpg</text:p>
          </table:table-cell>
          <table:table-cell office:value-type="string" calcext:value-type="string">
            <text:p>test_img_0289.jpg</text:p>
          </table:table-cell>
        </table:table-row>
        <table:table-row table:style-name="ro1">
          <table:table-cell office:value-type="string" calcext:value-type="string">
            <text:p>Test/img_02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0.jpg</text:p>
          </table:table-cell>
          <table:table-cell office:value-type="string" calcext:value-type="string">
            <text:p>train_img_02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0.jpg</text:p>
          </table:table-cell>
          <table:table-cell office:value-type="string" calcext:value-type="string">
            <text:p>test_img_0290.jpg</text:p>
          </table:table-cell>
        </table:table-row>
        <table:table-row table:style-name="ro1">
          <table:table-cell office:value-type="string" calcext:value-type="string">
            <text:p>Test/img_02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1.jpg</text:p>
          </table:table-cell>
          <table:table-cell office:value-type="string" calcext:value-type="string">
            <text:p>train_img_02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1.jpg</text:p>
          </table:table-cell>
          <table:table-cell office:value-type="string" calcext:value-type="string">
            <text:p>test_img_0291.jpg</text:p>
          </table:table-cell>
        </table:table-row>
        <table:table-row table:style-name="ro1">
          <table:table-cell office:value-type="string" calcext:value-type="string">
            <text:p>Test/img_02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2.jpg</text:p>
          </table:table-cell>
          <table:table-cell office:value-type="string" calcext:value-type="string">
            <text:p>train_img_02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2.jpg</text:p>
          </table:table-cell>
          <table:table-cell office:value-type="string" calcext:value-type="string">
            <text:p>test_img_0292.jpg</text:p>
          </table:table-cell>
        </table:table-row>
        <table:table-row table:style-name="ro1">
          <table:table-cell office:value-type="string" calcext:value-type="string">
            <text:p>Test/img_02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3.jpg</text:p>
          </table:table-cell>
          <table:table-cell office:value-type="string" calcext:value-type="string">
            <text:p>train_img_02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3.jpg</text:p>
          </table:table-cell>
          <table:table-cell office:value-type="string" calcext:value-type="string">
            <text:p>test_img_0293.jpg</text:p>
          </table:table-cell>
        </table:table-row>
        <table:table-row table:style-name="ro1">
          <table:table-cell office:value-type="string" calcext:value-type="string">
            <text:p>Test/img_02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4.jpg</text:p>
          </table:table-cell>
          <table:table-cell office:value-type="string" calcext:value-type="string">
            <text:p>train_img_02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4.jpg</text:p>
          </table:table-cell>
          <table:table-cell office:value-type="string" calcext:value-type="string">
            <text:p>test_img_0294.jpg</text:p>
          </table:table-cell>
        </table:table-row>
        <table:table-row table:style-name="ro1">
          <table:table-cell office:value-type="string" calcext:value-type="string">
            <text:p>Test/img_02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5.jpg</text:p>
          </table:table-cell>
          <table:table-cell office:value-type="string" calcext:value-type="string">
            <text:p>train_img_02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5.jpg</text:p>
          </table:table-cell>
          <table:table-cell office:value-type="string" calcext:value-type="string">
            <text:p>test_img_0295.jpg</text:p>
          </table:table-cell>
        </table:table-row>
        <table:table-row table:style-name="ro1">
          <table:table-cell office:value-type="string" calcext:value-type="string">
            <text:p>Test/img_02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6.jpg</text:p>
          </table:table-cell>
          <table:table-cell office:value-type="string" calcext:value-type="string">
            <text:p>train_img_02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6.jpg</text:p>
          </table:table-cell>
          <table:table-cell office:value-type="string" calcext:value-type="string">
            <text:p>test_img_0296.jpg</text:p>
          </table:table-cell>
        </table:table-row>
        <table:table-row table:style-name="ro1">
          <table:table-cell office:value-type="string" calcext:value-type="string">
            <text:p>Test/img_02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7.jpg</text:p>
          </table:table-cell>
          <table:table-cell office:value-type="string" calcext:value-type="string">
            <text:p>train_img_02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7.jpg</text:p>
          </table:table-cell>
          <table:table-cell office:value-type="string" calcext:value-type="string">
            <text:p>test_img_0297.jpg</text:p>
          </table:table-cell>
        </table:table-row>
        <table:table-row table:style-name="ro1">
          <table:table-cell office:value-type="string" calcext:value-type="string">
            <text:p>Test/img_02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8.jpg</text:p>
          </table:table-cell>
          <table:table-cell office:value-type="string" calcext:value-type="string">
            <text:p>train_img_02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8.jpg</text:p>
          </table:table-cell>
          <table:table-cell office:value-type="string" calcext:value-type="string">
            <text:p>test_img_0298.jpg</text:p>
          </table:table-cell>
        </table:table-row>
        <table:table-row table:style-name="ro1">
          <table:table-cell office:value-type="string" calcext:value-type="string">
            <text:p>Test/img_02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299.jpg</text:p>
          </table:table-cell>
          <table:table-cell office:value-type="string" calcext:value-type="string">
            <text:p>train_img_02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299.jpg</text:p>
          </table:table-cell>
          <table:table-cell office:value-type="string" calcext:value-type="string">
            <text:p>test_img_0299.jpg</text:p>
          </table:table-cell>
        </table:table-row>
        <table:table-row table:style-name="ro1">
          <table:table-cell office:value-type="string" calcext:value-type="string">
            <text:p>Test/img_03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0.jpg</text:p>
          </table:table-cell>
          <table:table-cell office:value-type="string" calcext:value-type="string">
            <text:p>train_img_03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0.jpg</text:p>
          </table:table-cell>
          <table:table-cell office:value-type="string" calcext:value-type="string">
            <text:p>test_img_0300.jpg</text:p>
          </table:table-cell>
        </table:table-row>
        <table:table-row table:style-name="ro1">
          <table:table-cell office:value-type="string" calcext:value-type="string">
            <text:p>Test/img_03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1.jpg</text:p>
          </table:table-cell>
          <table:table-cell office:value-type="string" calcext:value-type="string">
            <text:p>train_img_03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1.jpg</text:p>
          </table:table-cell>
          <table:table-cell office:value-type="string" calcext:value-type="string">
            <text:p>test_img_0301.jpg</text:p>
          </table:table-cell>
        </table:table-row>
        <table:table-row table:style-name="ro1">
          <table:table-cell office:value-type="string" calcext:value-type="string">
            <text:p>Test/img_03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2.jpg</text:p>
          </table:table-cell>
          <table:table-cell office:value-type="string" calcext:value-type="string">
            <text:p>train_img_03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2.jpg</text:p>
          </table:table-cell>
          <table:table-cell office:value-type="string" calcext:value-type="string">
            <text:p>test_img_0302.jpg</text:p>
          </table:table-cell>
        </table:table-row>
        <table:table-row table:style-name="ro1">
          <table:table-cell office:value-type="string" calcext:value-type="string">
            <text:p>Test/img_03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3.jpg</text:p>
          </table:table-cell>
          <table:table-cell office:value-type="string" calcext:value-type="string">
            <text:p>train_img_03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3.jpg</text:p>
          </table:table-cell>
          <table:table-cell office:value-type="string" calcext:value-type="string">
            <text:p>test_img_0303.jpg</text:p>
          </table:table-cell>
        </table:table-row>
        <table:table-row table:style-name="ro1">
          <table:table-cell office:value-type="string" calcext:value-type="string">
            <text:p>Test/img_03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4.jpg</text:p>
          </table:table-cell>
          <table:table-cell office:value-type="string" calcext:value-type="string">
            <text:p>train_img_03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4.jpg</text:p>
          </table:table-cell>
          <table:table-cell office:value-type="string" calcext:value-type="string">
            <text:p>test_img_0304.jpg</text:p>
          </table:table-cell>
        </table:table-row>
        <table:table-row table:style-name="ro1">
          <table:table-cell office:value-type="string" calcext:value-type="string">
            <text:p>Test/img_03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5.jpg</text:p>
          </table:table-cell>
          <table:table-cell office:value-type="string" calcext:value-type="string">
            <text:p>train_img_03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5.jpg</text:p>
          </table:table-cell>
          <table:table-cell office:value-type="string" calcext:value-type="string">
            <text:p>test_img_0305.jpg</text:p>
          </table:table-cell>
        </table:table-row>
        <table:table-row table:style-name="ro1">
          <table:table-cell office:value-type="string" calcext:value-type="string">
            <text:p>Test/img_03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6.jpg</text:p>
          </table:table-cell>
          <table:table-cell office:value-type="string" calcext:value-type="string">
            <text:p>train_img_03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6.jpg</text:p>
          </table:table-cell>
          <table:table-cell office:value-type="string" calcext:value-type="string">
            <text:p>test_img_0306.jpg</text:p>
          </table:table-cell>
        </table:table-row>
        <table:table-row table:style-name="ro1">
          <table:table-cell office:value-type="string" calcext:value-type="string">
            <text:p>Test/img_03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7.jpg</text:p>
          </table:table-cell>
          <table:table-cell office:value-type="string" calcext:value-type="string">
            <text:p>train_img_03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7.jpg</text:p>
          </table:table-cell>
          <table:table-cell office:value-type="string" calcext:value-type="string">
            <text:p>test_img_0307.jpg</text:p>
          </table:table-cell>
        </table:table-row>
        <table:table-row table:style-name="ro1">
          <table:table-cell office:value-type="string" calcext:value-type="string">
            <text:p>Test/img_03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8.jpg</text:p>
          </table:table-cell>
          <table:table-cell office:value-type="string" calcext:value-type="string">
            <text:p>train_img_03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8.jpg</text:p>
          </table:table-cell>
          <table:table-cell office:value-type="string" calcext:value-type="string">
            <text:p>test_img_0308.jpg</text:p>
          </table:table-cell>
        </table:table-row>
        <table:table-row table:style-name="ro1">
          <table:table-cell office:value-type="string" calcext:value-type="string">
            <text:p>Test/img_03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09.jpg</text:p>
          </table:table-cell>
          <table:table-cell office:value-type="string" calcext:value-type="string">
            <text:p>train_img_03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09.jpg</text:p>
          </table:table-cell>
          <table:table-cell office:value-type="string" calcext:value-type="string">
            <text:p>test_img_0309.jpg</text:p>
          </table:table-cell>
        </table:table-row>
        <table:table-row table:style-name="ro1">
          <table:table-cell office:value-type="string" calcext:value-type="string">
            <text:p>Test/img_03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0.jpg</text:p>
          </table:table-cell>
          <table:table-cell office:value-type="string" calcext:value-type="string">
            <text:p>train_img_03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0.jpg</text:p>
          </table:table-cell>
          <table:table-cell office:value-type="string" calcext:value-type="string">
            <text:p>test_img_0310.jpg</text:p>
          </table:table-cell>
        </table:table-row>
        <table:table-row table:style-name="ro1">
          <table:table-cell office:value-type="string" calcext:value-type="string">
            <text:p>Test/img_03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1.jpg</text:p>
          </table:table-cell>
          <table:table-cell office:value-type="string" calcext:value-type="string">
            <text:p>train_img_03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1.jpg</text:p>
          </table:table-cell>
          <table:table-cell office:value-type="string" calcext:value-type="string">
            <text:p>test_img_0311.jpg</text:p>
          </table:table-cell>
        </table:table-row>
        <table:table-row table:style-name="ro1">
          <table:table-cell office:value-type="string" calcext:value-type="string">
            <text:p>Test/img_03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2.jpg</text:p>
          </table:table-cell>
          <table:table-cell office:value-type="string" calcext:value-type="string">
            <text:p>train_img_03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2.jpg</text:p>
          </table:table-cell>
          <table:table-cell office:value-type="string" calcext:value-type="string">
            <text:p>test_img_0312.jpg</text:p>
          </table:table-cell>
        </table:table-row>
        <table:table-row table:style-name="ro1">
          <table:table-cell office:value-type="string" calcext:value-type="string">
            <text:p>Test/img_03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3.jpg</text:p>
          </table:table-cell>
          <table:table-cell office:value-type="string" calcext:value-type="string">
            <text:p>train_img_03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3.jpg</text:p>
          </table:table-cell>
          <table:table-cell office:value-type="string" calcext:value-type="string">
            <text:p>test_img_0313.jpg</text:p>
          </table:table-cell>
        </table:table-row>
        <table:table-row table:style-name="ro1">
          <table:table-cell office:value-type="string" calcext:value-type="string">
            <text:p>Test/img_03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4.jpg</text:p>
          </table:table-cell>
          <table:table-cell office:value-type="string" calcext:value-type="string">
            <text:p>train_img_03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4.jpg</text:p>
          </table:table-cell>
          <table:table-cell office:value-type="string" calcext:value-type="string">
            <text:p>test_img_0314.jpg</text:p>
          </table:table-cell>
        </table:table-row>
        <table:table-row table:style-name="ro1">
          <table:table-cell office:value-type="string" calcext:value-type="string">
            <text:p>Test/img_03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5.jpg</text:p>
          </table:table-cell>
          <table:table-cell office:value-type="string" calcext:value-type="string">
            <text:p>train_img_03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5.jpg</text:p>
          </table:table-cell>
          <table:table-cell office:value-type="string" calcext:value-type="string">
            <text:p>test_img_0315.jpg</text:p>
          </table:table-cell>
        </table:table-row>
        <table:table-row table:style-name="ro1">
          <table:table-cell office:value-type="string" calcext:value-type="string">
            <text:p>Test/img_03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6.jpg</text:p>
          </table:table-cell>
          <table:table-cell office:value-type="string" calcext:value-type="string">
            <text:p>train_img_03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6.jpg</text:p>
          </table:table-cell>
          <table:table-cell office:value-type="string" calcext:value-type="string">
            <text:p>test_img_0316.jpg</text:p>
          </table:table-cell>
        </table:table-row>
        <table:table-row table:style-name="ro1">
          <table:table-cell office:value-type="string" calcext:value-type="string">
            <text:p>Test/img_03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7.jpg</text:p>
          </table:table-cell>
          <table:table-cell office:value-type="string" calcext:value-type="string">
            <text:p>train_img_03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7.jpg</text:p>
          </table:table-cell>
          <table:table-cell office:value-type="string" calcext:value-type="string">
            <text:p>test_img_0317.jpg</text:p>
          </table:table-cell>
        </table:table-row>
        <table:table-row table:style-name="ro1">
          <table:table-cell office:value-type="string" calcext:value-type="string">
            <text:p>Test/img_03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8.jpg</text:p>
          </table:table-cell>
          <table:table-cell office:value-type="string" calcext:value-type="string">
            <text:p>train_img_03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8.jpg</text:p>
          </table:table-cell>
          <table:table-cell office:value-type="string" calcext:value-type="string">
            <text:p>test_img_0318.jpg</text:p>
          </table:table-cell>
        </table:table-row>
        <table:table-row table:style-name="ro1">
          <table:table-cell office:value-type="string" calcext:value-type="string">
            <text:p>Test/img_03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19.jpg</text:p>
          </table:table-cell>
          <table:table-cell office:value-type="string" calcext:value-type="string">
            <text:p>train_img_03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19.jpg</text:p>
          </table:table-cell>
          <table:table-cell office:value-type="string" calcext:value-type="string">
            <text:p>test_img_0319.jpg</text:p>
          </table:table-cell>
        </table:table-row>
        <table:table-row table:style-name="ro1">
          <table:table-cell office:value-type="string" calcext:value-type="string">
            <text:p>Test/img_03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0.jpg</text:p>
          </table:table-cell>
          <table:table-cell office:value-type="string" calcext:value-type="string">
            <text:p>train_img_03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0.jpg</text:p>
          </table:table-cell>
          <table:table-cell office:value-type="string" calcext:value-type="string">
            <text:p>test_img_0320.jpg</text:p>
          </table:table-cell>
        </table:table-row>
        <table:table-row table:style-name="ro1">
          <table:table-cell office:value-type="string" calcext:value-type="string">
            <text:p>Test/img_03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1.jpg</text:p>
          </table:table-cell>
          <table:table-cell office:value-type="string" calcext:value-type="string">
            <text:p>train_img_03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1.jpg</text:p>
          </table:table-cell>
          <table:table-cell office:value-type="string" calcext:value-type="string">
            <text:p>test_img_0321.jpg</text:p>
          </table:table-cell>
        </table:table-row>
        <table:table-row table:style-name="ro1">
          <table:table-cell office:value-type="string" calcext:value-type="string">
            <text:p>Test/img_03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2.jpg</text:p>
          </table:table-cell>
          <table:table-cell office:value-type="string" calcext:value-type="string">
            <text:p>train_img_03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2.jpg</text:p>
          </table:table-cell>
          <table:table-cell office:value-type="string" calcext:value-type="string">
            <text:p>test_img_0322.jpg</text:p>
          </table:table-cell>
        </table:table-row>
        <table:table-row table:style-name="ro1">
          <table:table-cell office:value-type="string" calcext:value-type="string">
            <text:p>Test/img_03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3.jpg</text:p>
          </table:table-cell>
          <table:table-cell office:value-type="string" calcext:value-type="string">
            <text:p>train_img_03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3.jpg</text:p>
          </table:table-cell>
          <table:table-cell office:value-type="string" calcext:value-type="string">
            <text:p>test_img_0323.jpg</text:p>
          </table:table-cell>
        </table:table-row>
        <table:table-row table:style-name="ro1">
          <table:table-cell office:value-type="string" calcext:value-type="string">
            <text:p>Test/img_03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4.jpg</text:p>
          </table:table-cell>
          <table:table-cell office:value-type="string" calcext:value-type="string">
            <text:p>train_img_03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4.jpg</text:p>
          </table:table-cell>
          <table:table-cell office:value-type="string" calcext:value-type="string">
            <text:p>test_img_0324.jpg</text:p>
          </table:table-cell>
        </table:table-row>
        <table:table-row table:style-name="ro1">
          <table:table-cell office:value-type="string" calcext:value-type="string">
            <text:p>Test/img_03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5.jpg</text:p>
          </table:table-cell>
          <table:table-cell office:value-type="string" calcext:value-type="string">
            <text:p>train_img_03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5.jpg</text:p>
          </table:table-cell>
          <table:table-cell office:value-type="string" calcext:value-type="string">
            <text:p>test_img_0325.jpg</text:p>
          </table:table-cell>
        </table:table-row>
        <table:table-row table:style-name="ro1">
          <table:table-cell office:value-type="string" calcext:value-type="string">
            <text:p>Test/img_03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6.jpg</text:p>
          </table:table-cell>
          <table:table-cell office:value-type="string" calcext:value-type="string">
            <text:p>train_img_03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6.jpg</text:p>
          </table:table-cell>
          <table:table-cell office:value-type="string" calcext:value-type="string">
            <text:p>test_img_0326.jpg</text:p>
          </table:table-cell>
        </table:table-row>
        <table:table-row table:style-name="ro1">
          <table:table-cell office:value-type="string" calcext:value-type="string">
            <text:p>Test/img_03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7.jpg</text:p>
          </table:table-cell>
          <table:table-cell office:value-type="string" calcext:value-type="string">
            <text:p>train_img_03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7.jpg</text:p>
          </table:table-cell>
          <table:table-cell office:value-type="string" calcext:value-type="string">
            <text:p>test_img_0327.jpg</text:p>
          </table:table-cell>
        </table:table-row>
        <table:table-row table:style-name="ro1">
          <table:table-cell office:value-type="string" calcext:value-type="string">
            <text:p>Test/img_03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8.jpg</text:p>
          </table:table-cell>
          <table:table-cell office:value-type="string" calcext:value-type="string">
            <text:p>train_img_03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8.jpg</text:p>
          </table:table-cell>
          <table:table-cell office:value-type="string" calcext:value-type="string">
            <text:p>test_img_0328.jpg</text:p>
          </table:table-cell>
        </table:table-row>
        <table:table-row table:style-name="ro1">
          <table:table-cell office:value-type="string" calcext:value-type="string">
            <text:p>Test/img_03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29.jpg</text:p>
          </table:table-cell>
          <table:table-cell office:value-type="string" calcext:value-type="string">
            <text:p>train_img_03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29.jpg</text:p>
          </table:table-cell>
          <table:table-cell office:value-type="string" calcext:value-type="string">
            <text:p>test_img_0329.jpg</text:p>
          </table:table-cell>
        </table:table-row>
        <table:table-row table:style-name="ro1">
          <table:table-cell office:value-type="string" calcext:value-type="string">
            <text:p>Test/img_03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0.jpg</text:p>
          </table:table-cell>
          <table:table-cell office:value-type="string" calcext:value-type="string">
            <text:p>train_img_03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30.jpg</text:p>
          </table:table-cell>
          <table:table-cell office:value-type="string" calcext:value-type="string">
            <text:p>test_img_0330.jpg</text:p>
          </table:table-cell>
        </table:table-row>
        <table:table-row table:style-name="ro1">
          <table:table-cell office:value-type="string" calcext:value-type="string">
            <text:p>Test/img_03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1.jpg</text:p>
          </table:table-cell>
          <table:table-cell office:value-type="string" calcext:value-type="string">
            <text:p>train_img_03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31.jpg</text:p>
          </table:table-cell>
          <table:table-cell office:value-type="string" calcext:value-type="string">
            <text:p>test_img_0331.jpg</text:p>
          </table:table-cell>
        </table:table-row>
        <table:table-row table:style-name="ro1">
          <table:table-cell office:value-type="string" calcext:value-type="string">
            <text:p>Test/img_03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2.jpg</text:p>
          </table:table-cell>
          <table:table-cell office:value-type="string" calcext:value-type="string">
            <text:p>train_img_03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32.jpg</text:p>
          </table:table-cell>
          <table:table-cell office:value-type="string" calcext:value-type="string">
            <text:p>test_img_0332.jpg</text:p>
          </table:table-cell>
        </table:table-row>
        <table:table-row table:style-name="ro1">
          <table:table-cell office:value-type="string" calcext:value-type="string">
            <text:p>Test/img_03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3.jpg</text:p>
          </table:table-cell>
          <table:table-cell office:value-type="string" calcext:value-type="string">
            <text:p>train_img_03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33.jpg</text:p>
          </table:table-cell>
          <table:table-cell office:value-type="string" calcext:value-type="string">
            <text:p>test_img_0333.jpg</text:p>
          </table:table-cell>
        </table:table-row>
        <table:table-row table:style-name="ro1">
          <table:table-cell office:value-type="string" calcext:value-type="string">
            <text:p>Test/img_03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4.jpg</text:p>
          </table:table-cell>
          <table:table-cell office:value-type="string" calcext:value-type="string">
            <text:p>train_img_03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est/img_0334.jpg</text:p>
          </table:table-cell>
          <table:table-cell office:value-type="string" calcext:value-type="string">
            <text:p>test_img_0334.jpg</text:p>
          </table:table-cell>
        </table:table-row>
        <table:table-row table:style-name="ro1">
          <table:table-cell office:value-type="string" calcext:value-type="string">
            <text:p>Train/img_00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5.jpg</text:p>
          </table:table-cell>
          <table:table-cell office:value-type="string" calcext:value-type="string">
            <text:p>train_img_03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6.jpg</text:p>
          </table:table-cell>
          <table:table-cell office:value-type="string" calcext:value-type="string">
            <text:p>train_img_03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7.jpg</text:p>
          </table:table-cell>
          <table:table-cell office:value-type="string" calcext:value-type="string">
            <text:p>train_img_03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8.jpg</text:p>
          </table:table-cell>
          <table:table-cell office:value-type="string" calcext:value-type="string">
            <text:p>train_img_03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39.jpg</text:p>
          </table:table-cell>
          <table:table-cell office:value-type="string" calcext:value-type="string">
            <text:p>train_img_03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0.jpg</text:p>
          </table:table-cell>
          <table:table-cell office:value-type="string" calcext:value-type="string">
            <text:p>train_img_03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1.jpg</text:p>
          </table:table-cell>
          <table:table-cell office:value-type="string" calcext:value-type="string">
            <text:p>train_img_03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2.jpg</text:p>
          </table:table-cell>
          <table:table-cell office:value-type="string" calcext:value-type="string">
            <text:p>train_img_03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3.jpg</text:p>
          </table:table-cell>
          <table:table-cell office:value-type="string" calcext:value-type="string">
            <text:p>train_img_03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4.jpg</text:p>
          </table:table-cell>
          <table:table-cell office:value-type="string" calcext:value-type="string">
            <text:p>train_img_03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5.jpg</text:p>
          </table:table-cell>
          <table:table-cell office:value-type="string" calcext:value-type="string">
            <text:p>train_img_03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6.jpg</text:p>
          </table:table-cell>
          <table:table-cell office:value-type="string" calcext:value-type="string">
            <text:p>train_img_03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7.jpg</text:p>
          </table:table-cell>
          <table:table-cell office:value-type="string" calcext:value-type="string">
            <text:p>train_img_03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8.jpg</text:p>
          </table:table-cell>
          <table:table-cell office:value-type="string" calcext:value-type="string">
            <text:p>train_img_03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49.jpg</text:p>
          </table:table-cell>
          <table:table-cell office:value-type="string" calcext:value-type="string">
            <text:p>train_img_03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0.jpg</text:p>
          </table:table-cell>
          <table:table-cell office:value-type="string" calcext:value-type="string">
            <text:p>train_img_03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1.jpg</text:p>
          </table:table-cell>
          <table:table-cell office:value-type="string" calcext:value-type="string">
            <text:p>train_img_03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2.jpg</text:p>
          </table:table-cell>
          <table:table-cell office:value-type="string" calcext:value-type="string">
            <text:p>train_img_03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3.jpg</text:p>
          </table:table-cell>
          <table:table-cell office:value-type="string" calcext:value-type="string">
            <text:p>train_img_03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4.jpg</text:p>
          </table:table-cell>
          <table:table-cell office:value-type="string" calcext:value-type="string">
            <text:p>train_img_03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5.jpg</text:p>
          </table:table-cell>
          <table:table-cell office:value-type="string" calcext:value-type="string">
            <text:p>train_img_03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6.jpg</text:p>
          </table:table-cell>
          <table:table-cell office:value-type="string" calcext:value-type="string">
            <text:p>train_img_03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7.jpg</text:p>
          </table:table-cell>
          <table:table-cell office:value-type="string" calcext:value-type="string">
            <text:p>train_img_03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8.jpg</text:p>
          </table:table-cell>
          <table:table-cell office:value-type="string" calcext:value-type="string">
            <text:p>train_img_03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59.jpg</text:p>
          </table:table-cell>
          <table:table-cell office:value-type="string" calcext:value-type="string">
            <text:p>train_img_03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0.jpg</text:p>
          </table:table-cell>
          <table:table-cell office:value-type="string" calcext:value-type="string">
            <text:p>train_img_03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1.jpg</text:p>
          </table:table-cell>
          <table:table-cell office:value-type="string" calcext:value-type="string">
            <text:p>train_img_03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2.jpg</text:p>
          </table:table-cell>
          <table:table-cell office:value-type="string" calcext:value-type="string">
            <text:p>train_img_03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3.jpg</text:p>
          </table:table-cell>
          <table:table-cell office:value-type="string" calcext:value-type="string">
            <text:p>train_img_03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4.jpg</text:p>
          </table:table-cell>
          <table:table-cell office:value-type="string" calcext:value-type="string">
            <text:p>train_img_03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5.jpg</text:p>
          </table:table-cell>
          <table:table-cell office:value-type="string" calcext:value-type="string">
            <text:p>train_img_03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6.jpg</text:p>
          </table:table-cell>
          <table:table-cell office:value-type="string" calcext:value-type="string">
            <text:p>train_img_03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7.jpg</text:p>
          </table:table-cell>
          <table:table-cell office:value-type="string" calcext:value-type="string">
            <text:p>train_img_03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8.jpg</text:p>
          </table:table-cell>
          <table:table-cell office:value-type="string" calcext:value-type="string">
            <text:p>train_img_03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69.jpg</text:p>
          </table:table-cell>
          <table:table-cell office:value-type="string" calcext:value-type="string">
            <text:p>train_img_03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0.jpg</text:p>
          </table:table-cell>
          <table:table-cell office:value-type="string" calcext:value-type="string">
            <text:p>train_img_03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1.jpg</text:p>
          </table:table-cell>
          <table:table-cell office:value-type="string" calcext:value-type="string">
            <text:p>train_img_03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2.jpg</text:p>
          </table:table-cell>
          <table:table-cell office:value-type="string" calcext:value-type="string">
            <text:p>train_img_03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3.jpg</text:p>
          </table:table-cell>
          <table:table-cell office:value-type="string" calcext:value-type="string">
            <text:p>train_img_03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4.jpg</text:p>
          </table:table-cell>
          <table:table-cell office:value-type="string" calcext:value-type="string">
            <text:p>train_img_03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5.jpg</text:p>
          </table:table-cell>
          <table:table-cell office:value-type="string" calcext:value-type="string">
            <text:p>train_img_03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6.jpg</text:p>
          </table:table-cell>
          <table:table-cell office:value-type="string" calcext:value-type="string">
            <text:p>train_img_03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7.jpg</text:p>
          </table:table-cell>
          <table:table-cell office:value-type="string" calcext:value-type="string">
            <text:p>train_img_03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8.jpg</text:p>
          </table:table-cell>
          <table:table-cell office:value-type="string" calcext:value-type="string">
            <text:p>train_img_03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79.jpg</text:p>
          </table:table-cell>
          <table:table-cell office:value-type="string" calcext:value-type="string">
            <text:p>train_img_03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0.jpg</text:p>
          </table:table-cell>
          <table:table-cell office:value-type="string" calcext:value-type="string">
            <text:p>train_img_03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1.jpg</text:p>
          </table:table-cell>
          <table:table-cell office:value-type="string" calcext:value-type="string">
            <text:p>train_img_03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2.jpg</text:p>
          </table:table-cell>
          <table:table-cell office:value-type="string" calcext:value-type="string">
            <text:p>train_img_03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3.jpg</text:p>
          </table:table-cell>
          <table:table-cell office:value-type="string" calcext:value-type="string">
            <text:p>train_img_03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4.jpg</text:p>
          </table:table-cell>
          <table:table-cell office:value-type="string" calcext:value-type="string">
            <text:p>train_img_03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5.jpg</text:p>
          </table:table-cell>
          <table:table-cell office:value-type="string" calcext:value-type="string">
            <text:p>train_img_03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6.jpg</text:p>
          </table:table-cell>
          <table:table-cell office:value-type="string" calcext:value-type="string">
            <text:p>train_img_03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7.jpg</text:p>
          </table:table-cell>
          <table:table-cell office:value-type="string" calcext:value-type="string">
            <text:p>train_img_03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8.jpg</text:p>
          </table:table-cell>
          <table:table-cell office:value-type="string" calcext:value-type="string">
            <text:p>train_img_03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89.jpg</text:p>
          </table:table-cell>
          <table:table-cell office:value-type="string" calcext:value-type="string">
            <text:p>train_img_03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0.jpg</text:p>
          </table:table-cell>
          <table:table-cell office:value-type="string" calcext:value-type="string">
            <text:p>train_img_03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1.jpg</text:p>
          </table:table-cell>
          <table:table-cell office:value-type="string" calcext:value-type="string">
            <text:p>train_img_03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2.jpg</text:p>
          </table:table-cell>
          <table:table-cell office:value-type="string" calcext:value-type="string">
            <text:p>train_img_03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3.jpg</text:p>
          </table:table-cell>
          <table:table-cell office:value-type="string" calcext:value-type="string">
            <text:p>train_img_03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4.jpg</text:p>
          </table:table-cell>
          <table:table-cell office:value-type="string" calcext:value-type="string">
            <text:p>train_img_03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5.jpg</text:p>
          </table:table-cell>
          <table:table-cell office:value-type="string" calcext:value-type="string">
            <text:p>train_img_03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6.jpg</text:p>
          </table:table-cell>
          <table:table-cell office:value-type="string" calcext:value-type="string">
            <text:p>train_img_03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7.jpg</text:p>
          </table:table-cell>
          <table:table-cell office:value-type="string" calcext:value-type="string">
            <text:p>train_img_03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8.jpg</text:p>
          </table:table-cell>
          <table:table-cell office:value-type="string" calcext:value-type="string">
            <text:p>train_img_03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399.jpg</text:p>
          </table:table-cell>
          <table:table-cell office:value-type="string" calcext:value-type="string">
            <text:p>train_img_03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0.jpg</text:p>
          </table:table-cell>
          <table:table-cell office:value-type="string" calcext:value-type="string">
            <text:p>train_img_04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1.jpg</text:p>
          </table:table-cell>
          <table:table-cell office:value-type="string" calcext:value-type="string">
            <text:p>train_img_04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2.jpg</text:p>
          </table:table-cell>
          <table:table-cell office:value-type="string" calcext:value-type="string">
            <text:p>train_img_04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3.jpg</text:p>
          </table:table-cell>
          <table:table-cell office:value-type="string" calcext:value-type="string">
            <text:p>train_img_04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4.jpg</text:p>
          </table:table-cell>
          <table:table-cell office:value-type="string" calcext:value-type="string">
            <text:p>train_img_04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5.jpg</text:p>
          </table:table-cell>
          <table:table-cell office:value-type="string" calcext:value-type="string">
            <text:p>train_img_04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6.jpg</text:p>
          </table:table-cell>
          <table:table-cell office:value-type="string" calcext:value-type="string">
            <text:p>train_img_04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7.jpg</text:p>
          </table:table-cell>
          <table:table-cell office:value-type="string" calcext:value-type="string">
            <text:p>train_img_04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8.jpg</text:p>
          </table:table-cell>
          <table:table-cell office:value-type="string" calcext:value-type="string">
            <text:p>train_img_04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09.jpg</text:p>
          </table:table-cell>
          <table:table-cell office:value-type="string" calcext:value-type="string">
            <text:p>train_img_04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0.jpg</text:p>
          </table:table-cell>
          <table:table-cell office:value-type="string" calcext:value-type="string">
            <text:p>train_img_04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1.jpg</text:p>
          </table:table-cell>
          <table:table-cell office:value-type="string" calcext:value-type="string">
            <text:p>train_img_04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2.jpg</text:p>
          </table:table-cell>
          <table:table-cell office:value-type="string" calcext:value-type="string">
            <text:p>train_img_04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3.jpg</text:p>
          </table:table-cell>
          <table:table-cell office:value-type="string" calcext:value-type="string">
            <text:p>train_img_04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4.jpg</text:p>
          </table:table-cell>
          <table:table-cell office:value-type="string" calcext:value-type="string">
            <text:p>train_img_04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5.jpg</text:p>
          </table:table-cell>
          <table:table-cell office:value-type="string" calcext:value-type="string">
            <text:p>train_img_04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6.jpg</text:p>
          </table:table-cell>
          <table:table-cell office:value-type="string" calcext:value-type="string">
            <text:p>train_img_04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7.jpg</text:p>
          </table:table-cell>
          <table:table-cell office:value-type="string" calcext:value-type="string">
            <text:p>train_img_04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8.jpg</text:p>
          </table:table-cell>
          <table:table-cell office:value-type="string" calcext:value-type="string">
            <text:p>train_img_04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19.jpg</text:p>
          </table:table-cell>
          <table:table-cell office:value-type="string" calcext:value-type="string">
            <text:p>train_img_04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0.jpg</text:p>
          </table:table-cell>
          <table:table-cell office:value-type="string" calcext:value-type="string">
            <text:p>train_img_04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1.jpg</text:p>
          </table:table-cell>
          <table:table-cell office:value-type="string" calcext:value-type="string">
            <text:p>train_img_04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2.jpg</text:p>
          </table:table-cell>
          <table:table-cell office:value-type="string" calcext:value-type="string">
            <text:p>train_img_04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3.jpg</text:p>
          </table:table-cell>
          <table:table-cell office:value-type="string" calcext:value-type="string">
            <text:p>train_img_04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4.jpg</text:p>
          </table:table-cell>
          <table:table-cell office:value-type="string" calcext:value-type="string">
            <text:p>train_img_04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5.jpg</text:p>
          </table:table-cell>
          <table:table-cell office:value-type="string" calcext:value-type="string">
            <text:p>train_img_04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6.jpg</text:p>
          </table:table-cell>
          <table:table-cell office:value-type="string" calcext:value-type="string">
            <text:p>train_img_04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7.jpg</text:p>
          </table:table-cell>
          <table:table-cell office:value-type="string" calcext:value-type="string">
            <text:p>train_img_04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8.jpg</text:p>
          </table:table-cell>
          <table:table-cell office:value-type="string" calcext:value-type="string">
            <text:p>train_img_04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29.jpg</text:p>
          </table:table-cell>
          <table:table-cell office:value-type="string" calcext:value-type="string">
            <text:p>train_img_04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0.jpg</text:p>
          </table:table-cell>
          <table:table-cell office:value-type="string" calcext:value-type="string">
            <text:p>train_img_04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1.jpg</text:p>
          </table:table-cell>
          <table:table-cell office:value-type="string" calcext:value-type="string">
            <text:p>train_img_04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2.jpg</text:p>
          </table:table-cell>
          <table:table-cell office:value-type="string" calcext:value-type="string">
            <text:p>train_img_04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0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3.jpg</text:p>
          </table:table-cell>
          <table:table-cell office:value-type="string" calcext:value-type="string">
            <text:p>train_img_04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4.jpg</text:p>
          </table:table-cell>
          <table:table-cell office:value-type="string" calcext:value-type="string">
            <text:p>train_img_04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5.jpg</text:p>
          </table:table-cell>
          <table:table-cell office:value-type="string" calcext:value-type="string">
            <text:p>train_img_04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6.jpg</text:p>
          </table:table-cell>
          <table:table-cell office:value-type="string" calcext:value-type="string">
            <text:p>train_img_04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7.jpg</text:p>
          </table:table-cell>
          <table:table-cell office:value-type="string" calcext:value-type="string">
            <text:p>train_img_04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8.jpg</text:p>
          </table:table-cell>
          <table:table-cell office:value-type="string" calcext:value-type="string">
            <text:p>train_img_04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39.jpg</text:p>
          </table:table-cell>
          <table:table-cell office:value-type="string" calcext:value-type="string">
            <text:p>train_img_04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0.jpg</text:p>
          </table:table-cell>
          <table:table-cell office:value-type="string" calcext:value-type="string">
            <text:p>train_img_04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1.jpg</text:p>
          </table:table-cell>
          <table:table-cell office:value-type="string" calcext:value-type="string">
            <text:p>train_img_04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2.jpg</text:p>
          </table:table-cell>
          <table:table-cell office:value-type="string" calcext:value-type="string">
            <text:p>train_img_04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3.jpg</text:p>
          </table:table-cell>
          <table:table-cell office:value-type="string" calcext:value-type="string">
            <text:p>train_img_04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4.jpg</text:p>
          </table:table-cell>
          <table:table-cell office:value-type="string" calcext:value-type="string">
            <text:p>train_img_04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5.jpg</text:p>
          </table:table-cell>
          <table:table-cell office:value-type="string" calcext:value-type="string">
            <text:p>train_img_04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6.jpg</text:p>
          </table:table-cell>
          <table:table-cell office:value-type="string" calcext:value-type="string">
            <text:p>train_img_04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7.jpg</text:p>
          </table:table-cell>
          <table:table-cell office:value-type="string" calcext:value-type="string">
            <text:p>train_img_04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8.jpg</text:p>
          </table:table-cell>
          <table:table-cell office:value-type="string" calcext:value-type="string">
            <text:p>train_img_04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49.jpg</text:p>
          </table:table-cell>
          <table:table-cell office:value-type="string" calcext:value-type="string">
            <text:p>train_img_04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0.jpg</text:p>
          </table:table-cell>
          <table:table-cell office:value-type="string" calcext:value-type="string">
            <text:p>train_img_04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1.jpg</text:p>
          </table:table-cell>
          <table:table-cell office:value-type="string" calcext:value-type="string">
            <text:p>train_img_04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2.jpg</text:p>
          </table:table-cell>
          <table:table-cell office:value-type="string" calcext:value-type="string">
            <text:p>train_img_04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3.jpg</text:p>
          </table:table-cell>
          <table:table-cell office:value-type="string" calcext:value-type="string">
            <text:p>train_img_04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4.jpg</text:p>
          </table:table-cell>
          <table:table-cell office:value-type="string" calcext:value-type="string">
            <text:p>train_img_04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5.jpg</text:p>
          </table:table-cell>
          <table:table-cell office:value-type="string" calcext:value-type="string">
            <text:p>train_img_04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6.jpg</text:p>
          </table:table-cell>
          <table:table-cell office:value-type="string" calcext:value-type="string">
            <text:p>train_img_04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7.jpg</text:p>
          </table:table-cell>
          <table:table-cell office:value-type="string" calcext:value-type="string">
            <text:p>train_img_04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8.jpg</text:p>
          </table:table-cell>
          <table:table-cell office:value-type="string" calcext:value-type="string">
            <text:p>train_img_04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59.jpg</text:p>
          </table:table-cell>
          <table:table-cell office:value-type="string" calcext:value-type="string">
            <text:p>train_img_04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0.jpg</text:p>
          </table:table-cell>
          <table:table-cell office:value-type="string" calcext:value-type="string">
            <text:p>train_img_04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1.jpg</text:p>
          </table:table-cell>
          <table:table-cell office:value-type="string" calcext:value-type="string">
            <text:p>train_img_04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2.jpg</text:p>
          </table:table-cell>
          <table:table-cell office:value-type="string" calcext:value-type="string">
            <text:p>train_img_04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3.jpg</text:p>
          </table:table-cell>
          <table:table-cell office:value-type="string" calcext:value-type="string">
            <text:p>train_img_04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4.jpg</text:p>
          </table:table-cell>
          <table:table-cell office:value-type="string" calcext:value-type="string">
            <text:p>train_img_04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5.jpg</text:p>
          </table:table-cell>
          <table:table-cell office:value-type="string" calcext:value-type="string">
            <text:p>train_img_04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6.jpg</text:p>
          </table:table-cell>
          <table:table-cell office:value-type="string" calcext:value-type="string">
            <text:p>train_img_04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7.jpg</text:p>
          </table:table-cell>
          <table:table-cell office:value-type="string" calcext:value-type="string">
            <text:p>train_img_04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8.jpg</text:p>
          </table:table-cell>
          <table:table-cell office:value-type="string" calcext:value-type="string">
            <text:p>train_img_04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69.jpg</text:p>
          </table:table-cell>
          <table:table-cell office:value-type="string" calcext:value-type="string">
            <text:p>train_img_04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0.jpg</text:p>
          </table:table-cell>
          <table:table-cell office:value-type="string" calcext:value-type="string">
            <text:p>train_img_04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1.jpg</text:p>
          </table:table-cell>
          <table:table-cell office:value-type="string" calcext:value-type="string">
            <text:p>train_img_04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2.jpg</text:p>
          </table:table-cell>
          <table:table-cell office:value-type="string" calcext:value-type="string">
            <text:p>train_img_04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3.jpg</text:p>
          </table:table-cell>
          <table:table-cell office:value-type="string" calcext:value-type="string">
            <text:p>train_img_04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4.jpg</text:p>
          </table:table-cell>
          <table:table-cell office:value-type="string" calcext:value-type="string">
            <text:p>train_img_04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5.jpg</text:p>
          </table:table-cell>
          <table:table-cell office:value-type="string" calcext:value-type="string">
            <text:p>train_img_04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6.jpg</text:p>
          </table:table-cell>
          <table:table-cell office:value-type="string" calcext:value-type="string">
            <text:p>train_img_04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7.jpg</text:p>
          </table:table-cell>
          <table:table-cell office:value-type="string" calcext:value-type="string">
            <text:p>train_img_04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8.jpg</text:p>
          </table:table-cell>
          <table:table-cell office:value-type="string" calcext:value-type="string">
            <text:p>train_img_04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79.jpg</text:p>
          </table:table-cell>
          <table:table-cell office:value-type="string" calcext:value-type="string">
            <text:p>train_img_04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0.jpg</text:p>
          </table:table-cell>
          <table:table-cell office:value-type="string" calcext:value-type="string">
            <text:p>train_img_04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1.jpg</text:p>
          </table:table-cell>
          <table:table-cell office:value-type="string" calcext:value-type="string">
            <text:p>train_img_04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2.jpg</text:p>
          </table:table-cell>
          <table:table-cell office:value-type="string" calcext:value-type="string">
            <text:p>train_img_04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3.jpg</text:p>
          </table:table-cell>
          <table:table-cell office:value-type="string" calcext:value-type="string">
            <text:p>train_img_04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4.jpg</text:p>
          </table:table-cell>
          <table:table-cell office:value-type="string" calcext:value-type="string">
            <text:p>train_img_04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5.jpg</text:p>
          </table:table-cell>
          <table:table-cell office:value-type="string" calcext:value-type="string">
            <text:p>train_img_04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6.jpg</text:p>
          </table:table-cell>
          <table:table-cell office:value-type="string" calcext:value-type="string">
            <text:p>train_img_04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7.jpg</text:p>
          </table:table-cell>
          <table:table-cell office:value-type="string" calcext:value-type="string">
            <text:p>train_img_04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8.jpg</text:p>
          </table:table-cell>
          <table:table-cell office:value-type="string" calcext:value-type="string">
            <text:p>train_img_04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89.jpg</text:p>
          </table:table-cell>
          <table:table-cell office:value-type="string" calcext:value-type="string">
            <text:p>train_img_04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0.jpg</text:p>
          </table:table-cell>
          <table:table-cell office:value-type="string" calcext:value-type="string">
            <text:p>train_img_04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1.jpg</text:p>
          </table:table-cell>
          <table:table-cell office:value-type="string" calcext:value-type="string">
            <text:p>train_img_04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2.jpg</text:p>
          </table:table-cell>
          <table:table-cell office:value-type="string" calcext:value-type="string">
            <text:p>train_img_04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3.jpg</text:p>
          </table:table-cell>
          <table:table-cell office:value-type="string" calcext:value-type="string">
            <text:p>train_img_04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4.jpg</text:p>
          </table:table-cell>
          <table:table-cell office:value-type="string" calcext:value-type="string">
            <text:p>train_img_04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5.jpg</text:p>
          </table:table-cell>
          <table:table-cell office:value-type="string" calcext:value-type="string">
            <text:p>train_img_04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6.jpg</text:p>
          </table:table-cell>
          <table:table-cell office:value-type="string" calcext:value-type="string">
            <text:p>train_img_04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7.jpg</text:p>
          </table:table-cell>
          <table:table-cell office:value-type="string" calcext:value-type="string">
            <text:p>train_img_04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8.jpg</text:p>
          </table:table-cell>
          <table:table-cell office:value-type="string" calcext:value-type="string">
            <text:p>train_img_04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499.jpg</text:p>
          </table:table-cell>
          <table:table-cell office:value-type="string" calcext:value-type="string">
            <text:p>train_img_04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0.jpg</text:p>
          </table:table-cell>
          <table:table-cell office:value-type="string" calcext:value-type="string">
            <text:p>train_img_05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1.jpg</text:p>
          </table:table-cell>
          <table:table-cell office:value-type="string" calcext:value-type="string">
            <text:p>train_img_05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2.jpg</text:p>
          </table:table-cell>
          <table:table-cell office:value-type="string" calcext:value-type="string">
            <text:p>train_img_05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3.jpg</text:p>
          </table:table-cell>
          <table:table-cell office:value-type="string" calcext:value-type="string">
            <text:p>train_img_05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4.jpg</text:p>
          </table:table-cell>
          <table:table-cell office:value-type="string" calcext:value-type="string">
            <text:p>train_img_05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5.jpg</text:p>
          </table:table-cell>
          <table:table-cell office:value-type="string" calcext:value-type="string">
            <text:p>train_img_05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6.jpg</text:p>
          </table:table-cell>
          <table:table-cell office:value-type="string" calcext:value-type="string">
            <text:p>train_img_05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7.jpg</text:p>
          </table:table-cell>
          <table:table-cell office:value-type="string" calcext:value-type="string">
            <text:p>train_img_05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8.jpg</text:p>
          </table:table-cell>
          <table:table-cell office:value-type="string" calcext:value-type="string">
            <text:p>train_img_05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09.jpg</text:p>
          </table:table-cell>
          <table:table-cell office:value-type="string" calcext:value-type="string">
            <text:p>train_img_05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0.jpg</text:p>
          </table:table-cell>
          <table:table-cell office:value-type="string" calcext:value-type="string">
            <text:p>train_img_05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1.jpg</text:p>
          </table:table-cell>
          <table:table-cell office:value-type="string" calcext:value-type="string">
            <text:p>train_img_05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2.jpg</text:p>
          </table:table-cell>
          <table:table-cell office:value-type="string" calcext:value-type="string">
            <text:p>train_img_05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3.jpg</text:p>
          </table:table-cell>
          <table:table-cell office:value-type="string" calcext:value-type="string">
            <text:p>train_img_05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4.jpg</text:p>
          </table:table-cell>
          <table:table-cell office:value-type="string" calcext:value-type="string">
            <text:p>train_img_05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5.jpg</text:p>
          </table:table-cell>
          <table:table-cell office:value-type="string" calcext:value-type="string">
            <text:p>train_img_05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6.jpg</text:p>
          </table:table-cell>
          <table:table-cell office:value-type="string" calcext:value-type="string">
            <text:p>train_img_05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7.jpg</text:p>
          </table:table-cell>
          <table:table-cell office:value-type="string" calcext:value-type="string">
            <text:p>train_img_05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8.jpg</text:p>
          </table:table-cell>
          <table:table-cell office:value-type="string" calcext:value-type="string">
            <text:p>train_img_05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19.jpg</text:p>
          </table:table-cell>
          <table:table-cell office:value-type="string" calcext:value-type="string">
            <text:p>train_img_05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0.jpg</text:p>
          </table:table-cell>
          <table:table-cell office:value-type="string" calcext:value-type="string">
            <text:p>train_img_05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1.jpg</text:p>
          </table:table-cell>
          <table:table-cell office:value-type="string" calcext:value-type="string">
            <text:p>train_img_05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2.jpg</text:p>
          </table:table-cell>
          <table:table-cell office:value-type="string" calcext:value-type="string">
            <text:p>train_img_05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3.jpg</text:p>
          </table:table-cell>
          <table:table-cell office:value-type="string" calcext:value-type="string">
            <text:p>train_img_05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4.jpg</text:p>
          </table:table-cell>
          <table:table-cell office:value-type="string" calcext:value-type="string">
            <text:p>train_img_05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5.jpg</text:p>
          </table:table-cell>
          <table:table-cell office:value-type="string" calcext:value-type="string">
            <text:p>train_img_05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6.jpg</text:p>
          </table:table-cell>
          <table:table-cell office:value-type="string" calcext:value-type="string">
            <text:p>train_img_05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7.jpg</text:p>
          </table:table-cell>
          <table:table-cell office:value-type="string" calcext:value-type="string">
            <text:p>train_img_05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8.jpg</text:p>
          </table:table-cell>
          <table:table-cell office:value-type="string" calcext:value-type="string">
            <text:p>train_img_05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29.jpg</text:p>
          </table:table-cell>
          <table:table-cell office:value-type="string" calcext:value-type="string">
            <text:p>train_img_05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0.jpg</text:p>
          </table:table-cell>
          <table:table-cell office:value-type="string" calcext:value-type="string">
            <text:p>train_img_05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1.jpg</text:p>
          </table:table-cell>
          <table:table-cell office:value-type="string" calcext:value-type="string">
            <text:p>train_img_05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2.jpg</text:p>
          </table:table-cell>
          <table:table-cell office:value-type="string" calcext:value-type="string">
            <text:p>train_img_05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1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3.jpg</text:p>
          </table:table-cell>
          <table:table-cell office:value-type="string" calcext:value-type="string">
            <text:p>train_img_05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4.jpg</text:p>
          </table:table-cell>
          <table:table-cell office:value-type="string" calcext:value-type="string">
            <text:p>train_img_05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5.jpg</text:p>
          </table:table-cell>
          <table:table-cell office:value-type="string" calcext:value-type="string">
            <text:p>train_img_05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6.jpg</text:p>
          </table:table-cell>
          <table:table-cell office:value-type="string" calcext:value-type="string">
            <text:p>train_img_05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7.jpg</text:p>
          </table:table-cell>
          <table:table-cell office:value-type="string" calcext:value-type="string">
            <text:p>train_img_05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8.jpg</text:p>
          </table:table-cell>
          <table:table-cell office:value-type="string" calcext:value-type="string">
            <text:p>train_img_05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39.jpg</text:p>
          </table:table-cell>
          <table:table-cell office:value-type="string" calcext:value-type="string">
            <text:p>train_img_05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0.jpg</text:p>
          </table:table-cell>
          <table:table-cell office:value-type="string" calcext:value-type="string">
            <text:p>train_img_05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1.jpg</text:p>
          </table:table-cell>
          <table:table-cell office:value-type="string" calcext:value-type="string">
            <text:p>train_img_05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2.jpg</text:p>
          </table:table-cell>
          <table:table-cell office:value-type="string" calcext:value-type="string">
            <text:p>train_img_05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3.jpg</text:p>
          </table:table-cell>
          <table:table-cell office:value-type="string" calcext:value-type="string">
            <text:p>train_img_05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4.jpg</text:p>
          </table:table-cell>
          <table:table-cell office:value-type="string" calcext:value-type="string">
            <text:p>train_img_05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5.jpg</text:p>
          </table:table-cell>
          <table:table-cell office:value-type="string" calcext:value-type="string">
            <text:p>train_img_05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6.jpg</text:p>
          </table:table-cell>
          <table:table-cell office:value-type="string" calcext:value-type="string">
            <text:p>train_img_05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7.jpg</text:p>
          </table:table-cell>
          <table:table-cell office:value-type="string" calcext:value-type="string">
            <text:p>train_img_05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8.jpg</text:p>
          </table:table-cell>
          <table:table-cell office:value-type="string" calcext:value-type="string">
            <text:p>train_img_05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49.jpg</text:p>
          </table:table-cell>
          <table:table-cell office:value-type="string" calcext:value-type="string">
            <text:p>train_img_05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0.jpg</text:p>
          </table:table-cell>
          <table:table-cell office:value-type="string" calcext:value-type="string">
            <text:p>train_img_05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1.jpg</text:p>
          </table:table-cell>
          <table:table-cell office:value-type="string" calcext:value-type="string">
            <text:p>train_img_05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2.jpg</text:p>
          </table:table-cell>
          <table:table-cell office:value-type="string" calcext:value-type="string">
            <text:p>train_img_05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3.jpg</text:p>
          </table:table-cell>
          <table:table-cell office:value-type="string" calcext:value-type="string">
            <text:p>train_img_05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4.jpg</text:p>
          </table:table-cell>
          <table:table-cell office:value-type="string" calcext:value-type="string">
            <text:p>train_img_05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5.jpg</text:p>
          </table:table-cell>
          <table:table-cell office:value-type="string" calcext:value-type="string">
            <text:p>train_img_05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6.jpg</text:p>
          </table:table-cell>
          <table:table-cell office:value-type="string" calcext:value-type="string">
            <text:p>train_img_05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7.jpg</text:p>
          </table:table-cell>
          <table:table-cell office:value-type="string" calcext:value-type="string">
            <text:p>train_img_05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8.jpg</text:p>
          </table:table-cell>
          <table:table-cell office:value-type="string" calcext:value-type="string">
            <text:p>train_img_05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59.jpg</text:p>
          </table:table-cell>
          <table:table-cell office:value-type="string" calcext:value-type="string">
            <text:p>train_img_05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0.jpg</text:p>
          </table:table-cell>
          <table:table-cell office:value-type="string" calcext:value-type="string">
            <text:p>train_img_05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1.jpg</text:p>
          </table:table-cell>
          <table:table-cell office:value-type="string" calcext:value-type="string">
            <text:p>train_img_05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2.jpg</text:p>
          </table:table-cell>
          <table:table-cell office:value-type="string" calcext:value-type="string">
            <text:p>train_img_05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3.jpg</text:p>
          </table:table-cell>
          <table:table-cell office:value-type="string" calcext:value-type="string">
            <text:p>train_img_05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4.jpg</text:p>
          </table:table-cell>
          <table:table-cell office:value-type="string" calcext:value-type="string">
            <text:p>train_img_05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5.jpg</text:p>
          </table:table-cell>
          <table:table-cell office:value-type="string" calcext:value-type="string">
            <text:p>train_img_05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6.jpg</text:p>
          </table:table-cell>
          <table:table-cell office:value-type="string" calcext:value-type="string">
            <text:p>train_img_05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7.jpg</text:p>
          </table:table-cell>
          <table:table-cell office:value-type="string" calcext:value-type="string">
            <text:p>train_img_05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8.jpg</text:p>
          </table:table-cell>
          <table:table-cell office:value-type="string" calcext:value-type="string">
            <text:p>train_img_05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69.jpg</text:p>
          </table:table-cell>
          <table:table-cell office:value-type="string" calcext:value-type="string">
            <text:p>train_img_05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0.jpg</text:p>
          </table:table-cell>
          <table:table-cell office:value-type="string" calcext:value-type="string">
            <text:p>train_img_05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1.jpg</text:p>
          </table:table-cell>
          <table:table-cell office:value-type="string" calcext:value-type="string">
            <text:p>train_img_05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2.jpg</text:p>
          </table:table-cell>
          <table:table-cell office:value-type="string" calcext:value-type="string">
            <text:p>train_img_05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3.jpg</text:p>
          </table:table-cell>
          <table:table-cell office:value-type="string" calcext:value-type="string">
            <text:p>train_img_05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4.jpg</text:p>
          </table:table-cell>
          <table:table-cell office:value-type="string" calcext:value-type="string">
            <text:p>train_img_05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5.jpg</text:p>
          </table:table-cell>
          <table:table-cell office:value-type="string" calcext:value-type="string">
            <text:p>train_img_05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6.jpg</text:p>
          </table:table-cell>
          <table:table-cell office:value-type="string" calcext:value-type="string">
            <text:p>train_img_05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7.jpg</text:p>
          </table:table-cell>
          <table:table-cell office:value-type="string" calcext:value-type="string">
            <text:p>train_img_05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8.jpg</text:p>
          </table:table-cell>
          <table:table-cell office:value-type="string" calcext:value-type="string">
            <text:p>train_img_05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79.jpg</text:p>
          </table:table-cell>
          <table:table-cell office:value-type="string" calcext:value-type="string">
            <text:p>train_img_05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0.jpg</text:p>
          </table:table-cell>
          <table:table-cell office:value-type="string" calcext:value-type="string">
            <text:p>train_img_05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1.jpg</text:p>
          </table:table-cell>
          <table:table-cell office:value-type="string" calcext:value-type="string">
            <text:p>train_img_05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2.jpg</text:p>
          </table:table-cell>
          <table:table-cell office:value-type="string" calcext:value-type="string">
            <text:p>train_img_05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3.jpg</text:p>
          </table:table-cell>
          <table:table-cell office:value-type="string" calcext:value-type="string">
            <text:p>train_img_05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4.jpg</text:p>
          </table:table-cell>
          <table:table-cell office:value-type="string" calcext:value-type="string">
            <text:p>train_img_05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5.jpg</text:p>
          </table:table-cell>
          <table:table-cell office:value-type="string" calcext:value-type="string">
            <text:p>train_img_05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6.jpg</text:p>
          </table:table-cell>
          <table:table-cell office:value-type="string" calcext:value-type="string">
            <text:p>train_img_05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7.jpg</text:p>
          </table:table-cell>
          <table:table-cell office:value-type="string" calcext:value-type="string">
            <text:p>train_img_05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8.jpg</text:p>
          </table:table-cell>
          <table:table-cell office:value-type="string" calcext:value-type="string">
            <text:p>train_img_05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89.jpg</text:p>
          </table:table-cell>
          <table:table-cell office:value-type="string" calcext:value-type="string">
            <text:p>train_img_05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0.jpg</text:p>
          </table:table-cell>
          <table:table-cell office:value-type="string" calcext:value-type="string">
            <text:p>train_img_05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1.jpg</text:p>
          </table:table-cell>
          <table:table-cell office:value-type="string" calcext:value-type="string">
            <text:p>train_img_05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2.jpg</text:p>
          </table:table-cell>
          <table:table-cell office:value-type="string" calcext:value-type="string">
            <text:p>train_img_05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3.jpg</text:p>
          </table:table-cell>
          <table:table-cell office:value-type="string" calcext:value-type="string">
            <text:p>train_img_05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4.jpg</text:p>
          </table:table-cell>
          <table:table-cell office:value-type="string" calcext:value-type="string">
            <text:p>train_img_05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5.jpg</text:p>
          </table:table-cell>
          <table:table-cell office:value-type="string" calcext:value-type="string">
            <text:p>train_img_05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6.jpg</text:p>
          </table:table-cell>
          <table:table-cell office:value-type="string" calcext:value-type="string">
            <text:p>train_img_05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7.jpg</text:p>
          </table:table-cell>
          <table:table-cell office:value-type="string" calcext:value-type="string">
            <text:p>train_img_05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8.jpg</text:p>
          </table:table-cell>
          <table:table-cell office:value-type="string" calcext:value-type="string">
            <text:p>train_img_05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599.jpg</text:p>
          </table:table-cell>
          <table:table-cell office:value-type="string" calcext:value-type="string">
            <text:p>train_img_05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0.jpg</text:p>
          </table:table-cell>
          <table:table-cell office:value-type="string" calcext:value-type="string">
            <text:p>train_img_06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1.jpg</text:p>
          </table:table-cell>
          <table:table-cell office:value-type="string" calcext:value-type="string">
            <text:p>train_img_06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2.jpg</text:p>
          </table:table-cell>
          <table:table-cell office:value-type="string" calcext:value-type="string">
            <text:p>train_img_06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3.jpg</text:p>
          </table:table-cell>
          <table:table-cell office:value-type="string" calcext:value-type="string">
            <text:p>train_img_06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4.jpg</text:p>
          </table:table-cell>
          <table:table-cell office:value-type="string" calcext:value-type="string">
            <text:p>train_img_06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5.jpg</text:p>
          </table:table-cell>
          <table:table-cell office:value-type="string" calcext:value-type="string">
            <text:p>train_img_06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6.jpg</text:p>
          </table:table-cell>
          <table:table-cell office:value-type="string" calcext:value-type="string">
            <text:p>train_img_06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7.jpg</text:p>
          </table:table-cell>
          <table:table-cell office:value-type="string" calcext:value-type="string">
            <text:p>train_img_06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8.jpg</text:p>
          </table:table-cell>
          <table:table-cell office:value-type="string" calcext:value-type="string">
            <text:p>train_img_06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09.jpg</text:p>
          </table:table-cell>
          <table:table-cell office:value-type="string" calcext:value-type="string">
            <text:p>train_img_06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0.jpg</text:p>
          </table:table-cell>
          <table:table-cell office:value-type="string" calcext:value-type="string">
            <text:p>train_img_06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1.jpg</text:p>
          </table:table-cell>
          <table:table-cell office:value-type="string" calcext:value-type="string">
            <text:p>train_img_06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2.jpg</text:p>
          </table:table-cell>
          <table:table-cell office:value-type="string" calcext:value-type="string">
            <text:p>train_img_06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3.jpg</text:p>
          </table:table-cell>
          <table:table-cell office:value-type="string" calcext:value-type="string">
            <text:p>train_img_06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4.jpg</text:p>
          </table:table-cell>
          <table:table-cell office:value-type="string" calcext:value-type="string">
            <text:p>train_img_06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5.jpg</text:p>
          </table:table-cell>
          <table:table-cell office:value-type="string" calcext:value-type="string">
            <text:p>train_img_06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6.jpg</text:p>
          </table:table-cell>
          <table:table-cell office:value-type="string" calcext:value-type="string">
            <text:p>train_img_06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7.jpg</text:p>
          </table:table-cell>
          <table:table-cell office:value-type="string" calcext:value-type="string">
            <text:p>train_img_06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8.jpg</text:p>
          </table:table-cell>
          <table:table-cell office:value-type="string" calcext:value-type="string">
            <text:p>train_img_06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19.jpg</text:p>
          </table:table-cell>
          <table:table-cell office:value-type="string" calcext:value-type="string">
            <text:p>train_img_06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0.jpg</text:p>
          </table:table-cell>
          <table:table-cell office:value-type="string" calcext:value-type="string">
            <text:p>train_img_06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1.jpg</text:p>
          </table:table-cell>
          <table:table-cell office:value-type="string" calcext:value-type="string">
            <text:p>train_img_06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2.jpg</text:p>
          </table:table-cell>
          <table:table-cell office:value-type="string" calcext:value-type="string">
            <text:p>train_img_06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3.jpg</text:p>
          </table:table-cell>
          <table:table-cell office:value-type="string" calcext:value-type="string">
            <text:p>train_img_06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4.jpg</text:p>
          </table:table-cell>
          <table:table-cell office:value-type="string" calcext:value-type="string">
            <text:p>train_img_06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5.jpg</text:p>
          </table:table-cell>
          <table:table-cell office:value-type="string" calcext:value-type="string">
            <text:p>train_img_06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6.jpg</text:p>
          </table:table-cell>
          <table:table-cell office:value-type="string" calcext:value-type="string">
            <text:p>train_img_06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7.jpg</text:p>
          </table:table-cell>
          <table:table-cell office:value-type="string" calcext:value-type="string">
            <text:p>train_img_06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8.jpg</text:p>
          </table:table-cell>
          <table:table-cell office:value-type="string" calcext:value-type="string">
            <text:p>train_img_06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29.jpg</text:p>
          </table:table-cell>
          <table:table-cell office:value-type="string" calcext:value-type="string">
            <text:p>train_img_06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0.jpg</text:p>
          </table:table-cell>
          <table:table-cell office:value-type="string" calcext:value-type="string">
            <text:p>train_img_06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1.jpg</text:p>
          </table:table-cell>
          <table:table-cell office:value-type="string" calcext:value-type="string">
            <text:p>train_img_06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2.jpg</text:p>
          </table:table-cell>
          <table:table-cell office:value-type="string" calcext:value-type="string">
            <text:p>train_img_06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2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3.jpg</text:p>
          </table:table-cell>
          <table:table-cell office:value-type="string" calcext:value-type="string">
            <text:p>train_img_06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4.jpg</text:p>
          </table:table-cell>
          <table:table-cell office:value-type="string" calcext:value-type="string">
            <text:p>train_img_06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5.jpg</text:p>
          </table:table-cell>
          <table:table-cell office:value-type="string" calcext:value-type="string">
            <text:p>train_img_06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6.jpg</text:p>
          </table:table-cell>
          <table:table-cell office:value-type="string" calcext:value-type="string">
            <text:p>train_img_06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7.jpg</text:p>
          </table:table-cell>
          <table:table-cell office:value-type="string" calcext:value-type="string">
            <text:p>train_img_06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8.jpg</text:p>
          </table:table-cell>
          <table:table-cell office:value-type="string" calcext:value-type="string">
            <text:p>train_img_06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39.jpg</text:p>
          </table:table-cell>
          <table:table-cell office:value-type="string" calcext:value-type="string">
            <text:p>train_img_06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0.jpg</text:p>
          </table:table-cell>
          <table:table-cell office:value-type="string" calcext:value-type="string">
            <text:p>train_img_06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1.jpg</text:p>
          </table:table-cell>
          <table:table-cell office:value-type="string" calcext:value-type="string">
            <text:p>train_img_06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2.jpg</text:p>
          </table:table-cell>
          <table:table-cell office:value-type="string" calcext:value-type="string">
            <text:p>train_img_06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3.jpg</text:p>
          </table:table-cell>
          <table:table-cell office:value-type="string" calcext:value-type="string">
            <text:p>train_img_06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4.jpg</text:p>
          </table:table-cell>
          <table:table-cell office:value-type="string" calcext:value-type="string">
            <text:p>train_img_06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5.jpg</text:p>
          </table:table-cell>
          <table:table-cell office:value-type="string" calcext:value-type="string">
            <text:p>train_img_06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6.jpg</text:p>
          </table:table-cell>
          <table:table-cell office:value-type="string" calcext:value-type="string">
            <text:p>train_img_06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7.jpg</text:p>
          </table:table-cell>
          <table:table-cell office:value-type="string" calcext:value-type="string">
            <text:p>train_img_06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8.jpg</text:p>
          </table:table-cell>
          <table:table-cell office:value-type="string" calcext:value-type="string">
            <text:p>train_img_06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49.jpg</text:p>
          </table:table-cell>
          <table:table-cell office:value-type="string" calcext:value-type="string">
            <text:p>train_img_06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0.jpg</text:p>
          </table:table-cell>
          <table:table-cell office:value-type="string" calcext:value-type="string">
            <text:p>train_img_06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1.jpg</text:p>
          </table:table-cell>
          <table:table-cell office:value-type="string" calcext:value-type="string">
            <text:p>train_img_06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2.jpg</text:p>
          </table:table-cell>
          <table:table-cell office:value-type="string" calcext:value-type="string">
            <text:p>train_img_06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3.jpg</text:p>
          </table:table-cell>
          <table:table-cell office:value-type="string" calcext:value-type="string">
            <text:p>train_img_06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4.jpg</text:p>
          </table:table-cell>
          <table:table-cell office:value-type="string" calcext:value-type="string">
            <text:p>train_img_06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5.jpg</text:p>
          </table:table-cell>
          <table:table-cell office:value-type="string" calcext:value-type="string">
            <text:p>train_img_06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6.jpg</text:p>
          </table:table-cell>
          <table:table-cell office:value-type="string" calcext:value-type="string">
            <text:p>train_img_06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7.jpg</text:p>
          </table:table-cell>
          <table:table-cell office:value-type="string" calcext:value-type="string">
            <text:p>train_img_06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8.jpg</text:p>
          </table:table-cell>
          <table:table-cell office:value-type="string" calcext:value-type="string">
            <text:p>train_img_06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59.jpg</text:p>
          </table:table-cell>
          <table:table-cell office:value-type="string" calcext:value-type="string">
            <text:p>train_img_06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0.jpg</text:p>
          </table:table-cell>
          <table:table-cell office:value-type="string" calcext:value-type="string">
            <text:p>train_img_06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1.jpg</text:p>
          </table:table-cell>
          <table:table-cell office:value-type="string" calcext:value-type="string">
            <text:p>train_img_06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2.jpg</text:p>
          </table:table-cell>
          <table:table-cell office:value-type="string" calcext:value-type="string">
            <text:p>train_img_06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3.jpg</text:p>
          </table:table-cell>
          <table:table-cell office:value-type="string" calcext:value-type="string">
            <text:p>train_img_06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4.jpg</text:p>
          </table:table-cell>
          <table:table-cell office:value-type="string" calcext:value-type="string">
            <text:p>train_img_06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5.jpg</text:p>
          </table:table-cell>
          <table:table-cell office:value-type="string" calcext:value-type="string">
            <text:p>train_img_06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6.jpg</text:p>
          </table:table-cell>
          <table:table-cell office:value-type="string" calcext:value-type="string">
            <text:p>train_img_06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7.jpg</text:p>
          </table:table-cell>
          <table:table-cell office:value-type="string" calcext:value-type="string">
            <text:p>train_img_06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8.jpg</text:p>
          </table:table-cell>
          <table:table-cell office:value-type="string" calcext:value-type="string">
            <text:p>train_img_06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69.jpg</text:p>
          </table:table-cell>
          <table:table-cell office:value-type="string" calcext:value-type="string">
            <text:p>train_img_06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0.jpg</text:p>
          </table:table-cell>
          <table:table-cell office:value-type="string" calcext:value-type="string">
            <text:p>train_img_06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1.jpg</text:p>
          </table:table-cell>
          <table:table-cell office:value-type="string" calcext:value-type="string">
            <text:p>train_img_06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2.jpg</text:p>
          </table:table-cell>
          <table:table-cell office:value-type="string" calcext:value-type="string">
            <text:p>train_img_06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3.jpg</text:p>
          </table:table-cell>
          <table:table-cell office:value-type="string" calcext:value-type="string">
            <text:p>train_img_06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4.jpg</text:p>
          </table:table-cell>
          <table:table-cell office:value-type="string" calcext:value-type="string">
            <text:p>train_img_06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5.jpg</text:p>
          </table:table-cell>
          <table:table-cell office:value-type="string" calcext:value-type="string">
            <text:p>train_img_06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6.jpg</text:p>
          </table:table-cell>
          <table:table-cell office:value-type="string" calcext:value-type="string">
            <text:p>train_img_06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7.jpg</text:p>
          </table:table-cell>
          <table:table-cell office:value-type="string" calcext:value-type="string">
            <text:p>train_img_06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8.jpg</text:p>
          </table:table-cell>
          <table:table-cell office:value-type="string" calcext:value-type="string">
            <text:p>train_img_06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79.jpg</text:p>
          </table:table-cell>
          <table:table-cell office:value-type="string" calcext:value-type="string">
            <text:p>train_img_06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0.jpg</text:p>
          </table:table-cell>
          <table:table-cell office:value-type="string" calcext:value-type="string">
            <text:p>train_img_06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1.jpg</text:p>
          </table:table-cell>
          <table:table-cell office:value-type="string" calcext:value-type="string">
            <text:p>train_img_06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2.jpg</text:p>
          </table:table-cell>
          <table:table-cell office:value-type="string" calcext:value-type="string">
            <text:p>train_img_06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3.jpg</text:p>
          </table:table-cell>
          <table:table-cell office:value-type="string" calcext:value-type="string">
            <text:p>train_img_06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4.jpg</text:p>
          </table:table-cell>
          <table:table-cell office:value-type="string" calcext:value-type="string">
            <text:p>train_img_06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5.jpg</text:p>
          </table:table-cell>
          <table:table-cell office:value-type="string" calcext:value-type="string">
            <text:p>train_img_06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6.jpg</text:p>
          </table:table-cell>
          <table:table-cell office:value-type="string" calcext:value-type="string">
            <text:p>train_img_06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7.jpg</text:p>
          </table:table-cell>
          <table:table-cell office:value-type="string" calcext:value-type="string">
            <text:p>train_img_06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8.jpg</text:p>
          </table:table-cell>
          <table:table-cell office:value-type="string" calcext:value-type="string">
            <text:p>train_img_06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89.jpg</text:p>
          </table:table-cell>
          <table:table-cell office:value-type="string" calcext:value-type="string">
            <text:p>train_img_06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0.jpg</text:p>
          </table:table-cell>
          <table:table-cell office:value-type="string" calcext:value-type="string">
            <text:p>train_img_06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1.jpg</text:p>
          </table:table-cell>
          <table:table-cell office:value-type="string" calcext:value-type="string">
            <text:p>train_img_06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2.jpg</text:p>
          </table:table-cell>
          <table:table-cell office:value-type="string" calcext:value-type="string">
            <text:p>train_img_06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3.jpg</text:p>
          </table:table-cell>
          <table:table-cell office:value-type="string" calcext:value-type="string">
            <text:p>train_img_06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4.jpg</text:p>
          </table:table-cell>
          <table:table-cell office:value-type="string" calcext:value-type="string">
            <text:p>train_img_06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5.jpg</text:p>
          </table:table-cell>
          <table:table-cell office:value-type="string" calcext:value-type="string">
            <text:p>train_img_06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6.jpg</text:p>
          </table:table-cell>
          <table:table-cell office:value-type="string" calcext:value-type="string">
            <text:p>train_img_06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7.jpg</text:p>
          </table:table-cell>
          <table:table-cell office:value-type="string" calcext:value-type="string">
            <text:p>train_img_06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8.jpg</text:p>
          </table:table-cell>
          <table:table-cell office:value-type="string" calcext:value-type="string">
            <text:p>train_img_06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699.jpg</text:p>
          </table:table-cell>
          <table:table-cell office:value-type="string" calcext:value-type="string">
            <text:p>train_img_06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0.jpg</text:p>
          </table:table-cell>
          <table:table-cell office:value-type="string" calcext:value-type="string">
            <text:p>train_img_07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1.jpg</text:p>
          </table:table-cell>
          <table:table-cell office:value-type="string" calcext:value-type="string">
            <text:p>train_img_07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2.jpg</text:p>
          </table:table-cell>
          <table:table-cell office:value-type="string" calcext:value-type="string">
            <text:p>train_img_07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3.jpg</text:p>
          </table:table-cell>
          <table:table-cell office:value-type="string" calcext:value-type="string">
            <text:p>train_img_07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4.jpg</text:p>
          </table:table-cell>
          <table:table-cell office:value-type="string" calcext:value-type="string">
            <text:p>train_img_07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5.jpg</text:p>
          </table:table-cell>
          <table:table-cell office:value-type="string" calcext:value-type="string">
            <text:p>train_img_07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6.jpg</text:p>
          </table:table-cell>
          <table:table-cell office:value-type="string" calcext:value-type="string">
            <text:p>train_img_07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7.jpg</text:p>
          </table:table-cell>
          <table:table-cell office:value-type="string" calcext:value-type="string">
            <text:p>train_img_07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8.jpg</text:p>
          </table:table-cell>
          <table:table-cell office:value-type="string" calcext:value-type="string">
            <text:p>train_img_07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09.jpg</text:p>
          </table:table-cell>
          <table:table-cell office:value-type="string" calcext:value-type="string">
            <text:p>train_img_07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0.jpg</text:p>
          </table:table-cell>
          <table:table-cell office:value-type="string" calcext:value-type="string">
            <text:p>train_img_07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1.jpg</text:p>
          </table:table-cell>
          <table:table-cell office:value-type="string" calcext:value-type="string">
            <text:p>train_img_07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2.jpg</text:p>
          </table:table-cell>
          <table:table-cell office:value-type="string" calcext:value-type="string">
            <text:p>train_img_07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3.jpg</text:p>
          </table:table-cell>
          <table:table-cell office:value-type="string" calcext:value-type="string">
            <text:p>train_img_07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4.jpg</text:p>
          </table:table-cell>
          <table:table-cell office:value-type="string" calcext:value-type="string">
            <text:p>train_img_07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5.jpg</text:p>
          </table:table-cell>
          <table:table-cell office:value-type="string" calcext:value-type="string">
            <text:p>train_img_07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6.jpg</text:p>
          </table:table-cell>
          <table:table-cell office:value-type="string" calcext:value-type="string">
            <text:p>train_img_07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7.jpg</text:p>
          </table:table-cell>
          <table:table-cell office:value-type="string" calcext:value-type="string">
            <text:p>train_img_07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8.jpg</text:p>
          </table:table-cell>
          <table:table-cell office:value-type="string" calcext:value-type="string">
            <text:p>train_img_07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19.jpg</text:p>
          </table:table-cell>
          <table:table-cell office:value-type="string" calcext:value-type="string">
            <text:p>train_img_07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0.jpg</text:p>
          </table:table-cell>
          <table:table-cell office:value-type="string" calcext:value-type="string">
            <text:p>train_img_07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1.jpg</text:p>
          </table:table-cell>
          <table:table-cell office:value-type="string" calcext:value-type="string">
            <text:p>train_img_07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2.jpg</text:p>
          </table:table-cell>
          <table:table-cell office:value-type="string" calcext:value-type="string">
            <text:p>train_img_07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3.jpg</text:p>
          </table:table-cell>
          <table:table-cell office:value-type="string" calcext:value-type="string">
            <text:p>train_img_07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4.jpg</text:p>
          </table:table-cell>
          <table:table-cell office:value-type="string" calcext:value-type="string">
            <text:p>train_img_07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5.jpg</text:p>
          </table:table-cell>
          <table:table-cell office:value-type="string" calcext:value-type="string">
            <text:p>train_img_07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6.jpg</text:p>
          </table:table-cell>
          <table:table-cell office:value-type="string" calcext:value-type="string">
            <text:p>train_img_07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7.jpg</text:p>
          </table:table-cell>
          <table:table-cell office:value-type="string" calcext:value-type="string">
            <text:p>train_img_07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8.jpg</text:p>
          </table:table-cell>
          <table:table-cell office:value-type="string" calcext:value-type="string">
            <text:p>train_img_07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29.jpg</text:p>
          </table:table-cell>
          <table:table-cell office:value-type="string" calcext:value-type="string">
            <text:p>train_img_07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0.jpg</text:p>
          </table:table-cell>
          <table:table-cell office:value-type="string" calcext:value-type="string">
            <text:p>train_img_07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1.jpg</text:p>
          </table:table-cell>
          <table:table-cell office:value-type="string" calcext:value-type="string">
            <text:p>train_img_07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2.jpg</text:p>
          </table:table-cell>
          <table:table-cell office:value-type="string" calcext:value-type="string">
            <text:p>train_img_07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3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3.jpg</text:p>
          </table:table-cell>
          <table:table-cell office:value-type="string" calcext:value-type="string">
            <text:p>train_img_07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4.jpg</text:p>
          </table:table-cell>
          <table:table-cell office:value-type="string" calcext:value-type="string">
            <text:p>train_img_07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5.jpg</text:p>
          </table:table-cell>
          <table:table-cell office:value-type="string" calcext:value-type="string">
            <text:p>train_img_07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6.jpg</text:p>
          </table:table-cell>
          <table:table-cell office:value-type="string" calcext:value-type="string">
            <text:p>train_img_07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7.jpg</text:p>
          </table:table-cell>
          <table:table-cell office:value-type="string" calcext:value-type="string">
            <text:p>train_img_07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8.jpg</text:p>
          </table:table-cell>
          <table:table-cell office:value-type="string" calcext:value-type="string">
            <text:p>train_img_07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39.jpg</text:p>
          </table:table-cell>
          <table:table-cell office:value-type="string" calcext:value-type="string">
            <text:p>train_img_07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0.jpg</text:p>
          </table:table-cell>
          <table:table-cell office:value-type="string" calcext:value-type="string">
            <text:p>train_img_07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1.jpg</text:p>
          </table:table-cell>
          <table:table-cell office:value-type="string" calcext:value-type="string">
            <text:p>train_img_07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2.jpg</text:p>
          </table:table-cell>
          <table:table-cell office:value-type="string" calcext:value-type="string">
            <text:p>train_img_07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3.jpg</text:p>
          </table:table-cell>
          <table:table-cell office:value-type="string" calcext:value-type="string">
            <text:p>train_img_07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4.jpg</text:p>
          </table:table-cell>
          <table:table-cell office:value-type="string" calcext:value-type="string">
            <text:p>train_img_07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5.jpg</text:p>
          </table:table-cell>
          <table:table-cell office:value-type="string" calcext:value-type="string">
            <text:p>train_img_07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6.jpg</text:p>
          </table:table-cell>
          <table:table-cell office:value-type="string" calcext:value-type="string">
            <text:p>train_img_07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7.jpg</text:p>
          </table:table-cell>
          <table:table-cell office:value-type="string" calcext:value-type="string">
            <text:p>train_img_07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8.jpg</text:p>
          </table:table-cell>
          <table:table-cell office:value-type="string" calcext:value-type="string">
            <text:p>train_img_07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49.jpg</text:p>
          </table:table-cell>
          <table:table-cell office:value-type="string" calcext:value-type="string">
            <text:p>train_img_07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0.jpg</text:p>
          </table:table-cell>
          <table:table-cell office:value-type="string" calcext:value-type="string">
            <text:p>train_img_07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1.jpg</text:p>
          </table:table-cell>
          <table:table-cell office:value-type="string" calcext:value-type="string">
            <text:p>train_img_07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2.jpg</text:p>
          </table:table-cell>
          <table:table-cell office:value-type="string" calcext:value-type="string">
            <text:p>train_img_07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3.jpg</text:p>
          </table:table-cell>
          <table:table-cell office:value-type="string" calcext:value-type="string">
            <text:p>train_img_07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4.jpg</text:p>
          </table:table-cell>
          <table:table-cell office:value-type="string" calcext:value-type="string">
            <text:p>train_img_07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5.jpg</text:p>
          </table:table-cell>
          <table:table-cell office:value-type="string" calcext:value-type="string">
            <text:p>train_img_07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6.jpg</text:p>
          </table:table-cell>
          <table:table-cell office:value-type="string" calcext:value-type="string">
            <text:p>train_img_07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7.jpg</text:p>
          </table:table-cell>
          <table:table-cell office:value-type="string" calcext:value-type="string">
            <text:p>train_img_07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8.jpg</text:p>
          </table:table-cell>
          <table:table-cell office:value-type="string" calcext:value-type="string">
            <text:p>train_img_07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59.jpg</text:p>
          </table:table-cell>
          <table:table-cell office:value-type="string" calcext:value-type="string">
            <text:p>train_img_07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0.jpg</text:p>
          </table:table-cell>
          <table:table-cell office:value-type="string" calcext:value-type="string">
            <text:p>train_img_07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1.jpg</text:p>
          </table:table-cell>
          <table:table-cell office:value-type="string" calcext:value-type="string">
            <text:p>train_img_07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2.jpg</text:p>
          </table:table-cell>
          <table:table-cell office:value-type="string" calcext:value-type="string">
            <text:p>train_img_07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3.jpg</text:p>
          </table:table-cell>
          <table:table-cell office:value-type="string" calcext:value-type="string">
            <text:p>train_img_07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4.jpg</text:p>
          </table:table-cell>
          <table:table-cell office:value-type="string" calcext:value-type="string">
            <text:p>train_img_07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5.jpg</text:p>
          </table:table-cell>
          <table:table-cell office:value-type="string" calcext:value-type="string">
            <text:p>train_img_07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6.jpg</text:p>
          </table:table-cell>
          <table:table-cell office:value-type="string" calcext:value-type="string">
            <text:p>train_img_07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7.jpg</text:p>
          </table:table-cell>
          <table:table-cell office:value-type="string" calcext:value-type="string">
            <text:p>train_img_07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8.jpg</text:p>
          </table:table-cell>
          <table:table-cell office:value-type="string" calcext:value-type="string">
            <text:p>train_img_07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69.jpg</text:p>
          </table:table-cell>
          <table:table-cell office:value-type="string" calcext:value-type="string">
            <text:p>train_img_07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0.jpg</text:p>
          </table:table-cell>
          <table:table-cell office:value-type="string" calcext:value-type="string">
            <text:p>train_img_07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1.jpg</text:p>
          </table:table-cell>
          <table:table-cell office:value-type="string" calcext:value-type="string">
            <text:p>train_img_07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2.jpg</text:p>
          </table:table-cell>
          <table:table-cell office:value-type="string" calcext:value-type="string">
            <text:p>train_img_07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3.jpg</text:p>
          </table:table-cell>
          <table:table-cell office:value-type="string" calcext:value-type="string">
            <text:p>train_img_07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4.jpg</text:p>
          </table:table-cell>
          <table:table-cell office:value-type="string" calcext:value-type="string">
            <text:p>train_img_07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5.jpg</text:p>
          </table:table-cell>
          <table:table-cell office:value-type="string" calcext:value-type="string">
            <text:p>train_img_07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6.jpg</text:p>
          </table:table-cell>
          <table:table-cell office:value-type="string" calcext:value-type="string">
            <text:p>train_img_07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7.jpg</text:p>
          </table:table-cell>
          <table:table-cell office:value-type="string" calcext:value-type="string">
            <text:p>train_img_07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8.jpg</text:p>
          </table:table-cell>
          <table:table-cell office:value-type="string" calcext:value-type="string">
            <text:p>train_img_07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79.jpg</text:p>
          </table:table-cell>
          <table:table-cell office:value-type="string" calcext:value-type="string">
            <text:p>train_img_07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0.jpg</text:p>
          </table:table-cell>
          <table:table-cell office:value-type="string" calcext:value-type="string">
            <text:p>train_img_07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1.jpg</text:p>
          </table:table-cell>
          <table:table-cell office:value-type="string" calcext:value-type="string">
            <text:p>train_img_07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2.jpg</text:p>
          </table:table-cell>
          <table:table-cell office:value-type="string" calcext:value-type="string">
            <text:p>train_img_07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3.jpg</text:p>
          </table:table-cell>
          <table:table-cell office:value-type="string" calcext:value-type="string">
            <text:p>train_img_07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4.jpg</text:p>
          </table:table-cell>
          <table:table-cell office:value-type="string" calcext:value-type="string">
            <text:p>train_img_07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5.jpg</text:p>
          </table:table-cell>
          <table:table-cell office:value-type="string" calcext:value-type="string">
            <text:p>train_img_07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6.jpg</text:p>
          </table:table-cell>
          <table:table-cell office:value-type="string" calcext:value-type="string">
            <text:p>train_img_07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7.jpg</text:p>
          </table:table-cell>
          <table:table-cell office:value-type="string" calcext:value-type="string">
            <text:p>train_img_07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8.jpg</text:p>
          </table:table-cell>
          <table:table-cell office:value-type="string" calcext:value-type="string">
            <text:p>train_img_07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89.jpg</text:p>
          </table:table-cell>
          <table:table-cell office:value-type="string" calcext:value-type="string">
            <text:p>train_img_07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0.jpg</text:p>
          </table:table-cell>
          <table:table-cell office:value-type="string" calcext:value-type="string">
            <text:p>train_img_07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1.jpg</text:p>
          </table:table-cell>
          <table:table-cell office:value-type="string" calcext:value-type="string">
            <text:p>train_img_07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2.jpg</text:p>
          </table:table-cell>
          <table:table-cell office:value-type="string" calcext:value-type="string">
            <text:p>train_img_07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3.jpg</text:p>
          </table:table-cell>
          <table:table-cell office:value-type="string" calcext:value-type="string">
            <text:p>train_img_07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4.jpg</text:p>
          </table:table-cell>
          <table:table-cell office:value-type="string" calcext:value-type="string">
            <text:p>train_img_07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5.jpg</text:p>
          </table:table-cell>
          <table:table-cell office:value-type="string" calcext:value-type="string">
            <text:p>train_img_07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6.jpg</text:p>
          </table:table-cell>
          <table:table-cell office:value-type="string" calcext:value-type="string">
            <text:p>train_img_07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7.jpg</text:p>
          </table:table-cell>
          <table:table-cell office:value-type="string" calcext:value-type="string">
            <text:p>train_img_07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8.jpg</text:p>
          </table:table-cell>
          <table:table-cell office:value-type="string" calcext:value-type="string">
            <text:p>train_img_07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799.jpg</text:p>
          </table:table-cell>
          <table:table-cell office:value-type="string" calcext:value-type="string">
            <text:p>train_img_07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0.jpg</text:p>
          </table:table-cell>
          <table:table-cell office:value-type="string" calcext:value-type="string">
            <text:p>train_img_08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1.jpg</text:p>
          </table:table-cell>
          <table:table-cell office:value-type="string" calcext:value-type="string">
            <text:p>train_img_08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2.jpg</text:p>
          </table:table-cell>
          <table:table-cell office:value-type="string" calcext:value-type="string">
            <text:p>train_img_08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3.jpg</text:p>
          </table:table-cell>
          <table:table-cell office:value-type="string" calcext:value-type="string">
            <text:p>train_img_08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4.jpg</text:p>
          </table:table-cell>
          <table:table-cell office:value-type="string" calcext:value-type="string">
            <text:p>train_img_08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5.jpg</text:p>
          </table:table-cell>
          <table:table-cell office:value-type="string" calcext:value-type="string">
            <text:p>train_img_08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6.jpg</text:p>
          </table:table-cell>
          <table:table-cell office:value-type="string" calcext:value-type="string">
            <text:p>train_img_08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7.jpg</text:p>
          </table:table-cell>
          <table:table-cell office:value-type="string" calcext:value-type="string">
            <text:p>train_img_08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8.jpg</text:p>
          </table:table-cell>
          <table:table-cell office:value-type="string" calcext:value-type="string">
            <text:p>train_img_08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09.jpg</text:p>
          </table:table-cell>
          <table:table-cell office:value-type="string" calcext:value-type="string">
            <text:p>train_img_08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0.jpg</text:p>
          </table:table-cell>
          <table:table-cell office:value-type="string" calcext:value-type="string">
            <text:p>train_img_08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1.jpg</text:p>
          </table:table-cell>
          <table:table-cell office:value-type="string" calcext:value-type="string">
            <text:p>train_img_08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2.jpg</text:p>
          </table:table-cell>
          <table:table-cell office:value-type="string" calcext:value-type="string">
            <text:p>train_img_08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3.jpg</text:p>
          </table:table-cell>
          <table:table-cell office:value-type="string" calcext:value-type="string">
            <text:p>train_img_08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4.jpg</text:p>
          </table:table-cell>
          <table:table-cell office:value-type="string" calcext:value-type="string">
            <text:p>train_img_08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5.jpg</text:p>
          </table:table-cell>
          <table:table-cell office:value-type="string" calcext:value-type="string">
            <text:p>train_img_08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6.jpg</text:p>
          </table:table-cell>
          <table:table-cell office:value-type="string" calcext:value-type="string">
            <text:p>train_img_08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7.jpg</text:p>
          </table:table-cell>
          <table:table-cell office:value-type="string" calcext:value-type="string">
            <text:p>train_img_08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8.jpg</text:p>
          </table:table-cell>
          <table:table-cell office:value-type="string" calcext:value-type="string">
            <text:p>train_img_08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19.jpg</text:p>
          </table:table-cell>
          <table:table-cell office:value-type="string" calcext:value-type="string">
            <text:p>train_img_08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0.jpg</text:p>
          </table:table-cell>
          <table:table-cell office:value-type="string" calcext:value-type="string">
            <text:p>train_img_08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1.jpg</text:p>
          </table:table-cell>
          <table:table-cell office:value-type="string" calcext:value-type="string">
            <text:p>train_img_08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2.jpg</text:p>
          </table:table-cell>
          <table:table-cell office:value-type="string" calcext:value-type="string">
            <text:p>train_img_08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3.jpg</text:p>
          </table:table-cell>
          <table:table-cell office:value-type="string" calcext:value-type="string">
            <text:p>train_img_08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4.jpg</text:p>
          </table:table-cell>
          <table:table-cell office:value-type="string" calcext:value-type="string">
            <text:p>train_img_08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5.jpg</text:p>
          </table:table-cell>
          <table:table-cell office:value-type="string" calcext:value-type="string">
            <text:p>train_img_08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6.jpg</text:p>
          </table:table-cell>
          <table:table-cell office:value-type="string" calcext:value-type="string">
            <text:p>train_img_08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7.jpg</text:p>
          </table:table-cell>
          <table:table-cell office:value-type="string" calcext:value-type="string">
            <text:p>train_img_08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8.jpg</text:p>
          </table:table-cell>
          <table:table-cell office:value-type="string" calcext:value-type="string">
            <text:p>train_img_08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29.jpg</text:p>
          </table:table-cell>
          <table:table-cell office:value-type="string" calcext:value-type="string">
            <text:p>train_img_08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0.jpg</text:p>
          </table:table-cell>
          <table:table-cell office:value-type="string" calcext:value-type="string">
            <text:p>train_img_08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1.jpg</text:p>
          </table:table-cell>
          <table:table-cell office:value-type="string" calcext:value-type="string">
            <text:p>train_img_08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2.jpg</text:p>
          </table:table-cell>
          <table:table-cell office:value-type="string" calcext:value-type="string">
            <text:p>train_img_08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4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3.jpg</text:p>
          </table:table-cell>
          <table:table-cell office:value-type="string" calcext:value-type="string">
            <text:p>train_img_08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4.jpg</text:p>
          </table:table-cell>
          <table:table-cell office:value-type="string" calcext:value-type="string">
            <text:p>train_img_08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5.jpg</text:p>
          </table:table-cell>
          <table:table-cell office:value-type="string" calcext:value-type="string">
            <text:p>train_img_08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6.jpg</text:p>
          </table:table-cell>
          <table:table-cell office:value-type="string" calcext:value-type="string">
            <text:p>train_img_08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7.jpg</text:p>
          </table:table-cell>
          <table:table-cell office:value-type="string" calcext:value-type="string">
            <text:p>train_img_08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8.jpg</text:p>
          </table:table-cell>
          <table:table-cell office:value-type="string" calcext:value-type="string">
            <text:p>train_img_08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39.jpg</text:p>
          </table:table-cell>
          <table:table-cell office:value-type="string" calcext:value-type="string">
            <text:p>train_img_08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0.jpg</text:p>
          </table:table-cell>
          <table:table-cell office:value-type="string" calcext:value-type="string">
            <text:p>train_img_08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1.jpg</text:p>
          </table:table-cell>
          <table:table-cell office:value-type="string" calcext:value-type="string">
            <text:p>train_img_08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2.jpg</text:p>
          </table:table-cell>
          <table:table-cell office:value-type="string" calcext:value-type="string">
            <text:p>train_img_08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3.jpg</text:p>
          </table:table-cell>
          <table:table-cell office:value-type="string" calcext:value-type="string">
            <text:p>train_img_08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4.jpg</text:p>
          </table:table-cell>
          <table:table-cell office:value-type="string" calcext:value-type="string">
            <text:p>train_img_08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5.jpg</text:p>
          </table:table-cell>
          <table:table-cell office:value-type="string" calcext:value-type="string">
            <text:p>train_img_08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6.jpg</text:p>
          </table:table-cell>
          <table:table-cell office:value-type="string" calcext:value-type="string">
            <text:p>train_img_08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7.jpg</text:p>
          </table:table-cell>
          <table:table-cell office:value-type="string" calcext:value-type="string">
            <text:p>train_img_08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8.jpg</text:p>
          </table:table-cell>
          <table:table-cell office:value-type="string" calcext:value-type="string">
            <text:p>train_img_08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49.jpg</text:p>
          </table:table-cell>
          <table:table-cell office:value-type="string" calcext:value-type="string">
            <text:p>train_img_08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0.jpg</text:p>
          </table:table-cell>
          <table:table-cell office:value-type="string" calcext:value-type="string">
            <text:p>train_img_08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1.jpg</text:p>
          </table:table-cell>
          <table:table-cell office:value-type="string" calcext:value-type="string">
            <text:p>train_img_08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2.jpg</text:p>
          </table:table-cell>
          <table:table-cell office:value-type="string" calcext:value-type="string">
            <text:p>train_img_08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3.jpg</text:p>
          </table:table-cell>
          <table:table-cell office:value-type="string" calcext:value-type="string">
            <text:p>train_img_08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4.jpg</text:p>
          </table:table-cell>
          <table:table-cell office:value-type="string" calcext:value-type="string">
            <text:p>train_img_08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5.jpg</text:p>
          </table:table-cell>
          <table:table-cell office:value-type="string" calcext:value-type="string">
            <text:p>train_img_08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6.jpg</text:p>
          </table:table-cell>
          <table:table-cell office:value-type="string" calcext:value-type="string">
            <text:p>train_img_08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7.jpg</text:p>
          </table:table-cell>
          <table:table-cell office:value-type="string" calcext:value-type="string">
            <text:p>train_img_08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8.jpg</text:p>
          </table:table-cell>
          <table:table-cell office:value-type="string" calcext:value-type="string">
            <text:p>train_img_08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59.jpg</text:p>
          </table:table-cell>
          <table:table-cell office:value-type="string" calcext:value-type="string">
            <text:p>train_img_08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0.jpg</text:p>
          </table:table-cell>
          <table:table-cell office:value-type="string" calcext:value-type="string">
            <text:p>train_img_08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1.jpg</text:p>
          </table:table-cell>
          <table:table-cell office:value-type="string" calcext:value-type="string">
            <text:p>train_img_08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2.jpg</text:p>
          </table:table-cell>
          <table:table-cell office:value-type="string" calcext:value-type="string">
            <text:p>train_img_08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3.jpg</text:p>
          </table:table-cell>
          <table:table-cell office:value-type="string" calcext:value-type="string">
            <text:p>train_img_08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4.jpg</text:p>
          </table:table-cell>
          <table:table-cell office:value-type="string" calcext:value-type="string">
            <text:p>train_img_08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5.jpg</text:p>
          </table:table-cell>
          <table:table-cell office:value-type="string" calcext:value-type="string">
            <text:p>train_img_08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6.jpg</text:p>
          </table:table-cell>
          <table:table-cell office:value-type="string" calcext:value-type="string">
            <text:p>train_img_08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7.jpg</text:p>
          </table:table-cell>
          <table:table-cell office:value-type="string" calcext:value-type="string">
            <text:p>train_img_08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8.jpg</text:p>
          </table:table-cell>
          <table:table-cell office:value-type="string" calcext:value-type="string">
            <text:p>train_img_08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69.jpg</text:p>
          </table:table-cell>
          <table:table-cell office:value-type="string" calcext:value-type="string">
            <text:p>train_img_08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0.jpg</text:p>
          </table:table-cell>
          <table:table-cell office:value-type="string" calcext:value-type="string">
            <text:p>train_img_08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1.jpg</text:p>
          </table:table-cell>
          <table:table-cell office:value-type="string" calcext:value-type="string">
            <text:p>train_img_08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2.jpg</text:p>
          </table:table-cell>
          <table:table-cell office:value-type="string" calcext:value-type="string">
            <text:p>train_img_08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3.jpg</text:p>
          </table:table-cell>
          <table:table-cell office:value-type="string" calcext:value-type="string">
            <text:p>train_img_08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4.jpg</text:p>
          </table:table-cell>
          <table:table-cell office:value-type="string" calcext:value-type="string">
            <text:p>train_img_08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5.jpg</text:p>
          </table:table-cell>
          <table:table-cell office:value-type="string" calcext:value-type="string">
            <text:p>train_img_08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6.jpg</text:p>
          </table:table-cell>
          <table:table-cell office:value-type="string" calcext:value-type="string">
            <text:p>train_img_08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7.jpg</text:p>
          </table:table-cell>
          <table:table-cell office:value-type="string" calcext:value-type="string">
            <text:p>train_img_08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8.jpg</text:p>
          </table:table-cell>
          <table:table-cell office:value-type="string" calcext:value-type="string">
            <text:p>train_img_08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79.jpg</text:p>
          </table:table-cell>
          <table:table-cell office:value-type="string" calcext:value-type="string">
            <text:p>train_img_08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0.jpg</text:p>
          </table:table-cell>
          <table:table-cell office:value-type="string" calcext:value-type="string">
            <text:p>train_img_08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1.jpg</text:p>
          </table:table-cell>
          <table:table-cell office:value-type="string" calcext:value-type="string">
            <text:p>train_img_08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2.jpg</text:p>
          </table:table-cell>
          <table:table-cell office:value-type="string" calcext:value-type="string">
            <text:p>train_img_08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3.jpg</text:p>
          </table:table-cell>
          <table:table-cell office:value-type="string" calcext:value-type="string">
            <text:p>train_img_08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4.jpg</text:p>
          </table:table-cell>
          <table:table-cell office:value-type="string" calcext:value-type="string">
            <text:p>train_img_08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5.jpg</text:p>
          </table:table-cell>
          <table:table-cell office:value-type="string" calcext:value-type="string">
            <text:p>train_img_08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6.jpg</text:p>
          </table:table-cell>
          <table:table-cell office:value-type="string" calcext:value-type="string">
            <text:p>train_img_08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7.jpg</text:p>
          </table:table-cell>
          <table:table-cell office:value-type="string" calcext:value-type="string">
            <text:p>train_img_08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8.jpg</text:p>
          </table:table-cell>
          <table:table-cell office:value-type="string" calcext:value-type="string">
            <text:p>train_img_08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89.jpg</text:p>
          </table:table-cell>
          <table:table-cell office:value-type="string" calcext:value-type="string">
            <text:p>train_img_08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0.jpg</text:p>
          </table:table-cell>
          <table:table-cell office:value-type="string" calcext:value-type="string">
            <text:p>train_img_08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1.jpg</text:p>
          </table:table-cell>
          <table:table-cell office:value-type="string" calcext:value-type="string">
            <text:p>train_img_08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2.jpg</text:p>
          </table:table-cell>
          <table:table-cell office:value-type="string" calcext:value-type="string">
            <text:p>train_img_08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3.jpg</text:p>
          </table:table-cell>
          <table:table-cell office:value-type="string" calcext:value-type="string">
            <text:p>train_img_08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4.jpg</text:p>
          </table:table-cell>
          <table:table-cell office:value-type="string" calcext:value-type="string">
            <text:p>train_img_08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5.jpg</text:p>
          </table:table-cell>
          <table:table-cell office:value-type="string" calcext:value-type="string">
            <text:p>train_img_08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6.jpg</text:p>
          </table:table-cell>
          <table:table-cell office:value-type="string" calcext:value-type="string">
            <text:p>train_img_08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7.jpg</text:p>
          </table:table-cell>
          <table:table-cell office:value-type="string" calcext:value-type="string">
            <text:p>train_img_08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8.jpg</text:p>
          </table:table-cell>
          <table:table-cell office:value-type="string" calcext:value-type="string">
            <text:p>train_img_08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899.jpg</text:p>
          </table:table-cell>
          <table:table-cell office:value-type="string" calcext:value-type="string">
            <text:p>train_img_08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0.jpg</text:p>
          </table:table-cell>
          <table:table-cell office:value-type="string" calcext:value-type="string">
            <text:p>train_img_09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1.jpg</text:p>
          </table:table-cell>
          <table:table-cell office:value-type="string" calcext:value-type="string">
            <text:p>train_img_09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2.jpg</text:p>
          </table:table-cell>
          <table:table-cell office:value-type="string" calcext:value-type="string">
            <text:p>train_img_09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3.jpg</text:p>
          </table:table-cell>
          <table:table-cell office:value-type="string" calcext:value-type="string">
            <text:p>train_img_09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4.jpg</text:p>
          </table:table-cell>
          <table:table-cell office:value-type="string" calcext:value-type="string">
            <text:p>train_img_09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5.jpg</text:p>
          </table:table-cell>
          <table:table-cell office:value-type="string" calcext:value-type="string">
            <text:p>train_img_09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6.jpg</text:p>
          </table:table-cell>
          <table:table-cell office:value-type="string" calcext:value-type="string">
            <text:p>train_img_09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7.jpg</text:p>
          </table:table-cell>
          <table:table-cell office:value-type="string" calcext:value-type="string">
            <text:p>train_img_09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8.jpg</text:p>
          </table:table-cell>
          <table:table-cell office:value-type="string" calcext:value-type="string">
            <text:p>train_img_09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09.jpg</text:p>
          </table:table-cell>
          <table:table-cell office:value-type="string" calcext:value-type="string">
            <text:p>train_img_09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0.jpg</text:p>
          </table:table-cell>
          <table:table-cell office:value-type="string" calcext:value-type="string">
            <text:p>train_img_09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1.jpg</text:p>
          </table:table-cell>
          <table:table-cell office:value-type="string" calcext:value-type="string">
            <text:p>train_img_09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2.jpg</text:p>
          </table:table-cell>
          <table:table-cell office:value-type="string" calcext:value-type="string">
            <text:p>train_img_09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3.jpg</text:p>
          </table:table-cell>
          <table:table-cell office:value-type="string" calcext:value-type="string">
            <text:p>train_img_09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4.jpg</text:p>
          </table:table-cell>
          <table:table-cell office:value-type="string" calcext:value-type="string">
            <text:p>train_img_09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5.jpg</text:p>
          </table:table-cell>
          <table:table-cell office:value-type="string" calcext:value-type="string">
            <text:p>train_img_09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6.jpg</text:p>
          </table:table-cell>
          <table:table-cell office:value-type="string" calcext:value-type="string">
            <text:p>train_img_09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7.jpg</text:p>
          </table:table-cell>
          <table:table-cell office:value-type="string" calcext:value-type="string">
            <text:p>train_img_09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8.jpg</text:p>
          </table:table-cell>
          <table:table-cell office:value-type="string" calcext:value-type="string">
            <text:p>train_img_09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19.jpg</text:p>
          </table:table-cell>
          <table:table-cell office:value-type="string" calcext:value-type="string">
            <text:p>train_img_09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0.jpg</text:p>
          </table:table-cell>
          <table:table-cell office:value-type="string" calcext:value-type="string">
            <text:p>train_img_09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1.jpg</text:p>
          </table:table-cell>
          <table:table-cell office:value-type="string" calcext:value-type="string">
            <text:p>train_img_09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2.jpg</text:p>
          </table:table-cell>
          <table:table-cell office:value-type="string" calcext:value-type="string">
            <text:p>train_img_09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3.jpg</text:p>
          </table:table-cell>
          <table:table-cell office:value-type="string" calcext:value-type="string">
            <text:p>train_img_09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4.jpg</text:p>
          </table:table-cell>
          <table:table-cell office:value-type="string" calcext:value-type="string">
            <text:p>train_img_09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5.jpg</text:p>
          </table:table-cell>
          <table:table-cell office:value-type="string" calcext:value-type="string">
            <text:p>train_img_09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6.jpg</text:p>
          </table:table-cell>
          <table:table-cell office:value-type="string" calcext:value-type="string">
            <text:p>train_img_09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7.jpg</text:p>
          </table:table-cell>
          <table:table-cell office:value-type="string" calcext:value-type="string">
            <text:p>train_img_09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8.jpg</text:p>
          </table:table-cell>
          <table:table-cell office:value-type="string" calcext:value-type="string">
            <text:p>train_img_09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29.jpg</text:p>
          </table:table-cell>
          <table:table-cell office:value-type="string" calcext:value-type="string">
            <text:p>train_img_09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0.jpg</text:p>
          </table:table-cell>
          <table:table-cell office:value-type="string" calcext:value-type="string">
            <text:p>train_img_09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1.jpg</text:p>
          </table:table-cell>
          <table:table-cell office:value-type="string" calcext:value-type="string">
            <text:p>train_img_09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2.jpg</text:p>
          </table:table-cell>
          <table:table-cell office:value-type="string" calcext:value-type="string">
            <text:p>train_img_09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5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3.jpg</text:p>
          </table:table-cell>
          <table:table-cell office:value-type="string" calcext:value-type="string">
            <text:p>train_img_09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4.jpg</text:p>
          </table:table-cell>
          <table:table-cell office:value-type="string" calcext:value-type="string">
            <text:p>train_img_09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5.jpg</text:p>
          </table:table-cell>
          <table:table-cell office:value-type="string" calcext:value-type="string">
            <text:p>train_img_09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6.jpg</text:p>
          </table:table-cell>
          <table:table-cell office:value-type="string" calcext:value-type="string">
            <text:p>train_img_09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7.jpg</text:p>
          </table:table-cell>
          <table:table-cell office:value-type="string" calcext:value-type="string">
            <text:p>train_img_09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8.jpg</text:p>
          </table:table-cell>
          <table:table-cell office:value-type="string" calcext:value-type="string">
            <text:p>train_img_09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39.jpg</text:p>
          </table:table-cell>
          <table:table-cell office:value-type="string" calcext:value-type="string">
            <text:p>train_img_09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0.jpg</text:p>
          </table:table-cell>
          <table:table-cell office:value-type="string" calcext:value-type="string">
            <text:p>train_img_09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1.jpg</text:p>
          </table:table-cell>
          <table:table-cell office:value-type="string" calcext:value-type="string">
            <text:p>train_img_09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2.jpg</text:p>
          </table:table-cell>
          <table:table-cell office:value-type="string" calcext:value-type="string">
            <text:p>train_img_09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3.jpg</text:p>
          </table:table-cell>
          <table:table-cell office:value-type="string" calcext:value-type="string">
            <text:p>train_img_09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4.jpg</text:p>
          </table:table-cell>
          <table:table-cell office:value-type="string" calcext:value-type="string">
            <text:p>train_img_09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5.jpg</text:p>
          </table:table-cell>
          <table:table-cell office:value-type="string" calcext:value-type="string">
            <text:p>train_img_09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6.jpg</text:p>
          </table:table-cell>
          <table:table-cell office:value-type="string" calcext:value-type="string">
            <text:p>train_img_09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7.jpg</text:p>
          </table:table-cell>
          <table:table-cell office:value-type="string" calcext:value-type="string">
            <text:p>train_img_09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8.jpg</text:p>
          </table:table-cell>
          <table:table-cell office:value-type="string" calcext:value-type="string">
            <text:p>train_img_09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49.jpg</text:p>
          </table:table-cell>
          <table:table-cell office:value-type="string" calcext:value-type="string">
            <text:p>train_img_09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0.jpg</text:p>
          </table:table-cell>
          <table:table-cell office:value-type="string" calcext:value-type="string">
            <text:p>train_img_09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1.jpg</text:p>
          </table:table-cell>
          <table:table-cell office:value-type="string" calcext:value-type="string">
            <text:p>train_img_09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2.jpg</text:p>
          </table:table-cell>
          <table:table-cell office:value-type="string" calcext:value-type="string">
            <text:p>train_img_09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3.jpg</text:p>
          </table:table-cell>
          <table:table-cell office:value-type="string" calcext:value-type="string">
            <text:p>train_img_09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4.jpg</text:p>
          </table:table-cell>
          <table:table-cell office:value-type="string" calcext:value-type="string">
            <text:p>train_img_09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5.jpg</text:p>
          </table:table-cell>
          <table:table-cell office:value-type="string" calcext:value-type="string">
            <text:p>train_img_09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6.jpg</text:p>
          </table:table-cell>
          <table:table-cell office:value-type="string" calcext:value-type="string">
            <text:p>train_img_09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7.jpg</text:p>
          </table:table-cell>
          <table:table-cell office:value-type="string" calcext:value-type="string">
            <text:p>train_img_09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8.jpg</text:p>
          </table:table-cell>
          <table:table-cell office:value-type="string" calcext:value-type="string">
            <text:p>train_img_09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59.jpg</text:p>
          </table:table-cell>
          <table:table-cell office:value-type="string" calcext:value-type="string">
            <text:p>train_img_09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0.jpg</text:p>
          </table:table-cell>
          <table:table-cell office:value-type="string" calcext:value-type="string">
            <text:p>train_img_09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1.jpg</text:p>
          </table:table-cell>
          <table:table-cell office:value-type="string" calcext:value-type="string">
            <text:p>train_img_09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2.jpg</text:p>
          </table:table-cell>
          <table:table-cell office:value-type="string" calcext:value-type="string">
            <text:p>train_img_09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3.jpg</text:p>
          </table:table-cell>
          <table:table-cell office:value-type="string" calcext:value-type="string">
            <text:p>train_img_09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4.jpg</text:p>
          </table:table-cell>
          <table:table-cell office:value-type="string" calcext:value-type="string">
            <text:p>train_img_09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5.jpg</text:p>
          </table:table-cell>
          <table:table-cell office:value-type="string" calcext:value-type="string">
            <text:p>train_img_09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6.jpg</text:p>
          </table:table-cell>
          <table:table-cell office:value-type="string" calcext:value-type="string">
            <text:p>train_img_09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7.jpg</text:p>
          </table:table-cell>
          <table:table-cell office:value-type="string" calcext:value-type="string">
            <text:p>train_img_09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8.jpg</text:p>
          </table:table-cell>
          <table:table-cell office:value-type="string" calcext:value-type="string">
            <text:p>train_img_09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69.jpg</text:p>
          </table:table-cell>
          <table:table-cell office:value-type="string" calcext:value-type="string">
            <text:p>train_img_09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0.jpg</text:p>
          </table:table-cell>
          <table:table-cell office:value-type="string" calcext:value-type="string">
            <text:p>train_img_09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1.jpg</text:p>
          </table:table-cell>
          <table:table-cell office:value-type="string" calcext:value-type="string">
            <text:p>train_img_09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2.jpg</text:p>
          </table:table-cell>
          <table:table-cell office:value-type="string" calcext:value-type="string">
            <text:p>train_img_09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3.jpg</text:p>
          </table:table-cell>
          <table:table-cell office:value-type="string" calcext:value-type="string">
            <text:p>train_img_09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4.jpg</text:p>
          </table:table-cell>
          <table:table-cell office:value-type="string" calcext:value-type="string">
            <text:p>train_img_09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5.jpg</text:p>
          </table:table-cell>
          <table:table-cell office:value-type="string" calcext:value-type="string">
            <text:p>train_img_09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6.jpg</text:p>
          </table:table-cell>
          <table:table-cell office:value-type="string" calcext:value-type="string">
            <text:p>train_img_09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7.jpg</text:p>
          </table:table-cell>
          <table:table-cell office:value-type="string" calcext:value-type="string">
            <text:p>train_img_09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8.jpg</text:p>
          </table:table-cell>
          <table:table-cell office:value-type="string" calcext:value-type="string">
            <text:p>train_img_09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79.jpg</text:p>
          </table:table-cell>
          <table:table-cell office:value-type="string" calcext:value-type="string">
            <text:p>train_img_09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0.jpg</text:p>
          </table:table-cell>
          <table:table-cell office:value-type="string" calcext:value-type="string">
            <text:p>train_img_09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1.jpg</text:p>
          </table:table-cell>
          <table:table-cell office:value-type="string" calcext:value-type="string">
            <text:p>train_img_09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2.jpg</text:p>
          </table:table-cell>
          <table:table-cell office:value-type="string" calcext:value-type="string">
            <text:p>train_img_09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3.jpg</text:p>
          </table:table-cell>
          <table:table-cell office:value-type="string" calcext:value-type="string">
            <text:p>train_img_09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4.jpg</text:p>
          </table:table-cell>
          <table:table-cell office:value-type="string" calcext:value-type="string">
            <text:p>train_img_09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5.jpg</text:p>
          </table:table-cell>
          <table:table-cell office:value-type="string" calcext:value-type="string">
            <text:p>train_img_09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6.jpg</text:p>
          </table:table-cell>
          <table:table-cell office:value-type="string" calcext:value-type="string">
            <text:p>train_img_09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7.jpg</text:p>
          </table:table-cell>
          <table:table-cell office:value-type="string" calcext:value-type="string">
            <text:p>train_img_09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8.jpg</text:p>
          </table:table-cell>
          <table:table-cell office:value-type="string" calcext:value-type="string">
            <text:p>train_img_09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89.jpg</text:p>
          </table:table-cell>
          <table:table-cell office:value-type="string" calcext:value-type="string">
            <text:p>train_img_09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0.jpg</text:p>
          </table:table-cell>
          <table:table-cell office:value-type="string" calcext:value-type="string">
            <text:p>train_img_09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1.jpg</text:p>
          </table:table-cell>
          <table:table-cell office:value-type="string" calcext:value-type="string">
            <text:p>train_img_09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2.jpg</text:p>
          </table:table-cell>
          <table:table-cell office:value-type="string" calcext:value-type="string">
            <text:p>train_img_09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3.jpg</text:p>
          </table:table-cell>
          <table:table-cell office:value-type="string" calcext:value-type="string">
            <text:p>train_img_09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4.jpg</text:p>
          </table:table-cell>
          <table:table-cell office:value-type="string" calcext:value-type="string">
            <text:p>train_img_09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5.jpg</text:p>
          </table:table-cell>
          <table:table-cell office:value-type="string" calcext:value-type="string">
            <text:p>train_img_09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6.jpg</text:p>
          </table:table-cell>
          <table:table-cell office:value-type="string" calcext:value-type="string">
            <text:p>train_img_09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7.jpg</text:p>
          </table:table-cell>
          <table:table-cell office:value-type="string" calcext:value-type="string">
            <text:p>train_img_09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8.jpg</text:p>
          </table:table-cell>
          <table:table-cell office:value-type="string" calcext:value-type="string">
            <text:p>train_img_09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0999.jpg</text:p>
          </table:table-cell>
          <table:table-cell office:value-type="string" calcext:value-type="string">
            <text:p>train_img_09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0.jpg</text:p>
          </table:table-cell>
          <table:table-cell office:value-type="string" calcext:value-type="string">
            <text:p>train_img_10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1.jpg</text:p>
          </table:table-cell>
          <table:table-cell office:value-type="string" calcext:value-type="string">
            <text:p>train_img_10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2.jpg</text:p>
          </table:table-cell>
          <table:table-cell office:value-type="string" calcext:value-type="string">
            <text:p>train_img_10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3.jpg</text:p>
          </table:table-cell>
          <table:table-cell office:value-type="string" calcext:value-type="string">
            <text:p>train_img_10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4.jpg</text:p>
          </table:table-cell>
          <table:table-cell office:value-type="string" calcext:value-type="string">
            <text:p>train_img_10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5.jpg</text:p>
          </table:table-cell>
          <table:table-cell office:value-type="string" calcext:value-type="string">
            <text:p>train_img_10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6.jpg</text:p>
          </table:table-cell>
          <table:table-cell office:value-type="string" calcext:value-type="string">
            <text:p>train_img_10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7.jpg</text:p>
          </table:table-cell>
          <table:table-cell office:value-type="string" calcext:value-type="string">
            <text:p>train_img_10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8.jpg</text:p>
          </table:table-cell>
          <table:table-cell office:value-type="string" calcext:value-type="string">
            <text:p>train_img_10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09.jpg</text:p>
          </table:table-cell>
          <table:table-cell office:value-type="string" calcext:value-type="string">
            <text:p>train_img_10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0.jpg</text:p>
          </table:table-cell>
          <table:table-cell office:value-type="string" calcext:value-type="string">
            <text:p>train_img_10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1.jpg</text:p>
          </table:table-cell>
          <table:table-cell office:value-type="string" calcext:value-type="string">
            <text:p>train_img_10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2.jpg</text:p>
          </table:table-cell>
          <table:table-cell office:value-type="string" calcext:value-type="string">
            <text:p>train_img_10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3.jpg</text:p>
          </table:table-cell>
          <table:table-cell office:value-type="string" calcext:value-type="string">
            <text:p>train_img_10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4.jpg</text:p>
          </table:table-cell>
          <table:table-cell office:value-type="string" calcext:value-type="string">
            <text:p>train_img_10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5.jpg</text:p>
          </table:table-cell>
          <table:table-cell office:value-type="string" calcext:value-type="string">
            <text:p>train_img_10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6.jpg</text:p>
          </table:table-cell>
          <table:table-cell office:value-type="string" calcext:value-type="string">
            <text:p>train_img_10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7.jpg</text:p>
          </table:table-cell>
          <table:table-cell office:value-type="string" calcext:value-type="string">
            <text:p>train_img_10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8.jpg</text:p>
          </table:table-cell>
          <table:table-cell office:value-type="string" calcext:value-type="string">
            <text:p>train_img_10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19.jpg</text:p>
          </table:table-cell>
          <table:table-cell office:value-type="string" calcext:value-type="string">
            <text:p>train_img_10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0.jpg</text:p>
          </table:table-cell>
          <table:table-cell office:value-type="string" calcext:value-type="string">
            <text:p>train_img_10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1.jpg</text:p>
          </table:table-cell>
          <table:table-cell office:value-type="string" calcext:value-type="string">
            <text:p>train_img_10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2.jpg</text:p>
          </table:table-cell>
          <table:table-cell office:value-type="string" calcext:value-type="string">
            <text:p>train_img_10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3.jpg</text:p>
          </table:table-cell>
          <table:table-cell office:value-type="string" calcext:value-type="string">
            <text:p>train_img_10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4.jpg</text:p>
          </table:table-cell>
          <table:table-cell office:value-type="string" calcext:value-type="string">
            <text:p>train_img_10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5.jpg</text:p>
          </table:table-cell>
          <table:table-cell office:value-type="string" calcext:value-type="string">
            <text:p>train_img_10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6.jpg</text:p>
          </table:table-cell>
          <table:table-cell office:value-type="string" calcext:value-type="string">
            <text:p>train_img_10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7.jpg</text:p>
          </table:table-cell>
          <table:table-cell office:value-type="string" calcext:value-type="string">
            <text:p>train_img_10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8.jpg</text:p>
          </table:table-cell>
          <table:table-cell office:value-type="string" calcext:value-type="string">
            <text:p>train_img_10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29.jpg</text:p>
          </table:table-cell>
          <table:table-cell office:value-type="string" calcext:value-type="string">
            <text:p>train_img_10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0.jpg</text:p>
          </table:table-cell>
          <table:table-cell office:value-type="string" calcext:value-type="string">
            <text:p>train_img_10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1.jpg</text:p>
          </table:table-cell>
          <table:table-cell office:value-type="string" calcext:value-type="string">
            <text:p>train_img_10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2.jpg</text:p>
          </table:table-cell>
          <table:table-cell office:value-type="string" calcext:value-type="string">
            <text:p>train_img_10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6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3.jpg</text:p>
          </table:table-cell>
          <table:table-cell office:value-type="string" calcext:value-type="string">
            <text:p>train_img_10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4.jpg</text:p>
          </table:table-cell>
          <table:table-cell office:value-type="string" calcext:value-type="string">
            <text:p>train_img_10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5.jpg</text:p>
          </table:table-cell>
          <table:table-cell office:value-type="string" calcext:value-type="string">
            <text:p>train_img_10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6.jpg</text:p>
          </table:table-cell>
          <table:table-cell office:value-type="string" calcext:value-type="string">
            <text:p>train_img_10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7.jpg</text:p>
          </table:table-cell>
          <table:table-cell office:value-type="string" calcext:value-type="string">
            <text:p>train_img_10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8.jpg</text:p>
          </table:table-cell>
          <table:table-cell office:value-type="string" calcext:value-type="string">
            <text:p>train_img_10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39.jpg</text:p>
          </table:table-cell>
          <table:table-cell office:value-type="string" calcext:value-type="string">
            <text:p>train_img_10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0.jpg</text:p>
          </table:table-cell>
          <table:table-cell office:value-type="string" calcext:value-type="string">
            <text:p>train_img_10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1.jpg</text:p>
          </table:table-cell>
          <table:table-cell office:value-type="string" calcext:value-type="string">
            <text:p>train_img_10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2.jpg</text:p>
          </table:table-cell>
          <table:table-cell office:value-type="string" calcext:value-type="string">
            <text:p>train_img_10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3.jpg</text:p>
          </table:table-cell>
          <table:table-cell office:value-type="string" calcext:value-type="string">
            <text:p>train_img_10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4.jpg</text:p>
          </table:table-cell>
          <table:table-cell office:value-type="string" calcext:value-type="string">
            <text:p>train_img_10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5.jpg</text:p>
          </table:table-cell>
          <table:table-cell office:value-type="string" calcext:value-type="string">
            <text:p>train_img_10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6.jpg</text:p>
          </table:table-cell>
          <table:table-cell office:value-type="string" calcext:value-type="string">
            <text:p>train_img_10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7.jpg</text:p>
          </table:table-cell>
          <table:table-cell office:value-type="string" calcext:value-type="string">
            <text:p>train_img_10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8.jpg</text:p>
          </table:table-cell>
          <table:table-cell office:value-type="string" calcext:value-type="string">
            <text:p>train_img_10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49.jpg</text:p>
          </table:table-cell>
          <table:table-cell office:value-type="string" calcext:value-type="string">
            <text:p>train_img_10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0.jpg</text:p>
          </table:table-cell>
          <table:table-cell office:value-type="string" calcext:value-type="string">
            <text:p>train_img_10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1.jpg</text:p>
          </table:table-cell>
          <table:table-cell office:value-type="string" calcext:value-type="string">
            <text:p>train_img_10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2.jpg</text:p>
          </table:table-cell>
          <table:table-cell office:value-type="string" calcext:value-type="string">
            <text:p>train_img_10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3.jpg</text:p>
          </table:table-cell>
          <table:table-cell office:value-type="string" calcext:value-type="string">
            <text:p>train_img_10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4.jpg</text:p>
          </table:table-cell>
          <table:table-cell office:value-type="string" calcext:value-type="string">
            <text:p>train_img_10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5.jpg</text:p>
          </table:table-cell>
          <table:table-cell office:value-type="string" calcext:value-type="string">
            <text:p>train_img_10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6.jpg</text:p>
          </table:table-cell>
          <table:table-cell office:value-type="string" calcext:value-type="string">
            <text:p>train_img_10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7.jpg</text:p>
          </table:table-cell>
          <table:table-cell office:value-type="string" calcext:value-type="string">
            <text:p>train_img_10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8.jpg</text:p>
          </table:table-cell>
          <table:table-cell office:value-type="string" calcext:value-type="string">
            <text:p>train_img_10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59.jpg</text:p>
          </table:table-cell>
          <table:table-cell office:value-type="string" calcext:value-type="string">
            <text:p>train_img_10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0.jpg</text:p>
          </table:table-cell>
          <table:table-cell office:value-type="string" calcext:value-type="string">
            <text:p>train_img_10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1.jpg</text:p>
          </table:table-cell>
          <table:table-cell office:value-type="string" calcext:value-type="string">
            <text:p>train_img_10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2.jpg</text:p>
          </table:table-cell>
          <table:table-cell office:value-type="string" calcext:value-type="string">
            <text:p>train_img_10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3.jpg</text:p>
          </table:table-cell>
          <table:table-cell office:value-type="string" calcext:value-type="string">
            <text:p>train_img_10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4.jpg</text:p>
          </table:table-cell>
          <table:table-cell office:value-type="string" calcext:value-type="string">
            <text:p>train_img_10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5.jpg</text:p>
          </table:table-cell>
          <table:table-cell office:value-type="string" calcext:value-type="string">
            <text:p>train_img_10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6.jpg</text:p>
          </table:table-cell>
          <table:table-cell office:value-type="string" calcext:value-type="string">
            <text:p>train_img_10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7.jpg</text:p>
          </table:table-cell>
          <table:table-cell office:value-type="string" calcext:value-type="string">
            <text:p>train_img_10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8.jpg</text:p>
          </table:table-cell>
          <table:table-cell office:value-type="string" calcext:value-type="string">
            <text:p>train_img_10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69.jpg</text:p>
          </table:table-cell>
          <table:table-cell office:value-type="string" calcext:value-type="string">
            <text:p>train_img_10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0.jpg</text:p>
          </table:table-cell>
          <table:table-cell office:value-type="string" calcext:value-type="string">
            <text:p>train_img_10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1.jpg</text:p>
          </table:table-cell>
          <table:table-cell office:value-type="string" calcext:value-type="string">
            <text:p>train_img_10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2.jpg</text:p>
          </table:table-cell>
          <table:table-cell office:value-type="string" calcext:value-type="string">
            <text:p>train_img_10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3.jpg</text:p>
          </table:table-cell>
          <table:table-cell office:value-type="string" calcext:value-type="string">
            <text:p>train_img_10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4.jpg</text:p>
          </table:table-cell>
          <table:table-cell office:value-type="string" calcext:value-type="string">
            <text:p>train_img_10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5.jpg</text:p>
          </table:table-cell>
          <table:table-cell office:value-type="string" calcext:value-type="string">
            <text:p>train_img_10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6.jpg</text:p>
          </table:table-cell>
          <table:table-cell office:value-type="string" calcext:value-type="string">
            <text:p>train_img_10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7.jpg</text:p>
          </table:table-cell>
          <table:table-cell office:value-type="string" calcext:value-type="string">
            <text:p>train_img_10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8.jpg</text:p>
          </table:table-cell>
          <table:table-cell office:value-type="string" calcext:value-type="string">
            <text:p>train_img_10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79.jpg</text:p>
          </table:table-cell>
          <table:table-cell office:value-type="string" calcext:value-type="string">
            <text:p>train_img_10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0.jpg</text:p>
          </table:table-cell>
          <table:table-cell office:value-type="string" calcext:value-type="string">
            <text:p>train_img_10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1.jpg</text:p>
          </table:table-cell>
          <table:table-cell office:value-type="string" calcext:value-type="string">
            <text:p>train_img_10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2.jpg</text:p>
          </table:table-cell>
          <table:table-cell office:value-type="string" calcext:value-type="string">
            <text:p>train_img_10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3.jpg</text:p>
          </table:table-cell>
          <table:table-cell office:value-type="string" calcext:value-type="string">
            <text:p>train_img_10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4.jpg</text:p>
          </table:table-cell>
          <table:table-cell office:value-type="string" calcext:value-type="string">
            <text:p>train_img_10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5.jpg</text:p>
          </table:table-cell>
          <table:table-cell office:value-type="string" calcext:value-type="string">
            <text:p>train_img_10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6.jpg</text:p>
          </table:table-cell>
          <table:table-cell office:value-type="string" calcext:value-type="string">
            <text:p>train_img_10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7.jpg</text:p>
          </table:table-cell>
          <table:table-cell office:value-type="string" calcext:value-type="string">
            <text:p>train_img_10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8.jpg</text:p>
          </table:table-cell>
          <table:table-cell office:value-type="string" calcext:value-type="string">
            <text:p>train_img_10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89.jpg</text:p>
          </table:table-cell>
          <table:table-cell office:value-type="string" calcext:value-type="string">
            <text:p>train_img_10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0.jpg</text:p>
          </table:table-cell>
          <table:table-cell office:value-type="string" calcext:value-type="string">
            <text:p>train_img_10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1.jpg</text:p>
          </table:table-cell>
          <table:table-cell office:value-type="string" calcext:value-type="string">
            <text:p>train_img_10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2.jpg</text:p>
          </table:table-cell>
          <table:table-cell office:value-type="string" calcext:value-type="string">
            <text:p>train_img_10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3.jpg</text:p>
          </table:table-cell>
          <table:table-cell office:value-type="string" calcext:value-type="string">
            <text:p>train_img_10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4.jpg</text:p>
          </table:table-cell>
          <table:table-cell office:value-type="string" calcext:value-type="string">
            <text:p>train_img_10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5.jpg</text:p>
          </table:table-cell>
          <table:table-cell office:value-type="string" calcext:value-type="string">
            <text:p>train_img_10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6.jpg</text:p>
          </table:table-cell>
          <table:table-cell office:value-type="string" calcext:value-type="string">
            <text:p>train_img_10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7.jpg</text:p>
          </table:table-cell>
          <table:table-cell office:value-type="string" calcext:value-type="string">
            <text:p>train_img_10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8.jpg</text:p>
          </table:table-cell>
          <table:table-cell office:value-type="string" calcext:value-type="string">
            <text:p>train_img_10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099.jpg</text:p>
          </table:table-cell>
          <table:table-cell office:value-type="string" calcext:value-type="string">
            <text:p>train_img_10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0.jpg</text:p>
          </table:table-cell>
          <table:table-cell office:value-type="string" calcext:value-type="string">
            <text:p>train_img_11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1.jpg</text:p>
          </table:table-cell>
          <table:table-cell office:value-type="string" calcext:value-type="string">
            <text:p>train_img_11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2.jpg</text:p>
          </table:table-cell>
          <table:table-cell office:value-type="string" calcext:value-type="string">
            <text:p>train_img_110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6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3.jpg</text:p>
          </table:table-cell>
          <table:table-cell office:value-type="string" calcext:value-type="string">
            <text:p>train_img_110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4.jpg</text:p>
          </table:table-cell>
          <table:table-cell office:value-type="string" calcext:value-type="string">
            <text:p>train_img_110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5.jpg</text:p>
          </table:table-cell>
          <table:table-cell office:value-type="string" calcext:value-type="string">
            <text:p>train_img_110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6.jpg</text:p>
          </table:table-cell>
          <table:table-cell office:value-type="string" calcext:value-type="string">
            <text:p>train_img_110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7.jpg</text:p>
          </table:table-cell>
          <table:table-cell office:value-type="string" calcext:value-type="string">
            <text:p>train_img_110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8.jpg</text:p>
          </table:table-cell>
          <table:table-cell office:value-type="string" calcext:value-type="string">
            <text:p>train_img_110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09.jpg</text:p>
          </table:table-cell>
          <table:table-cell office:value-type="string" calcext:value-type="string">
            <text:p>train_img_110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0.jpg</text:p>
          </table:table-cell>
          <table:table-cell office:value-type="string" calcext:value-type="string">
            <text:p>train_img_111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1.jpg</text:p>
          </table:table-cell>
          <table:table-cell office:value-type="string" calcext:value-type="string">
            <text:p>train_img_111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2.jpg</text:p>
          </table:table-cell>
          <table:table-cell office:value-type="string" calcext:value-type="string">
            <text:p>train_img_111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7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3.jpg</text:p>
          </table:table-cell>
          <table:table-cell office:value-type="string" calcext:value-type="string">
            <text:p>train_img_111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4.jpg</text:p>
          </table:table-cell>
          <table:table-cell office:value-type="string" calcext:value-type="string">
            <text:p>train_img_111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5.jpg</text:p>
          </table:table-cell>
          <table:table-cell office:value-type="string" calcext:value-type="string">
            <text:p>train_img_111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6.jpg</text:p>
          </table:table-cell>
          <table:table-cell office:value-type="string" calcext:value-type="string">
            <text:p>train_img_111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7.jpg</text:p>
          </table:table-cell>
          <table:table-cell office:value-type="string" calcext:value-type="string">
            <text:p>train_img_111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8.jpg</text:p>
          </table:table-cell>
          <table:table-cell office:value-type="string" calcext:value-type="string">
            <text:p>train_img_111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19.jpg</text:p>
          </table:table-cell>
          <table:table-cell office:value-type="string" calcext:value-type="string">
            <text:p>train_img_111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0.jpg</text:p>
          </table:table-cell>
          <table:table-cell office:value-type="string" calcext:value-type="string">
            <text:p>train_img_112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1.jpg</text:p>
          </table:table-cell>
          <table:table-cell office:value-type="string" calcext:value-type="string">
            <text:p>train_img_112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2.jpg</text:p>
          </table:table-cell>
          <table:table-cell office:value-type="string" calcext:value-type="string">
            <text:p>train_img_112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8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3.jpg</text:p>
          </table:table-cell>
          <table:table-cell office:value-type="string" calcext:value-type="string">
            <text:p>train_img_112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4.jpg</text:p>
          </table:table-cell>
          <table:table-cell office:value-type="string" calcext:value-type="string">
            <text:p>train_img_112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5.jpg</text:p>
          </table:table-cell>
          <table:table-cell office:value-type="string" calcext:value-type="string">
            <text:p>train_img_112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6.jpg</text:p>
          </table:table-cell>
          <table:table-cell office:value-type="string" calcext:value-type="string">
            <text:p>train_img_112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7.jpg</text:p>
          </table:table-cell>
          <table:table-cell office:value-type="string" calcext:value-type="string">
            <text:p>train_img_112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8.jpg</text:p>
          </table:table-cell>
          <table:table-cell office:value-type="string" calcext:value-type="string">
            <text:p>train_img_112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29.jpg</text:p>
          </table:table-cell>
          <table:table-cell office:value-type="string" calcext:value-type="string">
            <text:p>train_img_112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0.jpg</text:p>
          </table:table-cell>
          <table:table-cell office:value-type="string" calcext:value-type="string">
            <text:p>train_img_113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1.jpg</text:p>
          </table:table-cell>
          <table:table-cell office:value-type="string" calcext:value-type="string">
            <text:p>train_img_113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2.jpg</text:p>
          </table:table-cell>
          <table:table-cell office:value-type="string" calcext:value-type="string">
            <text:p>train_img_113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79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3.jpg</text:p>
          </table:table-cell>
          <table:table-cell office:value-type="string" calcext:value-type="string">
            <text:p>train_img_113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4.jpg</text:p>
          </table:table-cell>
          <table:table-cell office:value-type="string" calcext:value-type="string">
            <text:p>train_img_113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5.jpg</text:p>
          </table:table-cell>
          <table:table-cell office:value-type="string" calcext:value-type="string">
            <text:p>train_img_113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6.jpg</text:p>
          </table:table-cell>
          <table:table-cell office:value-type="string" calcext:value-type="string">
            <text:p>train_img_113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7.jpg</text:p>
          </table:table-cell>
          <table:table-cell office:value-type="string" calcext:value-type="string">
            <text:p>train_img_113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8.jpg</text:p>
          </table:table-cell>
          <table:table-cell office:value-type="string" calcext:value-type="string">
            <text:p>train_img_113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39.jpg</text:p>
          </table:table-cell>
          <table:table-cell office:value-type="string" calcext:value-type="string">
            <text:p>train_img_113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0.jpg</text:p>
          </table:table-cell>
          <table:table-cell office:value-type="string" calcext:value-type="string">
            <text:p>train_img_114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1.jpg</text:p>
          </table:table-cell>
          <table:table-cell office:value-type="string" calcext:value-type="string">
            <text:p>train_img_114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2.jpg</text:p>
          </table:table-cell>
          <table:table-cell office:value-type="string" calcext:value-type="string">
            <text:p>train_img_114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0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3.jpg</text:p>
          </table:table-cell>
          <table:table-cell office:value-type="string" calcext:value-type="string">
            <text:p>train_img_114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4.jpg</text:p>
          </table:table-cell>
          <table:table-cell office:value-type="string" calcext:value-type="string">
            <text:p>train_img_114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5.jpg</text:p>
          </table:table-cell>
          <table:table-cell office:value-type="string" calcext:value-type="string">
            <text:p>train_img_114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6.jpg</text:p>
          </table:table-cell>
          <table:table-cell office:value-type="string" calcext:value-type="string">
            <text:p>train_img_114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7.jpg</text:p>
          </table:table-cell>
          <table:table-cell office:value-type="string" calcext:value-type="string">
            <text:p>train_img_114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8.jpg</text:p>
          </table:table-cell>
          <table:table-cell office:value-type="string" calcext:value-type="string">
            <text:p>train_img_114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49.jpg</text:p>
          </table:table-cell>
          <table:table-cell office:value-type="string" calcext:value-type="string">
            <text:p>train_img_114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0.jpg</text:p>
          </table:table-cell>
          <table:table-cell office:value-type="string" calcext:value-type="string">
            <text:p>train_img_115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1.jpg</text:p>
          </table:table-cell>
          <table:table-cell office:value-type="string" calcext:value-type="string">
            <text:p>train_img_115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2.jpg</text:p>
          </table:table-cell>
          <table:table-cell office:value-type="string" calcext:value-type="string">
            <text:p>train_img_115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1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3.jpg</text:p>
          </table:table-cell>
          <table:table-cell office:value-type="string" calcext:value-type="string">
            <text:p>train_img_115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4.jpg</text:p>
          </table:table-cell>
          <table:table-cell office:value-type="string" calcext:value-type="string">
            <text:p>train_img_115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5.jpg</text:p>
          </table:table-cell>
          <table:table-cell office:value-type="string" calcext:value-type="string">
            <text:p>train_img_115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6.jpg</text:p>
          </table:table-cell>
          <table:table-cell office:value-type="string" calcext:value-type="string">
            <text:p>train_img_115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7.jpg</text:p>
          </table:table-cell>
          <table:table-cell office:value-type="string" calcext:value-type="string">
            <text:p>train_img_115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8.jpg</text:p>
          </table:table-cell>
          <table:table-cell office:value-type="string" calcext:value-type="string">
            <text:p>train_img_115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59.jpg</text:p>
          </table:table-cell>
          <table:table-cell office:value-type="string" calcext:value-type="string">
            <text:p>train_img_115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0.jpg</text:p>
          </table:table-cell>
          <table:table-cell office:value-type="string" calcext:value-type="string">
            <text:p>train_img_116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1.jpg</text:p>
          </table:table-cell>
          <table:table-cell office:value-type="string" calcext:value-type="string">
            <text:p>train_img_116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2.jpg</text:p>
          </table:table-cell>
          <table:table-cell office:value-type="string" calcext:value-type="string">
            <text:p>train_img_116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2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3.jpg</text:p>
          </table:table-cell>
          <table:table-cell office:value-type="string" calcext:value-type="string">
            <text:p>train_img_116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4.jpg</text:p>
          </table:table-cell>
          <table:table-cell office:value-type="string" calcext:value-type="string">
            <text:p>train_img_116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5.jpg</text:p>
          </table:table-cell>
          <table:table-cell office:value-type="string" calcext:value-type="string">
            <text:p>train_img_116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6.jpg</text:p>
          </table:table-cell>
          <table:table-cell office:value-type="string" calcext:value-type="string">
            <text:p>train_img_116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7.jpg</text:p>
          </table:table-cell>
          <table:table-cell office:value-type="string" calcext:value-type="string">
            <text:p>train_img_116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8.jpg</text:p>
          </table:table-cell>
          <table:table-cell office:value-type="string" calcext:value-type="string">
            <text:p>train_img_116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69.jpg</text:p>
          </table:table-cell>
          <table:table-cell office:value-type="string" calcext:value-type="string">
            <text:p>train_img_116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0.jpg</text:p>
          </table:table-cell>
          <table:table-cell office:value-type="string" calcext:value-type="string">
            <text:p>train_img_117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1.jpg</text:p>
          </table:table-cell>
          <table:table-cell office:value-type="string" calcext:value-type="string">
            <text:p>train_img_117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2.jpg</text:p>
          </table:table-cell>
          <table:table-cell office:value-type="string" calcext:value-type="string">
            <text:p>train_img_117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3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3.jpg</text:p>
          </table:table-cell>
          <table:table-cell office:value-type="string" calcext:value-type="string">
            <text:p>train_img_117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4.jpg</text:p>
          </table:table-cell>
          <table:table-cell office:value-type="string" calcext:value-type="string">
            <text:p>train_img_117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5.jpg</text:p>
          </table:table-cell>
          <table:table-cell office:value-type="string" calcext:value-type="string">
            <text:p>train_img_117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6.jpg</text:p>
          </table:table-cell>
          <table:table-cell office:value-type="string" calcext:value-type="string">
            <text:p>train_img_117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7.jpg</text:p>
          </table:table-cell>
          <table:table-cell office:value-type="string" calcext:value-type="string">
            <text:p>train_img_117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8.jpg</text:p>
          </table:table-cell>
          <table:table-cell office:value-type="string" calcext:value-type="string">
            <text:p>train_img_117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79.jpg</text:p>
          </table:table-cell>
          <table:table-cell office:value-type="string" calcext:value-type="string">
            <text:p>train_img_117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0.jpg</text:p>
          </table:table-cell>
          <table:table-cell office:value-type="string" calcext:value-type="string">
            <text:p>train_img_118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1.jpg</text:p>
          </table:table-cell>
          <table:table-cell office:value-type="string" calcext:value-type="string">
            <text:p>train_img_118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2.jpg</text:p>
          </table:table-cell>
          <table:table-cell office:value-type="string" calcext:value-type="string">
            <text:p>train_img_118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4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3.jpg</text:p>
          </table:table-cell>
          <table:table-cell office:value-type="string" calcext:value-type="string">
            <text:p>train_img_118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4.jpg</text:p>
          </table:table-cell>
          <table:table-cell office:value-type="string" calcext:value-type="string">
            <text:p>train_img_118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5.jpg</text:p>
          </table:table-cell>
          <table:table-cell office:value-type="string" calcext:value-type="string">
            <text:p>train_img_118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6.jpg</text:p>
          </table:table-cell>
          <table:table-cell office:value-type="string" calcext:value-type="string">
            <text:p>train_img_118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7.jpg</text:p>
          </table:table-cell>
          <table:table-cell office:value-type="string" calcext:value-type="string">
            <text:p>train_img_118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8.jpg</text:p>
          </table:table-cell>
          <table:table-cell office:value-type="string" calcext:value-type="string">
            <text:p>train_img_118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89.jpg</text:p>
          </table:table-cell>
          <table:table-cell office:value-type="string" calcext:value-type="string">
            <text:p>train_img_118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0.jpg</text:p>
          </table:table-cell>
          <table:table-cell office:value-type="string" calcext:value-type="string">
            <text:p>train_img_119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1.jpg</text:p>
          </table:table-cell>
          <table:table-cell office:value-type="string" calcext:value-type="string">
            <text:p>train_img_119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8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2.jpg</text:p>
          </table:table-cell>
          <table:table-cell office:value-type="string" calcext:value-type="string">
            <text:p>train_img_1192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59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3.jpg</text:p>
          </table:table-cell>
          <table:table-cell office:value-type="string" calcext:value-type="string">
            <text:p>train_img_1193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0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4.jpg</text:p>
          </table:table-cell>
          <table:table-cell office:value-type="string" calcext:value-type="string">
            <text:p>train_img_1194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1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5.jpg</text:p>
          </table:table-cell>
          <table:table-cell office:value-type="string" calcext:value-type="string">
            <text:p>train_img_1195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2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6.jpg</text:p>
          </table:table-cell>
          <table:table-cell office:value-type="string" calcext:value-type="string">
            <text:p>train_img_1196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3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7.jpg</text:p>
          </table:table-cell>
          <table:table-cell office:value-type="string" calcext:value-type="string">
            <text:p>train_img_1197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4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8.jpg</text:p>
          </table:table-cell>
          <table:table-cell office:value-type="string" calcext:value-type="string">
            <text:p>train_img_1198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5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199.jpg</text:p>
          </table:table-cell>
          <table:table-cell office:value-type="string" calcext:value-type="string">
            <text:p>train_img_1199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6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200.jpg</text:p>
          </table:table-cell>
          <table:table-cell office:value-type="string" calcext:value-type="string">
            <text:p>train_img_1200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7.jpg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Train/img_1201.jpg</text:p>
          </table:table-cell>
          <table:table-cell office:value-type="string" calcext:value-type="string">
            <text:p>train_img_1201.j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/img_086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6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7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8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89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0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1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2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3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4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5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6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7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8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099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0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1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2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3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4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5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6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7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8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09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0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1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2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3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4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5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6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7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8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1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2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3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4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5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6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7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8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199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200.jp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/img_1201.jpg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B1:Sheet2.B1048576">
          <table:sort>
            <table:sort-by table:field-number="0" table:data-type="automatic"/>
          </table:sort>
        </table:database-range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0/00/0000</text:date>, <text:time style:data-style-name="N2" text:time-value="21:00:21.692471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23:33:23.167290736</meta:creation-date>
    <dc:date>2020-08-02T21:05:29.826462007</dc:date>
    <meta:editing-duration>PT20M53S</meta:editing-duration>
    <meta:editing-cycles>5</meta:editing-cycles>
    <meta:generator>LibreOffice/5.1.6.2$Linux_X86_64 LibreOffice_project/10m0$Build-2</meta:generator>
    <meta:document-statistic meta:table-count="3" meta:cell-count="13192" meta:object-count="0"/>
  </office:meta>
</office:document-meta>
</file>